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unique_ID</text:p>
          </table:table-cell>
          <table:table-cell office:value-type="string" calcext:value-type="string">
            <text:p>RNUM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Modality</text:p>
          </table:table-cell>
          <table:table-cell office:value-type="string" calcext:value-type="string">
            <text:p>Emo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262</text:p>
          </table:table-cell>
          <table:table-cell office:value-type="float" office:value="2.334844" calcext:value-type="float">
            <text:p>2.334844</text:p>
          </table:table-cell>
          <table:table-cell office:value-type="float" office:value="-0.772" calcext:value-type="float">
            <text:p>-0.772</text:p>
          </table:table-cell>
          <table:table-cell office:value-type="float" office:value="0.705" calcext:value-type="float">
            <text:p>0.705</text:p>
          </table:table-cell>
          <table:table-cell office:value-type="float" office:value="0.329" calcext:value-type="float">
            <text:p>0.329</text:p>
          </table:table-cell>
          <table:table-cell office:value-type="float" office:value="-0.358" calcext:value-type="float">
            <text:p>-0.3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3262</text:p>
          </table:table-cell>
          <table:table-cell office:value-type="float" office:value="2.685187" calcext:value-type="float">
            <text:p>2.6851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325" calcext:value-type="float">
            <text:p>0.325</text:p>
          </table:table-cell>
          <table:table-cell office:value-type="float" office:value="1.183" calcext:value-type="float">
            <text:p>1.183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3262</text:p>
          </table:table-cell>
          <table:table-cell office:value-type="float" office:value="2.484971" calcext:value-type="float">
            <text:p>2.484971</text:p>
          </table:table-cell>
          <table:table-cell office:value-type="float" office:value="-1.18" calcext:value-type="float">
            <text:p>-1.18</text:p>
          </table:table-cell>
          <table:table-cell office:value-type="float" office:value="1.456" calcext:value-type="float">
            <text:p>1.456</text:p>
          </table:table-cell>
          <table:table-cell office:value-type="float" office:value="1.076" calcext:value-type="float">
            <text:p>1.076</text:p>
          </table:table-cell>
          <table:table-cell office:value-type="float" office:value="-0.182" calcext:value-type="float">
            <text:p>-0.1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3262</text:p>
          </table:table-cell>
          <table:table-cell office:value-type="float" office:value="2.785298" calcext:value-type="float">
            <text:p>2.785298</text:p>
          </table:table-cell>
          <table:table-cell office:value-type="float" office:value="-0.44" calcext:value-type="float">
            <text:p>-0.44</text:p>
          </table:table-cell>
          <table:table-cell office:value-type="float" office:value="0.859" calcext:value-type="float">
            <text:p>0.859</text:p>
          </table:table-cell>
          <table:table-cell office:value-type="float" office:value="0.32" calcext:value-type="float">
            <text:p>0.32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3262</text:p>
          </table:table-cell>
          <table:table-cell office:value-type="float" office:value="2.67682" calcext:value-type="float">
            <text:p>2.67682</text:p>
          </table:table-cell>
          <table:table-cell office:value-type="float" office:value="-0.833" calcext:value-type="float">
            <text:p>-0.833</text:p>
          </table:table-cell>
          <table:table-cell office:value-type="float" office:value="0.072" calcext:value-type="float">
            <text:p>0.072</text:p>
          </table:table-cell>
          <table:table-cell office:value-type="float" office:value="0.871" calcext:value-type="float">
            <text:p>0.871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3262</text:p>
          </table:table-cell>
          <table:table-cell office:value-type="float" office:value="8.097793" calcext:value-type="float">
            <text:p>8.097793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376" calcext:value-type="float">
            <text:p>0.376</text:p>
          </table:table-cell>
          <table:table-cell office:value-type="float" office:value="0.219" calcext:value-type="float">
            <text:p>0.219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3262</text:p>
          </table:table-cell>
          <table:table-cell office:value-type="float" office:value="4.611883" calcext:value-type="float">
            <text:p>4.611883</text:p>
          </table:table-cell>
          <table:table-cell office:value-type="float" office:value="-2.048" calcext:value-type="float">
            <text:p>-2.048</text:p>
          </table:table-cell>
          <table:table-cell office:value-type="float" office:value="-0.508" calcext:value-type="float">
            <text:p>-0.508</text:p>
          </table:table-cell>
          <table:table-cell office:value-type="float" office:value="-0.43" calcext:value-type="float">
            <text:p>-0.43</text:p>
          </table:table-cell>
          <table:table-cell office:value-type="float" office:value="-0.416" calcext:value-type="float">
            <text:p>-0.4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3262</text:p>
          </table:table-cell>
          <table:table-cell office:value-type="float" office:value="7.814238" calcext:value-type="float">
            <text:p>7.814238</text:p>
          </table:table-cell>
          <table:table-cell office:value-type="float" office:value="-1.206" calcext:value-type="float">
            <text:p>-1.206</text:p>
          </table:table-cell>
          <table:table-cell office:value-type="float" office:value="0.07" calcext:value-type="float">
            <text:p>0.07</text:p>
          </table:table-cell>
          <table:table-cell office:value-type="float" office:value="0.589" calcext:value-type="float">
            <text:p>0.589</text:p>
          </table:table-cell>
          <table:table-cell office:value-type="float" office:value="-0.184" calcext:value-type="float">
            <text:p>-0.18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3262</text:p>
          </table:table-cell>
          <table:table-cell office:value-type="float" office:value="4.953456" calcext:value-type="float">
            <text:p>4.953456</text:p>
          </table:table-cell>
          <table:table-cell office:value-type="float" office:value="-0.653" calcext:value-type="float">
            <text:p>-0.653</text:p>
          </table:table-cell>
          <table:table-cell office:value-type="float" office:value="0.79" calcext:value-type="float">
            <text:p>0.79</text:p>
          </table:table-cell>
          <table:table-cell office:value-type="float" office:value="0.553" calcext:value-type="float">
            <text:p>0.553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3262</text:p>
          </table:table-cell>
          <table:table-cell office:value-type="float" office:value="5.55437" calcext:value-type="float">
            <text:p>5.55437</text:p>
          </table:table-cell>
          <table:table-cell office:value-type="float" office:value="-0.701" calcext:value-type="float">
            <text:p>-0.701</text:p>
          </table:table-cell>
          <table:table-cell office:value-type="float" office:value="0.315" calcext:value-type="float">
            <text:p>0.315</text:p>
          </table:table-cell>
          <table:table-cell office:value-type="float" office:value="-0.496" calcext:value-type="float">
            <text:p>-0.496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3262</text:p>
          </table:table-cell>
          <table:table-cell office:value-type="float" office:value="5.470624" calcext:value-type="float">
            <text:p>5.470624</text:p>
          </table:table-cell>
          <table:table-cell office:value-type="float" office:value="-1.007" calcext:value-type="float">
            <text:p>-1.007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19" calcext:value-type="float">
            <text:p>0.19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R3678</text:p>
          </table:table-cell>
          <table:table-cell office:value-type="float" office:value="2.927102" calcext:value-type="float">
            <text:p>2.927102</text:p>
          </table:table-cell>
          <table:table-cell office:value-type="float" office:value="1.996" calcext:value-type="float">
            <text:p>1.996</text:p>
          </table:table-cell>
          <table:table-cell office:value-type="float" office:value="2.001" calcext:value-type="float">
            <text:p>2.001</text:p>
          </table:table-cell>
          <table:table-cell office:value-type="float" office:value="0.506" calcext:value-type="float">
            <text:p>0.506</text:p>
          </table:table-cell>
          <table:table-cell office:value-type="float" office:value="-0.814" calcext:value-type="float">
            <text:p>-0.81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R3678</text:p>
          </table:table-cell>
          <table:table-cell office:value-type="float" office:value="7.780895" calcext:value-type="float">
            <text:p>7.780895</text:p>
          </table:table-cell>
          <table:table-cell office:value-type="float" office:value="-0.755" calcext:value-type="float">
            <text:p>-0.755</text:p>
          </table:table-cell>
          <table:table-cell office:value-type="float" office:value="0.119" calcext:value-type="float">
            <text:p>0.119</text:p>
          </table:table-cell>
          <table:table-cell office:value-type="float" office:value="1.145" calcext:value-type="float">
            <text:p>1.145</text:p>
          </table:table-cell>
          <table:table-cell office:value-type="float" office:value="-1.953" calcext:value-type="float">
            <text:p>-1.95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R3678</text:p>
          </table:table-cell>
          <table:table-cell office:value-type="float" office:value="4.803614" calcext:value-type="float">
            <text:p>4.803614</text:p>
          </table:table-cell>
          <table:table-cell office:value-type="float" office:value="-1.013" calcext:value-type="float">
            <text:p>-1.013</text:p>
          </table:table-cell>
          <table:table-cell office:value-type="float" office:value="0.639" calcext:value-type="float">
            <text:p>0.639</text:p>
          </table:table-cell>
          <table:table-cell office:value-type="float" office:value="1.287" calcext:value-type="float">
            <text:p>1.287</text:p>
          </table:table-cell>
          <table:table-cell office:value-type="float" office:value="-0.182" calcext:value-type="float">
            <text:p>-0.18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3678</text:p>
          </table:table-cell>
          <table:table-cell office:value-type="float" office:value="5.053841" calcext:value-type="float">
            <text:p>5.05384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579" calcext:value-type="float">
            <text:p>0.579</text:p>
          </table:table-cell>
          <table:table-cell office:value-type="float" office:value="2.663" calcext:value-type="float">
            <text:p>2.663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R3678</text:p>
          </table:table-cell>
          <table:table-cell office:value-type="float" office:value="2.176797" calcext:value-type="float">
            <text:p>2.176797</text:p>
          </table:table-cell>
          <table:table-cell office:value-type="float" office:value="0.262" calcext:value-type="float">
            <text:p>0.262</text:p>
          </table:table-cell>
          <table:table-cell office:value-type="float" office:value="0.074" calcext:value-type="float">
            <text:p>0.074</text:p>
          </table:table-cell>
          <table:table-cell office:value-type="float" office:value="2.181" calcext:value-type="float">
            <text:p>2.181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R3678</text:p>
          </table:table-cell>
          <table:table-cell office:value-type="float" office:value="7.346708" calcext:value-type="float">
            <text:p>7.346708</text:p>
          </table:table-cell>
          <table:table-cell office:value-type="float" office:value="-0.717" calcext:value-type="float">
            <text:p>-0.717</text:p>
          </table:table-cell>
          <table:table-cell office:value-type="float" office:value="0.918" calcext:value-type="float">
            <text:p>0.918</text:p>
          </table:table-cell>
          <table:table-cell office:value-type="float" office:value="2.057" calcext:value-type="float">
            <text:p>2.057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R3678</text:p>
          </table:table-cell>
          <table:table-cell office:value-type="float" office:value="4.962147" calcext:value-type="float">
            <text:p>4.962147</text:p>
          </table:table-cell>
          <table:table-cell office:value-type="float" office:value="1.093" calcext:value-type="float">
            <text:p>1.093</text:p>
          </table:table-cell>
          <table:table-cell office:value-type="float" office:value="1.661" calcext:value-type="float">
            <text:p>1.661</text:p>
          </table:table-cell>
          <table:table-cell office:value-type="float" office:value="-1.813" calcext:value-type="float">
            <text:p>-1.813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R3678</text:p>
          </table:table-cell>
          <table:table-cell office:value-type="float" office:value="2.476748" calcext:value-type="float">
            <text:p>2.476748</text:p>
          </table:table-cell>
          <table:table-cell office:value-type="float" office:value="-0.86" calcext:value-type="float">
            <text:p>-0.86</text:p>
          </table:table-cell>
          <table:table-cell office:value-type="float" office:value="-0.813" calcext:value-type="float">
            <text:p>-0.813</text:p>
          </table:table-cell>
          <table:table-cell office:value-type="float" office:value="-1.465" calcext:value-type="float">
            <text:p>-1.465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3678</text:p>
          </table:table-cell>
          <table:table-cell office:value-type="float" office:value="4.71153" calcext:value-type="float">
            <text:p>4.71153</text:p>
          </table:table-cell>
          <table:table-cell office:value-type="float" office:value="-1.063" calcext:value-type="float">
            <text:p>-1.063</text:p>
          </table:table-cell>
          <table:table-cell office:value-type="float" office:value="-0.85" calcext:value-type="float">
            <text:p>-0.85</text:p>
          </table:table-cell>
          <table:table-cell office:value-type="float" office:value="1.452" calcext:value-type="float">
            <text:p>1.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3678</text:p>
          </table:table-cell>
          <table:table-cell office:value-type="float" office:value="2.377077" calcext:value-type="float">
            <text:p>2.377077</text:p>
          </table:table-cell>
          <table:table-cell office:value-type="float" office:value="1.724" calcext:value-type="float">
            <text:p>1.724</text:p>
          </table:table-cell>
          <table:table-cell office:value-type="float" office:value="1.573" calcext:value-type="float">
            <text:p>1.573</text:p>
          </table:table-cell>
          <table:table-cell office:value-type="float" office:value="0.336" calcext:value-type="float">
            <text:p>0.336</text:p>
          </table:table-cell>
          <table:table-cell office:value-type="float" office:value="-0.801" calcext:value-type="float">
            <text:p>-0.80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R3678</text:p>
          </table:table-cell>
          <table:table-cell office:value-type="float" office:value="5.153565" calcext:value-type="float">
            <text:p>5.153565</text:p>
          </table:table-cell>
          <table:table-cell office:value-type="float" office:value="-0.812" calcext:value-type="float">
            <text:p>-0.812</text:p>
          </table:table-cell>
          <table:table-cell office:value-type="float" office:value="-0.435" calcext:value-type="float">
            <text:p>-0.435</text:p>
          </table:table-cell>
          <table:table-cell office:value-type="float" office:value="2.04" calcext:value-type="float">
            <text:p>2.04</text:p>
          </table:table-cell>
          <table:table-cell office:value-type="float" office:value="1.346" calcext:value-type="float">
            <text:p>1.34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R3678</text:p>
          </table:table-cell>
          <table:table-cell office:value-type="float" office:value="2.835372" calcext:value-type="float">
            <text:p>2.835372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78" calcext:value-type="float">
            <text:p>-0.78</text:p>
          </table:table-cell>
          <table:table-cell office:value-type="float" office:value="2.304" calcext:value-type="float">
            <text:p>2.304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R2595</text:p>
          </table:table-cell>
          <table:table-cell office:value-type="float" office:value="5.053393" calcext:value-type="float">
            <text:p>5.053393</text:p>
          </table:table-cell>
          <table:table-cell office:value-type="float" office:value="-1.013" calcext:value-type="float">
            <text:p>-1.013</text:p>
          </table:table-cell>
          <table:table-cell office:value-type="float" office:value="-0.54" calcext:value-type="float">
            <text:p>-0.54</text:p>
          </table:table-cell>
          <table:table-cell office:value-type="float" office:value="0.913" calcext:value-type="float">
            <text:p>0.913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R2595</text:p>
          </table:table-cell>
          <table:table-cell office:value-type="float" office:value="5.270592" calcext:value-type="float">
            <text:p>5.270592</text:p>
          </table:table-cell>
          <table:table-cell office:value-type="float" office:value="0.056" calcext:value-type="float">
            <text:p>0.056</text:p>
          </table:table-cell>
          <table:table-cell office:value-type="float" office:value="-2.351" calcext:value-type="float">
            <text:p>-2.351</text:p>
          </table:table-cell>
          <table:table-cell office:value-type="float" office:value="0.799" calcext:value-type="float">
            <text:p>0.799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R2595</text:p>
          </table:table-cell>
          <table:table-cell office:value-type="float" office:value="2.13482" calcext:value-type="float">
            <text:p>2.13482</text:p>
          </table:table-cell>
          <table:table-cell office:value-type="float" office:value="-0.082" calcext:value-type="float">
            <text:p>-0.082</text:p>
          </table:table-cell>
          <table:table-cell office:value-type="float" office:value="-2.175" calcext:value-type="float">
            <text:p>-2.175</text:p>
          </table:table-cell>
          <table:table-cell office:value-type="float" office:value="0.682" calcext:value-type="float">
            <text:p>0.682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R2595</text:p>
          </table:table-cell>
          <table:table-cell office:value-type="float" office:value="2.72688" calcext:value-type="float">
            <text:p>2.72688</text:p>
          </table:table-cell>
          <table:table-cell office:value-type="float" office:value="-0.839" calcext:value-type="float">
            <text:p>-0.839</text:p>
          </table:table-cell>
          <table:table-cell office:value-type="float" office:value="-1.708" calcext:value-type="float">
            <text:p>-1.70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872" calcext:value-type="float">
            <text:p>-0.87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R2595</text:p>
          </table:table-cell>
          <table:table-cell office:value-type="float" office:value="5.161874" calcext:value-type="float">
            <text:p>5.161874</text:p>
          </table:table-cell>
          <table:table-cell office:value-type="float" office:value="-0.317" calcext:value-type="float">
            <text:p>-0.317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703" calcext:value-type="float">
            <text:p>-0.703</text:p>
          </table:table-cell>
          <table:table-cell office:value-type="float" office:value="-2.027" calcext:value-type="float">
            <text:p>-2.02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R2595</text:p>
          </table:table-cell>
          <table:table-cell office:value-type="float" office:value="7.530387" calcext:value-type="float">
            <text:p>7.530387</text:p>
          </table:table-cell>
          <table:table-cell office:value-type="float" office:value="0.67" calcext:value-type="float">
            <text:p>0.67</text:p>
          </table:table-cell>
          <table:table-cell office:value-type="float" office:value="-2.16" calcext:value-type="float">
            <text:p>-2.16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403" calcext:value-type="float">
            <text:p>-0.40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R2595</text:p>
          </table:table-cell>
          <table:table-cell office:value-type="float" office:value="5.270853" calcext:value-type="float">
            <text:p>5.270853</text:p>
          </table:table-cell>
          <table:table-cell office:value-type="float" office:value="0.514" calcext:value-type="float">
            <text:p>0.514</text:p>
          </table:table-cell>
          <table:table-cell office:value-type="float" office:value="-2.678" calcext:value-type="float">
            <text:p>-2.678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567" calcext:value-type="float">
            <text:p>-0.567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R2595</text:p>
          </table:table-cell>
          <table:table-cell office:value-type="float" office:value="5.662316" calcext:value-type="float">
            <text:p>5.662316</text:p>
          </table:table-cell>
          <table:table-cell office:value-type="float" office:value="-1.019" calcext:value-type="float">
            <text:p>-1.019</text:p>
          </table:table-cell>
          <table:table-cell office:value-type="float" office:value="-0.066" calcext:value-type="float">
            <text:p>-0.066</text:p>
          </table:table-cell>
          <table:table-cell office:value-type="float" office:value="1.293" calcext:value-type="float">
            <text:p>1.293</text:p>
          </table:table-cell>
          <table:table-cell office:value-type="float" office:value="-0.595" calcext:value-type="float">
            <text:p>-0.595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R2595</text:p>
          </table:table-cell>
          <table:table-cell office:value-type="float" office:value="2.535186" calcext:value-type="float">
            <text:p>2.535186</text:p>
          </table:table-cell>
          <table:table-cell office:value-type="float" office:value="-0.866" calcext:value-type="float">
            <text:p>-0.866</text:p>
          </table:table-cell>
          <table:table-cell office:value-type="float" office:value="-1.023" calcext:value-type="float">
            <text:p>-1.023</text:p>
          </table:table-cell>
          <table:table-cell office:value-type="float" office:value="0.875" calcext:value-type="float">
            <text:p>0.87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R4052</text:p>
          </table:table-cell>
          <table:table-cell office:value-type="float" office:value="2.426745" calcext:value-type="float">
            <text:p>2.426745</text:p>
          </table:table-cell>
          <table:table-cell office:value-type="float" office:value="-0.17" calcext:value-type="float">
            <text:p>-0.17</text:p>
          </table:table-cell>
          <table:table-cell office:value-type="float" office:value="1.496" calcext:value-type="float">
            <text:p>1.496</text:p>
          </table:table-cell>
          <table:table-cell office:value-type="float" office:value="-1.164" calcext:value-type="float">
            <text:p>-1.164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R4052</text:p>
          </table:table-cell>
          <table:table-cell office:value-type="float" office:value="2.327111" calcext:value-type="float">
            <text:p>2.327111</text:p>
          </table:table-cell>
          <table:table-cell office:value-type="float" office:value="-1.627" calcext:value-type="float">
            <text:p>-1.627</text:p>
          </table:table-cell>
          <table:table-cell office:value-type="float" office:value="1.194" calcext:value-type="float">
            <text:p>1.194</text:p>
          </table:table-cell>
          <table:table-cell office:value-type="float" office:value="-0.631" calcext:value-type="float">
            <text:p>-0.631</text:p>
          </table:table-cell>
          <table:table-cell office:value-type="float" office:value="-0.608" calcext:value-type="float">
            <text:p>-0.608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R4052</text:p>
          </table:table-cell>
          <table:table-cell office:value-type="float" office:value="2.276955" calcext:value-type="float">
            <text:p>2.276955</text:p>
          </table:table-cell>
          <table:table-cell office:value-type="float" office:value="-1.595" calcext:value-type="float">
            <text:p>-1.595</text:p>
          </table:table-cell>
          <table:table-cell office:value-type="float" office:value="1.76" calcext:value-type="float">
            <text:p>1.76</text:p>
          </table:table-cell>
          <table:table-cell office:value-type="float" office:value="-1.584" calcext:value-type="float">
            <text:p>-1.584</text:p>
          </table:table-cell>
          <table:table-cell office:value-type="float" office:value="-2.748" calcext:value-type="float">
            <text:p>-2.74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R4052</text:p>
          </table:table-cell>
          <table:table-cell office:value-type="float" office:value="2.685218" calcext:value-type="float">
            <text:p>2.685218</text:p>
          </table:table-cell>
          <table:table-cell office:value-type="float" office:value="-1.293" calcext:value-type="float">
            <text:p>-1.293</text:p>
          </table:table-cell>
          <table:table-cell office:value-type="float" office:value="1.611" calcext:value-type="float">
            <text:p>1.611</text:p>
          </table:table-cell>
          <table:table-cell office:value-type="float" office:value="-1.354" calcext:value-type="float">
            <text:p>-1.354</text:p>
          </table:table-cell>
          <table:table-cell office:value-type="float" office:value="-2.166" calcext:value-type="float">
            <text:p>-2.166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R4052</text:p>
          </table:table-cell>
          <table:table-cell office:value-type="float" office:value="2.376532" calcext:value-type="float">
            <text:p>2.376532</text:p>
          </table:table-cell>
          <table:table-cell office:value-type="float" office:value="-2.817" calcext:value-type="float">
            <text:p>-2.817</text:p>
          </table:table-cell>
          <table:table-cell office:value-type="float" office:value="2.014" calcext:value-type="float">
            <text:p>2.014</text:p>
          </table:table-cell>
          <table:table-cell office:value-type="float" office:value="-0.804" calcext:value-type="float">
            <text:p>-0.804</text:p>
          </table:table-cell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R4052</text:p>
          </table:table-cell>
          <table:table-cell office:value-type="float" office:value="4.861589" calcext:value-type="float">
            <text:p>4.861589</text:p>
          </table:table-cell>
          <table:table-cell office:value-type="float" office:value="-1.071" calcext:value-type="float">
            <text:p>-1.071</text:p>
          </table:table-cell>
          <table:table-cell office:value-type="float" office:value="0.761" calcext:value-type="float">
            <text:p>0.761</text:p>
          </table:table-cell>
          <table:table-cell office:value-type="float" office:value="-1.175" calcext:value-type="float">
            <text:p>-1.175</text:p>
          </table:table-cell>
          <table:table-cell office:value-type="float" office:value="-0.158" calcext:value-type="float">
            <text:p>-0.158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R4052</text:p>
          </table:table-cell>
          <table:table-cell office:value-type="float" office:value="4.853316" calcext:value-type="float">
            <text:p>4.853316</text:p>
          </table:table-cell>
          <table:table-cell office:value-type="float" office:value="-2.445" calcext:value-type="float">
            <text:p>-2.445</text:p>
          </table:table-cell>
          <table:table-cell office:value-type="float" office:value="0.049" calcext:value-type="float">
            <text:p>0.049</text:p>
          </table:table-cell>
          <table:table-cell office:value-type="float" office:value="-1.374" calcext:value-type="float">
            <text:p>-1.3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R4052</text:p>
          </table:table-cell>
          <table:table-cell office:value-type="float" office:value="2.735317" calcext:value-type="float">
            <text:p>2.735317</text:p>
          </table:table-cell>
          <table:table-cell office:value-type="float" office:value="-2.437" calcext:value-type="float">
            <text:p>-2.437</text:p>
          </table:table-cell>
          <table:table-cell office:value-type="float" office:value="1.325" calcext:value-type="float">
            <text:p>1.325</text:p>
          </table:table-cell>
          <table:table-cell office:value-type="float" office:value="-1.608" calcext:value-type="float">
            <text:p>-1.608</text:p>
          </table:table-cell>
          <table:table-cell office:value-type="float" office:value="-0.974" calcext:value-type="float">
            <text:p>-0.974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R4052</text:p>
          </table:table-cell>
          <table:table-cell office:value-type="float" office:value="7.84697" calcext:value-type="float">
            <text:p>7.84697</text:p>
          </table:table-cell>
          <table:table-cell office:value-type="float" office:value="-1.582" calcext:value-type="float">
            <text:p>-1.582</text:p>
          </table:table-cell>
          <table:table-cell office:value-type="float" office:value="1.333" calcext:value-type="float">
            <text:p>1.333</text:p>
          </table:table-cell>
          <table:table-cell office:value-type="float" office:value="-0.861" calcext:value-type="float">
            <text:p>-0.861</text:p>
          </table:table-cell>
          <table:table-cell office:value-type="float" office:value="-0.621" calcext:value-type="float">
            <text:p>-0.621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R4052</text:p>
          </table:table-cell>
          <table:table-cell office:value-type="float" office:value="5.162269" calcext:value-type="float">
            <text:p>5.162269</text:p>
          </table:table-cell>
          <table:table-cell office:value-type="float" office:value="-1.953" calcext:value-type="float">
            <text:p>-1.953</text:p>
          </table:table-cell>
          <table:table-cell office:value-type="float" office:value="1.984" calcext:value-type="float">
            <text:p>1.984</text:p>
          </table:table-cell>
          <table:table-cell office:value-type="float" office:value="-1.598" calcext:value-type="float">
            <text:p>-1.598</text:p>
          </table:table-cell>
          <table:table-cell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R4167</text:p>
          </table:table-cell>
          <table:table-cell office:value-type="float" office:value="4.911746" calcext:value-type="float">
            <text:p>4.91174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6" calcext:value-type="float">
            <text:p>0.496</text:p>
          </table:table-cell>
          <table:table-cell office:value-type="float" office:value="1.393" calcext:value-type="float">
            <text:p>1.39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R4167</text:p>
          </table:table-cell>
          <table:table-cell office:value-type="float" office:value="2.885822" calcext:value-type="float">
            <text:p>2.885822</text:p>
          </table:table-cell>
          <table:table-cell office:value-type="float" office:value="-1.153" calcext:value-type="float">
            <text:p>-1.153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121" calcext:value-type="float">
            <text:p>0.121</text:p>
          </table:table-cell>
          <table:table-cell office:value-type="float" office:value="-1.251" calcext:value-type="float">
            <text:p>-1.251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R4167</text:p>
          </table:table-cell>
          <table:table-cell office:value-type="float" office:value="2.427121" calcext:value-type="float">
            <text:p>2.42712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351" calcext:value-type="float">
            <text:p>-0.351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R4167</text:p>
          </table:table-cell>
          <table:table-cell office:value-type="float" office:value="2.685181" calcext:value-type="float">
            <text:p>2.685181</text:p>
          </table:table-cell>
          <table:table-cell office:value-type="float" office:value="-1.245" calcext:value-type="float">
            <text:p>-1.245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46" calcext:value-type="float">
            <text:p>-0.46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R4167</text:p>
          </table:table-cell>
          <table:table-cell office:value-type="float" office:value="2.927051" calcext:value-type="float">
            <text:p>2.927051</text:p>
          </table:table-cell>
          <table:table-cell office:value-type="float" office:value="0.633" calcext:value-type="float">
            <text:p>0.633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952" calcext:value-type="float">
            <text:p>-0.95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R4167</text:p>
          </table:table-cell>
          <table:table-cell office:value-type="float" office:value="2.427325" calcext:value-type="float">
            <text:p>2.427325</text:p>
          </table:table-cell>
          <table:table-cell office:value-type="float" office:value="0.157" calcext:value-type="float">
            <text:p>0.157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597" calcext:value-type="float">
            <text:p>0.597</text:p>
          </table:table-cell>
          <table:table-cell office:value-type="float" office:value="-0.388" calcext:value-type="float">
            <text:p>-0.388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R4167</text:p>
          </table:table-cell>
          <table:table-cell office:value-type="float" office:value="5.362476" calcext:value-type="float">
            <text:p>5.362476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677" calcext:value-type="float">
            <text:p>0.677</text:p>
          </table:table-cell>
          <table:table-cell office:value-type="float" office:value="0.573" calcext:value-type="float">
            <text:p>0.573</text:p>
          </table:table-cell>
          <table:table-cell office:value-type="float" office:value="-0.575" calcext:value-type="float">
            <text:p>-0.575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R4167</text:p>
          </table:table-cell>
          <table:table-cell office:value-type="float" office:value="2.426621" calcext:value-type="float">
            <text:p>2.426621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474" calcext:value-type="float">
            <text:p>-0.474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R4167</text:p>
          </table:table-cell>
          <table:table-cell office:value-type="float" office:value="4.762133" calcext:value-type="float">
            <text:p>4.762133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183" calcext:value-type="float">
            <text:p>0.183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R4047</text:p>
          </table:table-cell>
          <table:table-cell office:value-type="float" office:value="2.477136" calcext:value-type="float">
            <text:p>2.477136</text:p>
          </table:table-cell>
          <table:table-cell office:value-type="float" office:value="-0.638" calcext:value-type="float">
            <text:p>-0.638</text:p>
          </table:table-cell>
          <table:table-cell office:value-type="float" office:value="-0.528" calcext:value-type="float">
            <text:p>-0.528</text:p>
          </table:table-cell>
          <table:table-cell office:value-type="float" office:value="-1.603" calcext:value-type="float">
            <text:p>-1.603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R4047</text:p>
          </table:table-cell>
          <table:table-cell office:value-type="float" office:value="2.376614" calcext:value-type="float">
            <text:p>2.376614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512" calcext:value-type="float">
            <text:p>-0.512</text:p>
          </table:table-cell>
          <table:table-cell office:value-type="float" office:value="-1.514" calcext:value-type="float">
            <text:p>-1.514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R4047</text:p>
          </table:table-cell>
          <table:table-cell office:value-type="float" office:value="5.554246" calcext:value-type="float">
            <text:p>5.554246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713" calcext:value-type="float">
            <text:p>-0.713</text:p>
          </table:table-cell>
          <table:table-cell office:value-type="float" office:value="-1.484" calcext:value-type="float">
            <text:p>-1.48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R4047</text:p>
          </table:table-cell>
          <table:table-cell office:value-type="float" office:value="2.885395" calcext:value-type="float">
            <text:p>2.885395</text:p>
          </table:table-cell>
          <table:table-cell office:value-type="float" office:value="-0.511" calcext:value-type="float">
            <text:p>-0.511</text:p>
          </table:table-cell>
          <table:table-cell office:value-type="float" office:value="-0.432" calcext:value-type="float">
            <text:p>-0.432</text:p>
          </table:table-cell>
          <table:table-cell office:value-type="float" office:value="-1.582" calcext:value-type="float">
            <text:p>-1.582</text:p>
          </table:table-cell>
          <table:table-cell office:value-type="float" office:value="1.207" calcext:value-type="float">
            <text:p>1.207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R4047</text:p>
          </table:table-cell>
          <table:table-cell office:value-type="float" office:value="2.477079" calcext:value-type="float">
            <text:p>2.477079</text:p>
          </table:table-cell>
          <table:table-cell office:value-type="float" office:value="0.027" calcext:value-type="float">
            <text:p>0.027</text:p>
          </table:table-cell>
          <table:table-cell office:value-type="float" office:value="-0.258" calcext:value-type="float">
            <text:p>-0.258</text:p>
          </table:table-cell>
          <table:table-cell office:value-type="float" office:value="-1.417" calcext:value-type="float">
            <text:p>-1.417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R4047</text:p>
          </table:table-cell>
          <table:table-cell office:value-type="float" office:value="2.377114" calcext:value-type="float">
            <text:p>2.377114</text:p>
          </table:table-cell>
          <table:table-cell office:value-type="float" office:value="0.088" calcext:value-type="float">
            <text:p>0.08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1.396" calcext:value-type="float">
            <text:p>-1.396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R4047</text:p>
          </table:table-cell>
          <table:table-cell office:value-type="float" office:value="7.505723" calcext:value-type="float">
            <text:p>7.505723</text:p>
          </table:table-cell>
          <table:table-cell office:value-type="float" office:value="-0.648" calcext:value-type="float">
            <text:p>-0.648</text:p>
          </table:table-cell>
          <table:table-cell office:value-type="float" office:value="-1.286" calcext:value-type="float">
            <text:p>-1.286</text:p>
          </table:table-cell>
          <table:table-cell office:value-type="float" office:value="-1.397" calcext:value-type="float">
            <text:p>-1.397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R4047</text:p>
          </table:table-cell>
          <table:table-cell office:value-type="float" office:value="2.485458" calcext:value-type="float">
            <text:p>2.485458</text:p>
          </table:table-cell>
          <table:table-cell office:value-type="float" office:value="-0.665" calcext:value-type="float">
            <text:p>-0.665</text:p>
          </table:table-cell>
          <table:table-cell office:value-type="float" office:value="-1.625" calcext:value-type="float">
            <text:p>-1.625</text:p>
          </table:table-cell>
          <table:table-cell office:value-type="float" office:value="-1.525" calcext:value-type="float">
            <text:p>-1.525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R4047</text:p>
          </table:table-cell>
          <table:table-cell office:value-type="float" office:value="5.52094" calcext:value-type="float">
            <text:p>5.52094</text:p>
          </table:table-cell>
          <table:table-cell office:value-type="float" office:value="-0.32" calcext:value-type="float">
            <text:p>-0.32</text:p>
          </table:table-cell>
          <table:table-cell office:value-type="float" office:value="-0.689" calcext:value-type="float">
            <text:p>-0.689</text:p>
          </table:table-cell>
          <table:table-cell office:value-type="float" office:value="-1.473" calcext:value-type="float">
            <text:p>-1.473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R4047</text:p>
          </table:table-cell>
          <table:table-cell office:value-type="float" office:value="2.835386" calcext:value-type="float">
            <text:p>2.835386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202" calcext:value-type="float">
            <text:p>0.202</text:p>
          </table:table-cell>
          <table:table-cell office:value-type="float" office:value="-1.742" calcext:value-type="float">
            <text:p>-1.742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R4047</text:p>
          </table:table-cell>
          <table:table-cell office:value-type="float" office:value="4.803317" calcext:value-type="float">
            <text:p>4.803317</text:p>
          </table:table-cell>
          <table:table-cell office:value-type="float" office:value="0.324" calcext:value-type="float">
            <text:p>0.324</text:p>
          </table:table-cell>
          <table:table-cell office:value-type="float" office:value="0.048" calcext:value-type="float">
            <text:p>0.048</text:p>
          </table:table-cell>
          <table:table-cell office:value-type="float" office:value="-1.449" calcext:value-type="float">
            <text:p>-1.449</text:p>
          </table:table-cell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R3884</text:p>
          </table:table-cell>
          <table:table-cell office:value-type="float" office:value="2.576736" calcext:value-type="float">
            <text:p>2.576736</text:p>
          </table:table-cell>
          <table:table-cell office:value-type="float" office:value="0.422" calcext:value-type="float">
            <text:p>0.422</text:p>
          </table:table-cell>
          <table:table-cell office:value-type="float" office:value="1.63" calcext:value-type="float">
            <text:p>1.63</text:p>
          </table:table-cell>
          <table:table-cell office:value-type="float" office:value="-1.365" calcext:value-type="float">
            <text:p>-1.365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R3884</text:p>
          </table:table-cell>
          <table:table-cell office:value-type="float" office:value="5.261973" calcext:value-type="float">
            <text:p>5.261973</text:p>
          </table:table-cell>
          <table:table-cell office:value-type="float" office:value="0.974" calcext:value-type="float">
            <text:p>0.974</text:p>
          </table:table-cell>
          <table:table-cell office:value-type="float" office:value="1.265" calcext:value-type="float">
            <text:p>1.265</text:p>
          </table:table-cell>
          <table:table-cell office:value-type="float" office:value="-1.556" calcext:value-type="float">
            <text:p>-1.556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R3884</text:p>
          </table:table-cell>
          <table:table-cell office:value-type="float" office:value="2.635554" calcext:value-type="float">
            <text:p>2.635554</text:p>
          </table:table-cell>
          <table:table-cell office:value-type="float" office:value="0.453" calcext:value-type="float">
            <text:p>0.453</text:p>
          </table:table-cell>
          <table:table-cell office:value-type="float" office:value="0.917" calcext:value-type="float">
            <text:p>0.917</text:p>
          </table:table-cell>
          <table:table-cell office:value-type="float" office:value="-1.635" calcext:value-type="float">
            <text:p>-1.635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R3884</text:p>
          </table:table-cell>
          <table:table-cell office:value-type="float" office:value="2.826947" calcext:value-type="float">
            <text:p>2.826947</text:p>
          </table:table-cell>
          <table:table-cell office:value-type="float" office:value="0.453" calcext:value-type="float">
            <text:p>0.453</text:p>
          </table:table-cell>
          <table:table-cell office:value-type="float" office:value="0.917" calcext:value-type="float">
            <text:p>0.917</text:p>
          </table:table-cell>
          <table:table-cell office:value-type="float" office:value="-1.635" calcext:value-type="float">
            <text:p>-1.635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R3884</text:p>
          </table:table-cell>
          <table:table-cell office:value-type="float" office:value="2.877064" calcext:value-type="float">
            <text:p>2.877064</text:p>
          </table:table-cell>
          <table:table-cell office:value-type="float" office:value="-0.27" calcext:value-type="float">
            <text:p>-0.27</text:p>
          </table:table-cell>
          <table:table-cell office:value-type="float" office:value="1.102" calcext:value-type="float">
            <text:p>1.102</text:p>
          </table:table-cell>
          <table:table-cell office:value-type="float" office:value="-1.706" calcext:value-type="float">
            <text:p>-1.70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R3884</text:p>
          </table:table-cell>
          <table:table-cell office:value-type="float" office:value="8.247451" calcext:value-type="float">
            <text:p>8.247451</text:p>
          </table:table-cell>
          <table:table-cell office:value-type="float" office:value="0.08" calcext:value-type="float">
            <text:p>0.08</text:p>
          </table:table-cell>
          <table:table-cell office:value-type="float" office:value="0.878" calcext:value-type="float">
            <text:p>0.878</text:p>
          </table:table-cell>
          <table:table-cell office:value-type="float" office:value="-1.714" calcext:value-type="float">
            <text:p>-1.714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R3884</text:p>
          </table:table-cell>
          <table:table-cell office:value-type="float" office:value="2.535499" calcext:value-type="float">
            <text:p>2.535499</text:p>
          </table:table-cell>
          <table:table-cell office:value-type="float" office:value="0.138" calcext:value-type="float">
            <text:p>0.138</text:p>
          </table:table-cell>
          <table:table-cell office:value-type="float" office:value="0.801" calcext:value-type="float">
            <text:p>0.801</text:p>
          </table:table-cell>
          <table:table-cell office:value-type="float" office:value="-1.614" calcext:value-type="float">
            <text:p>-1.614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R3884</text:p>
          </table:table-cell>
          <table:table-cell office:value-type="float" office:value="2.726921" calcext:value-type="float">
            <text:p>2.726921</text:p>
          </table:table-cell>
          <table:table-cell office:value-type="float" office:value="0.418" calcext:value-type="float">
            <text:p>0.41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648" calcext:value-type="float">
            <text:p>-1.648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R3884</text:p>
          </table:table-cell>
          <table:table-cell office:value-type="float" office:value="2.776952" calcext:value-type="float">
            <text:p>2.776952</text:p>
          </table:table-cell>
          <table:table-cell office:value-type="float" office:value="0.453" calcext:value-type="float">
            <text:p>0.453</text:p>
          </table:table-cell>
          <table:table-cell office:value-type="float" office:value="0.917" calcext:value-type="float">
            <text:p>0.917</text:p>
          </table:table-cell>
          <table:table-cell office:value-type="float" office:value="-1.635" calcext:value-type="float">
            <text:p>-1.635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R3884</text:p>
          </table:table-cell>
          <table:table-cell office:value-type="float" office:value="5.103592" calcext:value-type="float">
            <text:p>5.103592</text:p>
          </table:table-cell>
          <table:table-cell office:value-type="float" office:value="0.104" calcext:value-type="float">
            <text:p>0.104</text:p>
          </table:table-cell>
          <table:table-cell office:value-type="float" office:value="1.141" calcext:value-type="float">
            <text:p>1.141</text:p>
          </table:table-cell>
          <table:table-cell office:value-type="float" office:value="-1.627" calcext:value-type="float">
            <text:p>-1.627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R3884</text:p>
          </table:table-cell>
          <table:table-cell office:value-type="float" office:value="2.535357" calcext:value-type="float">
            <text:p>2.535357</text:p>
          </table:table-cell>
          <table:table-cell office:value-type="float" office:value="0.104" calcext:value-type="float">
            <text:p>0.104</text:p>
          </table:table-cell>
          <table:table-cell office:value-type="float" office:value="1.141" calcext:value-type="float">
            <text:p>1.141</text:p>
          </table:table-cell>
          <table:table-cell office:value-type="float" office:value="-1.627" calcext:value-type="float">
            <text:p>-1.627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R3946</text:p>
          </table:table-cell>
          <table:table-cell office:value-type="float" office:value="2.576882" calcext:value-type="float">
            <text:p>2.576882</text:p>
          </table:table-cell>
          <table:table-cell office:value-type="float" office:value="-0.187" calcext:value-type="float">
            <text:p>-0.187</text:p>
          </table:table-cell>
          <table:table-cell office:value-type="float" office:value="1.409" calcext:value-type="float">
            <text:p>1.409</text:p>
          </table:table-cell>
          <table:table-cell office:value-type="float" office:value="-0.655" calcext:value-type="float">
            <text:p>-0.65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R3946</text:p>
          </table:table-cell>
          <table:table-cell office:value-type="float" office:value="4.653672" calcext:value-type="float">
            <text:p>4.653672</text:p>
          </table:table-cell>
          <table:table-cell office:value-type="float" office:value="-0.642" calcext:value-type="float">
            <text:p>-0.64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548" calcext:value-type="float">
            <text:p>-0.548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R3946</text:p>
          </table:table-cell>
          <table:table-cell office:value-type="float" office:value="2.576728" calcext:value-type="float">
            <text:p>2.576728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055" calcext:value-type="float">
            <text:p>1.055</text:p>
          </table:table-cell>
          <table:table-cell office:value-type="float" office:value="-0.892" calcext:value-type="float">
            <text:p>-0.892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R3946</text:p>
          </table:table-cell>
          <table:table-cell office:value-type="float" office:value="2.535414" calcext:value-type="float">
            <text:p>2.5354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885" calcext:value-type="float">
            <text:p>0.885</text:p>
          </table:table-cell>
          <table:table-cell office:value-type="float" office:value="0.42" calcext:value-type="float">
            <text:p>0.42</text:p>
          </table:table-cell>
          <table:table-cell office:value-type="float" office:value="-0.103" calcext:value-type="float">
            <text:p>-0.103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string" calcext:value-type="string">
            <text:p>R3946</text:p>
          </table:table-cell>
          <table:table-cell office:value-type="float" office:value="4.97011" calcext:value-type="float">
            <text:p>4.97011</text:p>
          </table:table-cell>
          <table:table-cell office:value-type="float" office:value="0.167" calcext:value-type="float">
            <text:p>0.167</text:p>
          </table:table-cell>
          <table:table-cell office:value-type="float" office:value="-0.465" calcext:value-type="float">
            <text:p>-0.465</text:p>
          </table:table-cell>
          <table:table-cell office:value-type="float" office:value="1.787" calcext:value-type="float">
            <text:p>1.787</text:p>
          </table:table-cell>
          <table:table-cell office:value-type="float" office:value="-1.074" calcext:value-type="float">
            <text:p>-1.074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R3946</text:p>
          </table:table-cell>
          <table:table-cell office:value-type="float" office:value="2.577217" calcext:value-type="float">
            <text:p>2.577217</text:p>
          </table:table-cell>
          <table:table-cell office:value-type="float" office:value="0.642" calcext:value-type="float">
            <text:p>0.642</text:p>
          </table:table-cell>
          <table:table-cell office:value-type="float" office:value="0.057" calcext:value-type="float">
            <text:p>0.057</text:p>
          </table:table-cell>
          <table:table-cell office:value-type="float" office:value="0.159" calcext:value-type="float">
            <text:p>0.159</text:p>
          </table:table-cell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R3946</text:p>
          </table:table-cell>
          <table:table-cell office:value-type="float" office:value="5.053875" calcext:value-type="float">
            <text:p>5.053875</text:p>
          </table:table-cell>
          <table:table-cell office:value-type="float" office:value="-0.592" calcext:value-type="float">
            <text:p>-0.592</text:p>
          </table:table-cell>
          <table:table-cell office:value-type="float" office:value="0.8" calcext:value-type="float">
            <text:p>0.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187" calcext:value-type="float">
            <text:p>-0.187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R3946</text:p>
          </table:table-cell>
          <table:table-cell office:value-type="float" office:value="2.735326" calcext:value-type="float">
            <text:p>2.735326</text:p>
          </table:table-cell>
          <table:table-cell office:value-type="float" office:value="0.173" calcext:value-type="float">
            <text:p>0.173</text:p>
          </table:table-cell>
          <table:table-cell office:value-type="float" office:value="1.061" calcext:value-type="float">
            <text:p>1.061</text:p>
          </table:table-cell>
          <table:table-cell office:value-type="float" office:value="0.717" calcext:value-type="float">
            <text:p>0.717</text:p>
          </table:table-cell>
          <table:table-cell office:value-type="float" office:value="-0.682" calcext:value-type="float">
            <text:p>-0.682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R3946</text:p>
          </table:table-cell>
          <table:table-cell office:value-type="float" office:value="7.73034" calcext:value-type="float">
            <text:p>7.73034</text:p>
          </table:table-cell>
          <table:table-cell office:value-type="float" office:value="-1.064" calcext:value-type="float">
            <text:p>-1.064</text:p>
          </table:table-cell>
          <table:table-cell office:value-type="float" office:value="0.064" calcext:value-type="float">
            <text:p>0.064</text:p>
          </table:table-cell>
          <table:table-cell office:value-type="float" office:value="0.468" calcext:value-type="float">
            <text:p>0.468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string" calcext:value-type="string">
            <text:p>R3946</text:p>
          </table:table-cell>
          <table:table-cell office:value-type="float" office:value="5.353739" calcext:value-type="float">
            <text:p>5.353739</text:p>
          </table:table-cell>
          <table:table-cell office:value-type="float" office:value="-0.776" calcext:value-type="float">
            <text:p>-0.776</text:p>
          </table:table-cell>
          <table:table-cell office:value-type="float" office:value="0.478" calcext:value-type="float">
            <text:p>0.478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747" calcext:value-type="float">
            <text:p>-0.747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R4053</text:p>
          </table:table-cell>
          <table:table-cell office:value-type="float" office:value="4.962134" calcext:value-type="float">
            <text:p>4.962134</text:p>
          </table:table-cell>
          <table:table-cell office:value-type="float" office:value="0.576" calcext:value-type="float">
            <text:p>0.576</text:p>
          </table:table-cell>
          <table:table-cell office:value-type="float" office:value="1.045" calcext:value-type="float">
            <text:p>1.045</text:p>
          </table:table-cell>
          <table:table-cell office:value-type="float" office:value="-0.05" calcext:value-type="float">
            <text:p>-0.05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string" calcext:value-type="string">
            <text:p>R4053</text:p>
          </table:table-cell>
          <table:table-cell office:value-type="float" office:value="2.827008" calcext:value-type="float">
            <text:p>2.827008</text:p>
          </table:table-cell>
          <table:table-cell office:value-type="float" office:value="0.673" calcext:value-type="float">
            <text:p>0.673</text:p>
          </table:table-cell>
          <table:table-cell office:value-type="float" office:value="1.319" calcext:value-type="float">
            <text:p>1.31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R4053</text:p>
          </table:table-cell>
          <table:table-cell office:value-type="float" office:value="2.485486" calcext:value-type="float">
            <text:p>2.485486</text:p>
          </table:table-cell>
          <table:table-cell office:value-type="float" office:value="1.127" calcext:value-type="float">
            <text:p>1.127</text:p>
          </table:table-cell>
          <table:table-cell office:value-type="float" office:value="0.577" calcext:value-type="float">
            <text:p>0.577</text:p>
          </table:table-cell>
          <table:table-cell office:value-type="float" office:value="0.014" calcext:value-type="float">
            <text:p>0.014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string" calcext:value-type="string">
            <text:p>R4053</text:p>
          </table:table-cell>
          <table:table-cell office:value-type="float" office:value="5.053917" calcext:value-type="float">
            <text:p>5.053917</text:p>
          </table:table-cell>
          <table:table-cell office:value-type="float" office:value="0.716" calcext:value-type="float">
            <text:p>0.716</text:p>
          </table:table-cell>
          <table:table-cell office:value-type="float" office:value="0.421" calcext:value-type="float">
            <text:p>0.421</text:p>
          </table:table-cell>
          <table:table-cell office:value-type="float" office:value="0.339" calcext:value-type="float">
            <text:p>0.339</text:p>
          </table:table-cell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R4053</text:p>
          </table:table-cell>
          <table:table-cell office:value-type="float" office:value="7.738678" calcext:value-type="float">
            <text:p>7.738678</text:p>
          </table:table-cell>
          <table:table-cell office:value-type="float" office:value="-0.717" calcext:value-type="float">
            <text:p>-0.717</text:p>
          </table:table-cell>
          <table:table-cell office:value-type="float" office:value="0.168" calcext:value-type="float">
            <text:p>0.168</text:p>
          </table:table-cell>
          <table:table-cell office:value-type="float" office:value="-0.811" calcext:value-type="float">
            <text:p>-0.811</text:p>
          </table:table-cell>
          <table:table-cell office:value-type="float" office:value="-0.788" calcext:value-type="float">
            <text:p>-0.788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R4053</text:p>
          </table:table-cell>
          <table:table-cell office:value-type="float" office:value="5.220863" calcext:value-type="float">
            <text:p>5.220863</text:p>
          </table:table-cell>
          <table:table-cell office:value-type="float" office:value="-1.334" calcext:value-type="float">
            <text:p>-1.334</text:p>
          </table:table-cell>
          <table:table-cell office:value-type="float" office:value="-0.29" calcext:value-type="float">
            <text:p>-0.29</text:p>
          </table:table-cell>
          <table:table-cell office:value-type="float" office:value="-0.738" calcext:value-type="float">
            <text:p>-0.738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string" calcext:value-type="string">
            <text:p>R4053</text:p>
          </table:table-cell>
          <table:table-cell office:value-type="float" office:value="2.585271" calcext:value-type="float">
            <text:p>2.585271</text:p>
          </table:table-cell>
          <table:table-cell office:value-type="float" office:value="-0.855" calcext:value-type="float">
            <text:p>-0.855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595" calcext:value-type="float">
            <text:p>-0.595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R4053</text:p>
          </table:table-cell>
          <table:table-cell office:value-type="float" office:value="2.877481" calcext:value-type="float">
            <text:p>2.877481</text:p>
          </table:table-cell>
          <table:table-cell office:value-type="float" office:value="-1.326" calcext:value-type="float">
            <text:p>-1.3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353" calcext:value-type="float">
            <text:p>0.353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R4053</text:p>
          </table:table-cell>
          <table:table-cell office:value-type="float" office:value="2.727257" calcext:value-type="float">
            <text:p>2.727257</text:p>
          </table:table-cell>
          <table:table-cell office:value-type="float" office:value="-0.27" calcext:value-type="float">
            <text:p>-0.27</text:p>
          </table:table-cell>
          <table:table-cell office:value-type="float" office:value="0.406" calcext:value-type="float">
            <text:p>0.406</text:p>
          </table:table-cell>
          <table:table-cell office:value-type="float" office:value="0.241" calcext:value-type="float">
            <text:p>0.241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R4053</text:p>
          </table:table-cell>
          <table:table-cell office:value-type="float" office:value="2.726891" calcext:value-type="float">
            <text:p>2.726891</text:p>
          </table:table-cell>
          <table:table-cell office:value-type="float" office:value="-0.638" calcext:value-type="float">
            <text:p>-0.638</text:p>
          </table:table-cell>
          <table:table-cell office:value-type="float" office:value="0.187" calcext:value-type="float">
            <text:p>0.187</text:p>
          </table:table-cell>
          <table:table-cell office:value-type="float" office:value="0.411" calcext:value-type="float">
            <text:p>0.41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string" calcext:value-type="string">
            <text:p>R4053</text:p>
          </table:table-cell>
          <table:table-cell office:value-type="float" office:value="2.176428" calcext:value-type="float">
            <text:p>2.176428</text:p>
          </table:table-cell>
          <table:table-cell office:value-type="float" office:value="0.284" calcext:value-type="float">
            <text:p>0.284</text:p>
          </table:table-cell>
          <table:table-cell office:value-type="float" office:value="0.035" calcext:value-type="float">
            <text:p>0.03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R4053</text:p>
          </table:table-cell>
          <table:table-cell office:value-type="float" office:value="4.862033" calcext:value-type="float">
            <text:p>4.862033</text:p>
          </table:table-cell>
          <table:table-cell office:value-type="float" office:value="-1.668" calcext:value-type="float">
            <text:p>-1.668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813" calcext:value-type="float">
            <text:p>0.813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R4053</text:p>
          </table:table-cell>
          <table:table-cell office:value-type="float" office:value="2.635215" calcext:value-type="float">
            <text:p>2.635215</text:p>
          </table:table-cell>
          <table:table-cell office:value-type="float" office:value="-1.632" calcext:value-type="float">
            <text:p>-1.632</text:p>
          </table:table-cell>
          <table:table-cell office:value-type="float" office:value="-0.682" calcext:value-type="float">
            <text:p>-0.682</text:p>
          </table:table-cell>
          <table:table-cell office:value-type="float" office:value="0.231" calcext:value-type="float">
            <text:p>0.231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R4053</text:p>
          </table:table-cell>
          <table:table-cell office:value-type="float" office:value="5.011722" calcext:value-type="float">
            <text:p>5.011722</text:p>
          </table:table-cell>
          <table:table-cell office:value-type="float" office:value="-1.234" calcext:value-type="float">
            <text:p>-1.23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105" calcext:value-type="float">
            <text:p>0.105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string" calcext:value-type="string">
            <text:p>R3891</text:p>
          </table:table-cell>
          <table:table-cell office:value-type="float" office:value="5.153796" calcext:value-type="float">
            <text:p>5.153796</text:p>
          </table:table-cell>
          <table:table-cell office:value-type="float" office:value="0.133" calcext:value-type="float">
            <text:p>0.133</text:p>
          </table:table-cell>
          <table:table-cell office:value-type="float" office:value="0.403" calcext:value-type="float">
            <text:p>0.403</text:p>
          </table:table-cell>
          <table:table-cell office:value-type="float" office:value="0.562" calcext:value-type="float">
            <text:p>0.562</text:p>
          </table:table-cell>
          <table:table-cell office:value-type="float" office:value="-0.842" calcext:value-type="float">
            <text:p>-0.842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R3891</text:p>
          </table:table-cell>
          <table:table-cell office:value-type="float" office:value="2.435434" calcext:value-type="float">
            <text:p>2.435434</text:p>
          </table:table-cell>
          <table:table-cell office:value-type="float" office:value="-0.498" calcext:value-type="float">
            <text:p>-0.49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4" calcext:value-type="float">
            <text:p>0.264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string" calcext:value-type="string">
            <text:p>R3891</text:p>
          </table:table-cell>
          <table:table-cell office:value-type="float" office:value="8.39793" calcext:value-type="float">
            <text:p>8.39793</text:p>
          </table:table-cell>
          <table:table-cell office:value-type="float" office:value="-0.229" calcext:value-type="float">
            <text:p>-0.229</text:p>
          </table:table-cell>
          <table:table-cell office:value-type="float" office:value="0.494" calcext:value-type="float">
            <text:p>0.494</text:p>
          </table:table-cell>
          <table:table-cell office:value-type="float" office:value="1.167" calcext:value-type="float">
            <text:p>1.16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R3891</text:p>
          </table:table-cell>
          <table:table-cell office:value-type="float" office:value="2.435077" calcext:value-type="float">
            <text:p>2.435077</text:p>
          </table:table-cell>
          <table:table-cell office:value-type="float" office:value="-1.66" calcext:value-type="float">
            <text:p>-1.66</text:p>
          </table:table-cell>
          <table:table-cell office:value-type="float" office:value="0.493" calcext:value-type="float">
            <text:p>0.493</text:p>
          </table:table-cell>
          <table:table-cell office:value-type="float" office:value="0.691" calcext:value-type="float">
            <text:p>0.691</text:p>
          </table:table-cell>
          <table:table-cell office:value-type="float" office:value="-0.788" calcext:value-type="float">
            <text:p>-0.788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string" calcext:value-type="string">
            <text:p>R3891</text:p>
          </table:table-cell>
          <table:table-cell office:value-type="float" office:value="2.385405" calcext:value-type="float">
            <text:p>2.385405</text:p>
          </table:table-cell>
          <table:table-cell office:value-type="float" office:value="-0.391" calcext:value-type="float">
            <text:p>-0.391</text:p>
          </table:table-cell>
          <table:table-cell office:value-type="float" office:value="-1.145" calcext:value-type="float">
            <text:p>-1.145</text:p>
          </table:table-cell>
          <table:table-cell office:value-type="float" office:value="-0.728" calcext:value-type="float">
            <text:p>-0.72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R3891</text:p>
          </table:table-cell>
          <table:table-cell office:value-type="float" office:value="5.370824" calcext:value-type="float">
            <text:p>5.370824</text:p>
          </table:table-cell>
          <table:table-cell office:value-type="float" office:value="-1.221" calcext:value-type="float">
            <text:p>-1.221</text:p>
          </table:table-cell>
          <table:table-cell office:value-type="float" office:value="0.091" calcext:value-type="float">
            <text:p>0.091</text:p>
          </table:table-cell>
          <table:table-cell office:value-type="float" office:value="-0.805" calcext:value-type="float">
            <text:p>-0.805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R3891</text:p>
          </table:table-cell>
          <table:table-cell office:value-type="float" office:value="2.626767" calcext:value-type="float">
            <text:p>2.626767</text:p>
          </table:table-cell>
          <table:table-cell office:value-type="float" office:value="-0.943" calcext:value-type="float">
            <text:p>-0.943</text:p>
          </table:table-cell>
          <table:table-cell office:value-type="float" office:value="0.074" calcext:value-type="float">
            <text:p>0.074</text:p>
          </table:table-cell>
          <table:table-cell office:value-type="float" office:value="-1.359" calcext:value-type="float">
            <text:p>-1.359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string" calcext:value-type="string">
            <text:p>R3891</text:p>
          </table:table-cell>
          <table:table-cell office:value-type="float" office:value="2.426618" calcext:value-type="float">
            <text:p>2.426618</text:p>
          </table:table-cell>
          <table:table-cell office:value-type="float" office:value="-0.411" calcext:value-type="float">
            <text:p>-0.411</text:p>
          </table:table-cell>
          <table:table-cell office:value-type="float" office:value="-1.201" calcext:value-type="float">
            <text:p>-1.201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string" calcext:value-type="string">
            <text:p>R3891</text:p>
          </table:table-cell>
          <table:table-cell office:value-type="float" office:value="2.635519" calcext:value-type="float">
            <text:p>2.635519</text:p>
          </table:table-cell>
          <table:table-cell office:value-type="float" office:value="-1.081" calcext:value-type="float">
            <text:p>-1.081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string" calcext:value-type="string">
            <text:p>R3891</text:p>
          </table:table-cell>
          <table:table-cell office:value-type="float" office:value="2.677202" calcext:value-type="float">
            <text:p>2.677202</text:p>
          </table:table-cell>
          <table:table-cell office:value-type="float" office:value="0.274" calcext:value-type="float">
            <text:p>0.274</text:p>
          </table:table-cell>
          <table:table-cell office:value-type="float" office:value="0.56" calcext:value-type="float">
            <text:p>0.56</text:p>
          </table:table-cell>
          <table:table-cell office:value-type="float" office:value="-1.417" calcext:value-type="float">
            <text:p>-1.417</text:p>
          </table:table-cell>
          <table:table-cell office:value-type="float" office:value="-1.757" calcext:value-type="float">
            <text:p>-1.757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string" calcext:value-type="string">
            <text:p>R3891</text:p>
          </table:table-cell>
          <table:table-cell office:value-type="float" office:value="2.484979" calcext:value-type="float">
            <text:p>2.484979</text:p>
          </table:table-cell>
          <table:table-cell office:value-type="float" office:value="0.185" calcext:value-type="float">
            <text:p>0.185</text:p>
          </table:table-cell>
          <table:table-cell office:value-type="float" office:value="0.927" calcext:value-type="float">
            <text:p>0.927</text:p>
          </table:table-cell>
          <table:table-cell office:value-type="float" office:value="-0.15" calcext:value-type="float">
            <text:p>-0.15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string" calcext:value-type="string">
            <text:p>R3891</text:p>
          </table:table-cell>
          <table:table-cell office:value-type="float" office:value="5.020645" calcext:value-type="float">
            <text:p>5.020645</text:p>
          </table:table-cell>
          <table:table-cell office:value-type="float" office:value="-0.64" calcext:value-type="float">
            <text:p>-0.64</text:p>
          </table:table-cell>
          <table:table-cell office:value-type="float" office:value="0.067" calcext:value-type="float">
            <text:p>0.067</text:p>
          </table:table-cell>
          <table:table-cell office:value-type="float" office:value="-0.296" calcext:value-type="float">
            <text:p>-0.296</text:p>
          </table:table-cell>
          <table:table-cell office:value-type="float" office:value="-2.023" calcext:value-type="float">
            <text:p>-2.023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string" calcext:value-type="string">
            <text:p>R3891</text:p>
          </table:table-cell>
          <table:table-cell office:value-type="float" office:value="4.961723" calcext:value-type="float">
            <text:p>4.961723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949" calcext:value-type="float">
            <text:p>-1.949</text:p>
          </table:table-cell>
          <table:table-cell office:value-type="float" office:value="2.143" calcext:value-type="float">
            <text:p>2.143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R3891</text:p>
          </table:table-cell>
          <table:table-cell office:value-type="float" office:value="8.089281" calcext:value-type="float">
            <text:p>8.089281</text:p>
          </table:table-cell>
          <table:table-cell office:value-type="float" office:value="-0.939" calcext:value-type="float">
            <text:p>-0.939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R4140</text:p>
          </table:table-cell>
          <table:table-cell office:value-type="float" office:value="2.435047" calcext:value-type="float">
            <text:p>2.435047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687" calcext:value-type="float">
            <text:p>-0.687</text:p>
          </table:table-cell>
          <table:table-cell office:value-type="float" office:value="-0.136" calcext:value-type="float">
            <text:p>-0.136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R4140</text:p>
          </table:table-cell>
          <table:table-cell office:value-type="float" office:value="5.312599" calcext:value-type="float">
            <text:p>5.312599</text:p>
          </table:table-cell>
          <table:table-cell office:value-type="float" office:value="-0.415" calcext:value-type="float">
            <text:p>-0.415</text:p>
          </table:table-cell>
          <table:table-cell office:value-type="float" office:value="-1.976" calcext:value-type="float">
            <text:p>-1.976</text:p>
          </table:table-cell>
          <table:table-cell office:value-type="float" office:value="0.175" calcext:value-type="float">
            <text:p>0.175</text:p>
          </table:table-cell>
          <table:table-cell office:value-type="float" office:value="-1.642" calcext:value-type="float">
            <text:p>-1.642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string" calcext:value-type="string">
            <text:p>R4140</text:p>
          </table:table-cell>
          <table:table-cell office:value-type="float" office:value="2.827381" calcext:value-type="float">
            <text:p>2.827381</text:p>
          </table:table-cell>
          <table:table-cell office:value-type="float" office:value="-0.916" calcext:value-type="float">
            <text:p>-0.916</text:p>
          </table:table-cell>
          <table:table-cell office:value-type="float" office:value="-1.237" calcext:value-type="float">
            <text:p>-1.237</text:p>
          </table:table-cell>
          <table:table-cell office:value-type="float" office:value="0.061" calcext:value-type="float">
            <text:p>0.061</text:p>
          </table:table-cell>
          <table:table-cell office:value-type="float" office:value="-1.162" calcext:value-type="float">
            <text:p>-1.162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string" calcext:value-type="string">
            <text:p>R4140</text:p>
          </table:table-cell>
          <table:table-cell office:value-type="float" office:value="5.012293" calcext:value-type="float">
            <text:p>5.012293</text:p>
          </table:table-cell>
          <table:table-cell office:value-type="float" office:value="-0.034" calcext:value-type="float">
            <text:p>-0.034</text:p>
          </table:table-cell>
          <table:table-cell office:value-type="float" office:value="-2.221" calcext:value-type="float">
            <text:p>-2.221</text:p>
          </table:table-cell>
          <table:table-cell office:value-type="float" office:value="0.093" calcext:value-type="float">
            <text:p>0.093</text:p>
          </table:table-cell>
          <table:table-cell office:value-type="float" office:value="-2.256" calcext:value-type="float">
            <text:p>-2.256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R4140</text:p>
          </table:table-cell>
          <table:table-cell office:value-type="float" office:value="2.285356" calcext:value-type="float">
            <text:p>2.285356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441" calcext:value-type="float">
            <text:p>-0.441</text:p>
          </table:table-cell>
          <table:table-cell office:value-type="float" office:value="0.424" calcext:value-type="float">
            <text:p>0.424</text:p>
          </table:table-cell>
          <table:table-cell office:value-type="float" office:value="-0.341" calcext:value-type="float">
            <text:p>-0.341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R4140</text:p>
          </table:table-cell>
          <table:table-cell office:value-type="float" office:value="5.353678" calcext:value-type="float">
            <text:p>5.353678</text:p>
          </table:table-cell>
          <table:table-cell office:value-type="float" office:value="-0.585" calcext:value-type="float">
            <text:p>-0.585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-1.669" calcext:value-type="float">
            <text:p>-1.669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string" calcext:value-type="string">
            <text:p>R4140</text:p>
          </table:table-cell>
          <table:table-cell office:value-type="float" office:value="5.10396" calcext:value-type="float">
            <text:p>5.10396</text:p>
          </table:table-cell>
          <table:table-cell office:value-type="float" office:value="-1.274" calcext:value-type="float">
            <text:p>-1.274</text:p>
          </table:table-cell>
          <table:table-cell office:value-type="float" office:value="0.34" calcext:value-type="float">
            <text:p>0.34</text:p>
          </table:table-cell>
          <table:table-cell office:value-type="float" office:value="0.364" calcext:value-type="float">
            <text:p>0.364</text:p>
          </table:table-cell>
          <table:table-cell office:value-type="float" office:value="-3.129" calcext:value-type="float">
            <text:p>-3.129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R4140</text:p>
          </table:table-cell>
          <table:table-cell office:value-type="float" office:value="2.735673" calcext:value-type="float">
            <text:p>2.735673</text:p>
          </table:table-cell>
          <table:table-cell office:value-type="float" office:value="-0.756" calcext:value-type="float">
            <text:p>-0.756</text:p>
          </table:table-cell>
          <table:table-cell office:value-type="float" office:value="2.439" calcext:value-type="float">
            <text:p>2.439</text:p>
          </table:table-cell>
          <table:table-cell office:value-type="float" office:value="-0.471" calcext:value-type="float">
            <text:p>-0.471</text:p>
          </table:table-cell>
          <table:table-cell office:value-type="float" office:value="-3.075" calcext:value-type="float">
            <text:p>-3.075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R4140</text:p>
          </table:table-cell>
          <table:table-cell office:value-type="float" office:value="7.538599" calcext:value-type="float">
            <text:p>7.538599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886" calcext:value-type="float">
            <text:p>0.886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R4140</text:p>
          </table:table-cell>
          <table:table-cell office:value-type="float" office:value="7.180109" calcext:value-type="float">
            <text:p>7.180109</text:p>
          </table:table-cell>
          <table:table-cell office:value-type="float" office:value="-0.864" calcext:value-type="float">
            <text:p>-0.864</text:p>
          </table:table-cell>
          <table:table-cell office:value-type="float" office:value="-0.29" calcext:value-type="float">
            <text:p>-0.29</text:p>
          </table:table-cell>
          <table:table-cell office:value-type="float" office:value="0.284" calcext:value-type="float">
            <text:p>0.284</text:p>
          </table:table-cell>
          <table:table-cell office:value-type="float" office:value="-0.477" calcext:value-type="float">
            <text:p>-0.477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R4140</text:p>
          </table:table-cell>
          <table:table-cell office:value-type="float" office:value="2.326962" calcext:value-type="float">
            <text:p>2.326962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44" calcext:value-type="float">
            <text:p>0.044</text:p>
          </table:table-cell>
          <table:table-cell office:value-type="float" office:value="-2.44" calcext:value-type="float">
            <text:p>-2.44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R4140</text:p>
          </table:table-cell>
          <table:table-cell office:value-type="float" office:value="2.476726" calcext:value-type="float">
            <text:p>2.476726</text:p>
          </table:table-cell>
          <table:table-cell office:value-type="float" office:value="-0.513" calcext:value-type="float">
            <text:p>-0.513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1.253" calcext:value-type="float">
            <text:p>-1.253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R4140</text:p>
          </table:table-cell>
          <table:table-cell office:value-type="float" office:value="2.777289" calcext:value-type="float">
            <text:p>2.777289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6" calcext:value-type="float">
            <text:p>-0.26</text:p>
          </table:table-cell>
          <table:table-cell office:value-type="float" office:value="-0.844" calcext:value-type="float">
            <text:p>-0.844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string" calcext:value-type="string">
            <text:p>R4140</text:p>
          </table:table-cell>
          <table:table-cell office:value-type="float" office:value="5.562164" calcext:value-type="float">
            <text:p>5.562164</text:p>
          </table:table-cell>
          <table:table-cell office:value-type="float" office:value="-0.967" calcext:value-type="float">
            <text:p>-0.967</text:p>
          </table:table-cell>
          <table:table-cell office:value-type="float" office:value="-0.884" calcext:value-type="float">
            <text:p>-0.884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R4140</text:p>
          </table:table-cell>
          <table:table-cell office:value-type="float" office:value="2.776864" calcext:value-type="float">
            <text:p>2.776864</text:p>
          </table:table-cell>
          <table:table-cell office:value-type="float" office:value="-0.506" calcext:value-type="float">
            <text:p>-0.506</text:p>
          </table:table-cell>
          <table:table-cell office:value-type="float" office:value="0.73" calcext:value-type="float">
            <text:p>0.73</text:p>
          </table:table-cell>
          <table:table-cell office:value-type="float" office:value="0.122" calcext:value-type="float">
            <text:p>0.122</text:p>
          </table:table-cell>
          <table:table-cell office:value-type="float" office:value="-2.678" calcext:value-type="float">
            <text:p>-2.678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string" calcext:value-type="string">
            <text:p>R4302</text:p>
          </table:table-cell>
          <table:table-cell office:value-type="float" office:value="2.826911" calcext:value-type="float">
            <text:p>2.826911</text:p>
          </table:table-cell>
          <table:table-cell office:value-type="float" office:value="-0.574" calcext:value-type="float">
            <text:p>-0.574</text:p>
          </table:table-cell>
          <table:table-cell office:value-type="float" office:value="0.9" calcext:value-type="float">
            <text:p>0.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R4302</text:p>
          </table:table-cell>
          <table:table-cell office:value-type="float" office:value="2.877068" calcext:value-type="float">
            <text:p>2.877068</text:p>
          </table:table-cell>
          <table:table-cell office:value-type="float" office:value="-0.539" calcext:value-type="float">
            <text:p>-0.539</text:p>
          </table:table-cell>
          <table:table-cell office:value-type="float" office:value="0.942" calcext:value-type="float">
            <text:p>0.942</text:p>
          </table:table-cell>
          <table:table-cell office:value-type="float" office:value="-0.043" calcext:value-type="float">
            <text:p>-0.043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R4302</text:p>
          </table:table-cell>
          <table:table-cell office:value-type="float" office:value="2.326576" calcext:value-type="float">
            <text:p>2.326576</text:p>
          </table:table-cell>
          <table:table-cell office:value-type="float" office:value="-1.147" calcext:value-type="float">
            <text:p>-1.147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518" calcext:value-type="float">
            <text:p>-0.518</text:p>
          </table:table-cell>
          <table:table-cell office:value-type="float" office:value="1.184" calcext:value-type="float">
            <text:p>1.184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string" calcext:value-type="string">
            <text:p>R4302</text:p>
          </table:table-cell>
          <table:table-cell office:value-type="float" office:value="2.827427" calcext:value-type="float">
            <text:p>2.827427</text:p>
          </table:table-cell>
          <table:table-cell office:value-type="float" office:value="0.418" calcext:value-type="float">
            <text:p>0.418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R4302</text:p>
          </table:table-cell>
          <table:table-cell office:value-type="float" office:value="11.074324" calcext:value-type="float">
            <text:p>11.074324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373" calcext:value-type="float">
            <text:p>-0.373</text:p>
          </table:table-cell>
          <table:table-cell office:value-type="float" office:value="-1.182" calcext:value-type="float">
            <text:p>-1.182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string" calcext:value-type="string">
            <text:p>R4302</text:p>
          </table:table-cell>
          <table:table-cell office:value-type="float" office:value="2.527225" calcext:value-type="float">
            <text:p>2.527225</text:p>
          </table:table-cell>
          <table:table-cell office:value-type="float" office:value="0.895" calcext:value-type="float">
            <text:p>0.895</text:p>
          </table:table-cell>
          <table:table-cell office:value-type="float" office:value="-0.21" calcext:value-type="float">
            <text:p>-0.21</text:p>
          </table:table-cell>
          <table:table-cell office:value-type="float" office:value="-1.022" calcext:value-type="float">
            <text:p>-1.022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R4302</text:p>
          </table:table-cell>
          <table:table-cell office:value-type="float" office:value="7.639039" calcext:value-type="float">
            <text:p>7.639039</text:p>
          </table:table-cell>
          <table:table-cell office:value-type="float" office:value="1.02" calcext:value-type="float">
            <text:p>1.02</text:p>
          </table:table-cell>
          <table:table-cell office:value-type="float" office:value="-0.676" calcext:value-type="float">
            <text:p>-0.676</text:p>
          </table:table-cell>
          <table:table-cell office:value-type="float" office:value="0.481" calcext:value-type="float">
            <text:p>0.481</text:p>
          </table:table-cell>
          <table:table-cell office:value-type="float" office:value="-0.561" calcext:value-type="float">
            <text:p>-0.561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R4302</text:p>
          </table:table-cell>
          <table:table-cell office:value-type="float" office:value="2.3855" calcext:value-type="float">
            <text:p>2.3855</text:p>
          </table:table-cell>
          <table:table-cell office:value-type="float" office:value="-0.907" calcext:value-type="float">
            <text:p>-0.907</text:p>
          </table:table-cell>
          <table:table-cell office:value-type="float" office:value="-0.716" calcext:value-type="float">
            <text:p>-0.716</text:p>
          </table:table-cell>
          <table:table-cell office:value-type="float" office:value="-0.5" calcext:value-type="float">
            <text:p>-0.5</text:p>
          </table:table-cell>
          <table:table-cell office:value-type="float" office:value="1.307" calcext:value-type="float">
            <text:p>1.307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R4302</text:p>
          </table:table-cell>
          <table:table-cell office:value-type="float" office:value="2.485603" calcext:value-type="float">
            <text:p>2.485603</text:p>
          </table:table-cell>
          <table:table-cell office:value-type="float" office:value="0.718" calcext:value-type="float">
            <text:p>0.718</text:p>
          </table:table-cell>
          <table:table-cell office:value-type="float" office:value="-0.33" calcext:value-type="float">
            <text:p>-0.33</text:p>
          </table:table-cell>
          <table:table-cell office:value-type="float" office:value="-0.816" calcext:value-type="float">
            <text:p>-0.816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string" calcext:value-type="string">
            <text:p>R4302</text:p>
          </table:table-cell>
          <table:table-cell office:value-type="float" office:value="5.270385" calcext:value-type="float">
            <text:p>5.270385</text:p>
          </table:table-cell>
          <table:table-cell office:value-type="float" office:value="-0.331" calcext:value-type="float">
            <text:p>-0.331</text:p>
          </table:table-cell>
          <table:table-cell office:value-type="float" office:value="-1.356" calcext:value-type="float">
            <text:p>-1.356</text:p>
          </table:table-cell>
          <table:table-cell office:value-type="float" office:value="-1.501" calcext:value-type="float">
            <text:p>-1.501</text:p>
          </table:table-cell>
          <table:table-cell office:value-type="float" office:value="2.584" calcext:value-type="float">
            <text:p>2.584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string" calcext:value-type="string">
            <text:p>R4302</text:p>
          </table:table-cell>
          <table:table-cell office:value-type="float" office:value="5.211987" calcext:value-type="float">
            <text:p>5.211987</text:p>
          </table:table-cell>
          <table:table-cell office:value-type="float" office:value="-0.605" calcext:value-type="float">
            <text:p>-0.605</text:p>
          </table:table-cell>
          <table:table-cell office:value-type="float" office:value="0.976" calcext:value-type="float">
            <text:p>0.976</text:p>
          </table:table-cell>
          <table:table-cell office:value-type="float" office:value="0.022" calcext:value-type="float">
            <text:p>0.022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R4302</text:p>
          </table:table-cell>
          <table:table-cell office:value-type="float" office:value="4.970073" calcext:value-type="float">
            <text:p>4.970073</text:p>
          </table:table-cell>
          <table:table-cell office:value-type="float" office:value="-1.434" calcext:value-type="float">
            <text:p>-1.434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644" calcext:value-type="float">
            <text:p>-0.644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R4275</text:p>
          </table:table-cell>
          <table:table-cell office:value-type="float" office:value="5.020469" calcext:value-type="float">
            <text:p>5.020469</text:p>
          </table:table-cell>
          <table:table-cell office:value-type="float" office:value="1.566" calcext:value-type="float">
            <text:p>1.566</text:p>
          </table:table-cell>
          <table:table-cell office:value-type="float" office:value="0.685" calcext:value-type="float">
            <text:p>0.685</text:p>
          </table:table-cell>
          <table:table-cell office:value-type="float" office:value="1.253" calcext:value-type="float">
            <text:p>1.253</text:p>
          </table:table-cell>
          <table:table-cell office:value-type="float" office:value="-0.197" calcext:value-type="float">
            <text:p>-0.197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string" calcext:value-type="string">
            <text:p>R4275</text:p>
          </table:table-cell>
          <table:table-cell office:value-type="float" office:value="2.477053" calcext:value-type="float">
            <text:p>2.477053</text:p>
          </table:table-cell>
          <table:table-cell office:value-type="float" office:value="1.329" calcext:value-type="float">
            <text:p>1.329</text:p>
          </table:table-cell>
          <table:table-cell office:value-type="float" office:value="0.747" calcext:value-type="float">
            <text:p>0.747</text:p>
          </table:table-cell>
          <table:table-cell office:value-type="float" office:value="0.369" calcext:value-type="float">
            <text:p>0.369</text:p>
          </table:table-cell>
          <table:table-cell office:value-type="float" office:value="1.122" calcext:value-type="float">
            <text:p>1.122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string" calcext:value-type="string">
            <text:p>R4275</text:p>
          </table:table-cell>
          <table:table-cell office:value-type="float" office:value="2.726902" calcext:value-type="float">
            <text:p>2.726902</text:p>
          </table:table-cell>
          <table:table-cell office:value-type="float" office:value="0.723" calcext:value-type="float">
            <text:p>0.723</text:p>
          </table:table-cell>
          <table:table-cell office:value-type="float" office:value="1.033" calcext:value-type="float">
            <text:p>1.033</text:p>
          </table:table-cell>
          <table:table-cell office:value-type="float" office:value="0.626" calcext:value-type="float">
            <text:p>0.626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string" calcext:value-type="string">
            <text:p>R4275</text:p>
          </table:table-cell>
          <table:table-cell office:value-type="float" office:value="2.627165" calcext:value-type="float">
            <text:p>2.627165</text:p>
          </table:table-cell>
          <table:table-cell office:value-type="float" office:value="1.167" calcext:value-type="float">
            <text:p>1.167</text:p>
          </table:table-cell>
          <table:table-cell office:value-type="float" office:value="1.382" calcext:value-type="float">
            <text:p>1.382</text:p>
          </table:table-cell>
          <table:table-cell office:value-type="float" office:value="0.72" calcext:value-type="float">
            <text:p>0.7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string" calcext:value-type="string">
            <text:p>R4275</text:p>
          </table:table-cell>
          <table:table-cell office:value-type="float" office:value="2.676812" calcext:value-type="float">
            <text:p>2.676812</text:p>
          </table:table-cell>
          <table:table-cell office:value-type="float" office:value="1.2" calcext:value-type="float">
            <text:p>1.2</text:p>
          </table:table-cell>
          <table:table-cell office:value-type="float" office:value="1.027" calcext:value-type="float">
            <text:p>1.027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374" calcext:value-type="float">
            <text:p>-0.374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string" calcext:value-type="string">
            <text:p>R4275</text:p>
          </table:table-cell>
          <table:table-cell office:value-type="float" office:value="2.68559" calcext:value-type="float">
            <text:p>2.68559</text:p>
          </table:table-cell>
          <table:table-cell office:value-type="float" office:value="0.642" calcext:value-type="float">
            <text:p>0.642</text:p>
          </table:table-cell>
          <table:table-cell office:value-type="float" office:value="0.936" calcext:value-type="float">
            <text:p>0.936</text:p>
          </table:table-cell>
          <table:table-cell office:value-type="float" office:value="0.539" calcext:value-type="float">
            <text:p>0.539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string" calcext:value-type="string">
            <text:p>R4275</text:p>
          </table:table-cell>
          <table:table-cell office:value-type="float" office:value="7.697078" calcext:value-type="float">
            <text:p>7.697078</text:p>
          </table:table-cell>
          <table:table-cell office:value-type="float" office:value="-0.532" calcext:value-type="float">
            <text:p>-0.532</text:p>
          </table:table-cell>
          <table:table-cell office:value-type="float" office:value="0.169" calcext:value-type="float">
            <text:p>0.169</text:p>
          </table:table-cell>
          <table:table-cell office:value-type="float" office:value="1.034" calcext:value-type="float">
            <text:p>1.034</text:p>
          </table:table-cell>
          <table:table-cell office:value-type="float" office:value="-0.269" calcext:value-type="float">
            <text:p>-0.269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R4275</text:p>
          </table:table-cell>
          <table:table-cell office:value-type="float" office:value="4.911745" calcext:value-type="float">
            <text:p>4.911745</text:p>
          </table:table-cell>
          <table:table-cell office:value-type="float" office:value="-0.437" calcext:value-type="float">
            <text:p>-0.437</text:p>
          </table:table-cell>
          <table:table-cell office:value-type="float" office:value="0.504" calcext:value-type="float">
            <text:p>0.504</text:p>
          </table:table-cell>
          <table:table-cell office:value-type="float" office:value="0.026" calcext:value-type="float">
            <text:p>0.02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string" calcext:value-type="string">
            <text:p>R4275</text:p>
          </table:table-cell>
          <table:table-cell office:value-type="float" office:value="4.812058" calcext:value-type="float">
            <text:p>4.812058</text:p>
          </table:table-cell>
          <table:table-cell office:value-type="float" office:value="0.913" calcext:value-type="float">
            <text:p>0.913</text:p>
          </table:table-cell>
          <table:table-cell office:value-type="float" office:value="0.78" calcext:value-type="float">
            <text:p>0.78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string" calcext:value-type="string">
            <text:p>R4275</text:p>
          </table:table-cell>
          <table:table-cell office:value-type="float" office:value="4.861734" calcext:value-type="float">
            <text:p>4.861734</text:p>
          </table:table-cell>
          <table:table-cell office:value-type="float" office:value="0.037" calcext:value-type="float">
            <text:p>0.037</text:p>
          </table:table-cell>
          <table:table-cell office:value-type="float" office:value="1.578" calcext:value-type="float">
            <text:p>1.578</text:p>
          </table:table-cell>
          <table:table-cell office:value-type="float" office:value="0.104" calcext:value-type="float">
            <text:p>0.104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string" calcext:value-type="string">
            <text:p>R4275</text:p>
          </table:table-cell>
          <table:table-cell office:value-type="float" office:value="2.7769" calcext:value-type="float">
            <text:p>2.7769</text:p>
          </table:table-cell>
          <table:table-cell office:value-type="float" office:value="-1.284" calcext:value-type="float">
            <text:p>-1.284</text:p>
          </table:table-cell>
          <table:table-cell office:value-type="float" office:value="0.626" calcext:value-type="float">
            <text:p>0.626</text:p>
          </table:table-cell>
          <table:table-cell office:value-type="float" office:value="-0.023" calcext:value-type="float">
            <text:p>-0.023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R4275</text:p>
          </table:table-cell>
          <table:table-cell office:value-type="float" office:value="2.83582" calcext:value-type="float">
            <text:p>2.83582</text:p>
          </table:table-cell>
          <table:table-cell office:value-type="float" office:value="-1.019" calcext:value-type="float">
            <text:p>-1.019</text:p>
          </table:table-cell>
          <table:table-cell office:value-type="float" office:value="0.787" calcext:value-type="float">
            <text:p>0.787</text:p>
          </table:table-cell>
          <table:table-cell office:value-type="float" office:value="0.237" calcext:value-type="float">
            <text:p>0.237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string" calcext:value-type="string">
            <text:p>R4307</text:p>
          </table:table-cell>
          <table:table-cell office:value-type="float" office:value="2.577076" calcext:value-type="float">
            <text:p>2.577076</text:p>
          </table:table-cell>
          <table:table-cell office:value-type="float" office:value="-1.218" calcext:value-type="float">
            <text:p>-1.218</text:p>
          </table:table-cell>
          <table:table-cell office:value-type="float" office:value="0.234" calcext:value-type="float">
            <text:p>0.234</text:p>
          </table:table-cell>
          <table:table-cell office:value-type="float" office:value="0.984" calcext:value-type="float">
            <text:p>0.984</text:p>
          </table:table-cell>
          <table:table-cell office:value-type="float" office:value="-0.599" calcext:value-type="float">
            <text:p>-0.599</text:p>
          </table:table-cell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string" calcext:value-type="string">
            <text:p>R4307</text:p>
          </table:table-cell>
          <table:table-cell office:value-type="float" office:value="5.21234" calcext:value-type="float">
            <text:p>5.21234</text:p>
          </table:table-cell>
          <table:table-cell office:value-type="float" office:value="-1.381" calcext:value-type="float">
            <text:p>-1.38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5" calcext:value-type="float">
            <text:p>0.025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string" calcext:value-type="string">
            <text:p>R4307</text:p>
          </table:table-cell>
          <table:table-cell office:value-type="float" office:value="2.176434" calcext:value-type="float">
            <text:p>2.176434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69" calcext:value-type="float">
            <text:p>0.69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string" calcext:value-type="string">
            <text:p>R4307</text:p>
          </table:table-cell>
          <table:table-cell office:value-type="float" office:value="5.262054" calcext:value-type="float">
            <text:p>5.262054</text:p>
          </table:table-cell>
          <table:table-cell office:value-type="float" office:value="-0.73" calcext:value-type="float">
            <text:p>-0.73</text:p>
          </table:table-cell>
          <table:table-cell office:value-type="float" office:value="-0.455" calcext:value-type="float">
            <text:p>-0.455</text:p>
          </table:table-cell>
          <table:table-cell office:value-type="float" office:value="0.343" calcext:value-type="float">
            <text:p>0.343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R4307</text:p>
          </table:table-cell>
          <table:table-cell office:value-type="float" office:value="2.176417" calcext:value-type="float">
            <text:p>2.176417</text:p>
          </table:table-cell>
          <table:table-cell office:value-type="float" office:value="-0.551" calcext:value-type="float">
            <text:p>-0.551</text:p>
          </table:table-cell>
          <table:table-cell office:value-type="float" office:value="0.616" calcext:value-type="float">
            <text:p>0.61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404" calcext:value-type="float">
            <text:p>-0.404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string" calcext:value-type="string">
            <text:p>R4307</text:p>
          </table:table-cell>
          <table:table-cell office:value-type="float" office:value="2.685767" calcext:value-type="float">
            <text:p>2.685767</text:p>
          </table:table-cell>
          <table:table-cell office:value-type="float" office:value="-1.043" calcext:value-type="float">
            <text:p>-1.043</text:p>
          </table:table-cell>
          <table:table-cell office:value-type="float" office:value="1.576" calcext:value-type="float">
            <text:p>1.576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639" calcext:value-type="float">
            <text:p>-0.639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R4307</text:p>
          </table:table-cell>
          <table:table-cell office:value-type="float" office:value="2.66058" calcext:value-type="float">
            <text:p>2.66058</text:p>
          </table:table-cell>
          <table:table-cell office:value-type="float" office:value="-0.85" calcext:value-type="float">
            <text:p>-0.85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106" calcext:value-type="float">
            <text:p>0.106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string" calcext:value-type="string">
            <text:p>R4307</text:p>
          </table:table-cell>
          <table:table-cell office:value-type="float" office:value="2.835721" calcext:value-type="float">
            <text:p>2.835721</text:p>
          </table:table-cell>
          <table:table-cell office:value-type="float" office:value="-0.714" calcext:value-type="float">
            <text:p>-0.714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string" calcext:value-type="string">
            <text:p>R4307</text:p>
          </table:table-cell>
          <table:table-cell office:value-type="float" office:value="2.727319" calcext:value-type="float">
            <text:p>2.727319</text:p>
          </table:table-cell>
          <table:table-cell office:value-type="float" office:value="-0.948" calcext:value-type="float">
            <text:p>-0.948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597" calcext:value-type="float">
            <text:p>0.59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string" calcext:value-type="string">
            <text:p>R4307</text:p>
          </table:table-cell>
          <table:table-cell office:value-type="float" office:value="2.726879" calcext:value-type="float">
            <text:p>2.726879</text:p>
          </table:table-cell>
          <table:table-cell office:value-type="float" office:value="0.101" calcext:value-type="float">
            <text:p>0.101</text:p>
          </table:table-cell>
          <table:table-cell office:value-type="float" office:value="-0.537" calcext:value-type="float">
            <text:p>-0.537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385" calcext:value-type="float">
            <text:p>-0.385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R4307</text:p>
          </table:table-cell>
          <table:table-cell office:value-type="float" office:value="2.384919" calcext:value-type="float">
            <text:p>2.384919</text:p>
          </table:table-cell>
          <table:table-cell office:value-type="float" office:value="-1.084" calcext:value-type="float">
            <text:p>-1.084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41" calcext:value-type="float">
            <text:p>-0.641</text:p>
          </table:table-cell>
          <table:table-cell office:value-type="float" office:value="-0.259" calcext:value-type="float">
            <text:p>-0.259</text:p>
          </table:table-cell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string" calcext:value-type="string">
            <text:p>R4307</text:p>
          </table:table-cell>
          <table:table-cell office:value-type="float" office:value="4.920094" calcext:value-type="float">
            <text:p>4.920094</text:p>
          </table:table-cell>
          <table:table-cell office:value-type="float" office:value="-1.357" calcext:value-type="float">
            <text:p>-1.357</text:p>
          </table:table-cell>
          <table:table-cell office:value-type="float" office:value="-0.767" calcext:value-type="float">
            <text:p>-0.767</text:p>
          </table:table-cell>
          <table:table-cell office:value-type="float" office:value="-1.102" calcext:value-type="float">
            <text:p>-1.102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string" calcext:value-type="string">
            <text:p>R4307</text:p>
          </table:table-cell>
          <table:table-cell office:value-type="float" office:value="2.426662" calcext:value-type="float">
            <text:p>2.426662</text:p>
          </table:table-cell>
          <table:table-cell office:value-type="float" office:value="-1.789" calcext:value-type="float">
            <text:p>-1.789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069" calcext:value-type="float">
            <text:p>0.069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string" calcext:value-type="string">
            <text:p>R4307</text:p>
          </table:table-cell>
          <table:table-cell office:value-type="float" office:value="2.626995" calcext:value-type="float">
            <text:p>2.626995</text:p>
          </table:table-cell>
          <table:table-cell office:value-type="float" office:value="-0.86" calcext:value-type="float">
            <text:p>-0.86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R4307</text:p>
          </table:table-cell>
          <table:table-cell office:value-type="float" office:value="2.727284" calcext:value-type="float">
            <text:p>2.727284</text:p>
          </table:table-cell>
          <table:table-cell office:value-type="float" office:value="-0.605" calcext:value-type="float">
            <text:p>-0.605</text:p>
          </table:table-cell>
          <table:table-cell office:value-type="float" office:value="-2.468" calcext:value-type="float">
            <text:p>-2.468</text:p>
          </table:table-cell>
          <table:table-cell office:value-type="float" office:value="0.453" calcext:value-type="float">
            <text:p>0.453</text:p>
          </table:table-cell>
          <table:table-cell office:value-type="float" office:value="-0.881" calcext:value-type="float">
            <text:p>-0.881</text:p>
          </table:table-cell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string" calcext:value-type="string">
            <text:p>R4220</text:p>
          </table:table-cell>
          <table:table-cell office:value-type="float" office:value="2.676935" calcext:value-type="float">
            <text:p>2.676935</text:p>
          </table:table-cell>
          <table:table-cell office:value-type="float" office:value="0.392" calcext:value-type="float">
            <text:p>0.392</text:p>
          </table:table-cell>
          <table:table-cell office:value-type="float" office:value="0.012" calcext:value-type="float">
            <text:p>0.012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095" calcext:value-type="float">
            <text:p>-0.095</text:p>
          </table:table-cell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string" calcext:value-type="string">
            <text:p>R4220</text:p>
          </table:table-cell>
          <table:table-cell office:value-type="float" office:value="7.138633" calcext:value-type="float">
            <text:p>7.138633</text:p>
          </table:table-cell>
          <table:table-cell office:value-type="float" office:value="0.905" calcext:value-type="float">
            <text:p>0.905</text:p>
          </table:table-cell>
          <table:table-cell office:value-type="float" office:value="0.438" calcext:value-type="float">
            <text:p>0.438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095" calcext:value-type="float">
            <text:p>-0.095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R4220</text:p>
          </table:table-cell>
          <table:table-cell office:value-type="float" office:value="2.477134" calcext:value-type="float">
            <text:p>2.477134</text:p>
          </table:table-cell>
          <table:table-cell office:value-type="float" office:value="0.758" calcext:value-type="float">
            <text:p>0.75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58" calcext:value-type="float">
            <text:p>0.358</text:p>
          </table:table-cell>
          <table:table-cell office:value-type="float" office:value="-1.026" calcext:value-type="float">
            <text:p>-1.026</text:p>
          </table:table-cell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string" calcext:value-type="string">
            <text:p>R4220</text:p>
          </table:table-cell>
          <table:table-cell office:value-type="float" office:value="2.685302" calcext:value-type="float">
            <text:p>2.685302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28" calcext:value-type="float">
            <text:p>-0.28</text:p>
          </table:table-cell>
          <table:table-cell office:value-type="float" office:value="-0.934" calcext:value-type="float">
            <text:p>-0.934</text:p>
          </table:table-cell>
          <table:table-cell office:value-type="float" office:value="-0.687" calcext:value-type="float">
            <text:p>-0.687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R4220</text:p>
          </table:table-cell>
          <table:table-cell office:value-type="float" office:value="7.838756" calcext:value-type="float">
            <text:p>7.838756</text:p>
          </table:table-cell>
          <table:table-cell office:value-type="float" office:value="-0.088" calcext:value-type="float">
            <text:p>-0.088</text:p>
          </table:table-cell>
          <table:table-cell office:value-type="float" office:value="-1.48" calcext:value-type="float">
            <text:p>-1.48</text:p>
          </table:table-cell>
          <table:table-cell office:value-type="float" office:value="-1.748" calcext:value-type="float">
            <text:p>-1.748</text:p>
          </table:table-cell>
          <table:table-cell office:value-type="float" office:value="-0.411" calcext:value-type="float">
            <text:p>-0.411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string" calcext:value-type="string">
            <text:p>R4220</text:p>
          </table:table-cell>
          <table:table-cell office:value-type="float" office:value="2.776984" calcext:value-type="float">
            <text:p>2.776984</text:p>
          </table:table-cell>
          <table:table-cell office:value-type="float" office:value="1.177" calcext:value-type="float">
            <text:p>1.177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915" calcext:value-type="float">
            <text:p>-1.915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R4220</text:p>
          </table:table-cell>
          <table:table-cell office:value-type="float" office:value="7.229996" calcext:value-type="float">
            <text:p>7.229996</text:p>
          </table:table-cell>
          <table:table-cell office:value-type="float" office:value="0.806" calcext:value-type="float">
            <text:p>0.806</text:p>
          </table:table-cell>
          <table:table-cell office:value-type="float" office:value="-1.295" calcext:value-type="float">
            <text:p>-1.295</text:p>
          </table:table-cell>
          <table:table-cell office:value-type="float" office:value="-1.694" calcext:value-type="float">
            <text:p>-1.694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string" calcext:value-type="string">
            <text:p>R4220</text:p>
          </table:table-cell>
          <table:table-cell office:value-type="float" office:value="2.376592" calcext:value-type="float">
            <text:p>2.376592</text:p>
          </table:table-cell>
          <table:table-cell office:value-type="float" office:value="0.278" calcext:value-type="float">
            <text:p>0.278</text:p>
          </table:table-cell>
          <table:table-cell office:value-type="float" office:value="-1.013" calcext:value-type="float">
            <text:p>-1.013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string" calcext:value-type="string">
            <text:p>R4220</text:p>
          </table:table-cell>
          <table:table-cell office:value-type="float" office:value="5.262239" calcext:value-type="float">
            <text:p>5.262239</text:p>
          </table:table-cell>
          <table:table-cell office:value-type="float" office:value="1.206" calcext:value-type="float">
            <text:p>1.206</text:p>
          </table:table-cell>
          <table:table-cell office:value-type="float" office:value="-1.271" calcext:value-type="float">
            <text:p>-1.271</text:p>
          </table:table-cell>
          <table:table-cell office:value-type="float" office:value="-0.198" calcext:value-type="float">
            <text:p>-0.198</text:p>
          </table:table-cell>
          <table:table-cell office:value-type="float" office:value="2.963" calcext:value-type="float">
            <text:p>2.963</text:p>
          </table:table-cell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string" calcext:value-type="string">
            <text:p>R4220</text:p>
          </table:table-cell>
          <table:table-cell office:value-type="float" office:value="2.385402" calcext:value-type="float">
            <text:p>2.385402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931" calcext:value-type="float">
            <text:p>-0.931</text:p>
          </table:table-cell>
          <table:table-cell office:value-type="float" office:value="0.621" calcext:value-type="float">
            <text:p>0.621</text:p>
          </table:table-cell>
          <table:table-cell office:value-type="float" office:value="1.944" calcext:value-type="float">
            <text:p>1.944</text:p>
          </table:table-cell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string" calcext:value-type="string">
            <text:p>R4220</text:p>
          </table:table-cell>
          <table:table-cell office:value-type="float" office:value="2.626829" calcext:value-type="float">
            <text:p>2.626829</text:p>
          </table:table-cell>
          <table:table-cell office:value-type="float" office:value="0.073" calcext:value-type="float">
            <text:p>0.073</text:p>
          </table:table-cell>
          <table:table-cell office:value-type="float" office:value="1.289" calcext:value-type="float">
            <text:p>1.289</text:p>
          </table:table-cell>
          <table:table-cell office:value-type="float" office:value="2.193" calcext:value-type="float">
            <text:p>2.193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string" calcext:value-type="string">
            <text:p>R4220</text:p>
          </table:table-cell>
          <table:table-cell office:value-type="float" office:value="2.585554" calcext:value-type="float">
            <text:p>2.585554</text:p>
          </table:table-cell>
          <table:table-cell office:value-type="float" office:value="1.75" calcext:value-type="float">
            <text:p>1.75</text:p>
          </table:table-cell>
          <table:table-cell office:value-type="float" office:value="-1.019" calcext:value-type="float">
            <text:p>-1.019</text:p>
          </table:table-cell>
          <table:table-cell office:value-type="float" office:value="-1.161" calcext:value-type="float">
            <text:p>-1.161</text:p>
          </table:table-cell>
          <table:table-cell office:value-type="float" office:value="-0.474" calcext:value-type="float">
            <text:p>-0.474</text:p>
          </table:table-cell>
        </table:table-row>
        <table:table-row table:style-name="ro1">
          <table:table-cell office:value-type="float" office:value="8996" calcext:value-type="float">
            <text:p>8996</text:p>
          </table:table-cell>
          <table:table-cell office:value-type="string" calcext:value-type="string">
            <text:p>R4220</text:p>
          </table:table-cell>
          <table:table-cell office:value-type="float" office:value="8.189148" calcext:value-type="float">
            <text:p>8.189148</text:p>
          </table:table-cell>
          <table:table-cell office:value-type="float" office:value="0.209" calcext:value-type="float">
            <text:p>0.209</text:p>
          </table:table-cell>
          <table:table-cell office:value-type="float" office:value="-1.097" calcext:value-type="float">
            <text:p>-1.097</text:p>
          </table:table-cell>
          <table:table-cell office:value-type="float" office:value="0.492" calcext:value-type="float">
            <text:p>0.492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string" calcext:value-type="string">
            <text:p>R4220</text:p>
          </table:table-cell>
          <table:table-cell office:value-type="float" office:value="2.626856" calcext:value-type="float">
            <text:p>2.626856</text:p>
          </table:table-cell>
          <table:table-cell office:value-type="float" office:value="0.711" calcext:value-type="float">
            <text:p>0.711</text:p>
          </table:table-cell>
          <table:table-cell office:value-type="float" office:value="-0.652" calcext:value-type="float">
            <text:p>-0.652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R4007</text:p>
          </table:table-cell>
          <table:table-cell office:value-type="float" office:value="8.289001" calcext:value-type="float">
            <text:p>8.289001</text:p>
          </table:table-cell>
          <table:table-cell office:value-type="float" office:value="2.292" calcext:value-type="float">
            <text:p>2.292</text:p>
          </table:table-cell>
          <table:table-cell office:value-type="float" office:value="-0.068" calcext:value-type="float">
            <text:p>-0.068</text:p>
          </table:table-cell>
          <table:table-cell office:value-type="float" office:value="1.21" calcext:value-type="float">
            <text:p>1.21</text:p>
          </table:table-cell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string" calcext:value-type="string">
            <text:p>R4007</text:p>
          </table:table-cell>
          <table:table-cell office:value-type="float" office:value="2.527174" calcext:value-type="float">
            <text:p>2.527174</text:p>
          </table:table-cell>
          <table:table-cell office:value-type="float" office:value="1.887" calcext:value-type="float">
            <text:p>1.887</text:p>
          </table:table-cell>
          <table:table-cell office:value-type="float" office:value="1.241" calcext:value-type="float">
            <text:p>1.241</text:p>
          </table:table-cell>
          <table:table-cell office:value-type="float" office:value="0.962" calcext:value-type="float">
            <text:p>0.962</text:p>
          </table:table-cell>
          <table:table-cell office:value-type="float" office:value="-1.153" calcext:value-type="float">
            <text:p>-1.153</text:p>
          </table:table-cell>
        </table:table-row>
        <table:table-row table:style-name="ro1">
          <table:table-cell office:value-type="float" office:value="9293" calcext:value-type="float">
            <text:p>9293</text:p>
          </table:table-cell>
          <table:table-cell office:value-type="string" calcext:value-type="string">
            <text:p>R4007</text:p>
          </table:table-cell>
          <table:table-cell office:value-type="float" office:value="5.353835" calcext:value-type="float">
            <text:p>5.353835</text:p>
          </table:table-cell>
          <table:table-cell office:value-type="float" office:value="-1.025" calcext:value-type="float">
            <text:p>-1.025</text:p>
          </table:table-cell>
          <table:table-cell office:value-type="float" office:value="0.328" calcext:value-type="float">
            <text:p>0.328</text:p>
          </table:table-cell>
          <table:table-cell office:value-type="float" office:value="-0.788" calcext:value-type="float">
            <text:p>-0.788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string" calcext:value-type="string">
            <text:p>R4007</text:p>
          </table:table-cell>
          <table:table-cell office:value-type="float" office:value="5.412508" calcext:value-type="float">
            <text:p>5.412508</text:p>
          </table:table-cell>
          <table:table-cell office:value-type="float" office:value="-1.68" calcext:value-type="float">
            <text:p>-1.68</text:p>
          </table:table-cell>
          <table:table-cell office:value-type="float" office:value="-0.463" calcext:value-type="float">
            <text:p>-0.463</text:p>
          </table:table-cell>
          <table:table-cell office:value-type="float" office:value="0.097" calcext:value-type="float">
            <text:p>0.097</text:p>
          </table:table-cell>
          <table:table-cell office:value-type="float" office:value="-1.004" calcext:value-type="float">
            <text:p>-1.004</text:p>
          </table:table-cell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string" calcext:value-type="string">
            <text:p>R4007</text:p>
          </table:table-cell>
          <table:table-cell office:value-type="float" office:value="2.527144" calcext:value-type="float">
            <text:p>2.527144</text:p>
          </table:table-cell>
          <table:table-cell office:value-type="float" office:value="-1.235" calcext:value-type="float">
            <text:p>-1.235</text:p>
          </table:table-cell>
          <table:table-cell office:value-type="float" office:value="-0.342" calcext:value-type="float">
            <text:p>-0.342</text:p>
          </table:table-cell>
          <table:table-cell office:value-type="float" office:value="1.638" calcext:value-type="float">
            <text:p>1.63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string" calcext:value-type="string">
            <text:p>R4007</text:p>
          </table:table-cell>
          <table:table-cell office:value-type="float" office:value="7.688802" calcext:value-type="float">
            <text:p>7.688802</text:p>
          </table:table-cell>
          <table:table-cell office:value-type="float" office:value="-1.749" calcext:value-type="float">
            <text:p>-1.749</text:p>
          </table:table-cell>
          <table:table-cell office:value-type="float" office:value="0.461" calcext:value-type="float">
            <text:p>0.461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05" calcext:value-type="float">
            <text:p>-0.205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string" calcext:value-type="string">
            <text:p>R4007</text:p>
          </table:table-cell>
          <table:table-cell office:value-type="float" office:value="2.476624" calcext:value-type="float">
            <text:p>2.476624</text:p>
          </table:table-cell>
          <table:table-cell office:value-type="float" office:value="-0.872" calcext:value-type="float">
            <text:p>-0.872</text:p>
          </table:table-cell>
          <table:table-cell office:value-type="float" office:value="0.22" calcext:value-type="float">
            <text:p>0.22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string" calcext:value-type="string">
            <text:p>R4007</text:p>
          </table:table-cell>
          <table:table-cell office:value-type="float" office:value="2.52665" calcext:value-type="float">
            <text:p>2.5266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8" calcext:value-type="float">
            <text:p>0.088</text:p>
          </table:table-cell>
          <table:table-cell office:value-type="float" office:value="2.29" calcext:value-type="float">
            <text:p>2.29</text:p>
          </table:table-cell>
          <table:table-cell office:value-type="float" office:value="-1.379" calcext:value-type="float">
            <text:p>-1.379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R4007</text:p>
          </table:table-cell>
          <table:table-cell office:value-type="float" office:value="5.40417" calcext:value-type="float">
            <text:p>5.40417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79" calcext:value-type="float">
            <text:p>-0.7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string" calcext:value-type="string">
            <text:p>R4007</text:p>
          </table:table-cell>
          <table:table-cell office:value-type="float" office:value="7.539004" calcext:value-type="float">
            <text:p>7.539004</text:p>
          </table:table-cell>
          <table:table-cell office:value-type="float" office:value="-1.585" calcext:value-type="float">
            <text:p>-1.585</text:p>
          </table:table-cell>
          <table:table-cell office:value-type="float" office:value="0.287" calcext:value-type="float">
            <text:p>0.287</text:p>
          </table:table-cell>
          <table:table-cell office:value-type="float" office:value="0.677" calcext:value-type="float">
            <text:p>0.677</text:p>
          </table:table-cell>
          <table:table-cell office:value-type="float" office:value="-0.597" calcext:value-type="float">
            <text:p>-0.597</text:p>
          </table:table-cell>
        </table:table-row>
        <table:table-row table:style-name="ro1">
          <table:table-cell office:value-type="float" office:value="9665" calcext:value-type="float">
            <text:p>9665</text:p>
          </table:table-cell>
          <table:table-cell office:value-type="string" calcext:value-type="string">
            <text:p>R3773</text:p>
          </table:table-cell>
          <table:table-cell office:value-type="float" office:value="2.627085" calcext:value-type="float">
            <text:p>2.627085</text:p>
          </table:table-cell>
          <table:table-cell office:value-type="float" office:value="0.268" calcext:value-type="float">
            <text:p>0.268</text:p>
          </table:table-cell>
          <table:table-cell office:value-type="float" office:value="-2.511" calcext:value-type="float">
            <text:p>-2.511</text:p>
          </table:table-cell>
          <table:table-cell office:value-type="float" office:value="0.3" calcext:value-type="float">
            <text:p>0.3</text:p>
          </table:table-cell>
          <table:table-cell office:value-type="float" office:value="-1.468" calcext:value-type="float">
            <text:p>-1.468</text:p>
          </table:table-cell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string" calcext:value-type="string">
            <text:p>R3773</text:p>
          </table:table-cell>
          <table:table-cell office:value-type="float" office:value="5.061948" calcext:value-type="float">
            <text:p>5.061948</text:p>
          </table:table-cell>
          <table:table-cell office:value-type="float" office:value="-0.605" calcext:value-type="float">
            <text:p>-0.605</text:p>
          </table:table-cell>
          <table:table-cell office:value-type="float" office:value="-2.337" calcext:value-type="float">
            <text:p>-2.337</text:p>
          </table:table-cell>
          <table:table-cell office:value-type="float" office:value="0.602" calcext:value-type="float">
            <text:p>0.602</text:p>
          </table:table-cell>
          <table:table-cell office:value-type="float" office:value="-0.755" calcext:value-type="float">
            <text:p>-0.75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string" calcext:value-type="string">
            <text:p>R3773</text:p>
          </table:table-cell>
          <table:table-cell office:value-type="float" office:value="2.427112" calcext:value-type="float">
            <text:p>2.42711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1.855" calcext:value-type="float">
            <text:p>-1.855</text:p>
          </table:table-cell>
          <table:table-cell office:value-type="float" office:value="0.029" calcext:value-type="float">
            <text:p>0.029</text:p>
          </table:table-cell>
          <table:table-cell office:value-type="float" office:value="-1.093" calcext:value-type="float">
            <text:p>-1.093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string" calcext:value-type="string">
            <text:p>R3773</text:p>
          </table:table-cell>
          <table:table-cell office:value-type="float" office:value="4.853363" calcext:value-type="float">
            <text:p>4.853363</text:p>
          </table:table-cell>
          <table:table-cell office:value-type="float" office:value="-0.781" calcext:value-type="float">
            <text:p>-0.781</text:p>
          </table:table-cell>
          <table:table-cell office:value-type="float" office:value="-2.005" calcext:value-type="float">
            <text:p>-2.005</text:p>
          </table:table-cell>
          <table:table-cell office:value-type="float" office:value="1.304" calcext:value-type="float">
            <text:p>1.304</text:p>
          </table:table-cell>
          <table:table-cell office:value-type="float" office:value="-1.619" calcext:value-type="float">
            <text:p>-1.619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R3773</text:p>
          </table:table-cell>
          <table:table-cell office:value-type="float" office:value="2.626757" calcext:value-type="float">
            <text:p>2.626757</text:p>
          </table:table-cell>
          <table:table-cell office:value-type="float" office:value="-0.913" calcext:value-type="float">
            <text:p>-0.913</text:p>
          </table:table-cell>
          <table:table-cell office:value-type="float" office:value="-1.953" calcext:value-type="float">
            <text:p>-1.953</text:p>
          </table:table-cell>
          <table:table-cell office:value-type="float" office:value="0.033" calcext:value-type="float">
            <text:p>0.033</text:p>
          </table:table-cell>
          <table:table-cell office:value-type="float" office:value="-1.376" calcext:value-type="float">
            <text:p>-1.376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R3773</text:p>
          </table:table-cell>
          <table:table-cell office:value-type="float" office:value="2.426666" calcext:value-type="float">
            <text:p>2.426666</text:p>
          </table:table-cell>
          <table:table-cell office:value-type="float" office:value="0.05" calcext:value-type="float">
            <text:p>0.05</text:p>
          </table:table-cell>
          <table:table-cell office:value-type="float" office:value="-1.704" calcext:value-type="float">
            <text:p>-1.704</text:p>
          </table:table-cell>
          <table:table-cell office:value-type="float" office:value="0.933" calcext:value-type="float">
            <text:p>0.933</text:p>
          </table:table-cell>
          <table:table-cell office:value-type="float" office:value="-1.639" calcext:value-type="float">
            <text:p>-1.639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R3773</text:p>
          </table:table-cell>
          <table:table-cell office:value-type="float" office:value="2.484955" calcext:value-type="float">
            <text:p>2.484955</text:p>
          </table:table-cell>
          <table:table-cell office:value-type="float" office:value="-1.922" calcext:value-type="float">
            <text:p>-1.922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81" calcext:value-type="float">
            <text:p>0.81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R3773</text:p>
          </table:table-cell>
          <table:table-cell office:value-type="float" office:value="2.685594" calcext:value-type="float">
            <text:p>2.685594</text:p>
          </table:table-cell>
          <table:table-cell office:value-type="float" office:value="-1.718" calcext:value-type="float">
            <text:p>-1.718</text:p>
          </table:table-cell>
          <table:table-cell office:value-type="float" office:value="-0.723" calcext:value-type="float">
            <text:p>-0.723</text:p>
          </table:table-cell>
          <table:table-cell office:value-type="float" office:value="1.358" calcext:value-type="float">
            <text:p>1.358</text:p>
          </table:table-cell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R3773</text:p>
          </table:table-cell>
          <table:table-cell office:value-type="float" office:value="7.396816" calcext:value-type="float">
            <text:p>7.396816</text:p>
          </table:table-cell>
          <table:table-cell office:value-type="float" office:value="-0.8" calcext:value-type="float">
            <text:p>-0.8</text:p>
          </table:table-cell>
          <table:table-cell office:value-type="float" office:value="-1.367" calcext:value-type="float">
            <text:p>-1.367</text:p>
          </table:table-cell>
          <table:table-cell office:value-type="float" office:value="2.255" calcext:value-type="float">
            <text:p>2.255</text:p>
          </table:table-cell>
          <table:table-cell office:value-type="float" office:value="-0.186" calcext:value-type="float">
            <text:p>-0.186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R3773</text:p>
          </table:table-cell>
          <table:table-cell office:value-type="float" office:value="2.735174" calcext:value-type="float">
            <text:p>2.735174</text:p>
          </table:table-cell>
          <table:table-cell office:value-type="float" office:value="-0.862" calcext:value-type="float">
            <text:p>-0.862</text:p>
          </table:table-cell>
          <table:table-cell office:value-type="float" office:value="-2.488" calcext:value-type="float">
            <text:p>-2.488</text:p>
          </table:table-cell>
          <table:table-cell office:value-type="float" office:value="1.763" calcext:value-type="float">
            <text:p>1.763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R3773</text:p>
          </table:table-cell>
          <table:table-cell office:value-type="float" office:value="2.535184" calcext:value-type="float">
            <text:p>2.535184</text:p>
          </table:table-cell>
          <table:table-cell office:value-type="float" office:value="-0.853" calcext:value-type="float">
            <text:p>-0.853</text:p>
          </table:table-cell>
          <table:table-cell office:value-type="float" office:value="0.925" calcext:value-type="float">
            <text:p>0.925</text:p>
          </table:table-cell>
          <table:table-cell office:value-type="float" office:value="2.154" calcext:value-type="float">
            <text:p>2.154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R3773</text:p>
          </table:table-cell>
          <table:table-cell office:value-type="float" office:value="2.627323" calcext:value-type="float">
            <text:p>2.627323</text:p>
          </table:table-cell>
          <table:table-cell office:value-type="float" office:value="-1.491" calcext:value-type="float">
            <text:p>-1.491</text:p>
          </table:table-cell>
          <table:table-cell office:value-type="float" office:value="0.774" calcext:value-type="float">
            <text:p>0.774</text:p>
          </table:table-cell>
          <table:table-cell office:value-type="float" office:value="2.167" calcext:value-type="float">
            <text:p>2.167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R3773</text:p>
          </table:table-cell>
          <table:table-cell office:value-type="float" office:value="2.526716" calcext:value-type="float">
            <text:p>2.526716</text:p>
          </table:table-cell>
          <table:table-cell office:value-type="float" office:value="-0.258" calcext:value-type="float">
            <text:p>-0.258</text:p>
          </table:table-cell>
          <table:table-cell office:value-type="float" office:value="-2.098" calcext:value-type="float">
            <text:p>-2.098</text:p>
          </table:table-cell>
          <table:table-cell office:value-type="float" office:value="0.411" calcext:value-type="float">
            <text:p>0.411</text:p>
          </table:table-cell>
          <table:table-cell office:value-type="float" office:value="-1.006" calcext:value-type="float">
            <text:p>-1.006</text:p>
          </table:table-cell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string" calcext:value-type="string">
            <text:p>R4239</text:p>
          </table:table-cell>
          <table:table-cell office:value-type="float" office:value="2.776801" calcext:value-type="float">
            <text:p>2.776801</text:p>
          </table:table-cell>
          <table:table-cell office:value-type="float" office:value="-1.755" calcext:value-type="float">
            <text:p>-1.755</text:p>
          </table:table-cell>
          <table:table-cell office:value-type="float" office:value="-0.664" calcext:value-type="float">
            <text:p>-0.664</text:p>
          </table:table-cell>
          <table:table-cell office:value-type="float" office:value="1.541" calcext:value-type="float">
            <text:p>1.541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10375" calcext:value-type="float">
            <text:p>10375</text:p>
          </table:table-cell>
          <table:table-cell office:value-type="string" calcext:value-type="string">
            <text:p>R4239</text:p>
          </table:table-cell>
          <table:table-cell office:value-type="float" office:value="5.311921" calcext:value-type="float">
            <text:p>5.311921</text:p>
          </table:table-cell>
          <table:table-cell office:value-type="float" office:value="-1.489" calcext:value-type="float">
            <text:p>-1.48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366" calcext:value-type="float">
            <text:p>0.366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float" office:value="10421" calcext:value-type="float">
            <text:p>10421</text:p>
          </table:table-cell>
          <table:table-cell office:value-type="string" calcext:value-type="string">
            <text:p>R4239</text:p>
          </table:table-cell>
          <table:table-cell office:value-type="float" office:value="5.154004" calcext:value-type="float">
            <text:p>5.154004</text:p>
          </table:table-cell>
          <table:table-cell office:value-type="float" office:value="0.642" calcext:value-type="float">
            <text:p>0.642</text:p>
          </table:table-cell>
          <table:table-cell office:value-type="float" office:value="0.448" calcext:value-type="float">
            <text:p>0.448</text:p>
          </table:table-cell>
          <table:table-cell office:value-type="float" office:value="0.176" calcext:value-type="float">
            <text:p>0.176</text:p>
          </table:table-cell>
          <table:table-cell office:value-type="float" office:value="-0.891" calcext:value-type="float">
            <text:p>-0.891</text:p>
          </table:table-cell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string" calcext:value-type="string">
            <text:p>R4239</text:p>
          </table:table-cell>
          <table:table-cell office:value-type="float" office:value="2.326549" calcext:value-type="float">
            <text:p>2.326549</text:p>
          </table:table-cell>
          <table:table-cell office:value-type="float" office:value="1.067" calcext:value-type="float">
            <text:p>1.067</text:p>
          </table:table-cell>
          <table:table-cell office:value-type="float" office:value="0.688" calcext:value-type="float">
            <text:p>0.688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478" calcext:value-type="float">
            <text:p>-0.478</text:p>
          </table:table-cell>
        </table:table-row>
        <table:table-row table:style-name="ro1">
          <table:table-cell office:value-type="float" office:value="10465" calcext:value-type="float">
            <text:p>10465</text:p>
          </table:table-cell>
          <table:table-cell office:value-type="string" calcext:value-type="string">
            <text:p>R4239</text:p>
          </table:table-cell>
          <table:table-cell office:value-type="float" office:value="2.585112" calcext:value-type="float">
            <text:p>2.585112</text:p>
          </table:table-cell>
          <table:table-cell office:value-type="float" office:value="-2.264" calcext:value-type="float">
            <text:p>-2.264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float" office:value="10571" calcext:value-type="float">
            <text:p>10571</text:p>
          </table:table-cell>
          <table:table-cell office:value-type="string" calcext:value-type="string">
            <text:p>R4239</text:p>
          </table:table-cell>
          <table:table-cell office:value-type="float" office:value="2.527296" calcext:value-type="float">
            <text:p>2.527296</text:p>
          </table:table-cell>
          <table:table-cell office:value-type="float" office:value="1.996" calcext:value-type="float">
            <text:p>1.996</text:p>
          </table:table-cell>
          <table:table-cell office:value-type="float" office:value="2.001" calcext:value-type="float">
            <text:p>2.001</text:p>
          </table:table-cell>
          <table:table-cell office:value-type="float" office:value="0.506" calcext:value-type="float">
            <text:p>0.506</text:p>
          </table:table-cell>
          <table:table-cell office:value-type="float" office:value="-0.814" calcext:value-type="float">
            <text:p>-0.814</text:p>
          </table:table-cell>
        </table:table-row>
        <table:table-row table:style-name="ro1">
          <table:table-cell office:value-type="float" office:value="10589" calcext:value-type="float">
            <text:p>10589</text:p>
          </table:table-cell>
          <table:table-cell office:value-type="string" calcext:value-type="string">
            <text:p>R4239</text:p>
          </table:table-cell>
          <table:table-cell office:value-type="float" office:value="2.226417" calcext:value-type="float">
            <text:p>2.226417</text:p>
          </table:table-cell>
          <table:table-cell office:value-type="float" office:value="0.27" calcext:value-type="float">
            <text:p>0.27</text:p>
          </table:table-cell>
          <table:table-cell office:value-type="float" office:value="-1.945" calcext:value-type="float">
            <text:p>-1.945</text:p>
          </table:table-cell>
          <table:table-cell office:value-type="float" office:value="-0.151" calcext:value-type="float">
            <text:p>-0.151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float" office:value="10614" calcext:value-type="float">
            <text:p>10614</text:p>
          </table:table-cell>
          <table:table-cell office:value-type="string" calcext:value-type="string">
            <text:p>R4239</text:p>
          </table:table-cell>
          <table:table-cell office:value-type="float" office:value="2.6768" calcext:value-type="float">
            <text:p>2.6768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877" calcext:value-type="float">
            <text:p>0.877</text:p>
          </table:table-cell>
          <table:table-cell office:value-type="float" office:value="0.593" calcext:value-type="float">
            <text:p>0.593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10795" calcext:value-type="float">
            <text:p>10795</text:p>
          </table:table-cell>
          <table:table-cell office:value-type="string" calcext:value-type="string">
            <text:p>R4239</text:p>
          </table:table-cell>
          <table:table-cell office:value-type="float" office:value="4.719856" calcext:value-type="float">
            <text:p>4.719856</text:p>
          </table:table-cell>
          <table:table-cell office:value-type="float" office:value="-1.274" calcext:value-type="float">
            <text:p>-1.274</text:p>
          </table:table-cell>
          <table:table-cell office:value-type="float" office:value="-0.6" calcext:value-type="float">
            <text:p>-0.6</text:p>
          </table:table-cell>
          <table:table-cell office:value-type="float" office:value="0.601" calcext:value-type="float">
            <text:p>0.601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string" calcext:value-type="string">
            <text:p>R4239</text:p>
          </table:table-cell>
          <table:table-cell office:value-type="float" office:value="2.526261" calcext:value-type="float">
            <text:p>2.526261</text:p>
          </table:table-cell>
          <table:table-cell office:value-type="float" office:value="-1.476" calcext:value-type="float">
            <text:p>-1.476</text:p>
          </table:table-cell>
          <table:table-cell office:value-type="float" office:value="-0.393" calcext:value-type="float">
            <text:p>-0.393</text:p>
          </table:table-cell>
          <table:table-cell office:value-type="float" office:value="1.869" calcext:value-type="float">
            <text:p>1.869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float" office:value="10835" calcext:value-type="float">
            <text:p>10835</text:p>
          </table:table-cell>
          <table:table-cell office:value-type="string" calcext:value-type="string">
            <text:p>R4239</text:p>
          </table:table-cell>
          <table:table-cell office:value-type="float" office:value="2.535342" calcext:value-type="float">
            <text:p>2.535342</text:p>
          </table:table-cell>
          <table:table-cell office:value-type="float" office:value="-2.169" calcext:value-type="float">
            <text:p>-2.169</text:p>
          </table:table-cell>
          <table:table-cell office:value-type="float" office:value="-0.972" calcext:value-type="float">
            <text:p>-0.972</text:p>
          </table:table-cell>
          <table:table-cell office:value-type="float" office:value="2.123" calcext:value-type="float">
            <text:p>2.123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0873" calcext:value-type="float">
            <text:p>10873</text:p>
          </table:table-cell>
          <table:table-cell office:value-type="string" calcext:value-type="string">
            <text:p>R3557</text:p>
          </table:table-cell>
          <table:table-cell office:value-type="float" office:value="2.577282" calcext:value-type="float">
            <text:p>2.577282</text:p>
          </table:table-cell>
          <table:table-cell office:value-type="float" office:value="1.514" calcext:value-type="float">
            <text:p>1.514</text:p>
          </table:table-cell>
          <table:table-cell office:value-type="float" office:value="-2.453" calcext:value-type="float">
            <text:p>-2.453</text:p>
          </table:table-cell>
          <table:table-cell office:value-type="float" office:value="0.446" calcext:value-type="float">
            <text:p>0.446</text:p>
          </table:table-cell>
          <table:table-cell office:value-type="float" office:value="-0.722" calcext:value-type="float">
            <text:p>-0.722</text:p>
          </table:table-cell>
        </table:table-row>
        <table:table-row table:style-name="ro1">
          <table:table-cell office:value-type="float" office:value="10889" calcext:value-type="float">
            <text:p>10889</text:p>
          </table:table-cell>
          <table:table-cell office:value-type="string" calcext:value-type="string">
            <text:p>R3557</text:p>
          </table:table-cell>
          <table:table-cell office:value-type="float" office:value="5.16208" calcext:value-type="float">
            <text:p>5.16208</text:p>
          </table:table-cell>
          <table:table-cell office:value-type="float" office:value="1.212" calcext:value-type="float">
            <text:p>1.212</text:p>
          </table:table-cell>
          <table:table-cell office:value-type="float" office:value="-2.163" calcext:value-type="float">
            <text:p>-2.163</text:p>
          </table:table-cell>
          <table:table-cell office:value-type="float" office:value="0.238" calcext:value-type="float">
            <text:p>0.238</text:p>
          </table:table-cell>
          <table:table-cell office:value-type="float" office:value="-1.51" calcext:value-type="float">
            <text:p>-1.51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string" calcext:value-type="string">
            <text:p>R3557</text:p>
          </table:table-cell>
          <table:table-cell office:value-type="float" office:value="5.204162" calcext:value-type="float">
            <text:p>5.204162</text:p>
          </table:table-cell>
          <table:table-cell office:value-type="float" office:value="0.521" calcext:value-type="float">
            <text:p>0.521</text:p>
          </table:table-cell>
          <table:table-cell office:value-type="float" office:value="-0.4" calcext:value-type="float">
            <text:p>-0.4</text:p>
          </table:table-cell>
          <table:table-cell office:value-type="float" office:value="0.899" calcext:value-type="float">
            <text:p>0.899</text:p>
          </table:table-cell>
          <table:table-cell office:value-type="float" office:value="-1.754" calcext:value-type="float">
            <text:p>-1.754</text:p>
          </table:table-cell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string" calcext:value-type="string">
            <text:p>R3557</text:p>
          </table:table-cell>
          <table:table-cell office:value-type="float" office:value="7.488421" calcext:value-type="float">
            <text:p>7.488421</text:p>
          </table:table-cell>
          <table:table-cell office:value-type="float" office:value="-0.274" calcext:value-type="float">
            <text:p>-0.274</text:p>
          </table:table-cell>
          <table:table-cell office:value-type="float" office:value="-1.8" calcext:value-type="float">
            <text:p>-1.8</text:p>
          </table:table-cell>
          <table:table-cell office:value-type="float" office:value="1.26" calcext:value-type="float">
            <text:p>1.26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string" calcext:value-type="string">
            <text:p>R3557</text:p>
          </table:table-cell>
          <table:table-cell office:value-type="float" office:value="5.312002" calcext:value-type="float">
            <text:p>5.312002</text:p>
          </table:table-cell>
          <table:table-cell office:value-type="float" office:value="-0.132" calcext:value-type="float">
            <text:p>-0.132</text:p>
          </table:table-cell>
          <table:table-cell office:value-type="float" office:value="-1.706" calcext:value-type="float">
            <text:p>-1.706</text:p>
          </table:table-cell>
          <table:table-cell office:value-type="float" office:value="0.36" calcext:value-type="float">
            <text:p>0.36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string" calcext:value-type="string">
            <text:p>R3557</text:p>
          </table:table-cell>
          <table:table-cell office:value-type="float" office:value="2.527015" calcext:value-type="float">
            <text:p>2.527015</text:p>
          </table:table-cell>
          <table:table-cell office:value-type="float" office:value="1.212" calcext:value-type="float">
            <text:p>1.212</text:p>
          </table:table-cell>
          <table:table-cell office:value-type="float" office:value="-2.163" calcext:value-type="float">
            <text:p>-2.163</text:p>
          </table:table-cell>
          <table:table-cell office:value-type="float" office:value="0.238" calcext:value-type="float">
            <text:p>0.238</text:p>
          </table:table-cell>
          <table:table-cell office:value-type="float" office:value="-1.51" calcext:value-type="float">
            <text:p>-1.51</text:p>
          </table:table-cell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string" calcext:value-type="string">
            <text:p>R3557</text:p>
          </table:table-cell>
          <table:table-cell office:value-type="float" office:value="2.726859" calcext:value-type="float">
            <text:p>2.726859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974" calcext:value-type="float">
            <text:p>-0.974</text:p>
          </table:table-cell>
          <table:table-cell office:value-type="float" office:value="2.381" calcext:value-type="float">
            <text:p>2.381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11327" calcext:value-type="float">
            <text:p>11327</text:p>
          </table:table-cell>
          <table:table-cell office:value-type="string" calcext:value-type="string">
            <text:p>R3557</text:p>
          </table:table-cell>
          <table:table-cell office:value-type="float" office:value="5.062181" calcext:value-type="float">
            <text:p>5.062181</text:p>
          </table:table-cell>
          <table:table-cell office:value-type="float" office:value="0.268" calcext:value-type="float">
            <text:p>0.268</text:p>
          </table:table-cell>
          <table:table-cell office:value-type="float" office:value="-2.511" calcext:value-type="float">
            <text:p>-2.511</text:p>
          </table:table-cell>
          <table:table-cell office:value-type="float" office:value="0.3" calcext:value-type="float">
            <text:p>0.3</text:p>
          </table:table-cell>
          <table:table-cell office:value-type="float" office:value="-1.468" calcext:value-type="float">
            <text:p>-1.468</text:p>
          </table:table-cell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string" calcext:value-type="string">
            <text:p>R3557</text:p>
          </table:table-cell>
          <table:table-cell office:value-type="float" office:value="5.020107" calcext:value-type="float">
            <text:p>5.020107</text:p>
          </table:table-cell>
          <table:table-cell office:value-type="float" office:value="0.034" calcext:value-type="float">
            <text:p>0.034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966" calcext:value-type="float">
            <text:p>-0.966</text:p>
          </table:table-cell>
        </table:table-row>
        <table:table-row table:style-name="ro1">
          <table:table-cell office:value-type="float" office:value="11364" calcext:value-type="float">
            <text:p>11364</text:p>
          </table:table-cell>
          <table:table-cell office:value-type="string" calcext:value-type="string">
            <text:p>R3557</text:p>
          </table:table-cell>
          <table:table-cell office:value-type="float" office:value="2.776897" calcext:value-type="float">
            <text:p>2.776897</text:p>
          </table:table-cell>
          <table:table-cell office:value-type="float" office:value="1.212" calcext:value-type="float">
            <text:p>1.212</text:p>
          </table:table-cell>
          <table:table-cell office:value-type="float" office:value="-2.163" calcext:value-type="float">
            <text:p>-2.163</text:p>
          </table:table-cell>
          <table:table-cell office:value-type="float" office:value="0.238" calcext:value-type="float">
            <text:p>0.238</text:p>
          </table:table-cell>
          <table:table-cell office:value-type="float" office:value="-1.51" calcext:value-type="float">
            <text:p>-1.51</text:p>
          </table:table-cell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R3111</text:p>
          </table:table-cell>
          <table:table-cell office:value-type="float" office:value="4.803339" calcext:value-type="float">
            <text:p>4.803339</text:p>
          </table:table-cell>
          <table:table-cell office:value-type="float" office:value="0.797" calcext:value-type="float">
            <text:p>0.797</text:p>
          </table:table-cell>
          <table:table-cell office:value-type="float" office:value="0.513" calcext:value-type="float">
            <text:p>0.513</text:p>
          </table:table-cell>
          <table:table-cell office:value-type="float" office:value="1.088" calcext:value-type="float">
            <text:p>1.08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string" calcext:value-type="string">
            <text:p>R3111</text:p>
          </table:table-cell>
          <table:table-cell office:value-type="float" office:value="2.626822" calcext:value-type="float">
            <text:p>2.626822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67" calcext:value-type="float">
            <text:p>-0.67</text:p>
          </table:table-cell>
          <table:table-cell office:value-type="float" office:value="1.348" calcext:value-type="float">
            <text:p>1.348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11645" calcext:value-type="float">
            <text:p>11645</text:p>
          </table:table-cell>
          <table:table-cell office:value-type="string" calcext:value-type="string">
            <text:p>R3111</text:p>
          </table:table-cell>
          <table:table-cell office:value-type="float" office:value="2.276522" calcext:value-type="float">
            <text:p>2.276522</text:p>
          </table:table-cell>
          <table:table-cell office:value-type="float" office:value="-0.664" calcext:value-type="float">
            <text:p>-0.664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819" calcext:value-type="float">
            <text:p>0.819</text:p>
          </table:table-cell>
          <table:table-cell office:value-type="float" office:value="1.682" calcext:value-type="float">
            <text:p>1.682</text:p>
          </table:table-cell>
        </table:table-row>
        <table:table-row table:style-name="ro1">
          <table:table-cell office:value-type="float" office:value="11661" calcext:value-type="float">
            <text:p>11661</text:p>
          </table:table-cell>
          <table:table-cell office:value-type="string" calcext:value-type="string">
            <text:p>R3111</text:p>
          </table:table-cell>
          <table:table-cell office:value-type="float" office:value="5.012149" calcext:value-type="float">
            <text:p>5.012149</text:p>
          </table:table-cell>
          <table:table-cell office:value-type="float" office:value="0.706" calcext:value-type="float">
            <text:p>0.706</text:p>
          </table:table-cell>
          <table:table-cell office:value-type="float" office:value="0.804" calcext:value-type="float">
            <text:p>0.804</text:p>
          </table:table-cell>
          <table:table-cell office:value-type="float" office:value="0.725" calcext:value-type="float">
            <text:p>0.725</text:p>
          </table:table-cell>
          <table:table-cell office:value-type="float" office:value="2.322" calcext:value-type="float">
            <text:p>2.322</text:p>
          </table:table-cell>
        </table:table-row>
        <table:table-row table:style-name="ro1">
          <table:table-cell office:value-type="float" office:value="11842" calcext:value-type="float">
            <text:p>11842</text:p>
          </table:table-cell>
          <table:table-cell office:value-type="string" calcext:value-type="string">
            <text:p>R3111</text:p>
          </table:table-cell>
          <table:table-cell office:value-type="float" office:value="5.312337" calcext:value-type="float">
            <text:p>5.312337</text:p>
          </table:table-cell>
          <table:table-cell office:value-type="float" office:value="0.395" calcext:value-type="float">
            <text:p>0.395</text:p>
          </table:table-cell>
          <table:table-cell office:value-type="float" office:value="1.217" calcext:value-type="float">
            <text:p>1.217</text:p>
          </table:table-cell>
          <table:table-cell office:value-type="float" office:value="1.038" calcext:value-type="float">
            <text:p>1.038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11865" calcext:value-type="float">
            <text:p>11865</text:p>
          </table:table-cell>
          <table:table-cell office:value-type="string" calcext:value-type="string">
            <text:p>R3111</text:p>
          </table:table-cell>
          <table:table-cell office:value-type="float" office:value="4.911693" calcext:value-type="float">
            <text:p>4.911693</text:p>
          </table:table-cell>
          <table:table-cell office:value-type="float" office:value="0.433" calcext:value-type="float">
            <text:p>0.433</text:p>
          </table:table-cell>
          <table:table-cell office:value-type="float" office:value="0.216" calcext:value-type="float">
            <text:p>0.216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1891" calcext:value-type="float">
            <text:p>11891</text:p>
          </table:table-cell>
          <table:table-cell office:value-type="string" calcext:value-type="string">
            <text:p>R3111</text:p>
          </table:table-cell>
          <table:table-cell office:value-type="float" office:value="2.935364" calcext:value-type="float">
            <text:p>2.935364</text:p>
          </table:table-cell>
          <table:table-cell office:value-type="float" office:value="-0.871" calcext:value-type="float">
            <text:p>-0.871</text:p>
          </table:table-cell>
          <table:table-cell office:value-type="float" office:value="-1.007" calcext:value-type="float">
            <text:p>-1.007</text:p>
          </table:table-cell>
          <table:table-cell office:value-type="float" office:value="-0.7" calcext:value-type="float">
            <text:p>-0.7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11943" calcext:value-type="float">
            <text:p>11943</text:p>
          </table:table-cell>
          <table:table-cell office:value-type="string" calcext:value-type="string">
            <text:p>R3111</text:p>
          </table:table-cell>
          <table:table-cell office:value-type="float" office:value="2.42669" calcext:value-type="float">
            <text:p>2.42669</text:p>
          </table:table-cell>
          <table:table-cell office:value-type="float" office:value="-1.079" calcext:value-type="float">
            <text:p>-1.079</text:p>
          </table:table-cell>
          <table:table-cell office:value-type="float" office:value="0.24" calcext:value-type="float">
            <text:p>0.24</text:p>
          </table:table-cell>
          <table:table-cell office:value-type="float" office:value="1.29" calcext:value-type="float">
            <text:p>1.29</text:p>
          </table:table-cell>
          <table:table-cell office:value-type="float" office:value="-0.283" calcext:value-type="float">
            <text:p>-0.283</text:p>
          </table:table-cell>
        </table:table-row>
        <table:table-row table:style-name="ro1">
          <table:table-cell office:value-type="float" office:value="11959" calcext:value-type="float">
            <text:p>11959</text:p>
          </table:table-cell>
          <table:table-cell office:value-type="string" calcext:value-type="string">
            <text:p>R3111</text:p>
          </table:table-cell>
          <table:table-cell office:value-type="float" office:value="5.003968" calcext:value-type="float">
            <text:p>5.003968</text:p>
          </table:table-cell>
          <table:table-cell office:value-type="float" office:value="0.193" calcext:value-type="float">
            <text:p>0.193</text:p>
          </table:table-cell>
          <table:table-cell office:value-type="float" office:value="1.577" calcext:value-type="float">
            <text:p>1.577</text:p>
          </table:table-cell>
          <table:table-cell office:value-type="float" office:value="-0.451" calcext:value-type="float">
            <text:p>-0.451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11974" calcext:value-type="float">
            <text:p>11974</text:p>
          </table:table-cell>
          <table:table-cell office:value-type="string" calcext:value-type="string">
            <text:p>R3111</text:p>
          </table:table-cell>
          <table:table-cell office:value-type="float" office:value="2.777316" calcext:value-type="float">
            <text:p>2.777316</text:p>
          </table:table-cell>
          <table:table-cell office:value-type="float" office:value="0.839" calcext:value-type="float">
            <text:p>0.839</text:p>
          </table:table-cell>
          <table:table-cell office:value-type="float" office:value="0.237" calcext:value-type="float">
            <text:p>0.237</text:p>
          </table:table-cell>
          <table:table-cell office:value-type="float" office:value="1.027" calcext:value-type="float">
            <text:p>1.027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string" calcext:value-type="string">
            <text:p>R4236</text:p>
          </table:table-cell>
          <table:table-cell office:value-type="float" office:value="2.726848" calcext:value-type="float">
            <text:p>2.72684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432" calcext:value-type="float">
            <text:p>-0.432</text:p>
          </table:table-cell>
          <table:table-cell office:value-type="float" office:value="-0.233" calcext:value-type="float">
            <text:p>-0.233</text:p>
          </table:table-cell>
          <table:table-cell office:value-type="float" office:value="-1.099" calcext:value-type="float">
            <text:p>-1.099</text:p>
          </table:table-cell>
        </table:table-row>
        <table:table-row table:style-name="ro1">
          <table:table-cell office:value-type="float" office:value="12298" calcext:value-type="float">
            <text:p>12298</text:p>
          </table:table-cell>
          <table:table-cell office:value-type="string" calcext:value-type="string">
            <text:p>R4236</text:p>
          </table:table-cell>
          <table:table-cell office:value-type="float" office:value="4.803251" calcext:value-type="float">
            <text:p>4.803251</text:p>
          </table:table-cell>
          <table:table-cell office:value-type="float" office:value="-0.131" calcext:value-type="float">
            <text:p>-0.131</text:p>
          </table:table-cell>
          <table:table-cell office:value-type="float" office:value="-1.234" calcext:value-type="float">
            <text:p>-1.234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224" calcext:value-type="float">
            <text:p>-0.224</text:p>
          </table:table-cell>
        </table:table-row>
        <table:table-row table:style-name="ro1">
          <table:table-cell office:value-type="float" office:value="12321" calcext:value-type="float">
            <text:p>12321</text:p>
          </table:table-cell>
          <table:table-cell office:value-type="string" calcext:value-type="string">
            <text:p>R4236</text:p>
          </table:table-cell>
          <table:table-cell office:value-type="float" office:value="7.797127" calcext:value-type="float">
            <text:p>7.797127</text:p>
          </table:table-cell>
          <table:table-cell office:value-type="float" office:value="-0.305" calcext:value-type="float">
            <text:p>-0.305</text:p>
          </table:table-cell>
          <table:table-cell office:value-type="float" office:value="-1.382" calcext:value-type="float">
            <text:p>-1.382</text:p>
          </table:table-cell>
          <table:table-cell office:value-type="float" office:value="-0.07" calcext:value-type="float">
            <text:p>-0.07</text:p>
          </table:table-cell>
          <table:table-cell office:value-type="float" office:value="-1.251" calcext:value-type="float">
            <text:p>-1.251</text:p>
          </table:table-cell>
        </table:table-row>
        <table:table-row table:style-name="ro1">
          <table:table-cell office:value-type="float" office:value="12338" calcext:value-type="float">
            <text:p>12338</text:p>
          </table:table-cell>
          <table:table-cell office:value-type="string" calcext:value-type="string">
            <text:p>R4236</text:p>
          </table:table-cell>
          <table:table-cell office:value-type="float" office:value="7.88916" calcext:value-type="float">
            <text:p>7.88916</text:p>
          </table:table-cell>
          <table:table-cell office:value-type="float" office:value="-1.518" calcext:value-type="float">
            <text:p>-1.518</text:p>
          </table:table-cell>
          <table:table-cell office:value-type="float" office:value="-1.346" calcext:value-type="float">
            <text:p>-1.346</text:p>
          </table:table-cell>
          <table:table-cell office:value-type="float" office:value="-1.354" calcext:value-type="float">
            <text:p>-1.354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12464" calcext:value-type="float">
            <text:p>12464</text:p>
          </table:table-cell>
          <table:table-cell office:value-type="string" calcext:value-type="string">
            <text:p>R4236</text:p>
          </table:table-cell>
          <table:table-cell office:value-type="float" office:value="2.585211" calcext:value-type="float">
            <text:p>2.585211</text:p>
          </table:table-cell>
          <table:table-cell office:value-type="float" office:value="-1.095" calcext:value-type="float">
            <text:p>-1.095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882" calcext:value-type="float">
            <text:p>-0.882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2487" calcext:value-type="float">
            <text:p>12487</text:p>
          </table:table-cell>
          <table:table-cell office:value-type="string" calcext:value-type="string">
            <text:p>R4236</text:p>
          </table:table-cell>
          <table:table-cell office:value-type="float" office:value="2.426638" calcext:value-type="float">
            <text:p>2.426638</text:p>
          </table:table-cell>
          <table:table-cell office:value-type="float" office:value="-0.506" calcext:value-type="float">
            <text:p>-0.506</text:p>
          </table:table-cell>
          <table:table-cell office:value-type="float" office:value="-0.523" calcext:value-type="float">
            <text:p>-0.523</text:p>
          </table:table-cell>
          <table:table-cell office:value-type="float" office:value="-1.282" calcext:value-type="float">
            <text:p>-1.282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string" calcext:value-type="string">
            <text:p>R4236</text:p>
          </table:table-cell>
          <table:table-cell office:value-type="float" office:value="5.320359" calcext:value-type="float">
            <text:p>5.320359</text:p>
          </table:table-cell>
          <table:table-cell office:value-type="float" office:value="-1.404" calcext:value-type="float">
            <text:p>-1.404</text:p>
          </table:table-cell>
          <table:table-cell office:value-type="float" office:value="-0.659" calcext:value-type="float">
            <text:p>-0.659</text:p>
          </table:table-cell>
          <table:table-cell office:value-type="float" office:value="-1.859" calcext:value-type="float">
            <text:p>-1.859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2561" calcext:value-type="float">
            <text:p>12561</text:p>
          </table:table-cell>
          <table:table-cell office:value-type="string" calcext:value-type="string">
            <text:p>R4236</text:p>
          </table:table-cell>
          <table:table-cell office:value-type="float" office:value="5.304042" calcext:value-type="float">
            <text:p>5.304042</text:p>
          </table:table-cell>
          <table:table-cell office:value-type="float" office:value="-0.88" calcext:value-type="float">
            <text:p>-0.88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855" calcext:value-type="float">
            <text:p>-0.855</text:p>
          </table:table-cell>
          <table:table-cell office:value-type="float" office:value="-0.769" calcext:value-type="float">
            <text:p>-0.769</text:p>
          </table:table-cell>
        </table:table-row>
        <table:table-row table:style-name="ro1">
          <table:table-cell office:value-type="float" office:value="12695" calcext:value-type="float">
            <text:p>12695</text:p>
          </table:table-cell>
          <table:table-cell office:value-type="string" calcext:value-type="string">
            <text:p>R4088</text:p>
          </table:table-cell>
          <table:table-cell office:value-type="float" office:value="2.626792" calcext:value-type="float">
            <text:p>2.626792</text:p>
          </table:table-cell>
          <table:table-cell office:value-type="float" office:value="0.123" calcext:value-type="float">
            <text:p>0.123</text:p>
          </table:table-cell>
          <table:table-cell office:value-type="float" office:value="-1.002" calcext:value-type="float">
            <text:p>-1.002</text:p>
          </table:table-cell>
          <table:table-cell office:value-type="float" office:value="0.264" calcext:value-type="float">
            <text:p>0.264</text:p>
          </table:table-cell>
          <table:table-cell office:value-type="float" office:value="-1.043" calcext:value-type="float">
            <text:p>-1.043</text:p>
          </table:table-cell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string" calcext:value-type="string">
            <text:p>R4088</text:p>
          </table:table-cell>
          <table:table-cell office:value-type="float" office:value="2.626816" calcext:value-type="float">
            <text:p>2.626816</text:p>
          </table:table-cell>
          <table:table-cell office:value-type="float" office:value="-0.639" calcext:value-type="float">
            <text:p>-0.639</text:p>
          </table:table-cell>
          <table:table-cell office:value-type="float" office:value="-1.286" calcext:value-type="float">
            <text:p>-1.286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12887" calcext:value-type="float">
            <text:p>12887</text:p>
          </table:table-cell>
          <table:table-cell office:value-type="string" calcext:value-type="string">
            <text:p>R4088</text:p>
          </table:table-cell>
          <table:table-cell office:value-type="float" office:value="2.927047" calcext:value-type="float">
            <text:p>2.927047</text:p>
          </table:table-cell>
          <table:table-cell office:value-type="float" office:value="-1.861" calcext:value-type="float">
            <text:p>-1.861</text:p>
          </table:table-cell>
          <table:table-cell office:value-type="float" office:value="0.045" calcext:value-type="float">
            <text:p>0.045</text:p>
          </table:table-cell>
          <table:table-cell office:value-type="float" office:value="-0.842" calcext:value-type="float">
            <text:p>-0.842</text:p>
          </table:table-cell>
          <table:table-cell office:value-type="float" office:value="-0.192" calcext:value-type="float">
            <text:p>-0.192</text:p>
          </table:table-cell>
        </table:table-row>
        <table:table-row table:style-name="ro1">
          <table:table-cell office:value-type="float" office:value="12909" calcext:value-type="float">
            <text:p>12909</text:p>
          </table:table-cell>
          <table:table-cell office:value-type="string" calcext:value-type="string">
            <text:p>R4088</text:p>
          </table:table-cell>
          <table:table-cell office:value-type="float" office:value="2.368576" calcext:value-type="float">
            <text:p>2.368576</text:p>
          </table:table-cell>
          <table:table-cell office:value-type="float" office:value="-0.39" calcext:value-type="float">
            <text:p>-0.39</text:p>
          </table:table-cell>
          <table:table-cell office:value-type="float" office:value="-0.57" calcext:value-type="float">
            <text:p>-0.57</text:p>
          </table:table-cell>
          <table:table-cell office:value-type="float" office:value="1.262" calcext:value-type="float">
            <text:p>1.262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12924" calcext:value-type="float">
            <text:p>12924</text:p>
          </table:table-cell>
          <table:table-cell office:value-type="string" calcext:value-type="string">
            <text:p>R4088</text:p>
          </table:table-cell>
          <table:table-cell office:value-type="float" office:value="2.877062" calcext:value-type="float">
            <text:p>2.877062</text:p>
          </table:table-cell>
          <table:table-cell office:value-type="float" office:value="-0.08" calcext:value-type="float">
            <text:p>-0.08</text:p>
          </table:table-cell>
          <table:table-cell office:value-type="float" office:value="-1.385" calcext:value-type="float">
            <text:p>-1.385</text:p>
          </table:table-cell>
          <table:table-cell office:value-type="float" office:value="0.003" calcext:value-type="float">
            <text:p>0.003</text:p>
          </table:table-cell>
          <table:table-cell office:value-type="float" office:value="-1.328" calcext:value-type="float">
            <text:p>-1.328</text:p>
          </table:table-cell>
        </table:table-row>
        <table:table-row table:style-name="ro1">
          <table:table-cell office:value-type="float" office:value="12940" calcext:value-type="float">
            <text:p>12940</text:p>
          </table:table-cell>
          <table:table-cell office:value-type="string" calcext:value-type="string">
            <text:p>R4088</text:p>
          </table:table-cell>
          <table:table-cell office:value-type="float" office:value="4.961742" calcext:value-type="float">
            <text:p>4.961742</text:p>
          </table:table-cell>
          <table:table-cell office:value-type="float" office:value="0.624" calcext:value-type="float">
            <text:p>0.624</text:p>
          </table:table-cell>
          <table:table-cell office:value-type="float" office:value="-1.291" calcext:value-type="float">
            <text:p>-1.291</text:p>
          </table:table-cell>
          <table:table-cell office:value-type="float" office:value="-0.866" calcext:value-type="float">
            <text:p>-0.866</text:p>
          </table:table-cell>
          <table:table-cell office:value-type="float" office:value="-0.437" calcext:value-type="float">
            <text:p>-0.43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R4088</text:p>
          </table:table-cell>
          <table:table-cell office:value-type="float" office:value="5.503761" calcext:value-type="float">
            <text:p>5.503761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473" calcext:value-type="float">
            <text:p>-0.473</text:p>
          </table:table-cell>
        </table:table-row>
        <table:table-row table:style-name="ro1">
          <table:table-cell office:value-type="float" office:value="13021" calcext:value-type="float">
            <text:p>13021</text:p>
          </table:table-cell>
          <table:table-cell office:value-type="string" calcext:value-type="string">
            <text:p>R4088</text:p>
          </table:table-cell>
          <table:table-cell office:value-type="float" office:value="2.635223" calcext:value-type="float">
            <text:p>2.635223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18" calcext:value-type="float">
            <text:p>0.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string" calcext:value-type="string">
            <text:p>R4088</text:p>
          </table:table-cell>
          <table:table-cell office:value-type="float" office:value="5.253593" calcext:value-type="float">
            <text:p>5.253593</text:p>
          </table:table-cell>
          <table:table-cell office:value-type="float" office:value="0.374" calcext:value-type="float">
            <text:p>0.374</text:p>
          </table:table-cell>
          <table:table-cell office:value-type="float" office:value="-0.675" calcext:value-type="float">
            <text:p>-0.675</text:p>
          </table:table-cell>
          <table:table-cell office:value-type="float" office:value="0.144" calcext:value-type="float">
            <text:p>0.144</text:p>
          </table:table-cell>
          <table:table-cell office:value-type="float" office:value="-0.713" calcext:value-type="float">
            <text:p>-0.713</text:p>
          </table:table-cell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string" calcext:value-type="string">
            <text:p>R4088</text:p>
          </table:table-cell>
          <table:table-cell office:value-type="float" office:value="2.526719" calcext:value-type="float">
            <text:p>2.526719</text:p>
          </table:table-cell>
          <table:table-cell office:value-type="float" office:value="-1.169" calcext:value-type="float">
            <text:p>-1.169</text:p>
          </table:table-cell>
          <table:table-cell office:value-type="float" office:value="-0.448" calcext:value-type="float">
            <text:p>-0.448</text:p>
          </table:table-cell>
          <table:table-cell office:value-type="float" office:value="0.346" calcext:value-type="float">
            <text:p>0.346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13293" calcext:value-type="float">
            <text:p>13293</text:p>
          </table:table-cell>
          <table:table-cell office:value-type="string" calcext:value-type="string">
            <text:p>R4204</text:p>
          </table:table-cell>
          <table:table-cell office:value-type="float" office:value="5.603864" calcext:value-type="float">
            <text:p>5.603864</text:p>
          </table:table-cell>
          <table:table-cell office:value-type="float" office:value="-1.043" calcext:value-type="float">
            <text:p>-1.043</text:p>
          </table:table-cell>
          <table:table-cell office:value-type="float" office:value="0.277" calcext:value-type="float">
            <text:p>0.277</text:p>
          </table:table-cell>
          <table:table-cell office:value-type="float" office:value="-0.833" calcext:value-type="float">
            <text:p>-0.833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string" calcext:value-type="string">
            <text:p>R4204</text:p>
          </table:table-cell>
          <table:table-cell office:value-type="float" office:value="7.780422" calcext:value-type="float">
            <text:p>7.780422</text:p>
          </table:table-cell>
          <table:table-cell office:value-type="float" office:value="-0.828" calcext:value-type="float">
            <text:p>-0.828</text:p>
          </table:table-cell>
          <table:table-cell office:value-type="float" office:value="-1.046" calcext:value-type="float">
            <text:p>-1.046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3328" calcext:value-type="float">
            <text:p>13328</text:p>
          </table:table-cell>
          <table:table-cell office:value-type="string" calcext:value-type="string">
            <text:p>R4204</text:p>
          </table:table-cell>
          <table:table-cell office:value-type="float" office:value="2.676814" calcext:value-type="float">
            <text:p>2.676814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218" calcext:value-type="float">
            <text:p>0.218</text:p>
          </table:table-cell>
          <table:table-cell office:value-type="float" office:value="0.406" calcext:value-type="float">
            <text:p>0.406</text:p>
          </table:table-cell>
          <table:table-cell office:value-type="float" office:value="-0.148" calcext:value-type="float">
            <text:p>-0.148</text:p>
          </table:table-cell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string" calcext:value-type="string">
            <text:p>R4204</text:p>
          </table:table-cell>
          <table:table-cell office:value-type="float" office:value="2.726865" calcext:value-type="float">
            <text:p>2.726865</text:p>
          </table:table-cell>
          <table:table-cell office:value-type="float" office:value="-1.218" calcext:value-type="float">
            <text:p>-1.218</text:p>
          </table:table-cell>
          <table:table-cell office:value-type="float" office:value="0.573" calcext:value-type="float">
            <text:p>0.573</text:p>
          </table:table-cell>
          <table:table-cell office:value-type="float" office:value="1.291" calcext:value-type="float">
            <text:p>1.291</text:p>
          </table:table-cell>
          <table:table-cell office:value-type="float" office:value="-0.951" calcext:value-type="float">
            <text:p>-0.951</text:p>
          </table:table-cell>
        </table:table-row>
        <table:table-row table:style-name="ro1">
          <table:table-cell office:value-type="float" office:value="13505" calcext:value-type="float">
            <text:p>13505</text:p>
          </table:table-cell>
          <table:table-cell office:value-type="string" calcext:value-type="string">
            <text:p>R4204</text:p>
          </table:table-cell>
          <table:table-cell office:value-type="float" office:value="2.626923" calcext:value-type="float">
            <text:p>2.626923</text:p>
          </table:table-cell>
          <table:table-cell office:value-type="float" office:value="-1.879" calcext:value-type="float">
            <text:p>-1.879</text:p>
          </table:table-cell>
          <table:table-cell office:value-type="float" office:value="-0.187" calcext:value-type="float">
            <text:p>-0.187</text:p>
          </table:table-cell>
          <table:table-cell office:value-type="float" office:value="2.317" calcext:value-type="float">
            <text:p>2.317</text:p>
          </table:table-cell>
          <table:table-cell office:value-type="float" office:value="-0.534" calcext:value-type="float">
            <text:p>-0.534</text:p>
          </table:table-cell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string" calcext:value-type="string">
            <text:p>R4204</text:p>
          </table:table-cell>
          <table:table-cell office:value-type="float" office:value="2.476611" calcext:value-type="float">
            <text:p>2.476611</text:p>
          </table:table-cell>
          <table:table-cell office:value-type="float" office:value="-1.339" calcext:value-type="float">
            <text:p>-1.339</text:p>
          </table:table-cell>
          <table:table-cell office:value-type="float" office:value="-1.325" calcext:value-type="float">
            <text:p>-1.325</text:p>
          </table:table-cell>
          <table:table-cell office:value-type="float" office:value="1.705" calcext:value-type="float">
            <text:p>1.705</text:p>
          </table:table-cell>
          <table:table-cell office:value-type="float" office:value="-0.688" calcext:value-type="float">
            <text:p>-0.688</text:p>
          </table:table-cell>
        </table:table-row>
        <table:table-row table:style-name="ro1">
          <table:table-cell office:value-type="float" office:value="13546" calcext:value-type="float">
            <text:p>13546</text:p>
          </table:table-cell>
          <table:table-cell office:value-type="string" calcext:value-type="string">
            <text:p>R4204</text:p>
          </table:table-cell>
          <table:table-cell office:value-type="float" office:value="8.180686" calcext:value-type="float">
            <text:p>8.180686</text:p>
          </table:table-cell>
          <table:table-cell office:value-type="float" office:value="-1.072" calcext:value-type="float">
            <text:p>-1.072</text:p>
          </table:table-cell>
          <table:table-cell office:value-type="float" office:value="-1.488" calcext:value-type="float">
            <text:p>-1.488</text:p>
          </table:table-cell>
          <table:table-cell office:value-type="float" office:value="1.249" calcext:value-type="float">
            <text:p>1.249</text:p>
          </table:table-cell>
          <table:table-cell office:value-type="float" office:value="-0.075" calcext:value-type="float">
            <text:p>-0.075</text:p>
          </table:table-cell>
        </table:table-row>
        <table:table-row table:style-name="ro1">
          <table:table-cell office:value-type="float" office:value="13592" calcext:value-type="float">
            <text:p>13592</text:p>
          </table:table-cell>
          <table:table-cell office:value-type="string" calcext:value-type="string">
            <text:p>R4204</text:p>
          </table:table-cell>
          <table:table-cell office:value-type="float" office:value="5.103357" calcext:value-type="float">
            <text:p>5.103357</text:p>
          </table:table-cell>
          <table:table-cell office:value-type="float" office:value="-0.71" calcext:value-type="float">
            <text:p>-0.71</text:p>
          </table:table-cell>
          <table:table-cell office:value-type="float" office:value="-0.494" calcext:value-type="float">
            <text:p>-0.494</text:p>
          </table:table-cell>
          <table:table-cell office:value-type="float" office:value="1.151" calcext:value-type="float">
            <text:p>1.151</text:p>
          </table:table-cell>
          <table:table-cell office:value-type="float" office:value="-0.305" calcext:value-type="float">
            <text:p>-0.305</text:p>
          </table:table-cell>
        </table:table-row>
        <table:table-row table:style-name="ro1">
          <table:table-cell office:value-type="float" office:value="13612" calcext:value-type="float">
            <text:p>13612</text:p>
          </table:table-cell>
          <table:table-cell office:value-type="string" calcext:value-type="string">
            <text:p>R4204</text:p>
          </table:table-cell>
          <table:table-cell office:value-type="float" office:value="8.08903" calcext:value-type="float">
            <text:p>8.08903</text:p>
          </table:table-cell>
          <table:table-cell office:value-type="float" office:value="-0.887" calcext:value-type="float">
            <text:p>-0.887</text:p>
          </table:table-cell>
          <table:table-cell office:value-type="float" office:value="-0.265" calcext:value-type="float">
            <text:p>-0.265</text:p>
          </table:table-cell>
          <table:table-cell office:value-type="float" office:value="1.4" calcext:value-type="float">
            <text:p>1.4</text:p>
          </table:table-cell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13637" calcext:value-type="float">
            <text:p>13637</text:p>
          </table:table-cell>
          <table:table-cell office:value-type="string" calcext:value-type="string">
            <text:p>R4204</text:p>
          </table:table-cell>
          <table:table-cell office:value-type="float" office:value="2.676765" calcext:value-type="float">
            <text:p>2.676765</text:p>
          </table:table-cell>
          <table:table-cell office:value-type="float" office:value="-1.603" calcext:value-type="float">
            <text:p>-1.603</text:p>
          </table:table-cell>
          <table:table-cell office:value-type="float" office:value="1.064" calcext:value-type="float">
            <text:p>1.064</text:p>
          </table:table-cell>
          <table:table-cell office:value-type="float" office:value="1.999" calcext:value-type="float">
            <text:p>1.999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13794" calcext:value-type="float">
            <text:p>13794</text:p>
          </table:table-cell>
          <table:table-cell office:value-type="string" calcext:value-type="string">
            <text:p>R4204</text:p>
          </table:table-cell>
          <table:table-cell office:value-type="float" office:value="2.585084" calcext:value-type="float">
            <text:p>2.585084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822" calcext:value-type="float">
            <text:p>0.822</text:p>
          </table:table-cell>
          <table:table-cell office:value-type="float" office:value="0.091" calcext:value-type="float">
            <text:p>0.091</text:p>
          </table:table-cell>
          <table:table-cell office:value-type="float" office:value="-0.514" calcext:value-type="float">
            <text:p>-0.514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string" calcext:value-type="string">
            <text:p>R4204</text:p>
          </table:table-cell>
          <table:table-cell office:value-type="float" office:value="5.103426" calcext:value-type="float">
            <text:p>5.103426</text:p>
          </table:table-cell>
          <table:table-cell office:value-type="float" office:value="-2.584" calcext:value-type="float">
            <text:p>-2.584</text:p>
          </table:table-cell>
          <table:table-cell office:value-type="float" office:value="0.663" calcext:value-type="float">
            <text:p>0.663</text:p>
          </table:table-cell>
          <table:table-cell office:value-type="float" office:value="-1.126" calcext:value-type="float">
            <text:p>-1.126</text:p>
          </table:table-cell>
          <table:table-cell office:value-type="float" office:value="-2.001" calcext:value-type="float">
            <text:p>-2.001</text:p>
          </table:table-cell>
        </table:table-row>
        <table:table-row table:style-name="ro1">
          <table:table-cell office:value-type="float" office:value="13825" calcext:value-type="float">
            <text:p>13825</text:p>
          </table:table-cell>
          <table:table-cell office:value-type="string" calcext:value-type="string">
            <text:p>R4204</text:p>
          </table:table-cell>
          <table:table-cell office:value-type="float" office:value="2.885456" calcext:value-type="float">
            <text:p>2.885456</text:p>
          </table:table-cell>
          <table:table-cell office:value-type="float" office:value="-1.993" calcext:value-type="float">
            <text:p>-1.993</text:p>
          </table:table-cell>
          <table:table-cell office:value-type="float" office:value="1.546" calcext:value-type="float">
            <text:p>1.546</text:p>
          </table:table-cell>
          <table:table-cell office:value-type="float" office:value="0.325" calcext:value-type="float">
            <text:p>0.325</text:p>
          </table:table-cell>
          <table:table-cell office:value-type="float" office:value="-2.054" calcext:value-type="float">
            <text:p>-2.054</text:p>
          </table:table-cell>
        </table:table-row>
        <table:table-row table:style-name="ro1">
          <table:table-cell office:value-type="float" office:value="13843" calcext:value-type="float">
            <text:p>13843</text:p>
          </table:table-cell>
          <table:table-cell office:value-type="string" calcext:value-type="string">
            <text:p>R4204</text:p>
          </table:table-cell>
          <table:table-cell office:value-type="float" office:value="2.276575" calcext:value-type="float">
            <text:p>2.276575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409" calcext:value-type="float">
            <text:p>1.409</text:p>
          </table:table-cell>
          <table:table-cell office:value-type="float" office:value="1.219" calcext:value-type="float">
            <text:p>1.219</text:p>
          </table:table-cell>
          <table:table-cell office:value-type="float" office:value="-1.573" calcext:value-type="float">
            <text:p>-1.573</text:p>
          </table:table-cell>
        </table:table-row>
        <table:table-row table:style-name="ro1">
          <table:table-cell office:value-type="float" office:value="13944" calcext:value-type="float">
            <text:p>13944</text:p>
          </table:table-cell>
          <table:table-cell office:value-type="string" calcext:value-type="string">
            <text:p>R4065</text:p>
          </table:table-cell>
          <table:table-cell office:value-type="float" office:value="2.777019" calcext:value-type="float">
            <text:p>2.777019</text:p>
          </table:table-cell>
          <table:table-cell office:value-type="float" office:value="0.695" calcext:value-type="float">
            <text:p>0.695</text:p>
          </table:table-cell>
          <table:table-cell office:value-type="float" office:value="-1.237" calcext:value-type="float">
            <text:p>-1.237</text:p>
          </table:table-cell>
          <table:table-cell office:value-type="float" office:value="-0.326" calcext:value-type="float">
            <text:p>-0.326</text:p>
          </table:table-cell>
          <table:table-cell office:value-type="float" office:value="-1.115" calcext:value-type="float">
            <text:p>-1.115</text:p>
          </table:table-cell>
        </table:table-row>
        <table:table-row table:style-name="ro1">
          <table:table-cell office:value-type="float" office:value="13968" calcext:value-type="float">
            <text:p>13968</text:p>
          </table:table-cell>
          <table:table-cell office:value-type="string" calcext:value-type="string">
            <text:p>R4065</text:p>
          </table:table-cell>
          <table:table-cell office:value-type="float" office:value="7.238241" calcext:value-type="float">
            <text:p>7.238241</text:p>
          </table:table-cell>
          <table:table-cell office:value-type="float" office:value="-0.356" calcext:value-type="float">
            <text:p>-0.356</text:p>
          </table:table-cell>
          <table:table-cell office:value-type="float" office:value="-1.257" calcext:value-type="float">
            <text:p>-1.257</text:p>
          </table:table-cell>
          <table:table-cell office:value-type="float" office:value="-0.565" calcext:value-type="float">
            <text:p>-0.56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string" calcext:value-type="string">
            <text:p>R4065</text:p>
          </table:table-cell>
          <table:table-cell office:value-type="float" office:value="2.4767" calcext:value-type="float">
            <text:p>2.4767</text:p>
          </table:table-cell>
          <table:table-cell office:value-type="float" office:value="-0.306" calcext:value-type="float">
            <text:p>-0.306</text:p>
          </table:table-cell>
          <table:table-cell office:value-type="float" office:value="-1.615" calcext:value-type="float">
            <text:p>-1.615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string" calcext:value-type="string">
            <text:p>R4065</text:p>
          </table:table-cell>
          <table:table-cell office:value-type="float" office:value="2.726908" calcext:value-type="float">
            <text:p>2.726908</text:p>
          </table:table-cell>
          <table:table-cell office:value-type="float" office:value="-0.186" calcext:value-type="float">
            <text:p>-0.186</text:p>
          </table:table-cell>
          <table:table-cell office:value-type="float" office:value="-2.205" calcext:value-type="float">
            <text:p>-2.205</text:p>
          </table:table-cell>
          <table:table-cell office:value-type="float" office:value="-0.497" calcext:value-type="float">
            <text:p>-0.497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14044" calcext:value-type="float">
            <text:p>14044</text:p>
          </table:table-cell>
          <table:table-cell office:value-type="string" calcext:value-type="string">
            <text:p>R4065</text:p>
          </table:table-cell>
          <table:table-cell office:value-type="float" office:value="2.376638" calcext:value-type="float">
            <text:p>2.376638</text:p>
          </table:table-cell>
          <table:table-cell office:value-type="float" office:value="-0.231" calcext:value-type="float">
            <text:p>-0.231</text:p>
          </table:table-cell>
          <table:table-cell office:value-type="float" office:value="-1.666" calcext:value-type="float">
            <text:p>-1.666</text:p>
          </table:table-cell>
          <table:table-cell office:value-type="float" office:value="1.032" calcext:value-type="float">
            <text:p>1.032</text:p>
          </table:table-cell>
          <table:table-cell office:value-type="float" office:value="-0.808" calcext:value-type="float">
            <text:p>-0.808</text:p>
          </table:table-cell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string" calcext:value-type="string">
            <text:p>R4065</text:p>
          </table:table-cell>
          <table:table-cell office:value-type="float" office:value="5.153591" calcext:value-type="float">
            <text:p>5.153591</text:p>
          </table:table-cell>
          <table:table-cell office:value-type="float" office:value="0.328" calcext:value-type="float">
            <text:p>0.328</text:p>
          </table:table-cell>
          <table:table-cell office:value-type="float" office:value="-0.651" calcext:value-type="float">
            <text:p>-0.651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14083" calcext:value-type="float">
            <text:p>14083</text:p>
          </table:table-cell>
          <table:table-cell office:value-type="string" calcext:value-type="string">
            <text:p>R4065</text:p>
          </table:table-cell>
          <table:table-cell office:value-type="float" office:value="5.462171" calcext:value-type="float">
            <text:p>5.462171</text:p>
          </table:table-cell>
          <table:table-cell office:value-type="float" office:value="-0.687" calcext:value-type="float">
            <text:p>-0.687</text:p>
          </table:table-cell>
          <table:table-cell office:value-type="float" office:value="-0.52" calcext:value-type="float">
            <text:p>-0.52</text:p>
          </table:table-cell>
          <table:table-cell office:value-type="float" office:value="0.936" calcext:value-type="float">
            <text:p>0.936</text:p>
          </table:table-cell>
          <table:table-cell office:value-type="float" office:value="-0.109" calcext:value-type="float">
            <text:p>-0.109</text:p>
          </table:table-cell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R4065</text:p>
          </table:table-cell>
          <table:table-cell office:value-type="float" office:value="5.153563" calcext:value-type="float">
            <text:p>5.153563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774" calcext:value-type="float">
            <text:p>-0.774</text:p>
          </table:table-cell>
          <table:table-cell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string" calcext:value-type="string">
            <text:p>R4065</text:p>
          </table:table-cell>
          <table:table-cell office:value-type="float" office:value="7.83039" calcext:value-type="float">
            <text:p>7.83039</text:p>
          </table:table-cell>
          <table:table-cell office:value-type="float" office:value="-0.363" calcext:value-type="float">
            <text:p>-0.363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302" calcext:value-type="float">
            <text:p>-0.302</text:p>
          </table:table-cell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string" calcext:value-type="string">
            <text:p>R4065</text:p>
          </table:table-cell>
          <table:table-cell office:value-type="float" office:value="2.626758" calcext:value-type="float">
            <text:p>2.626758</text:p>
          </table:table-cell>
          <table:table-cell office:value-type="float" office:value="-1.625" calcext:value-type="float">
            <text:p>-1.625</text:p>
          </table:table-cell>
          <table:table-cell office:value-type="float" office:value="-0.819" calcext:value-type="float">
            <text:p>-0.819</text:p>
          </table:table-cell>
          <table:table-cell office:value-type="float" office:value="-0.64" calcext:value-type="float">
            <text:p>-0.6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14308" calcext:value-type="float">
            <text:p>14308</text:p>
          </table:table-cell>
          <table:table-cell office:value-type="string" calcext:value-type="string">
            <text:p>R4065</text:p>
          </table:table-cell>
          <table:table-cell office:value-type="float" office:value="2.526785" calcext:value-type="float">
            <text:p>2.526785</text:p>
          </table:table-cell>
          <table:table-cell office:value-type="float" office:value="-0.79" calcext:value-type="float">
            <text:p>-0.79</text:p>
          </table:table-cell>
          <table:table-cell office:value-type="float" office:value="-1.484" calcext:value-type="float">
            <text:p>-1.484</text:p>
          </table:table-cell>
          <table:table-cell office:value-type="float" office:value="-0.294" calcext:value-type="float">
            <text:p>-0.294</text:p>
          </table:table-cell>
          <table:table-cell office:value-type="float" office:value="-1.603" calcext:value-type="float">
            <text:p>-1.603</text:p>
          </table:table-cell>
        </table:table-row>
        <table:table-row table:style-name="ro1">
          <table:table-cell office:value-type="float" office:value="14357" calcext:value-type="float">
            <text:p>14357</text:p>
          </table:table-cell>
          <table:table-cell office:value-type="string" calcext:value-type="string">
            <text:p>R4065</text:p>
          </table:table-cell>
          <table:table-cell office:value-type="float" office:value="5.153431" calcext:value-type="float">
            <text:p>5.153431</text:p>
          </table:table-cell>
          <table:table-cell office:value-type="float" office:value="-0.92" calcext:value-type="float">
            <text:p>-0.9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14376" calcext:value-type="float">
            <text:p>14376</text:p>
          </table:table-cell>
          <table:table-cell office:value-type="string" calcext:value-type="string">
            <text:p>R4065</text:p>
          </table:table-cell>
          <table:table-cell office:value-type="float" office:value="4.861713" calcext:value-type="float">
            <text:p>4.861713</text:p>
          </table:table-cell>
          <table:table-cell office:value-type="float" office:value="-0.484" calcext:value-type="float">
            <text:p>-0.484</text:p>
          </table:table-cell>
          <table:table-cell office:value-type="float" office:value="-1.603" calcext:value-type="float">
            <text:p>-1.603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629" calcext:value-type="float">
            <text:p>-0.629</text:p>
          </table:table-cell>
        </table:table-row>
        <table:table-row table:style-name="ro1">
          <table:table-cell office:value-type="float" office:value="14504" calcext:value-type="float">
            <text:p>14504</text:p>
          </table:table-cell>
          <table:table-cell office:value-type="string" calcext:value-type="string">
            <text:p>R4131</text:p>
          </table:table-cell>
          <table:table-cell office:value-type="float" office:value="2.676949" calcext:value-type="float">
            <text:p>2.676949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509" calcext:value-type="float">
            <text:p>-0.509</text:p>
          </table:table-cell>
          <table:table-cell office:value-type="float" office:value="1.33" calcext:value-type="float">
            <text:p>1.33</text:p>
          </table:table-cell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string" calcext:value-type="string">
            <text:p>R4131</text:p>
          </table:table-cell>
          <table:table-cell office:value-type="float" office:value="8.230739" calcext:value-type="float">
            <text:p>8.230739</text:p>
          </table:table-cell>
          <table:table-cell office:value-type="float" office:value="1.291" calcext:value-type="float">
            <text:p>1.291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874" calcext:value-type="float">
            <text:p>0.874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string" calcext:value-type="string">
            <text:p>R4131</text:p>
          </table:table-cell>
          <table:table-cell office:value-type="float" office:value="2.326534" calcext:value-type="float">
            <text:p>2.326534</text:p>
          </table:table-cell>
          <table:table-cell office:value-type="float" office:value="-1.694" calcext:value-type="float">
            <text:p>-1.694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238" calcext:value-type="float">
            <text:p>0.238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string" calcext:value-type="string">
            <text:p>R4131</text:p>
          </table:table-cell>
          <table:table-cell office:value-type="float" office:value="2.726841" calcext:value-type="float">
            <text:p>2.726841</text:p>
          </table:table-cell>
          <table:table-cell office:value-type="float" office:value="0.206" calcext:value-type="float">
            <text:p>0.206</text:p>
          </table:table-cell>
          <table:table-cell office:value-type="float" office:value="-0.699" calcext:value-type="float">
            <text:p>-0.699</text:p>
          </table:table-cell>
          <table:table-cell office:value-type="float" office:value="1.727" calcext:value-type="float">
            <text:p>1.727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string" calcext:value-type="string">
            <text:p>R4131</text:p>
          </table:table-cell>
          <table:table-cell office:value-type="float" office:value="5.312026" calcext:value-type="float">
            <text:p>5.312026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548" calcext:value-type="float">
            <text:p>-0.548</text:p>
          </table:table-cell>
          <table:table-cell office:value-type="float" office:value="1.343" calcext:value-type="float">
            <text:p>1.343</text:p>
          </table:table-cell>
          <table:table-cell office:value-type="float" office:value="1.365" calcext:value-type="float">
            <text:p>1.365</text:p>
          </table:table-cell>
        </table:table-row>
        <table:table-row table:style-name="ro1">
          <table:table-cell office:value-type="float" office:value="14882" calcext:value-type="float">
            <text:p>14882</text:p>
          </table:table-cell>
          <table:table-cell office:value-type="string" calcext:value-type="string">
            <text:p>R4131</text:p>
          </table:table-cell>
          <table:table-cell office:value-type="float" office:value="2.576804" calcext:value-type="float">
            <text:p>2.576804</text:p>
          </table:table-cell>
          <table:table-cell office:value-type="float" office:value="-0.922" calcext:value-type="float">
            <text:p>-0.922</text:p>
          </table:table-cell>
          <table:table-cell office:value-type="float" office:value="-1.397" calcext:value-type="float">
            <text:p>-1.397</text:p>
          </table:table-cell>
          <table:table-cell office:value-type="float" office:value="0.55" calcext:value-type="float">
            <text:p>0.55</text:p>
          </table:table-cell>
          <table:table-cell office:value-type="float" office:value="1.348" calcext:value-type="float">
            <text:p>1.34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string" calcext:value-type="string">
            <text:p>R4131</text:p>
          </table:table-cell>
          <table:table-cell office:value-type="float" office:value="4.969796" calcext:value-type="float">
            <text:p>4.969796</text:p>
          </table:table-cell>
          <table:table-cell office:value-type="float" office:value="-1.123" calcext:value-type="float">
            <text:p>-1.123</text:p>
          </table:table-cell>
          <table:table-cell office:value-type="float" office:value="0.058" calcext:value-type="float">
            <text:p>0.058</text:p>
          </table:table-cell>
          <table:table-cell office:value-type="float" office:value="0.98" calcext:value-type="float">
            <text:p>0.98</text:p>
          </table:table-cell>
          <table:table-cell office:value-type="float" office:value="2.229" calcext:value-type="float">
            <text:p>2.229</text:p>
          </table:table-cell>
        </table:table-row>
        <table:table-row table:style-name="ro1">
          <table:table-cell office:value-type="float" office:value="14992" calcext:value-type="float">
            <text:p>14992</text:p>
          </table:table-cell>
          <table:table-cell office:value-type="string" calcext:value-type="string">
            <text:p>R4131</text:p>
          </table:table-cell>
          <table:table-cell office:value-type="float" office:value="7.780339" calcext:value-type="float">
            <text:p>7.780339</text:p>
          </table:table-cell>
          <table:table-cell office:value-type="float" office:value="-0.087" calcext:value-type="float">
            <text:p>-0.087</text:p>
          </table:table-cell>
          <table:table-cell office:value-type="float" office:value="1.275" calcext:value-type="float">
            <text:p>1.275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78" calcext:value-type="float">
            <text:p>-0.278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R4131</text:p>
          </table:table-cell>
          <table:table-cell office:value-type="float" office:value="2.677017" calcext:value-type="float">
            <text:p>2.677017</text:p>
          </table:table-cell>
          <table:table-cell office:value-type="float" office:value="-1.507" calcext:value-type="float">
            <text:p>-1.507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76" calcext:value-type="float">
            <text:p>0.176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string" calcext:value-type="string">
            <text:p>R4131</text:p>
          </table:table-cell>
          <table:table-cell office:value-type="float" office:value="2.426542" calcext:value-type="float">
            <text:p>2.426542</text:p>
          </table:table-cell>
          <table:table-cell office:value-type="float" office:value="-0.409" calcext:value-type="float">
            <text:p>-0.409</text:p>
          </table:table-cell>
          <table:table-cell office:value-type="float" office:value="0.791" calcext:value-type="float">
            <text:p>0.791</text:p>
          </table:table-cell>
          <table:table-cell office:value-type="float" office:value="1.046" calcext:value-type="float">
            <text:p>1.046</text:p>
          </table:table-cell>
          <table:table-cell office:value-type="float" office:value="-1.173" calcext:value-type="float">
            <text:p>-1.173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string" calcext:value-type="string">
            <text:p>R4131</text:p>
          </table:table-cell>
          <table:table-cell office:value-type="float" office:value="5.203565" calcext:value-type="float">
            <text:p>5.203565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142" calcext:value-type="float">
            <text:p>0.142</text:p>
          </table:table-cell>
          <table:table-cell office:value-type="float" office:value="0.575" calcext:value-type="float">
            <text:p>0.575</text:p>
          </table:table-cell>
          <table:table-cell office:value-type="float" office:value="2.337" calcext:value-type="float">
            <text:p>2.337</text:p>
          </table:table-cell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string" calcext:value-type="string">
            <text:p>R4131</text:p>
          </table:table-cell>
          <table:table-cell office:value-type="float" office:value="5.153467" calcext:value-type="float">
            <text:p>5.153467</text:p>
          </table:table-cell>
          <table:table-cell office:value-type="float" office:value="-1.179" calcext:value-type="float">
            <text:p>-1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551" calcext:value-type="float">
            <text:p>0.551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15172" calcext:value-type="float">
            <text:p>15172</text:p>
          </table:table-cell>
          <table:table-cell office:value-type="string" calcext:value-type="string">
            <text:p>R4222</text:p>
          </table:table-cell>
          <table:table-cell office:value-type="float" office:value="2.476704" calcext:value-type="float">
            <text:p>2.476704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4" calcext:value-type="float">
            <text:p>-0.04</text:p>
          </table:table-cell>
          <table:table-cell office:value-type="float" office:value="0.879" calcext:value-type="float">
            <text:p>0.879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string" calcext:value-type="string">
            <text:p>R4222</text:p>
          </table:table-cell>
          <table:table-cell office:value-type="float" office:value="7.688682" calcext:value-type="float">
            <text:p>7.688682</text:p>
          </table:table-cell>
          <table:table-cell office:value-type="float" office:value="0.49" calcext:value-type="float">
            <text:p>0.49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409" calcext:value-type="float">
            <text:p>0.40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5204" calcext:value-type="float">
            <text:p>15204</text:p>
          </table:table-cell>
          <table:table-cell office:value-type="string" calcext:value-type="string">
            <text:p>R4222</text:p>
          </table:table-cell>
          <table:table-cell office:value-type="float" office:value="2.77695" calcext:value-type="float">
            <text:p>2.77695</text:p>
          </table:table-cell>
          <table:table-cell office:value-type="float" office:value="1.195" calcext:value-type="float">
            <text:p>1.195</text:p>
          </table:table-cell>
          <table:table-cell office:value-type="float" office:value="0.7" calcext:value-type="float">
            <text:p>0.7</text:p>
          </table:table-cell>
          <table:table-cell office:value-type="float" office:value="-0.29" calcext:value-type="float">
            <text:p>-0.29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15260" calcext:value-type="float">
            <text:p>15260</text:p>
          </table:table-cell>
          <table:table-cell office:value-type="string" calcext:value-type="string">
            <text:p>R4222</text:p>
          </table:table-cell>
          <table:table-cell office:value-type="float" office:value="2.576805" calcext:value-type="float">
            <text:p>2.576805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138" calcext:value-type="float">
            <text:p>1.138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15279" calcext:value-type="float">
            <text:p>15279</text:p>
          </table:table-cell>
          <table:table-cell office:value-type="string" calcext:value-type="string">
            <text:p>R4222</text:p>
          </table:table-cell>
          <table:table-cell office:value-type="float" office:value="2.635168" calcext:value-type="float">
            <text:p>2.635168</text:p>
          </table:table-cell>
          <table:table-cell office:value-type="float" office:value="0.435" calcext:value-type="float">
            <text:p>0.435</text:p>
          </table:table-cell>
          <table:table-cell office:value-type="float" office:value="0.586" calcext:value-type="float">
            <text:p>0.586</text:p>
          </table:table-cell>
          <table:table-cell office:value-type="float" office:value="0.307" calcext:value-type="float">
            <text:p>0.307</text:p>
          </table:table-cell>
          <table:table-cell office:value-type="float" office:value="-0.145" calcext:value-type="float">
            <text:p>-0.145</text:p>
          </table:table-cell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R4222</text:p>
          </table:table-cell>
          <table:table-cell office:value-type="float" office:value="4.861785" calcext:value-type="float">
            <text:p>4.861785</text:p>
          </table:table-cell>
          <table:table-cell office:value-type="float" office:value="-0.25" calcext:value-type="float">
            <text:p>-0.25</text:p>
          </table:table-cell>
          <table:table-cell office:value-type="float" office:value="0.661" calcext:value-type="float">
            <text:p>0.66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string" calcext:value-type="string">
            <text:p>R4222</text:p>
          </table:table-cell>
          <table:table-cell office:value-type="float" office:value="2.776972" calcext:value-type="float">
            <text:p>2.776972</text:p>
          </table:table-cell>
          <table:table-cell office:value-type="float" office:value="-0.608" calcext:value-type="float">
            <text:p>-0.608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1" calcext:value-type="float">
            <text:p>0.091</text:p>
          </table:table-cell>
          <table:table-cell office:value-type="float" office:value="-0.879" calcext:value-type="float">
            <text:p>-0.879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office:value-type="string" calcext:value-type="string">
            <text:p>R4222</text:p>
          </table:table-cell>
          <table:table-cell office:value-type="float" office:value="7.580087" calcext:value-type="float">
            <text:p>7.580087</text:p>
          </table:table-cell>
          <table:table-cell office:value-type="float" office:value="-0.898" calcext:value-type="float">
            <text:p>-0.898</text:p>
          </table:table-cell>
          <table:table-cell office:value-type="float" office:value="1.211" calcext:value-type="float">
            <text:p>1.211</text:p>
          </table:table-cell>
          <table:table-cell office:value-type="float" office:value="-1.256" calcext:value-type="float">
            <text:p>-1.256</text:p>
          </table:table-cell>
          <table:table-cell office:value-type="float" office:value="-0.934" calcext:value-type="float">
            <text:p>-0.934</text:p>
          </table:table-cell>
        </table:table-row>
        <table:table-row table:style-name="ro1">
          <table:table-cell office:value-type="float" office:value="15424" calcext:value-type="float">
            <text:p>15424</text:p>
          </table:table-cell>
          <table:table-cell office:value-type="string" calcext:value-type="string">
            <text:p>R4222</text:p>
          </table:table-cell>
          <table:table-cell office:value-type="float" office:value="2.676822" calcext:value-type="float">
            <text:p>2.676822</text:p>
          </table:table-cell>
          <table:table-cell office:value-type="float" office:value="-0.651" calcext:value-type="float">
            <text:p>-0.651</text:p>
          </table:table-cell>
          <table:table-cell office:value-type="float" office:value="0.61" calcext:value-type="float">
            <text:p>0.61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551" calcext:value-type="float">
            <text:p>-0.551</text:p>
          </table:table-cell>
        </table:table-row>
        <table:table-row table:style-name="ro1">
          <table:table-cell office:value-type="float" office:value="15448" calcext:value-type="float">
            <text:p>15448</text:p>
          </table:table-cell>
          <table:table-cell office:value-type="string" calcext:value-type="string">
            <text:p>R4222</text:p>
          </table:table-cell>
          <table:table-cell office:value-type="float" office:value="2.826972" calcext:value-type="float">
            <text:p>2.826972</text:p>
          </table:table-cell>
          <table:table-cell office:value-type="float" office:value="-0.679" calcext:value-type="float">
            <text:p>-0.679</text:p>
          </table:table-cell>
          <table:table-cell office:value-type="float" office:value="0.566" calcext:value-type="float">
            <text:p>0.566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526" calcext:value-type="float">
            <text:p>-0.526</text:p>
          </table:table-cell>
        </table:table-row>
        <table:table-row table:style-name="ro1">
          <table:table-cell office:value-type="float" office:value="15633" calcext:value-type="float">
            <text:p>15633</text:p>
          </table:table-cell>
          <table:table-cell office:value-type="string" calcext:value-type="string">
            <text:p>R4222</text:p>
          </table:table-cell>
          <table:table-cell office:value-type="float" office:value="2.726932" calcext:value-type="float">
            <text:p>2.726932</text:p>
          </table:table-cell>
          <table:table-cell office:value-type="float" office:value="-1.025" calcext:value-type="float">
            <text:p>-1.025</text:p>
          </table:table-cell>
          <table:table-cell office:value-type="float" office:value="1.174" calcext:value-type="float">
            <text:p>1.174</text:p>
          </table:table-cell>
          <table:table-cell office:value-type="float" office:value="0.178" calcext:value-type="float">
            <text:p>0.178</text:p>
          </table:table-cell>
          <table:table-cell office:value-type="float" office:value="-0.715" calcext:value-type="float">
            <text:p>-0.715</text:p>
          </table:table-cell>
        </table:table-row>
        <table:table-row table:style-name="ro1">
          <table:table-cell office:value-type="float" office:value="15649" calcext:value-type="float">
            <text:p>15649</text:p>
          </table:table-cell>
          <table:table-cell office:value-type="string" calcext:value-type="string">
            <text:p>R4222</text:p>
          </table:table-cell>
          <table:table-cell office:value-type="float" office:value="4.86175" calcext:value-type="float">
            <text:p>4.86175</text:p>
          </table:table-cell>
          <table:table-cell office:value-type="float" office:value="-1.241" calcext:value-type="float">
            <text:p>-1.241</text:p>
          </table:table-cell>
          <table:table-cell office:value-type="float" office:value="1.25" calcext:value-type="float">
            <text:p>1.25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5667" calcext:value-type="float">
            <text:p>15667</text:p>
          </table:table-cell>
          <table:table-cell office:value-type="string" calcext:value-type="string">
            <text:p>R4222</text:p>
          </table:table-cell>
          <table:table-cell office:value-type="float" office:value="2.826896" calcext:value-type="float">
            <text:p>2.826896</text:p>
          </table:table-cell>
          <table:table-cell office:value-type="float" office:value="-0.922" calcext:value-type="float">
            <text:p>-0.922</text:p>
          </table:table-cell>
          <table:table-cell office:value-type="float" office:value="0.902" calcext:value-type="float">
            <text:p>0.90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17" calcext:value-type="float">
            <text:p>-0.317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office:value-type="string" calcext:value-type="string">
            <text:p>R4165</text:p>
          </table:table-cell>
          <table:table-cell office:value-type="float" office:value="2.877056" calcext:value-type="float">
            <text:p>2.877056</text:p>
          </table:table-cell>
          <table:table-cell office:value-type="float" office:value="0.398" calcext:value-type="float">
            <text:p>0.398</text:p>
          </table:table-cell>
          <table:table-cell office:value-type="float" office:value="-0.097" calcext:value-type="float">
            <text:p>-0.097</text:p>
          </table:table-cell>
          <table:table-cell office:value-type="float" office:value="1.175" calcext:value-type="float">
            <text:p>1.175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office:value-type="string" calcext:value-type="string">
            <text:p>R4165</text:p>
          </table:table-cell>
          <table:table-cell office:value-type="float" office:value="8.289109" calcext:value-type="float">
            <text:p>8.289109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string" calcext:value-type="string">
            <text:p>R4165</text:p>
          </table:table-cell>
          <table:table-cell office:value-type="float" office:value="2.785362" calcext:value-type="float">
            <text:p>2.785362</text:p>
          </table:table-cell>
          <table:table-cell office:value-type="float" office:value="-0.672" calcext:value-type="float">
            <text:p>-0.672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112" calcext:value-type="float">
            <text:p>0.112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5935" calcext:value-type="float">
            <text:p>15935</text:p>
          </table:table-cell>
          <table:table-cell office:value-type="string" calcext:value-type="string">
            <text:p>R4165</text:p>
          </table:table-cell>
          <table:table-cell office:value-type="float" office:value="7.580125" calcext:value-type="float">
            <text:p>7.580125</text:p>
          </table:table-cell>
          <table:table-cell office:value-type="float" office:value="-1.023" calcext:value-type="float">
            <text:p>-1.023</text:p>
          </table:table-cell>
          <table:table-cell office:value-type="float" office:value="-0.649" calcext:value-type="float">
            <text:p>-0.649</text:p>
          </table:table-cell>
          <table:table-cell office:value-type="float" office:value="0.525" calcext:value-type="float">
            <text:p>0.525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15961" calcext:value-type="float">
            <text:p>15961</text:p>
          </table:table-cell>
          <table:table-cell office:value-type="string" calcext:value-type="string">
            <text:p>R4165</text:p>
          </table:table-cell>
          <table:table-cell office:value-type="float" office:value="2.526748" calcext:value-type="float">
            <text:p>2.526748</text:p>
          </table:table-cell>
          <table:table-cell office:value-type="float" office:value="-0.97" calcext:value-type="float">
            <text:p>-0.97</text:p>
          </table:table-cell>
          <table:table-cell office:value-type="float" office:value="-0.837" calcext:value-type="float">
            <text:p>-0.837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469" calcext:value-type="float">
            <text:p>-0.469</text:p>
          </table:table-cell>
        </table:table-row>
        <table:table-row table:style-name="ro1">
          <table:table-cell office:value-type="float" office:value="16060" calcext:value-type="float">
            <text:p>16060</text:p>
          </table:table-cell>
          <table:table-cell office:value-type="string" calcext:value-type="string">
            <text:p>R4165</text:p>
          </table:table-cell>
          <table:table-cell office:value-type="float" office:value="5.412163" calcext:value-type="float">
            <text:p>5.412163</text:p>
          </table:table-cell>
          <table:table-cell office:value-type="float" office:value="-0.478" calcext:value-type="float">
            <text:p>-0.478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196" calcext:value-type="float">
            <text:p>-0.196</text:p>
          </table:table-cell>
          <table:table-cell office:value-type="float" office:value="-1.438" calcext:value-type="float">
            <text:p>-1.438</text:p>
          </table:table-cell>
        </table:table-row>
        <table:table-row table:style-name="ro1">
          <table:table-cell office:value-type="float" office:value="16075" calcext:value-type="float">
            <text:p>16075</text:p>
          </table:table-cell>
          <table:table-cell office:value-type="string" calcext:value-type="string">
            <text:p>R4165</text:p>
          </table:table-cell>
          <table:table-cell office:value-type="float" office:value="2.176411" calcext:value-type="float">
            <text:p>2.176411</text:p>
          </table:table-cell>
          <table:table-cell office:value-type="float" office:value="-0.439" calcext:value-type="float">
            <text:p>-0.439</text:p>
          </table:table-cell>
          <table:table-cell office:value-type="float" office:value="-0.905" calcext:value-type="float">
            <text:p>-0.905</text:p>
          </table:table-cell>
          <table:table-cell office:value-type="float" office:value="0.889" calcext:value-type="float">
            <text:p>0.889</text:p>
          </table:table-cell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string" calcext:value-type="string">
            <text:p>R4165</text:p>
          </table:table-cell>
          <table:table-cell office:value-type="float" office:value="3.402791" calcext:value-type="float">
            <text:p>3.402791</text:p>
          </table:table-cell>
          <table:table-cell office:value-type="float" office:value="-1.056" calcext:value-type="float">
            <text:p>-1.056</text:p>
          </table:table-cell>
          <table:table-cell office:value-type="float" office:value="-0.858" calcext:value-type="float">
            <text:p>-0.858</text:p>
          </table:table-cell>
          <table:table-cell office:value-type="float" office:value="0.806" calcext:value-type="float">
            <text:p>0.806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string" calcext:value-type="string">
            <text:p>R4165</text:p>
          </table:table-cell>
          <table:table-cell office:value-type="float" office:value="5.462087" calcext:value-type="float">
            <text:p>5.462087</text:p>
          </table:table-cell>
          <table:table-cell office:value-type="float" office:value="-0.808" calcext:value-type="float">
            <text:p>-0.808</text:p>
          </table:table-cell>
          <table:table-cell office:value-type="float" office:value="-0.41" calcext:value-type="float">
            <text:p>-0.41</text:p>
          </table:table-cell>
          <table:table-cell office:value-type="float" office:value="0.27" calcext:value-type="float">
            <text:p>0.27</text:p>
          </table:table-cell>
          <table:table-cell office:value-type="float" office:value="-0.306" calcext:value-type="float">
            <text:p>-0.306</text:p>
          </table:table-cell>
        </table:table-row>
        <table:table-row table:style-name="ro1">
          <table:table-cell office:value-type="float" office:value="16170" calcext:value-type="float">
            <text:p>16170</text:p>
          </table:table-cell>
          <table:table-cell office:value-type="string" calcext:value-type="string">
            <text:p>R4165</text:p>
          </table:table-cell>
          <table:table-cell office:value-type="float" office:value="2.376716" calcext:value-type="float">
            <text:p>2.376716</text:p>
          </table:table-cell>
          <table:table-cell office:value-type="float" office:value="0.295" calcext:value-type="float">
            <text:p>0.295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string" calcext:value-type="string">
            <text:p>R4165</text:p>
          </table:table-cell>
          <table:table-cell office:value-type="float" office:value="5.41218" calcext:value-type="float">
            <text:p>5.41218</text:p>
          </table:table-cell>
          <table:table-cell office:value-type="float" office:value="0.025" calcext:value-type="float">
            <text:p>0.025</text:p>
          </table:table-cell>
          <table:table-cell office:value-type="float" office:value="-1.015" calcext:value-type="float">
            <text:p>-1.015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string" calcext:value-type="string">
            <text:p>R4165</text:p>
          </table:table-cell>
          <table:table-cell office:value-type="float" office:value="2.626741" calcext:value-type="float">
            <text:p>2.626741</text:p>
          </table:table-cell>
          <table:table-cell office:value-type="float" office:value="-0.377" calcext:value-type="float">
            <text:p>-0.377</text:p>
          </table:table-cell>
          <table:table-cell office:value-type="float" office:value="-1.326" calcext:value-type="float">
            <text:p>-1.326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6390" calcext:value-type="float">
            <text:p>16390</text:p>
          </table:table-cell>
          <table:table-cell office:value-type="string" calcext:value-type="string">
            <text:p>R4315</text:p>
          </table:table-cell>
          <table:table-cell office:value-type="float" office:value="2.876998" calcext:value-type="float">
            <text:p>2.876998</text:p>
          </table:table-cell>
          <table:table-cell office:value-type="float" office:value="0.134" calcext:value-type="float">
            <text:p>0.134</text:p>
          </table:table-cell>
          <table:table-cell office:value-type="float" office:value="-0.036" calcext:value-type="float">
            <text:p>-0.036</text:p>
          </table:table-cell>
          <table:table-cell office:value-type="float" office:value="-1.125" calcext:value-type="float">
            <text:p>-1.125</text:p>
          </table:table-cell>
          <table:table-cell office:value-type="float" office:value="-0.309" calcext:value-type="float">
            <text:p>-0.309</text:p>
          </table:table-cell>
        </table:table-row>
        <table:table-row table:style-name="ro1">
          <table:table-cell office:value-type="float" office:value="16405" calcext:value-type="float">
            <text:p>16405</text:p>
          </table:table-cell>
          <table:table-cell office:value-type="string" calcext:value-type="string">
            <text:p>R4315</text:p>
          </table:table-cell>
          <table:table-cell office:value-type="float" office:value="2.476632" calcext:value-type="float">
            <text:p>2.476632</text:p>
          </table:table-cell>
          <table:table-cell office:value-type="float" office:value="-0.509" calcext:value-type="float">
            <text:p>-0.509</text:p>
          </table:table-cell>
          <table:table-cell office:value-type="float" office:value="-0.536" calcext:value-type="float">
            <text:p>-0.536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6421" calcext:value-type="float">
            <text:p>16421</text:p>
          </table:table-cell>
          <table:table-cell office:value-type="string" calcext:value-type="string">
            <text:p>R4315</text:p>
          </table:table-cell>
          <table:table-cell office:value-type="float" office:value="5.871227" calcext:value-type="float">
            <text:p>5.871227</text:p>
          </table:table-cell>
          <table:table-cell office:value-type="float" office:value="0.16" calcext:value-type="float">
            <text:p>0.16</text:p>
          </table:table-cell>
          <table:table-cell office:value-type="float" office:value="0.157" calcext:value-type="float">
            <text:p>0.157</text:p>
          </table:table-cell>
          <table:table-cell office:value-type="float" office:value="-1.343" calcext:value-type="float">
            <text:p>-1.343</text:p>
          </table:table-cell>
          <table:table-cell office:value-type="float" office:value="1.323" calcext:value-type="float">
            <text:p>1.323</text:p>
          </table:table-cell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string" calcext:value-type="string">
            <text:p>R4315</text:p>
          </table:table-cell>
          <table:table-cell office:value-type="float" office:value="5.453797" calcext:value-type="float">
            <text:p>5.453797</text:p>
          </table:table-cell>
          <table:table-cell office:value-type="float" office:value="0.749" calcext:value-type="float">
            <text:p>0.749</text:p>
          </table:table-cell>
          <table:table-cell office:value-type="float" office:value="0.467" calcext:value-type="float">
            <text:p>0.467</text:p>
          </table:table-cell>
          <table:table-cell office:value-type="float" office:value="-1.189" calcext:value-type="float">
            <text:p>-1.189</text:p>
          </table:table-cell>
          <table:table-cell office:value-type="float" office:value="-0.802" calcext:value-type="float">
            <text:p>-0.802</text:p>
          </table:table-cell>
        </table:table-row>
        <table:table-row table:style-name="ro1">
          <table:table-cell office:value-type="float" office:value="16549" calcext:value-type="float">
            <text:p>16549</text:p>
          </table:table-cell>
          <table:table-cell office:value-type="string" calcext:value-type="string">
            <text:p>R4315</text:p>
          </table:table-cell>
          <table:table-cell office:value-type="float" office:value="5.553872" calcext:value-type="float">
            <text:p>5.55387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422" calcext:value-type="float">
            <text:p>-0.422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float" office:value="16567" calcext:value-type="float">
            <text:p>16567</text:p>
          </table:table-cell>
          <table:table-cell office:value-type="string" calcext:value-type="string">
            <text:p>R4315</text:p>
          </table:table-cell>
          <table:table-cell office:value-type="float" office:value="2.526698" calcext:value-type="float">
            <text:p>2.52669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8" calcext:value-type="float">
            <text:p>0.318</text:p>
          </table:table-cell>
          <table:table-cell office:value-type="float" office:value="-1.321" calcext:value-type="float">
            <text:p>-1.321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string" calcext:value-type="string">
            <text:p>R4315</text:p>
          </table:table-cell>
          <table:table-cell office:value-type="float" office:value="2.894132" calcext:value-type="float">
            <text:p>2.894132</text:p>
          </table:table-cell>
          <table:table-cell office:value-type="float" office:value="1.553" calcext:value-type="float">
            <text:p>1.553</text:p>
          </table:table-cell>
          <table:table-cell office:value-type="float" office:value="-0.916" calcext:value-type="float">
            <text:p>-0.916</text:p>
          </table:table-cell>
          <table:table-cell office:value-type="float" office:value="0.09" calcext:value-type="float">
            <text:p>0.09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 office:value-type="float" office:value="16637" calcext:value-type="float">
            <text:p>16637</text:p>
          </table:table-cell>
          <table:table-cell office:value-type="string" calcext:value-type="string">
            <text:p>R4315</text:p>
          </table:table-cell>
          <table:table-cell office:value-type="float" office:value="2.226591" calcext:value-type="float">
            <text:p>2.226591</text:p>
          </table:table-cell>
          <table:table-cell office:value-type="float" office:value="0.691" calcext:value-type="float">
            <text:p>0.691</text:p>
          </table:table-cell>
          <table:table-cell office:value-type="float" office:value="0.506" calcext:value-type="float">
            <text:p>0.506</text:p>
          </table:table-cell>
          <table:table-cell office:value-type="float" office:value="0.341" calcext:value-type="float">
            <text:p>0.341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16653" calcext:value-type="float">
            <text:p>16653</text:p>
          </table:table-cell>
          <table:table-cell office:value-type="string" calcext:value-type="string">
            <text:p>R4315</text:p>
          </table:table-cell>
          <table:table-cell office:value-type="float" office:value="4.953479" calcext:value-type="float">
            <text:p>4.953479</text:p>
          </table:table-cell>
          <table:table-cell office:value-type="float" office:value="0.62" calcext:value-type="float">
            <text:p>0.62</text:p>
          </table:table-cell>
          <table:table-cell office:value-type="float" office:value="2.065" calcext:value-type="float">
            <text:p>2.065</text:p>
          </table:table-cell>
          <table:table-cell office:value-type="float" office:value="-1.278" calcext:value-type="float">
            <text:p>-1.27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string" calcext:value-type="string">
            <text:p>R4315</text:p>
          </table:table-cell>
          <table:table-cell office:value-type="float" office:value="2.676766" calcext:value-type="float">
            <text:p>2.676766</text:p>
          </table:table-cell>
          <table:table-cell office:value-type="float" office:value="-2.791" calcext:value-type="float">
            <text:p>-2.791</text:p>
          </table:table-cell>
          <table:table-cell office:value-type="float" office:value="0.669" calcext:value-type="float">
            <text:p>0.669</text:p>
          </table:table-cell>
          <table:table-cell office:value-type="float" office:value="-0.673" calcext:value-type="float">
            <text:p>-0.673</text:p>
          </table:table-cell>
          <table:table-cell office:value-type="float" office:value="-1.183" calcext:value-type="float">
            <text:p>-1.183</text:p>
          </table:table-cell>
        </table:table-row>
        <table:table-row table:style-name="ro1">
          <table:table-cell office:value-type="float" office:value="16785" calcext:value-type="float">
            <text:p>16785</text:p>
          </table:table-cell>
          <table:table-cell office:value-type="string" calcext:value-type="string">
            <text:p>R4315</text:p>
          </table:table-cell>
          <table:table-cell office:value-type="float" office:value="2.526639" calcext:value-type="float">
            <text:p>2.526639</text:p>
          </table:table-cell>
          <table:table-cell office:value-type="float" office:value="-0.252" calcext:value-type="float">
            <text:p>-0.252</text:p>
          </table:table-cell>
          <table:table-cell office:value-type="float" office:value="0.462" calcext:value-type="float">
            <text:p>0.462</text:p>
          </table:table-cell>
          <table:table-cell office:value-type="float" office:value="-0.611" calcext:value-type="float">
            <text:p>-0.611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16804" calcext:value-type="float">
            <text:p>16804</text:p>
          </table:table-cell>
          <table:table-cell office:value-type="string" calcext:value-type="string">
            <text:p>R4315</text:p>
          </table:table-cell>
          <table:table-cell office:value-type="float" office:value="5.011872" calcext:value-type="float">
            <text:p>5.011872</text:p>
          </table:table-cell>
          <table:table-cell office:value-type="float" office:value="-1.013" calcext:value-type="float">
            <text:p>-1.013</text:p>
          </table:table-cell>
          <table:table-cell office:value-type="float" office:value="0.61" calcext:value-type="float">
            <text:p>0.61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224" calcext:value-type="float">
            <text:p>-0.224</text:p>
          </table:table-cell>
        </table:table-row>
        <table:table-row table:style-name="ro1">
          <table:table-cell office:value-type="float" office:value="16986" calcext:value-type="float">
            <text:p>16986</text:p>
          </table:table-cell>
          <table:table-cell office:value-type="string" calcext:value-type="string">
            <text:p>R3380</text:p>
          </table:table-cell>
          <table:table-cell office:value-type="float" office:value="2.626935" calcext:value-type="float">
            <text:p>2.626935</text:p>
          </table:table-cell>
          <table:table-cell office:value-type="float" office:value="0.175" calcext:value-type="float">
            <text:p>0.1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146" calcext:value-type="float">
            <text:p>0.146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float" office:value="17004" calcext:value-type="float">
            <text:p>17004</text:p>
          </table:table-cell>
          <table:table-cell office:value-type="string" calcext:value-type="string">
            <text:p>R3380</text:p>
          </table:table-cell>
          <table:table-cell office:value-type="float" office:value="2.776943" calcext:value-type="float">
            <text:p>2.776943</text:p>
          </table:table-cell>
          <table:table-cell office:value-type="float" office:value="1.114" calcext:value-type="float">
            <text:p>1.114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806" calcext:value-type="float">
            <text:p>-0.806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17019" calcext:value-type="float">
            <text:p>17019</text:p>
          </table:table-cell>
          <table:table-cell office:value-type="string" calcext:value-type="string">
            <text:p>R3380</text:p>
          </table:table-cell>
          <table:table-cell office:value-type="float" office:value="2.585165" calcext:value-type="float">
            <text:p>2.585165</text:p>
          </table:table-cell>
          <table:table-cell office:value-type="float" office:value="0.948" calcext:value-type="float">
            <text:p>0.948</text:p>
          </table:table-cell>
          <table:table-cell office:value-type="float" office:value="0.451" calcext:value-type="float">
            <text:p>0.451</text:p>
          </table:table-cell>
          <table:table-cell office:value-type="float" office:value="-1.082" calcext:value-type="float">
            <text:p>-1.082</text:p>
          </table:table-cell>
          <table:table-cell office:value-type="float" office:value="-0.737" calcext:value-type="float">
            <text:p>-0.737</text:p>
          </table:table-cell>
        </table:table-row>
        <table:table-row table:style-name="ro1">
          <table:table-cell office:value-type="float" office:value="17114" calcext:value-type="float">
            <text:p>17114</text:p>
          </table:table-cell>
          <table:table-cell office:value-type="string" calcext:value-type="string">
            <text:p>R3380</text:p>
          </table:table-cell>
          <table:table-cell office:value-type="float" office:value="2.701892" calcext:value-type="float">
            <text:p>2.701892</text:p>
          </table:table-cell>
          <table:table-cell office:value-type="float" office:value="0.302" calcext:value-type="float">
            <text:p>0.302</text:p>
          </table:table-cell>
          <table:table-cell office:value-type="float" office:value="0.691" calcext:value-type="float">
            <text:p>0.691</text:p>
          </table:table-cell>
          <table:table-cell office:value-type="float" office:value="-1.72" calcext:value-type="float">
            <text:p>-1.72</text:p>
          </table:table-cell>
          <table:table-cell office:value-type="float" office:value="-0.719" calcext:value-type="float">
            <text:p>-0.719</text:p>
          </table:table-cell>
        </table:table-row>
        <table:table-row table:style-name="ro1">
          <table:table-cell office:value-type="float" office:value="17129" calcext:value-type="float">
            <text:p>17129</text:p>
          </table:table-cell>
          <table:table-cell office:value-type="string" calcext:value-type="string">
            <text:p>R3380</text:p>
          </table:table-cell>
          <table:table-cell office:value-type="float" office:value="2.610073" calcext:value-type="float">
            <text:p>2.610073</text:p>
          </table:table-cell>
          <table:table-cell office:value-type="float" office:value="0.578" calcext:value-type="float">
            <text:p>0.578</text:p>
          </table:table-cell>
          <table:table-cell office:value-type="float" office:value="0.457" calcext:value-type="float">
            <text:p>0.457</text:p>
          </table:table-cell>
          <table:table-cell office:value-type="float" office:value="-1.688" calcext:value-type="float">
            <text:p>-1.688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7151" calcext:value-type="float">
            <text:p>17151</text:p>
          </table:table-cell>
          <table:table-cell office:value-type="string" calcext:value-type="string">
            <text:p>R3380</text:p>
          </table:table-cell>
          <table:table-cell office:value-type="float" office:value="7.129916" calcext:value-type="float">
            <text:p>7.129916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45" calcext:value-type="float">
            <text:p>-0.45</text:p>
          </table:table-cell>
          <table:table-cell office:value-type="float" office:value="0.495" calcext:value-type="float">
            <text:p>0.495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float" office:value="17166" calcext:value-type="float">
            <text:p>17166</text:p>
          </table:table-cell>
          <table:table-cell office:value-type="string" calcext:value-type="string">
            <text:p>R3380</text:p>
          </table:table-cell>
          <table:table-cell office:value-type="float" office:value="2.626905" calcext:value-type="float">
            <text:p>2.626905</text:p>
          </table:table-cell>
          <table:table-cell office:value-type="float" office:value="-0.586" calcext:value-type="float">
            <text:p>-0.586</text:p>
          </table:table-cell>
          <table:table-cell office:value-type="float" office:value="0.774" calcext:value-type="float">
            <text:p>0.774</text:p>
          </table:table-cell>
          <table:table-cell office:value-type="float" office:value="-1.495" calcext:value-type="float">
            <text:p>-1.495</text:p>
          </table:table-cell>
          <table:table-cell office:value-type="float" office:value="-1.191" calcext:value-type="float">
            <text:p>-1.191</text:p>
          </table:table-cell>
        </table:table-row>
        <table:table-row table:style-name="ro1">
          <table:table-cell office:value-type="float" office:value="17215" calcext:value-type="float">
            <text:p>17215</text:p>
          </table:table-cell>
          <table:table-cell office:value-type="string" calcext:value-type="string">
            <text:p>R3380</text:p>
          </table:table-cell>
          <table:table-cell office:value-type="float" office:value="2.626928" calcext:value-type="float">
            <text:p>2.626928</text:p>
          </table:table-cell>
          <table:table-cell office:value-type="float" office:value="-0.847" calcext:value-type="float">
            <text:p>-0.847</text:p>
          </table:table-cell>
          <table:table-cell office:value-type="float" office:value="0.038" calcext:value-type="float">
            <text:p>0.038</text:p>
          </table:table-cell>
          <table:table-cell office:value-type="float" office:value="0.226" calcext:value-type="float">
            <text:p>0.226</text:p>
          </table:table-cell>
          <table:table-cell office:value-type="float" office:value="-0.715" calcext:value-type="float">
            <text:p>-0.715</text:p>
          </table:table-cell>
        </table:table-row>
        <table:table-row table:style-name="ro1">
          <table:table-cell office:value-type="float" office:value="17238" calcext:value-type="float">
            <text:p>17238</text:p>
          </table:table-cell>
          <table:table-cell office:value-type="string" calcext:value-type="string">
            <text:p>R3380</text:p>
          </table:table-cell>
          <table:table-cell office:value-type="float" office:value="2.576735" calcext:value-type="float">
            <text:p>2.576735</text:p>
          </table:table-cell>
          <table:table-cell office:value-type="float" office:value="-0.419" calcext:value-type="float">
            <text:p>-0.419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17253" calcext:value-type="float">
            <text:p>17253</text:p>
          </table:table-cell>
          <table:table-cell office:value-type="string" calcext:value-type="string">
            <text:p>R3380</text:p>
          </table:table-cell>
          <table:table-cell office:value-type="float" office:value="2.476733" calcext:value-type="float">
            <text:p>2.476733</text:p>
          </table:table-cell>
          <table:table-cell office:value-type="float" office:value="0.176" calcext:value-type="float">
            <text:p>0.176</text:p>
          </table:table-cell>
          <table:table-cell office:value-type="float" office:value="1.012" calcext:value-type="float">
            <text:p>1.012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824" calcext:value-type="float">
            <text:p>-0.824</text:p>
          </table:table-cell>
        </table:table-row>
        <table:table-row table:style-name="ro1">
          <table:table-cell office:value-type="float" office:value="17370" calcext:value-type="float">
            <text:p>17370</text:p>
          </table:table-cell>
          <table:table-cell office:value-type="string" calcext:value-type="string">
            <text:p>R3380</text:p>
          </table:table-cell>
          <table:table-cell office:value-type="float" office:value="4.753309" calcext:value-type="float">
            <text:p>4.753309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" calcext:value-type="float">
            <text:p>0.27</text:p>
          </table:table-cell>
          <table:table-cell office:value-type="float" office:value="-0.813" calcext:value-type="float">
            <text:p>-0.813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17393" calcext:value-type="float">
            <text:p>17393</text:p>
          </table:table-cell>
          <table:table-cell office:value-type="string" calcext:value-type="string">
            <text:p>R3380</text:p>
          </table:table-cell>
          <table:table-cell office:value-type="float" office:value="2.426557" calcext:value-type="float">
            <text:p>2.426557</text:p>
          </table:table-cell>
          <table:table-cell office:value-type="float" office:value="0.079" calcext:value-type="float">
            <text:p>0.079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277" calcext:value-type="float">
            <text:p>0.277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17411" calcext:value-type="float">
            <text:p>17411</text:p>
          </table:table-cell>
          <table:table-cell office:value-type="string" calcext:value-type="string">
            <text:p>R3380</text:p>
          </table:table-cell>
          <table:table-cell office:value-type="float" office:value="2.52674" calcext:value-type="float">
            <text:p>2.52674</text:p>
          </table:table-cell>
          <table:table-cell office:value-type="float" office:value="-0.652" calcext:value-type="float">
            <text:p>-0.652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552" calcext:value-type="float">
            <text:p>0.552</text:p>
          </table:table-cell>
          <table:table-cell office:value-type="float" office:value="-0.628" calcext:value-type="float">
            <text:p>-0.628</text:p>
          </table:table-cell>
        </table:table-row>
        <table:table-row table:style-name="ro1">
          <table:table-cell office:value-type="float" office:value="17556" calcext:value-type="float">
            <text:p>17556</text:p>
          </table:table-cell>
          <table:table-cell office:value-type="string" calcext:value-type="string">
            <text:p>R3385</text:p>
          </table:table-cell>
          <table:table-cell office:value-type="float" office:value="2.476659" calcext:value-type="float">
            <text:p>2.476659</text:p>
          </table:table-cell>
          <table:table-cell office:value-type="float" office:value="2.001" calcext:value-type="float">
            <text:p>2.001</text:p>
          </table:table-cell>
          <table:table-cell office:value-type="float" office:value="-0.024" calcext:value-type="float">
            <text:p>-0.024</text:p>
          </table:table-cell>
          <table:table-cell office:value-type="float" office:value="2.385" calcext:value-type="float">
            <text:p>2.385</text:p>
          </table:table-cell>
          <table:table-cell office:value-type="float" office:value="-1.112" calcext:value-type="float">
            <text:p>-1.112</text:p>
          </table:table-cell>
        </table:table-row>
        <table:table-row table:style-name="ro1">
          <table:table-cell office:value-type="float" office:value="17571" calcext:value-type="float">
            <text:p>17571</text:p>
          </table:table-cell>
          <table:table-cell office:value-type="string" calcext:value-type="string">
            <text:p>R3385</text:p>
          </table:table-cell>
          <table:table-cell office:value-type="float" office:value="2.485026" calcext:value-type="float">
            <text:p>2.485026</text:p>
          </table:table-cell>
          <table:table-cell office:value-type="float" office:value="1.98" calcext:value-type="float">
            <text:p>1.98</text:p>
          </table:table-cell>
          <table:table-cell office:value-type="float" office:value="0.183" calcext:value-type="float">
            <text:p>0.183</text:p>
          </table:table-cell>
          <table:table-cell office:value-type="float" office:value="2.377" calcext:value-type="float">
            <text:p>2.377</text:p>
          </table:table-cell>
          <table:table-cell office:value-type="float" office:value="-1.158" calcext:value-type="float">
            <text:p>-1.158</text:p>
          </table:table-cell>
        </table:table-row>
        <table:table-row table:style-name="ro1">
          <table:table-cell office:value-type="float" office:value="17587" calcext:value-type="float">
            <text:p>17587</text:p>
          </table:table-cell>
          <table:table-cell office:value-type="string" calcext:value-type="string">
            <text:p>R3385</text:p>
          </table:table-cell>
          <table:table-cell office:value-type="float" office:value="5.503837" calcext:value-type="float">
            <text:p>5.503837</text:p>
          </table:table-cell>
          <table:table-cell office:value-type="float" office:value="0.926" calcext:value-type="float">
            <text:p>0.926</text:p>
          </table:table-cell>
          <table:table-cell office:value-type="float" office:value="-0.001" calcext:value-type="float">
            <text:p>-0.001</text:p>
          </table:table-cell>
          <table:table-cell office:value-type="float" office:value="2.143" calcext:value-type="float">
            <text:p>2.143</text:p>
          </table:table-cell>
          <table:table-cell office:value-type="float" office:value="-1.11" calcext:value-type="float">
            <text:p>-1.11</text:p>
          </table:table-cell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string" calcext:value-type="string">
            <text:p>R3385</text:p>
          </table:table-cell>
          <table:table-cell office:value-type="float" office:value="2.77691" calcext:value-type="float">
            <text:p>2.77691</text:p>
          </table:table-cell>
          <table:table-cell office:value-type="float" office:value="0.476" calcext:value-type="float">
            <text:p>0.476</text:p>
          </table:table-cell>
          <table:table-cell office:value-type="float" office:value="-0.333" calcext:value-type="float">
            <text:p>-0.333</text:p>
          </table:table-cell>
          <table:table-cell office:value-type="float" office:value="2.11" calcext:value-type="float">
            <text:p>2.11</text:p>
          </table:table-cell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17626" calcext:value-type="float">
            <text:p>17626</text:p>
          </table:table-cell>
          <table:table-cell office:value-type="string" calcext:value-type="string">
            <text:p>R3385</text:p>
          </table:table-cell>
          <table:table-cell office:value-type="float" office:value="4.87008" calcext:value-type="float">
            <text:p>4.87008</text:p>
          </table:table-cell>
          <table:table-cell office:value-type="float" office:value="1.833" calcext:value-type="float">
            <text:p>1.833</text:p>
          </table:table-cell>
          <table:table-cell office:value-type="float" office:value="-0.223" calcext:value-type="float">
            <text:p>-0.223</text:p>
          </table:table-cell>
          <table:table-cell office:value-type="float" office:value="2.582" calcext:value-type="float">
            <text:p>2.582</text:p>
          </table:table-cell>
          <table:table-cell office:value-type="float" office:value="-1.297" calcext:value-type="float">
            <text:p>-1.297</text:p>
          </table:table-cell>
        </table:table-row>
        <table:table-row table:style-name="ro1">
          <table:table-cell office:value-type="float" office:value="17737" calcext:value-type="float">
            <text:p>17737</text:p>
          </table:table-cell>
          <table:table-cell office:value-type="string" calcext:value-type="string">
            <text:p>R3385</text:p>
          </table:table-cell>
          <table:table-cell office:value-type="float" office:value="2.58514" calcext:value-type="float">
            <text:p>2.58514</text:p>
          </table:table-cell>
          <table:table-cell office:value-type="float" office:value="0.904" calcext:value-type="float">
            <text:p>0.904</text:p>
          </table:table-cell>
          <table:table-cell office:value-type="float" office:value="-0.847" calcext:value-type="float">
            <text:p>-0.847</text:p>
          </table:table-cell>
          <table:table-cell office:value-type="float" office:value="1.821" calcext:value-type="float">
            <text:p>1.821</text:p>
          </table:table-cell>
          <table:table-cell office:value-type="float" office:value="-0.713" calcext:value-type="float">
            <text:p>-0.713</text:p>
          </table:table-cell>
        </table:table-row>
        <table:table-row table:style-name="ro1">
          <table:table-cell office:value-type="float" office:value="17755" calcext:value-type="float">
            <text:p>17755</text:p>
          </table:table-cell>
          <table:table-cell office:value-type="string" calcext:value-type="string">
            <text:p>R3385</text:p>
          </table:table-cell>
          <table:table-cell office:value-type="float" office:value="2.877007" calcext:value-type="float">
            <text:p>2.8770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08" calcext:value-type="float">
            <text:p>-0.108</text:p>
          </table:table-cell>
          <table:table-cell office:value-type="float" office:value="2.201" calcext:value-type="float">
            <text:p>2.201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7777" calcext:value-type="float">
            <text:p>17777</text:p>
          </table:table-cell>
          <table:table-cell office:value-type="string" calcext:value-type="string">
            <text:p>R3385</text:p>
          </table:table-cell>
          <table:table-cell office:value-type="float" office:value="2.576865" calcext:value-type="float">
            <text:p>2.576865</text:p>
          </table:table-cell>
          <table:table-cell office:value-type="float" office:value="-1.001" calcext:value-type="float">
            <text:p>-1.001</text:p>
          </table:table-cell>
          <table:table-cell office:value-type="float" office:value="0.287" calcext:value-type="float">
            <text:p>0.287</text:p>
          </table:table-cell>
          <table:table-cell office:value-type="float" office:value="-0.506" calcext:value-type="float">
            <text:p>-0.506</text:p>
          </table:table-cell>
          <table:table-cell office:value-type="float" office:value="-1.082" calcext:value-type="float">
            <text:p>-1.082</text:p>
          </table:table-cell>
        </table:table-row>
        <table:table-row table:style-name="ro1">
          <table:table-cell office:value-type="float" office:value="17819" calcext:value-type="float">
            <text:p>17819</text:p>
          </table:table-cell>
          <table:table-cell office:value-type="string" calcext:value-type="string">
            <text:p>R3385</text:p>
          </table:table-cell>
          <table:table-cell office:value-type="float" office:value="2.735159" calcext:value-type="float">
            <text:p>2.735159</text:p>
          </table:table-cell>
          <table:table-cell office:value-type="float" office:value="1.373" calcext:value-type="float">
            <text:p>1.373</text:p>
          </table:table-cell>
          <table:table-cell office:value-type="float" office:value="0.048" calcext:value-type="float">
            <text:p>0.048</text:p>
          </table:table-cell>
          <table:table-cell office:value-type="float" office:value="2.182" calcext:value-type="float">
            <text:p>2.182</text:p>
          </table:table-cell>
          <table:table-cell office:value-type="float" office:value="-1.168" calcext:value-type="float">
            <text:p>-1.168</text:p>
          </table:table-cell>
        </table:table-row>
        <table:table-row table:style-name="ro1">
          <table:table-cell office:value-type="float" office:value="17834" calcext:value-type="float">
            <text:p>17834</text:p>
          </table:table-cell>
          <table:table-cell office:value-type="string" calcext:value-type="string">
            <text:p>R3385</text:p>
          </table:table-cell>
          <table:table-cell office:value-type="float" office:value="2.726882" calcext:value-type="float">
            <text:p>2.726882</text:p>
          </table:table-cell>
          <table:table-cell office:value-type="float" office:value="-0.621" calcext:value-type="float">
            <text:p>-0.621</text:p>
          </table:table-cell>
          <table:table-cell office:value-type="float" office:value="-0.48" calcext:value-type="float">
            <text:p>-0.48</text:p>
          </table:table-cell>
          <table:table-cell office:value-type="float" office:value="2.065" calcext:value-type="float">
            <text:p>2.065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float" office:value="17851" calcext:value-type="float">
            <text:p>17851</text:p>
          </table:table-cell>
          <table:table-cell office:value-type="string" calcext:value-type="string">
            <text:p>R3385</text:p>
          </table:table-cell>
          <table:table-cell office:value-type="float" office:value="7.480207" calcext:value-type="float">
            <text:p>7.480207</text:p>
          </table:table-cell>
          <table:table-cell office:value-type="float" office:value="-1.22" calcext:value-type="float">
            <text:p>-1.22</text:p>
          </table:table-cell>
          <table:table-cell office:value-type="float" office:value="0.178" calcext:value-type="float">
            <text:p>0.178</text:p>
          </table:table-cell>
          <table:table-cell office:value-type="float" office:value="1.938" calcext:value-type="float">
            <text:p>1.938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17878" calcext:value-type="float">
            <text:p>17878</text:p>
          </table:table-cell>
          <table:table-cell office:value-type="string" calcext:value-type="string">
            <text:p>R3385</text:p>
          </table:table-cell>
          <table:table-cell office:value-type="float" office:value="7.580226" calcext:value-type="float">
            <text:p>7.580226</text:p>
          </table:table-cell>
          <table:table-cell office:value-type="float" office:value="-0.863" calcext:value-type="float">
            <text:p>-0.863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574" calcext:value-type="float">
            <text:p>1.574</text:p>
          </table:table-cell>
          <table:table-cell office:value-type="float" office:value="-1.141" calcext:value-type="float">
            <text:p>-1.141</text:p>
          </table:table-cell>
        </table:table-row>
        <table:table-row table:style-name="ro1">
          <table:table-cell office:value-type="float" office:value="17986" calcext:value-type="float">
            <text:p>17986</text:p>
          </table:table-cell>
          <table:table-cell office:value-type="string" calcext:value-type="string">
            <text:p>R3385</text:p>
          </table:table-cell>
          <table:table-cell office:value-type="float" office:value="2.676838" calcext:value-type="float">
            <text:p>2.676838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426" calcext:value-type="float">
            <text:p>-0.426</text:p>
          </table:table-cell>
          <table:table-cell office:value-type="float" office:value="2.116" calcext:value-type="float">
            <text:p>2.116</text:p>
          </table:table-cell>
          <table:table-cell office:value-type="float" office:value="-0.701" calcext:value-type="float">
            <text:p>-0.701</text:p>
          </table:table-cell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string" calcext:value-type="string">
            <text:p>R3385</text:p>
          </table:table-cell>
          <table:table-cell office:value-type="float" office:value="2.726973" calcext:value-type="float">
            <text:p>2.726973</text:p>
          </table:table-cell>
          <table:table-cell office:value-type="float" office:value="1.336" calcext:value-type="float">
            <text:p>1.336</text:p>
          </table:table-cell>
          <table:table-cell office:value-type="float" office:value="-0.205" calcext:value-type="float">
            <text:p>-0.205</text:p>
          </table:table-cell>
          <table:table-cell office:value-type="float" office:value="2.334" calcext:value-type="float">
            <text:p>2.334</text:p>
          </table:table-cell>
          <table:table-cell office:value-type="float" office:value="-1.28" calcext:value-type="float">
            <text:p>-1.28</text:p>
          </table:table-cell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string" calcext:value-type="string">
            <text:p>R3385</text:p>
          </table:table-cell>
          <table:table-cell office:value-type="float" office:value="2.876991" calcext:value-type="float">
            <text:p>2.876991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825" calcext:value-type="float">
            <text:p>-0.825</text:p>
          </table:table-cell>
          <table:table-cell office:value-type="float" office:value="1.916" calcext:value-type="float">
            <text:p>1.916</text:p>
          </table:table-cell>
          <table:table-cell office:value-type="float" office:value="-0.188" calcext:value-type="float">
            <text:p>-0.188</text:p>
          </table:table-cell>
        </table:table-row>
        <table:table-row table:style-name="ro1">
          <table:table-cell office:value-type="float" office:value="18122" calcext:value-type="float">
            <text:p>18122</text:p>
          </table:table-cell>
          <table:table-cell office:value-type="string" calcext:value-type="string">
            <text:p>R4505</text:p>
          </table:table-cell>
          <table:table-cell office:value-type="float" office:value="5.399485" calcext:value-type="float">
            <text:p>5.399485</text:p>
          </table:table-cell>
          <table:table-cell office:value-type="float" office:value="0.898" calcext:value-type="float">
            <text:p>0.898</text:p>
          </table:table-cell>
          <table:table-cell office:value-type="float" office:value="-0.538" calcext:value-type="float">
            <text:p>-0.538</text:p>
          </table:table-cell>
          <table:table-cell office:value-type="float" office:value="1.229" calcext:value-type="float">
            <text:p>1.229</text:p>
          </table:table-cell>
          <table:table-cell office:value-type="float" office:value="-0.947" calcext:value-type="float">
            <text:p>-0.947</text:p>
          </table:table-cell>
        </table:table-row>
        <table:table-row table:style-name="ro1">
          <table:table-cell office:value-type="float" office:value="18145" calcext:value-type="float">
            <text:p>18145</text:p>
          </table:table-cell>
          <table:table-cell office:value-type="string" calcext:value-type="string">
            <text:p>R4505</text:p>
          </table:table-cell>
          <table:table-cell office:value-type="float" office:value="5.399788" calcext:value-type="float">
            <text:p>5.399788</text:p>
          </table:table-cell>
          <table:table-cell office:value-type="float" office:value="-0.519" calcext:value-type="float">
            <text:p>-0.51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677" calcext:value-type="float">
            <text:p>-0.677</text:p>
          </table:table-cell>
        </table:table-row>
        <table:table-row table:style-name="ro1">
          <table:table-cell office:value-type="float" office:value="18160" calcext:value-type="float">
            <text:p>18160</text:p>
          </table:table-cell>
          <table:table-cell office:value-type="string" calcext:value-type="string">
            <text:p>R4505</text:p>
          </table:table-cell>
          <table:table-cell office:value-type="float" office:value="2.674714" calcext:value-type="float">
            <text:p>2.674714</text:p>
          </table:table-cell>
          <table:table-cell office:value-type="float" office:value="0.346" calcext:value-type="float">
            <text:p>0.346</text:p>
          </table:table-cell>
          <table:table-cell office:value-type="float" office:value="-1.153" calcext:value-type="float">
            <text:p>-1.153</text:p>
          </table:table-cell>
          <table:table-cell office:value-type="float" office:value="1.605" calcext:value-type="float">
            <text:p>1.605</text:p>
          </table:table-cell>
          <table:table-cell office:value-type="float" office:value="-1.205" calcext:value-type="float">
            <text:p>-1.205</text:p>
          </table:table-cell>
        </table:table-row>
        <table:table-row table:style-name="ro1">
          <table:table-cell office:value-type="float" office:value="18180" calcext:value-type="float">
            <text:p>18180</text:p>
          </table:table-cell>
          <table:table-cell office:value-type="string" calcext:value-type="string">
            <text:p>R4505</text:p>
          </table:table-cell>
          <table:table-cell office:value-type="float" office:value="2.274607" calcext:value-type="float">
            <text:p>2.274607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36" calcext:value-type="float">
            <text:p>0.36</text:p>
          </table:table-cell>
          <table:table-cell office:value-type="float" office:value="0.691" calcext:value-type="float">
            <text:p>0.691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18347" calcext:value-type="float">
            <text:p>18347</text:p>
          </table:table-cell>
          <table:table-cell office:value-type="string" calcext:value-type="string">
            <text:p>R4505</text:p>
          </table:table-cell>
          <table:table-cell office:value-type="float" office:value="2.425019" calcext:value-type="float">
            <text:p>2.425019</text:p>
          </table:table-cell>
          <table:table-cell office:value-type="float" office:value="0.566" calcext:value-type="float">
            <text:p>0.566</text:p>
          </table:table-cell>
          <table:table-cell office:value-type="float" office:value="0.103" calcext:value-type="float">
            <text:p>0.103</text:p>
          </table:table-cell>
          <table:table-cell office:value-type="float" office:value="-0.843" calcext:value-type="float">
            <text:p>-0.843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18363" calcext:value-type="float">
            <text:p>18363</text:p>
          </table:table-cell>
          <table:table-cell office:value-type="string" calcext:value-type="string">
            <text:p>R4505</text:p>
          </table:table-cell>
          <table:table-cell office:value-type="float" office:value="4.749849" calcext:value-type="float">
            <text:p>4.749849</text:p>
          </table:table-cell>
          <table:table-cell office:value-type="float" office:value="0.683" calcext:value-type="float">
            <text:p>0.683</text:p>
          </table:table-cell>
          <table:table-cell office:value-type="float" office:value="-0.312" calcext:value-type="float">
            <text:p>-0.312</text:p>
          </table:table-cell>
          <table:table-cell office:value-type="float" office:value="0.384" calcext:value-type="float">
            <text:p>0.384</text:p>
          </table:table-cell>
          <table:table-cell office:value-type="float" office:value="-0.469" calcext:value-type="float">
            <text:p>-0.469</text:p>
          </table:table-cell>
        </table:table-row>
        <table:table-row table:style-name="ro1">
          <table:table-cell office:value-type="float" office:value="18382" calcext:value-type="float">
            <text:p>18382</text:p>
          </table:table-cell>
          <table:table-cell office:value-type="string" calcext:value-type="string">
            <text:p>R4505</text:p>
          </table:table-cell>
          <table:table-cell office:value-type="float" office:value="5.350122" calcext:value-type="float">
            <text:p>5.350122</text:p>
          </table:table-cell>
          <table:table-cell office:value-type="float" office:value="0.993" calcext:value-type="float">
            <text:p>0.993</text:p>
          </table:table-cell>
          <table:table-cell office:value-type="float" office:value="-0.69" calcext:value-type="float">
            <text:p>-0.69</text:p>
          </table:table-cell>
          <table:table-cell office:value-type="float" office:value="1.271" calcext:value-type="float">
            <text:p>1.271</text:p>
          </table:table-cell>
          <table:table-cell office:value-type="float" office:value="-1.362" calcext:value-type="float">
            <text:p>-1.362</text:p>
          </table:table-cell>
        </table:table-row>
        <table:table-row table:style-name="ro1">
          <table:table-cell office:value-type="float" office:value="18464" calcext:value-type="float">
            <text:p>18464</text:p>
          </table:table-cell>
          <table:table-cell office:value-type="string" calcext:value-type="string">
            <text:p>R4505</text:p>
          </table:table-cell>
          <table:table-cell office:value-type="float" office:value="5.249811" calcext:value-type="float">
            <text:p>5.249811</text:p>
          </table:table-cell>
          <table:table-cell office:value-type="float" office:value="1.454" calcext:value-type="float">
            <text:p>1.454</text:p>
          </table:table-cell>
          <table:table-cell office:value-type="float" office:value="-1.066" calcext:value-type="float">
            <text:p>-1.066</text:p>
          </table:table-cell>
          <table:table-cell office:value-type="float" office:value="0.29" calcext:value-type="float">
            <text:p>0.29</text:p>
          </table:table-cell>
          <table:table-cell office:value-type="float" office:value="-0.228" calcext:value-type="float">
            <text:p>-0.228</text:p>
          </table:table-cell>
        </table:table-row>
        <table:table-row table:style-name="ro1">
          <table:table-cell office:value-type="float" office:value="18479" calcext:value-type="float">
            <text:p>18479</text:p>
          </table:table-cell>
          <table:table-cell office:value-type="string" calcext:value-type="string">
            <text:p>R4505</text:p>
          </table:table-cell>
          <table:table-cell office:value-type="float" office:value="2.724849" calcext:value-type="float">
            <text:p>2.724849</text:p>
          </table:table-cell>
          <table:table-cell office:value-type="float" office:value="1.104" calcext:value-type="float">
            <text:p>1.104</text:p>
          </table:table-cell>
          <table:table-cell office:value-type="float" office:value="-1.192" calcext:value-type="float">
            <text:p>-1.192</text:p>
          </table:table-cell>
          <table:table-cell office:value-type="float" office:value="0.54" calcext:value-type="float">
            <text:p>0.54</text:p>
          </table:table-cell>
          <table:table-cell office:value-type="float" office:value="-0.264" calcext:value-type="float">
            <text:p>-0.264</text:p>
          </table:table-cell>
        </table:table-row>
        <table:table-row table:style-name="ro1">
          <table:table-cell office:value-type="float" office:value="18494" calcext:value-type="float">
            <text:p>18494</text:p>
          </table:table-cell>
          <table:table-cell office:value-type="string" calcext:value-type="string">
            <text:p>R4505</text:p>
          </table:table-cell>
          <table:table-cell office:value-type="float" office:value="2.424937" calcext:value-type="float">
            <text:p>2.424937</text:p>
          </table:table-cell>
          <table:table-cell office:value-type="float" office:value="0.989" calcext:value-type="float">
            <text:p>0.989</text:p>
          </table:table-cell>
          <table:table-cell office:value-type="float" office:value="-1.182" calcext:value-type="float">
            <text:p>-1.182</text:p>
          </table:table-cell>
          <table:table-cell office:value-type="float" office:value="0.032" calcext:value-type="float">
            <text:p>0.032</text:p>
          </table:table-cell>
          <table:table-cell office:value-type="float" office:value="-1.037" calcext:value-type="float">
            <text:p>-1.037</text:p>
          </table:table-cell>
        </table:table-row>
        <table:table-row table:style-name="ro1">
          <table:table-cell office:value-type="float" office:value="18509" calcext:value-type="float">
            <text:p>18509</text:p>
          </table:table-cell>
          <table:table-cell office:value-type="string" calcext:value-type="string">
            <text:p>R4505</text:p>
          </table:table-cell>
          <table:table-cell office:value-type="float" office:value="2.474818" calcext:value-type="float">
            <text:p>2.474818</text:p>
          </table:table-cell>
          <table:table-cell office:value-type="float" office:value="0.654" calcext:value-type="float">
            <text:p>0.654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71" calcext:value-type="float">
            <text:p>0.71</text:p>
          </table:table-cell>
          <table:table-cell office:value-type="float" office:value="-1.496" calcext:value-type="float">
            <text:p>-1.496</text:p>
          </table:table-cell>
        </table:table-row>
        <table:table-row table:style-name="ro1">
          <table:table-cell office:value-type="float" office:value="18527" calcext:value-type="float">
            <text:p>18527</text:p>
          </table:table-cell>
          <table:table-cell office:value-type="string" calcext:value-type="string">
            <text:p>R4505</text:p>
          </table:table-cell>
          <table:table-cell office:value-type="float" office:value="2.174717" calcext:value-type="float">
            <text:p>2.174717</text:p>
          </table:table-cell>
          <table:table-cell office:value-type="float" office:value="0.151" calcext:value-type="float">
            <text:p>0.151</text:p>
          </table:table-cell>
          <table:table-cell office:value-type="float" office:value="-1.713" calcext:value-type="float">
            <text:p>-1.713</text:p>
          </table:table-cell>
          <table:table-cell office:value-type="float" office:value="-0.356" calcext:value-type="float">
            <text:p>-0.356</text:p>
          </table:table-cell>
          <table:table-cell office:value-type="float" office:value="-1.297" calcext:value-type="float">
            <text:p>-1.297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string" calcext:value-type="string">
            <text:p>R4505</text:p>
          </table:table-cell>
          <table:table-cell office:value-type="float" office:value="7.72465" calcext:value-type="float">
            <text:p>7.7246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24" calcext:value-type="float">
            <text:p>0.024</text:p>
          </table:table-cell>
          <table:table-cell office:value-type="float" office:value="-0.488" calcext:value-type="float">
            <text:p>-0.488</text:p>
          </table:table-cell>
          <table:table-cell office:value-type="float" office:value="-1.215" calcext:value-type="float">
            <text:p>-1.215</text:p>
          </table:table-cell>
        </table:table-row>
        <table:table-row table:style-name="ro1">
          <table:table-cell office:value-type="float" office:value="18603" calcext:value-type="float">
            <text:p>18603</text:p>
          </table:table-cell>
          <table:table-cell office:value-type="string" calcext:value-type="string">
            <text:p>R4505</text:p>
          </table:table-cell>
          <table:table-cell office:value-type="float" office:value="5.150099" calcext:value-type="float">
            <text:p>5.150099</text:p>
          </table:table-cell>
          <table:table-cell office:value-type="float" office:value="0.942" calcext:value-type="float">
            <text:p>0.942</text:p>
          </table:table-cell>
          <table:table-cell office:value-type="float" office:value="-1.576" calcext:value-type="float">
            <text:p>-1.57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8619" calcext:value-type="float">
            <text:p>18619</text:p>
          </table:table-cell>
          <table:table-cell office:value-type="string" calcext:value-type="string">
            <text:p>R4505</text:p>
          </table:table-cell>
          <table:table-cell office:value-type="float" office:value="5.000162" calcext:value-type="float">
            <text:p>5.000162</text:p>
          </table:table-cell>
          <table:table-cell office:value-type="float" office:value="1.319" calcext:value-type="float">
            <text:p>1.319</text:p>
          </table:table-cell>
          <table:table-cell office:value-type="float" office:value="-1.045" calcext:value-type="float">
            <text:p>-1.045</text:p>
          </table:table-cell>
          <table:table-cell office:value-type="float" office:value="0.756" calcext:value-type="float">
            <text:p>0.756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735" calcext:value-type="float">
            <text:p>18735</text:p>
          </table:table-cell>
          <table:table-cell office:value-type="string" calcext:value-type="string">
            <text:p>R4482</text:p>
          </table:table-cell>
          <table:table-cell office:value-type="float" office:value="5.050137" calcext:value-type="float">
            <text:p>5.050137</text:p>
          </table:table-cell>
          <table:table-cell office:value-type="float" office:value="1.181" calcext:value-type="float">
            <text:p>1.181</text:p>
          </table:table-cell>
          <table:table-cell office:value-type="float" office:value="0.897" calcext:value-type="float">
            <text:p>0.897</text:p>
          </table:table-cell>
          <table:table-cell office:value-type="float" office:value="1.307" calcext:value-type="float">
            <text:p>1.307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float" office:value="18759" calcext:value-type="float">
            <text:p>18759</text:p>
          </table:table-cell>
          <table:table-cell office:value-type="string" calcext:value-type="string">
            <text:p>R4482</text:p>
          </table:table-cell>
          <table:table-cell office:value-type="float" office:value="2.475256" calcext:value-type="float">
            <text:p>2.475256</text:p>
          </table:table-cell>
          <table:table-cell office:value-type="float" office:value="-1.823" calcext:value-type="float">
            <text:p>-1.823</text:p>
          </table:table-cell>
          <table:table-cell office:value-type="float" office:value="0.576" calcext:value-type="float">
            <text:p>0.576</text:p>
          </table:table-cell>
          <table:table-cell office:value-type="float" office:value="-0.623" calcext:value-type="float">
            <text:p>-0.623</text:p>
          </table:table-cell>
          <table:table-cell office:value-type="float" office:value="-2.633" calcext:value-type="float">
            <text:p>-2.633</text:p>
          </table:table-cell>
        </table:table-row>
        <table:table-row table:style-name="ro1">
          <table:table-cell office:value-type="float" office:value="18918" calcext:value-type="float">
            <text:p>18918</text:p>
          </table:table-cell>
          <table:table-cell office:value-type="string" calcext:value-type="string">
            <text:p>R4482</text:p>
          </table:table-cell>
          <table:table-cell office:value-type="float" office:value="5.149721" calcext:value-type="float">
            <text:p>5.149721</text:p>
          </table:table-cell>
          <table:table-cell office:value-type="float" office:value="-1.025" calcext:value-type="float">
            <text:p>-1.025</text:p>
          </table:table-cell>
          <table:table-cell office:value-type="float" office:value="0.649" calcext:value-type="float">
            <text:p>0.649</text:p>
          </table:table-cell>
          <table:table-cell office:value-type="float" office:value="-0.292" calcext:value-type="float">
            <text:p>-0.292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18933" calcext:value-type="float">
            <text:p>18933</text:p>
          </table:table-cell>
          <table:table-cell office:value-type="string" calcext:value-type="string">
            <text:p>R4482</text:p>
          </table:table-cell>
          <table:table-cell office:value-type="float" office:value="2.475038" calcext:value-type="float">
            <text:p>2.475038</text:p>
          </table:table-cell>
          <table:table-cell office:value-type="float" office:value="0.094" calcext:value-type="float">
            <text:p>0.094</text:p>
          </table:table-cell>
          <table:table-cell office:value-type="float" office:value="0.447" calcext:value-type="float">
            <text:p>0.447</text:p>
          </table:table-cell>
          <table:table-cell office:value-type="float" office:value="0.468" calcext:value-type="float">
            <text:p>0.468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18949" calcext:value-type="float">
            <text:p>18949</text:p>
          </table:table-cell>
          <table:table-cell office:value-type="string" calcext:value-type="string">
            <text:p>R4482</text:p>
          </table:table-cell>
          <table:table-cell office:value-type="float" office:value="5.249748" calcext:value-type="float">
            <text:p>5.249748</text:p>
          </table:table-cell>
          <table:table-cell office:value-type="float" office:value="-0.27" calcext:value-type="float">
            <text:p>-0.27</text:p>
          </table:table-cell>
          <table:table-cell office:value-type="float" office:value="1.067" calcext:value-type="float">
            <text:p>1.067</text:p>
          </table:table-cell>
          <table:table-cell office:value-type="float" office:value="0.183" calcext:value-type="float">
            <text:p>0.183</text:p>
          </table:table-cell>
          <table:table-cell office:value-type="float" office:value="-2.113" calcext:value-type="float">
            <text:p>-2.113</text:p>
          </table:table-cell>
        </table:table-row>
        <table:table-row table:style-name="ro1">
          <table:table-cell office:value-type="float" office:value="18967" calcext:value-type="float">
            <text:p>18967</text:p>
          </table:table-cell>
          <table:table-cell office:value-type="string" calcext:value-type="string">
            <text:p>R4482</text:p>
          </table:table-cell>
          <table:table-cell office:value-type="float" office:value="2.575106" calcext:value-type="float">
            <text:p>2.575106</text:p>
          </table:table-cell>
          <table:table-cell office:value-type="float" office:value="-0.76" calcext:value-type="float">
            <text:p>-0.76</text:p>
          </table:table-cell>
          <table:table-cell office:value-type="float" office:value="0.619" calcext:value-type="float">
            <text:p>0.619</text:p>
          </table:table-cell>
          <table:table-cell office:value-type="float" office:value="0.767" calcext:value-type="float">
            <text:p>0.767</text:p>
          </table:table-cell>
          <table:table-cell office:value-type="float" office:value="-1.73" calcext:value-type="float">
            <text:p>-1.73</text:p>
          </table:table-cell>
        </table:table-row>
        <table:table-row table:style-name="ro1">
          <table:table-cell office:value-type="float" office:value="18985" calcext:value-type="float">
            <text:p>18985</text:p>
          </table:table-cell>
          <table:table-cell office:value-type="string" calcext:value-type="string">
            <text:p>R4482</text:p>
          </table:table-cell>
          <table:table-cell office:value-type="float" office:value="2.524865" calcext:value-type="float">
            <text:p>2.524865</text:p>
          </table:table-cell>
          <table:table-cell office:value-type="float" office:value="0.596" calcext:value-type="float">
            <text:p>0.5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367" calcext:value-type="float">
            <text:p>0.3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034" calcext:value-type="float">
            <text:p>19034</text:p>
          </table:table-cell>
          <table:table-cell office:value-type="string" calcext:value-type="string">
            <text:p>R4482</text:p>
          </table:table-cell>
          <table:table-cell office:value-type="float" office:value="2.574757" calcext:value-type="float">
            <text:p>2.574757</text:p>
          </table:table-cell>
          <table:table-cell office:value-type="float" office:value="0.031" calcext:value-type="float">
            <text:p>0.031</text:p>
          </table:table-cell>
          <table:table-cell office:value-type="float" office:value="1.548" calcext:value-type="float">
            <text:p>1.548</text:p>
          </table:table-cell>
          <table:table-cell office:value-type="float" office:value="-0.365" calcext:value-type="float">
            <text:p>-0.365</text:p>
          </table:table-cell>
          <table:table-cell office:value-type="float" office:value="-1.027" calcext:value-type="float">
            <text:p>-1.027</text:p>
          </table:table-cell>
        </table:table-row>
        <table:table-row table:style-name="ro1">
          <table:table-cell office:value-type="float" office:value="19052" calcext:value-type="float">
            <text:p>19052</text:p>
          </table:table-cell>
          <table:table-cell office:value-type="string" calcext:value-type="string">
            <text:p>R4482</text:p>
          </table:table-cell>
          <table:table-cell office:value-type="float" office:value="2.724864" calcext:value-type="float">
            <text:p>2.724864</text:p>
          </table:table-cell>
          <table:table-cell office:value-type="float" office:value="-0.952" calcext:value-type="float">
            <text:p>-0.952</text:p>
          </table:table-cell>
          <table:table-cell office:value-type="float" office:value="1.027" calcext:value-type="float">
            <text:p>1.027</text:p>
          </table:table-cell>
          <table:table-cell office:value-type="float" office:value="-0.738" calcext:value-type="float">
            <text:p>-0.738</text:p>
          </table:table-cell>
          <table:table-cell office:value-type="float" office:value="-1.527" calcext:value-type="float">
            <text:p>-1.527</text:p>
          </table:table-cell>
        </table:table-row>
        <table:table-row table:style-name="ro1">
          <table:table-cell office:value-type="float" office:value="19068" calcext:value-type="float">
            <text:p>19068</text:p>
          </table:table-cell>
          <table:table-cell office:value-type="string" calcext:value-type="string">
            <text:p>R4482</text:p>
          </table:table-cell>
          <table:table-cell office:value-type="float" office:value="4.799474" calcext:value-type="float">
            <text:p>4.799474</text:p>
          </table:table-cell>
          <table:table-cell office:value-type="float" office:value="-1.158" calcext:value-type="float">
            <text:p>-1.158</text:p>
          </table:table-cell>
          <table:table-cell office:value-type="float" office:value="1.066" calcext:value-type="float">
            <text:p>1.066</text:p>
          </table:table-cell>
          <table:table-cell office:value-type="float" office:value="-0.479" calcext:value-type="float">
            <text:p>-0.479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19243" calcext:value-type="float">
            <text:p>19243</text:p>
          </table:table-cell>
          <table:table-cell office:value-type="string" calcext:value-type="string">
            <text:p>R4482</text:p>
          </table:table-cell>
          <table:table-cell office:value-type="float" office:value="7.525052" calcext:value-type="float">
            <text:p>7.525052</text:p>
          </table:table-cell>
          <table:table-cell office:value-type="float" office:value="-1.152" calcext:value-type="float">
            <text:p>-1.152</text:p>
          </table:table-cell>
          <table:table-cell office:value-type="float" office:value="1.698" calcext:value-type="float">
            <text:p>1.698</text:p>
          </table:table-cell>
          <table:table-cell office:value-type="float" office:value="-0.529" calcext:value-type="float">
            <text:p>-0.529</text:p>
          </table:table-cell>
          <table:table-cell office:value-type="float" office:value="-1.123" calcext:value-type="float">
            <text:p>-1.123</text:p>
          </table:table-cell>
        </table:table-row>
        <table:table-row table:style-name="ro1">
          <table:table-cell office:value-type="float" office:value="19258" calcext:value-type="float">
            <text:p>19258</text:p>
          </table:table-cell>
          <table:table-cell office:value-type="string" calcext:value-type="string">
            <text:p>R4482</text:p>
          </table:table-cell>
          <table:table-cell office:value-type="float" office:value="2.675242" calcext:value-type="float">
            <text:p>2.675242</text:p>
          </table:table-cell>
          <table:table-cell office:value-type="float" office:value="-2.054" calcext:value-type="float">
            <text:p>-2.054</text:p>
          </table:table-cell>
          <table:table-cell office:value-type="float" office:value="1.503" calcext:value-type="float">
            <text:p>1.503</text:p>
          </table:table-cell>
          <table:table-cell office:value-type="float" office:value="0.224" calcext:value-type="float">
            <text:p>0.224</text:p>
          </table:table-cell>
          <table:table-cell office:value-type="float" office:value="-0.723" calcext:value-type="float">
            <text:p>-0.723</text:p>
          </table:table-cell>
        </table:table-row>
        <table:table-row table:style-name="ro1">
          <table:table-cell office:value-type="float" office:value="19277" calcext:value-type="float">
            <text:p>19277</text:p>
          </table:table-cell>
          <table:table-cell office:value-type="string" calcext:value-type="string">
            <text:p>R4482</text:p>
          </table:table-cell>
          <table:table-cell office:value-type="float" office:value="2.724912" calcext:value-type="float">
            <text:p>2.724912</text:p>
          </table:table-cell>
          <table:table-cell office:value-type="float" office:value="-2.262" calcext:value-type="float">
            <text:p>-2.262</text:p>
          </table:table-cell>
          <table:table-cell office:value-type="float" office:value="1.809" calcext:value-type="float">
            <text:p>1.809</text:p>
          </table:table-cell>
          <table:table-cell office:value-type="float" office:value="-0.572" calcext:value-type="float">
            <text:p>-0.572</text:p>
          </table:table-cell>
          <table:table-cell office:value-type="float" office:value="-0.805" calcext:value-type="float">
            <text:p>-0.805</text:p>
          </table:table-cell>
        </table:table-row>
        <table:table-row table:style-name="ro1">
          <table:table-cell office:value-type="float" office:value="19337" calcext:value-type="float">
            <text:p>19337</text:p>
          </table:table-cell>
          <table:table-cell office:value-type="string" calcext:value-type="string">
            <text:p>R4507</text:p>
          </table:table-cell>
          <table:table-cell office:value-type="float" office:value="2.424817" calcext:value-type="float">
            <text:p>2.424817</text:p>
          </table:table-cell>
          <table:table-cell office:value-type="float" office:value="-1.071" calcext:value-type="float">
            <text:p>-1.071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342" calcext:value-type="float">
            <text:p>0.342</text:p>
          </table:table-cell>
          <table:table-cell office:value-type="float" office:value="-0.441" calcext:value-type="float">
            <text:p>-0.441</text:p>
          </table:table-cell>
        </table:table-row>
        <table:table-row table:style-name="ro1">
          <table:table-cell office:value-type="float" office:value="19362" calcext:value-type="float">
            <text:p>19362</text:p>
          </table:table-cell>
          <table:table-cell office:value-type="string" calcext:value-type="string">
            <text:p>R4507</text:p>
          </table:table-cell>
          <table:table-cell office:value-type="float" office:value="2.524927" calcext:value-type="float">
            <text:p>2.524927</text:p>
          </table:table-cell>
          <table:table-cell office:value-type="float" office:value="1.131" calcext:value-type="float">
            <text:p>1.131</text:p>
          </table:table-cell>
          <table:table-cell office:value-type="float" office:value="0.481" calcext:value-type="float">
            <text:p>0.481</text:p>
          </table:table-cell>
          <table:table-cell office:value-type="float" office:value="1.563" calcext:value-type="float">
            <text:p>1.563</text:p>
          </table:table-cell>
          <table:table-cell office:value-type="float" office:value="-1.305" calcext:value-type="float">
            <text:p>-1.305</text:p>
          </table:table-cell>
        </table:table-row>
        <table:table-row table:style-name="ro1">
          <table:table-cell office:value-type="float" office:value="19573" calcext:value-type="float">
            <text:p>19573</text:p>
          </table:table-cell>
          <table:table-cell office:value-type="string" calcext:value-type="string">
            <text:p>R4507</text:p>
          </table:table-cell>
          <table:table-cell office:value-type="float" office:value="2.524939" calcext:value-type="float">
            <text:p>2.524939</text:p>
          </table:table-cell>
          <table:table-cell office:value-type="float" office:value="-2.454" calcext:value-type="float">
            <text:p>-2.454</text:p>
          </table:table-cell>
          <table:table-cell office:value-type="float" office:value="0.132" calcext:value-type="float">
            <text:p>0.132</text:p>
          </table:table-cell>
          <table:table-cell office:value-type="float" office:value="0.274" calcext:value-type="float">
            <text:p>0.274</text:p>
          </table:table-cell>
          <table:table-cell office:value-type="float" office:value="-0.378" calcext:value-type="float">
            <text:p>-0.378</text:p>
          </table:table-cell>
        </table:table-row>
        <table:table-row table:style-name="ro1">
          <table:table-cell office:value-type="float" office:value="19588" calcext:value-type="float">
            <text:p>19588</text:p>
          </table:table-cell>
          <table:table-cell office:value-type="string" calcext:value-type="string">
            <text:p>R4507</text:p>
          </table:table-cell>
          <table:table-cell office:value-type="float" office:value="2.775075" calcext:value-type="float">
            <text:p>2.775075</text:p>
          </table:table-cell>
          <table:table-cell office:value-type="float" office:value="-1.881" calcext:value-type="float">
            <text:p>-1.881</text:p>
          </table:table-cell>
          <table:table-cell office:value-type="float" office:value="-0.169" calcext:value-type="float">
            <text:p>-0.169</text:p>
          </table:table-cell>
          <table:table-cell office:value-type="float" office:value="1.395" calcext:value-type="float">
            <text:p>1.395</text:p>
          </table:table-cell>
          <table:table-cell office:value-type="float" office:value="-1.588" calcext:value-type="float">
            <text:p>-1.588</text:p>
          </table:table-cell>
        </table:table-row>
        <table:table-row table:style-name="ro1">
          <table:table-cell office:value-type="float" office:value="19632" calcext:value-type="float">
            <text:p>19632</text:p>
          </table:table-cell>
          <table:table-cell office:value-type="string" calcext:value-type="string">
            <text:p>R4507</text:p>
          </table:table-cell>
          <table:table-cell office:value-type="float" office:value="5.049596" calcext:value-type="float">
            <text:p>5.049596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597" calcext:value-type="float">
            <text:p>-0.597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float" office:value="19651" calcext:value-type="float">
            <text:p>19651</text:p>
          </table:table-cell>
          <table:table-cell office:value-type="string" calcext:value-type="string">
            <text:p>R4507</text:p>
          </table:table-cell>
          <table:table-cell office:value-type="float" office:value="5.34975" calcext:value-type="float">
            <text:p>5.34975</text:p>
          </table:table-cell>
          <table:table-cell office:value-type="float" office:value="-0.97" calcext:value-type="float">
            <text:p>-0.97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718" calcext:value-type="float">
            <text:p>-0.718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float" office:value="19678" calcext:value-type="float">
            <text:p>19678</text:p>
          </table:table-cell>
          <table:table-cell office:value-type="string" calcext:value-type="string">
            <text:p>R4507</text:p>
          </table:table-cell>
          <table:table-cell office:value-type="float" office:value="4.800155" calcext:value-type="float">
            <text:p>4.800155</text:p>
          </table:table-cell>
          <table:table-cell office:value-type="float" office:value="-0.709" calcext:value-type="float">
            <text:p>-0.709</text:p>
          </table:table-cell>
          <table:table-cell office:value-type="float" office:value="0.884" calcext:value-type="float">
            <text:p>0.884</text:p>
          </table:table-cell>
          <table:table-cell office:value-type="float" office:value="0.668" calcext:value-type="float">
            <text:p>0.668</text:p>
          </table:table-cell>
          <table:table-cell office:value-type="float" office:value="-0.846" calcext:value-type="float">
            <text:p>-0.846</text:p>
          </table:table-cell>
        </table:table-row>
        <table:table-row table:style-name="ro1">
          <table:table-cell office:value-type="float" office:value="19826" calcext:value-type="float">
            <text:p>19826</text:p>
          </table:table-cell>
          <table:table-cell office:value-type="string" calcext:value-type="string">
            <text:p>R4507</text:p>
          </table:table-cell>
          <table:table-cell office:value-type="float" office:value="5.299893" calcext:value-type="float">
            <text:p>5.299893</text:p>
          </table:table-cell>
          <table:table-cell office:value-type="float" office:value="-1.214" calcext:value-type="float">
            <text:p>-1.214</text:p>
          </table:table-cell>
          <table:table-cell office:value-type="float" office:value="0.643" calcext:value-type="float">
            <text:p>0.643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313" calcext:value-type="float">
            <text:p>-0.313</text:p>
          </table:table-cell>
        </table:table-row>
        <table:table-row table:style-name="ro1">
          <table:table-cell office:value-type="float" office:value="19845" calcext:value-type="float">
            <text:p>19845</text:p>
          </table:table-cell>
          <table:table-cell office:value-type="string" calcext:value-type="string">
            <text:p>R4507</text:p>
          </table:table-cell>
          <table:table-cell office:value-type="float" office:value="4.949555" calcext:value-type="float">
            <text:p>4.949555</text:p>
          </table:table-cell>
          <table:table-cell office:value-type="float" office:value="-0.589" calcext:value-type="float">
            <text:p>-0.589</text:p>
          </table:table-cell>
          <table:table-cell office:value-type="float" office:value="-0.425" calcext:value-type="float">
            <text:p>-0.425</text:p>
          </table:table-cell>
          <table:table-cell office:value-type="float" office:value="-0.43" calcext:value-type="float">
            <text:p>-0.43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19860" calcext:value-type="float">
            <text:p>19860</text:p>
          </table:table-cell>
          <table:table-cell office:value-type="string" calcext:value-type="string">
            <text:p>R4507</text:p>
          </table:table-cell>
          <table:table-cell office:value-type="float" office:value="2.625257" calcext:value-type="float">
            <text:p>2.625257</text:p>
          </table:table-cell>
          <table:table-cell office:value-type="float" office:value="-0.465" calcext:value-type="float">
            <text:p>-0.465</text:p>
          </table:table-cell>
          <table:table-cell office:value-type="float" office:value="0.926" calcext:value-type="float">
            <text:p>0.926</text:p>
          </table:table-cell>
          <table:table-cell office:value-type="float" office:value="0.263" calcext:value-type="float">
            <text:p>0.263</text:p>
          </table:table-cell>
          <table:table-cell office:value-type="float" office:value="-0.633" calcext:value-type="float">
            <text:p>-0.633</text:p>
          </table:table-cell>
        </table:table-row>
        <table:table-row table:style-name="ro1">
          <table:table-cell office:value-type="float" office:value="19880" calcext:value-type="float">
            <text:p>19880</text:p>
          </table:table-cell>
          <table:table-cell office:value-type="string" calcext:value-type="string">
            <text:p>R4507</text:p>
          </table:table-cell>
          <table:table-cell office:value-type="float" office:value="7.424499" calcext:value-type="float">
            <text:p>7.424499</text:p>
          </table:table-cell>
          <table:table-cell office:value-type="float" office:value="-1.828" calcext:value-type="float">
            <text:p>-1.828</text:p>
          </table:table-cell>
          <table:table-cell office:value-type="float" office:value="0.578" calcext:value-type="float">
            <text:p>0.578</text:p>
          </table:table-cell>
          <table:table-cell office:value-type="float" office:value="0.672" calcext:value-type="float">
            <text:p>0.672</text:p>
          </table:table-cell>
          <table:table-cell office:value-type="float" office:value="-0.074" calcext:value-type="float">
            <text:p>-0.074</text:p>
          </table:table-cell>
        </table:table-row>
        <table:table-row table:style-name="ro1">
          <table:table-cell office:value-type="float" office:value="19895" calcext:value-type="float">
            <text:p>19895</text:p>
          </table:table-cell>
          <table:table-cell office:value-type="string" calcext:value-type="string">
            <text:p>R4507</text:p>
          </table:table-cell>
          <table:table-cell office:value-type="float" office:value="2.324759" calcext:value-type="float">
            <text:p>2.324759</text:p>
          </table:table-cell>
          <table:table-cell office:value-type="float" office:value="-0.837" calcext:value-type="float">
            <text:p>-0.837</text:p>
          </table:table-cell>
          <table:table-cell office:value-type="float" office:value="-0.42" calcext:value-type="float">
            <text:p>-0.42</text:p>
          </table:table-cell>
          <table:table-cell office:value-type="float" office:value="-0.367" calcext:value-type="float">
            <text:p>-0.367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float" office:value="19941" calcext:value-type="float">
            <text:p>19941</text:p>
          </table:table-cell>
          <table:table-cell office:value-type="string" calcext:value-type="string">
            <text:p>R4508</text:p>
          </table:table-cell>
          <table:table-cell office:value-type="float" office:value="2.72479" calcext:value-type="float">
            <text:p>2.72479</text:p>
          </table:table-cell>
          <table:table-cell office:value-type="float" office:value="0.465" calcext:value-type="float">
            <text:p>0.465</text:p>
          </table:table-cell>
          <table:table-cell office:value-type="float" office:value="1.602" calcext:value-type="float">
            <text:p>1.602</text:p>
          </table:table-cell>
          <table:table-cell office:value-type="float" office:value="0.919" calcext:value-type="float">
            <text:p>0.919</text:p>
          </table:table-cell>
          <table:table-cell office:value-type="float" office:value="1.139" calcext:value-type="float">
            <text:p>1.139</text:p>
          </table:table-cell>
        </table:table-row>
        <table:table-row table:style-name="ro1">
          <table:table-cell office:value-type="float" office:value="19965" calcext:value-type="float">
            <text:p>19965</text:p>
          </table:table-cell>
          <table:table-cell office:value-type="string" calcext:value-type="string">
            <text:p>R4508</text:p>
          </table:table-cell>
          <table:table-cell office:value-type="float" office:value="5.199716" calcext:value-type="float">
            <text:p>5.199716</text:p>
          </table:table-cell>
          <table:table-cell office:value-type="float" office:value="0.829" calcext:value-type="float">
            <text:p>0.829</text:p>
          </table:table-cell>
          <table:table-cell office:value-type="float" office:value="1.966" calcext:value-type="float">
            <text:p>1.966</text:p>
          </table:table-cell>
          <table:table-cell office:value-type="float" office:value="0.506" calcext:value-type="float">
            <text:p>0.506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9980" calcext:value-type="float">
            <text:p>19980</text:p>
          </table:table-cell>
          <table:table-cell office:value-type="string" calcext:value-type="string">
            <text:p>R4508</text:p>
          </table:table-cell>
          <table:table-cell office:value-type="float" office:value="2.625107" calcext:value-type="float">
            <text:p>2.625107</text:p>
          </table:table-cell>
          <table:table-cell office:value-type="float" office:value="-0.33" calcext:value-type="float">
            <text:p>-0.33</text:p>
          </table:table-cell>
          <table:table-cell office:value-type="float" office:value="1.091" calcext:value-type="float">
            <text:p>1.091</text:p>
          </table:table-cell>
          <table:table-cell office:value-type="float" office:value="0.055" calcext:value-type="float">
            <text:p>0.055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string" calcext:value-type="string">
            <text:p>R4508</text:p>
          </table:table-cell>
          <table:table-cell office:value-type="float" office:value="5.099678" calcext:value-type="float">
            <text:p>5.099678</text:p>
          </table:table-cell>
          <table:table-cell office:value-type="float" office:value="-0.215" calcext:value-type="float">
            <text:p>-0.215</text:p>
          </table:table-cell>
          <table:table-cell office:value-type="float" office:value="1.294" calcext:value-type="float">
            <text:p>1.294</text:p>
          </table:table-cell>
          <table:table-cell office:value-type="float" office:value="1.375" calcext:value-type="float">
            <text:p>1.375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R4508</text:p>
          </table:table-cell>
          <table:table-cell office:value-type="float" office:value="5.149931" calcext:value-type="float">
            <text:p>5.149931</text:p>
          </table:table-cell>
          <table:table-cell office:value-type="float" office:value="-1.062" calcext:value-type="float">
            <text:p>-1.062</text:p>
          </table:table-cell>
          <table:table-cell office:value-type="float" office:value="0.435" calcext:value-type="float">
            <text:p>0.435</text:p>
          </table:table-cell>
          <table:table-cell office:value-type="float" office:value="0.806" calcext:value-type="float">
            <text:p>0.806</text:p>
          </table:table-cell>
          <table:table-cell office:value-type="float" office:value="1.996" calcext:value-type="float">
            <text:p>1.996</text:p>
          </table:table-cell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R4508</text:p>
          </table:table-cell>
          <table:table-cell office:value-type="float" office:value="2.224695" calcext:value-type="float">
            <text:p>2.224695</text:p>
          </table:table-cell>
          <table:table-cell office:value-type="float" office:value="0.032" calcext:value-type="float">
            <text:p>0.032</text:p>
          </table:table-cell>
          <table:table-cell office:value-type="float" office:value="-1.081" calcext:value-type="float">
            <text:p>-1.081</text:p>
          </table:table-cell>
          <table:table-cell office:value-type="float" office:value="-0.045" calcext:value-type="float">
            <text:p>-0.045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R4508</text:p>
          </table:table-cell>
          <table:table-cell office:value-type="float" office:value="7.724608" calcext:value-type="float">
            <text:p>7.724608</text:p>
          </table:table-cell>
          <table:table-cell office:value-type="float" office:value="-0.36" calcext:value-type="float">
            <text:p>-0.36</text:p>
          </table:table-cell>
          <table:table-cell office:value-type="float" office:value="0.171" calcext:value-type="float">
            <text:p>0.171</text:p>
          </table:table-cell>
          <table:table-cell office:value-type="float" office:value="1.367" calcext:value-type="float">
            <text:p>1.367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R4508</text:p>
          </table:table-cell>
          <table:table-cell office:value-type="float" office:value="2.374824" calcext:value-type="float">
            <text:p>2.374824</text:p>
          </table:table-cell>
          <table:table-cell office:value-type="float" office:value="-0.545" calcext:value-type="float">
            <text:p>-0.545</text:p>
          </table:table-cell>
          <table:table-cell office:value-type="float" office:value="-1.279" calcext:value-type="float">
            <text:p>-1.279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float" office:value="20413" calcext:value-type="float">
            <text:p>20413</text:p>
          </table:table-cell>
          <table:table-cell office:value-type="string" calcext:value-type="string">
            <text:p>R4508</text:p>
          </table:table-cell>
          <table:table-cell office:value-type="float" office:value="2.775098" calcext:value-type="float">
            <text:p>2.775098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421" calcext:value-type="float">
            <text:p>-0.421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20432" calcext:value-type="float">
            <text:p>20432</text:p>
          </table:table-cell>
          <table:table-cell office:value-type="string" calcext:value-type="string">
            <text:p>R4508</text:p>
          </table:table-cell>
          <table:table-cell office:value-type="float" office:value="5.199683" calcext:value-type="float">
            <text:p>5.199683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492" calcext:value-type="float">
            <text:p>0.492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20448" calcext:value-type="float">
            <text:p>20448</text:p>
          </table:table-cell>
          <table:table-cell office:value-type="string" calcext:value-type="string">
            <text:p>R4508</text:p>
          </table:table-cell>
          <table:table-cell office:value-type="float" office:value="4.866125" calcext:value-type="float">
            <text:p>4.866125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968" calcext:value-type="float">
            <text:p>-0.968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20466" calcext:value-type="float">
            <text:p>20466</text:p>
          </table:table-cell>
          <table:table-cell office:value-type="string" calcext:value-type="string">
            <text:p>R4508</text:p>
          </table:table-cell>
          <table:table-cell office:value-type="float" office:value="2.374704" calcext:value-type="float">
            <text:p>2.374704</text:p>
          </table:table-cell>
          <table:table-cell office:value-type="float" office:value="-1.543" calcext:value-type="float">
            <text:p>-1.543</text:p>
          </table:table-cell>
          <table:table-cell office:value-type="float" office:value="-0.492" calcext:value-type="float">
            <text:p>-0.492</text:p>
          </table:table-cell>
          <table:table-cell office:value-type="float" office:value="1.358" calcext:value-type="float">
            <text:p>1.358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20482" calcext:value-type="float">
            <text:p>20482</text:p>
          </table:table-cell>
          <table:table-cell office:value-type="string" calcext:value-type="string">
            <text:p>R4508</text:p>
          </table:table-cell>
          <table:table-cell office:value-type="float" office:value="5.500062" calcext:value-type="float">
            <text:p>5.500062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395" calcext:value-type="float">
            <text:p>-0.395</text:p>
          </table:table-cell>
          <table:table-cell office:value-type="float" office:value="0.366" calcext:value-type="float">
            <text:p>0.366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20498" calcext:value-type="float">
            <text:p>20498</text:p>
          </table:table-cell>
          <table:table-cell office:value-type="string" calcext:value-type="string">
            <text:p>R4508</text:p>
          </table:table-cell>
          <table:table-cell office:value-type="float" office:value="5.099623" calcext:value-type="float">
            <text:p>5.099623</text:p>
          </table:table-cell>
          <table:table-cell office:value-type="float" office:value="0.489" calcext:value-type="float">
            <text:p>0.489</text:p>
          </table:table-cell>
          <table:table-cell office:value-type="float" office:value="0.25" calcext:value-type="float">
            <text:p>0.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20537" calcext:value-type="float">
            <text:p>20537</text:p>
          </table:table-cell>
          <table:table-cell office:value-type="string" calcext:value-type="string">
            <text:p>R4211</text:p>
          </table:table-cell>
          <table:table-cell office:value-type="float" office:value="2.44116" calcext:value-type="float">
            <text:p>2.44116</text:p>
          </table:table-cell>
          <table:table-cell office:value-type="float" office:value="1.351" calcext:value-type="float">
            <text:p>1.351</text:p>
          </table:table-cell>
          <table:table-cell office:value-type="float" office:value="1.519" calcext:value-type="float">
            <text:p>1.519</text:p>
          </table:table-cell>
          <table:table-cell office:value-type="float" office:value="2.652" calcext:value-type="float">
            <text:p>2.652</text:p>
          </table:table-cell>
          <table:table-cell office:value-type="float" office:value="-1.038" calcext:value-type="float">
            <text:p>-1.038</text:p>
          </table:table-cell>
        </table:table-row>
        <table:table-row table:style-name="ro1">
          <table:table-cell office:value-type="float" office:value="20552" calcext:value-type="float">
            <text:p>20552</text:p>
          </table:table-cell>
          <table:table-cell office:value-type="string" calcext:value-type="string">
            <text:p>R4211</text:p>
          </table:table-cell>
          <table:table-cell office:value-type="float" office:value="2.224595" calcext:value-type="float">
            <text:p>2.224595</text:p>
          </table:table-cell>
          <table:table-cell office:value-type="float" office:value="0.7" calcext:value-type="float">
            <text:p>0.7</text:p>
          </table:table-cell>
          <table:table-cell office:value-type="float" office:value="1.486" calcext:value-type="float">
            <text:p>1.486</text:p>
          </table:table-cell>
          <table:table-cell office:value-type="float" office:value="1.635" calcext:value-type="float">
            <text:p>1.635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R4211</text:p>
          </table:table-cell>
          <table:table-cell office:value-type="float" office:value="2.783206" calcext:value-type="float">
            <text:p>2.783206</text:p>
          </table:table-cell>
          <table:table-cell office:value-type="float" office:value="0.402" calcext:value-type="float">
            <text:p>0.402</text:p>
          </table:table-cell>
          <table:table-cell office:value-type="float" office:value="1.865" calcext:value-type="float">
            <text:p>1.865</text:p>
          </table:table-cell>
          <table:table-cell office:value-type="float" office:value="1.988" calcext:value-type="float">
            <text:p>1.988</text:p>
          </table:table-cell>
          <table:table-cell office:value-type="float" office:value="1.756" calcext:value-type="float">
            <text:p>1.756</text:p>
          </table:table-cell>
        </table:table-row>
        <table:table-row table:style-name="ro1">
          <table:table-cell office:value-type="float" office:value="20595" calcext:value-type="float">
            <text:p>20595</text:p>
          </table:table-cell>
          <table:table-cell office:value-type="string" calcext:value-type="string">
            <text:p>R4211</text:p>
          </table:table-cell>
          <table:table-cell office:value-type="float" office:value="7.674841" calcext:value-type="float">
            <text:p>7.674841</text:p>
          </table:table-cell>
          <table:table-cell office:value-type="float" office:value="0.2" calcext:value-type="float">
            <text:p>0.2</text:p>
          </table:table-cell>
          <table:table-cell office:value-type="float" office:value="1.342" calcext:value-type="float">
            <text:p>1.342</text:p>
          </table:table-cell>
          <table:table-cell office:value-type="float" office:value="-1.409" calcext:value-type="float">
            <text:p>-1.409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 office:value-type="float" office:value="20698" calcext:value-type="float">
            <text:p>20698</text:p>
          </table:table-cell>
          <table:table-cell office:value-type="string" calcext:value-type="string">
            <text:p>R4211</text:p>
          </table:table-cell>
          <table:table-cell office:value-type="float" office:value="2.474561" calcext:value-type="float">
            <text:p>2.474561</text:p>
          </table:table-cell>
          <table:table-cell office:value-type="float" office:value="1.46" calcext:value-type="float">
            <text:p>1.46</text:p>
          </table:table-cell>
          <table:table-cell office:value-type="float" office:value="2.278" calcext:value-type="float">
            <text:p>2.278</text:p>
          </table:table-cell>
          <table:table-cell office:value-type="float" office:value="2.196" calcext:value-type="float">
            <text:p>2.196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20715" calcext:value-type="float">
            <text:p>20715</text:p>
          </table:table-cell>
          <table:table-cell office:value-type="string" calcext:value-type="string">
            <text:p>R4211</text:p>
          </table:table-cell>
          <table:table-cell office:value-type="float" office:value="7.824796" calcext:value-type="float">
            <text:p>7.824796</text:p>
          </table:table-cell>
          <table:table-cell office:value-type="float" office:value="1.404" calcext:value-type="float">
            <text:p>1.404</text:p>
          </table:table-cell>
          <table:table-cell office:value-type="float" office:value="2.282" calcext:value-type="float">
            <text:p>2.282</text:p>
          </table:table-cell>
          <table:table-cell office:value-type="float" office:value="0.614" calcext:value-type="float">
            <text:p>0.614</text:p>
          </table:table-cell>
          <table:table-cell office:value-type="float" office:value="-0.494" calcext:value-type="float">
            <text:p>-0.494</text:p>
          </table:table-cell>
        </table:table-row>
        <table:table-row table:style-name="ro1">
          <table:table-cell office:value-type="float" office:value="20891" calcext:value-type="float">
            <text:p>20891</text:p>
          </table:table-cell>
          <table:table-cell office:value-type="string" calcext:value-type="string">
            <text:p>R4211</text:p>
          </table:table-cell>
          <table:table-cell office:value-type="float" office:value="2.77486" calcext:value-type="float">
            <text:p>2.77486</text:p>
          </table:table-cell>
          <table:table-cell office:value-type="float" office:value="1.563" calcext:value-type="float">
            <text:p>1.563</text:p>
          </table:table-cell>
          <table:table-cell office:value-type="float" office:value="1.259" calcext:value-type="float">
            <text:p>1.259</text:p>
          </table:table-cell>
          <table:table-cell office:value-type="float" office:value="2.236" calcext:value-type="float">
            <text:p>2.236</text:p>
          </table:table-cell>
          <table:table-cell office:value-type="float" office:value="-0.471" calcext:value-type="float">
            <text:p>-0.471</text:p>
          </table:table-cell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string" calcext:value-type="string">
            <text:p>R4211</text:p>
          </table:table-cell>
          <table:table-cell office:value-type="float" office:value="2.424646" calcext:value-type="float">
            <text:p>2.424646</text:p>
          </table:table-cell>
          <table:table-cell office:value-type="float" office:value="-0.445" calcext:value-type="float">
            <text:p>-0.445</text:p>
          </table:table-cell>
          <table:table-cell office:value-type="float" office:value="1.566" calcext:value-type="float">
            <text:p>1.566</text:p>
          </table:table-cell>
          <table:table-cell office:value-type="float" office:value="-1.109" calcext:value-type="float">
            <text:p>-1.109</text:p>
          </table:table-cell>
          <table:table-cell office:value-type="float" office:value="-0.078" calcext:value-type="float">
            <text:p>-0.078</text:p>
          </table:table-cell>
        </table:table-row>
        <table:table-row table:style-name="ro1">
          <table:table-cell office:value-type="float" office:value="20933" calcext:value-type="float">
            <text:p>20933</text:p>
          </table:table-cell>
          <table:table-cell office:value-type="string" calcext:value-type="string">
            <text:p>R4211</text:p>
          </table:table-cell>
          <table:table-cell office:value-type="float" office:value="5.199638" calcext:value-type="float">
            <text:p>5.199638</text:p>
          </table:table-cell>
          <table:table-cell office:value-type="float" office:value="-1.505" calcext:value-type="float">
            <text:p>-1.5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43" calcext:value-type="float">
            <text:p>0.543</text:p>
          </table:table-cell>
          <table:table-cell office:value-type="float" office:value="-2.342" calcext:value-type="float">
            <text:p>-2.342</text:p>
          </table:table-cell>
        </table:table-row>
        <table:table-row table:style-name="ro1">
          <table:table-cell office:value-type="float" office:value="20951" calcext:value-type="float">
            <text:p>20951</text:p>
          </table:table-cell>
          <table:table-cell office:value-type="string" calcext:value-type="string">
            <text:p>R4211</text:p>
          </table:table-cell>
          <table:table-cell office:value-type="float" office:value="2.775121" calcext:value-type="float">
            <text:p>2.775121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122" calcext:value-type="float">
            <text:p>0.122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21067" calcext:value-type="float">
            <text:p>21067</text:p>
          </table:table-cell>
          <table:table-cell office:value-type="string" calcext:value-type="string">
            <text:p>R4211</text:p>
          </table:table-cell>
          <table:table-cell office:value-type="float" office:value="5.349834" calcext:value-type="float">
            <text:p>5.349834</text:p>
          </table:table-cell>
          <table:table-cell office:value-type="float" office:value="-0.171" calcext:value-type="float">
            <text:p>-0.171</text:p>
          </table:table-cell>
          <table:table-cell office:value-type="float" office:value="3.072" calcext:value-type="float">
            <text:p>3.072</text:p>
          </table:table-cell>
          <table:table-cell office:value-type="float" office:value="0.992" calcext:value-type="float">
            <text:p>0.992</text:p>
          </table:table-cell>
          <table:table-cell office:value-type="float" office:value="-1.141" calcext:value-type="float">
            <text:p>-1.141</text:p>
          </table:table-cell>
        </table:table-row>
        <table:table-row table:style-name="ro1">
          <table:table-cell office:value-type="float" office:value="21085" calcext:value-type="float">
            <text:p>21085</text:p>
          </table:table-cell>
          <table:table-cell office:value-type="string" calcext:value-type="string">
            <text:p>R4211</text:p>
          </table:table-cell>
          <table:table-cell office:value-type="float" office:value="2.774732" calcext:value-type="float">
            <text:p>2.774732</text:p>
          </table:table-cell>
          <table:table-cell office:value-type="float" office:value="0.05" calcext:value-type="float">
            <text:p>0.05</text:p>
          </table:table-cell>
          <table:table-cell office:value-type="float" office:value="1.807" calcext:value-type="float">
            <text:p>1.807</text:p>
          </table:table-cell>
          <table:table-cell office:value-type="float" office:value="-1.289" calcext:value-type="float">
            <text:p>-1.289</text:p>
          </table:table-cell>
          <table:table-cell office:value-type="float" office:value="-0.727" calcext:value-type="float">
            <text:p>-0.727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string" calcext:value-type="string">
            <text:p>R4211</text:p>
          </table:table-cell>
          <table:table-cell office:value-type="float" office:value="2.524718" calcext:value-type="float">
            <text:p>2.524718</text:p>
          </table:table-cell>
          <table:table-cell office:value-type="float" office:value="-1.307" calcext:value-type="float">
            <text:p>-1.307</text:p>
          </table:table-cell>
          <table:table-cell office:value-type="float" office:value="0.661" calcext:value-type="float">
            <text:p>0.661</text:p>
          </table:table-cell>
          <table:table-cell office:value-type="float" office:value="1.212" calcext:value-type="float">
            <text:p>1.212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float" office:value="21142" calcext:value-type="float">
            <text:p>21142</text:p>
          </table:table-cell>
          <table:table-cell office:value-type="string" calcext:value-type="string">
            <text:p>R4087</text:p>
          </table:table-cell>
          <table:table-cell office:value-type="float" office:value="4.949583" calcext:value-type="float">
            <text:p>4.949583</text:p>
          </table:table-cell>
          <table:table-cell office:value-type="float" office:value="1.528" calcext:value-type="float">
            <text:p>1.528</text:p>
          </table:table-cell>
          <table:table-cell office:value-type="float" office:value="-1.825" calcext:value-type="float">
            <text:p>-1.825</text:p>
          </table:table-cell>
          <table:table-cell office:value-type="float" office:value="0.106" calcext:value-type="float">
            <text:p>0.106</text:p>
          </table:table-cell>
          <table:table-cell office:value-type="float" office:value="-0.701" calcext:value-type="float">
            <text:p>-0.701</text:p>
          </table:table-cell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string" calcext:value-type="string">
            <text:p>R4087</text:p>
          </table:table-cell>
          <table:table-cell office:value-type="float" office:value="5.699762" calcext:value-type="float">
            <text:p>5.699762</text:p>
          </table:table-cell>
          <table:table-cell office:value-type="float" office:value="-0.481" calcext:value-type="float">
            <text:p>-0.481</text:p>
          </table:table-cell>
          <table:table-cell office:value-type="float" office:value="-1.826" calcext:value-type="float">
            <text:p>-1.826</text:p>
          </table:table-cell>
          <table:table-cell office:value-type="float" office:value="0.171" calcext:value-type="float">
            <text:p>0.171</text:p>
          </table:table-cell>
          <table:table-cell office:value-type="float" office:value="-0.186" calcext:value-type="float">
            <text:p>-0.186</text:p>
          </table:table-cell>
        </table:table-row>
        <table:table-row table:style-name="ro1">
          <table:table-cell office:value-type="float" office:value="21376" calcext:value-type="float">
            <text:p>21376</text:p>
          </table:table-cell>
          <table:table-cell office:value-type="string" calcext:value-type="string">
            <text:p>R4087</text:p>
          </table:table-cell>
          <table:table-cell office:value-type="float" office:value="2.875" calcext:value-type="float">
            <text:p>2.875</text:p>
          </table:table-cell>
          <table:table-cell office:value-type="float" office:value="-1.115" calcext:value-type="float">
            <text:p>-1.115</text:p>
          </table:table-cell>
          <table:table-cell office:value-type="float" office:value="-1.72" calcext:value-type="float">
            <text:p>-1.72</text:p>
          </table:table-cell>
          <table:table-cell office:value-type="float" office:value="0.459" calcext:value-type="float">
            <text:p>0.459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float" office:value="21399" calcext:value-type="float">
            <text:p>21399</text:p>
          </table:table-cell>
          <table:table-cell office:value-type="string" calcext:value-type="string">
            <text:p>R4087</text:p>
          </table:table-cell>
          <table:table-cell office:value-type="float" office:value="2.57506" calcext:value-type="float">
            <text:p>2.57506</text:p>
          </table:table-cell>
          <table:table-cell office:value-type="float" office:value="-0.056" calcext:value-type="float">
            <text:p>-0.056</text:p>
          </table:table-cell>
          <table:table-cell office:value-type="float" office:value="-1.157" calcext:value-type="float">
            <text:p>-1.157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21443" calcext:value-type="float">
            <text:p>21443</text:p>
          </table:table-cell>
          <table:table-cell office:value-type="string" calcext:value-type="string">
            <text:p>R4087</text:p>
          </table:table-cell>
          <table:table-cell office:value-type="float" office:value="2.524624" calcext:value-type="float">
            <text:p>2.524624</text:p>
          </table:table-cell>
          <table:table-cell office:value-type="float" office:value="-0.135" calcext:value-type="float">
            <text:p>-0.135</text:p>
          </table:table-cell>
          <table:table-cell office:value-type="float" office:value="-1.033" calcext:value-type="float">
            <text:p>-1.03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21461" calcext:value-type="float">
            <text:p>21461</text:p>
          </table:table-cell>
          <table:table-cell office:value-type="string" calcext:value-type="string">
            <text:p>R4087</text:p>
          </table:table-cell>
          <table:table-cell office:value-type="float" office:value="2.374719" calcext:value-type="float">
            <text:p>2.374719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263" calcext:value-type="float">
            <text:p>0.26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1650" calcext:value-type="float">
            <text:p>21650</text:p>
          </table:table-cell>
          <table:table-cell office:value-type="string" calcext:value-type="string">
            <text:p>R4087</text:p>
          </table:table-cell>
          <table:table-cell office:value-type="float" office:value="2.374567" calcext:value-type="float">
            <text:p>2.3745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14" calcext:value-type="float">
            <text:p>-0.14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21671" calcext:value-type="float">
            <text:p>21671</text:p>
          </table:table-cell>
          <table:table-cell office:value-type="string" calcext:value-type="string">
            <text:p>R4087</text:p>
          </table:table-cell>
          <table:table-cell office:value-type="float" office:value="7.024398" calcext:value-type="float">
            <text:p>7.02439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824" calcext:value-type="float">
            <text:p>-0.824</text:p>
          </table:table-cell>
          <table:table-cell office:value-type="float" office:value="1.135" calcext:value-type="float">
            <text:p>1.135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21686" calcext:value-type="float">
            <text:p>21686</text:p>
          </table:table-cell>
          <table:table-cell office:value-type="string" calcext:value-type="string">
            <text:p>R4087</text:p>
          </table:table-cell>
          <table:table-cell office:value-type="float" office:value="2.424688" calcext:value-type="float">
            <text:p>2.424688</text:p>
          </table:table-cell>
          <table:table-cell office:value-type="float" office:value="-0.142" calcext:value-type="float">
            <text:p>-0.142</text:p>
          </table:table-cell>
          <table:table-cell office:value-type="float" office:value="-1.798" calcext:value-type="float">
            <text:p>-1.798</text:p>
          </table:table-cell>
          <table:table-cell office:value-type="float" office:value="1.45" calcext:value-type="float">
            <text:p>1.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1707" calcext:value-type="float">
            <text:p>21707</text:p>
          </table:table-cell>
          <table:table-cell office:value-type="string" calcext:value-type="string">
            <text:p>R4087</text:p>
          </table:table-cell>
          <table:table-cell office:value-type="float" office:value="2.674875" calcext:value-type="float">
            <text:p>2.674875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114" calcext:value-type="float">
            <text:p>-0.114</text:p>
          </table:table-cell>
          <table:table-cell office:value-type="float" office:value="1.263" calcext:value-type="float">
            <text:p>1.263</text:p>
          </table:table-cell>
        </table:table-row>
        <table:table-row table:style-name="ro1">
          <table:table-cell office:value-type="float" office:value="21816" calcext:value-type="float">
            <text:p>21816</text:p>
          </table:table-cell>
          <table:table-cell office:value-type="string" calcext:value-type="string">
            <text:p>R4071</text:p>
          </table:table-cell>
          <table:table-cell office:value-type="float" office:value="2.725211" calcext:value-type="float">
            <text:p>2.725211</text:p>
          </table:table-cell>
          <table:table-cell office:value-type="float" office:value="-1.171" calcext:value-type="float">
            <text:p>-1.171</text:p>
          </table:table-cell>
          <table:table-cell office:value-type="float" office:value="-1.339" calcext:value-type="float">
            <text:p>-1.339</text:p>
          </table:table-cell>
          <table:table-cell office:value-type="float" office:value="-0.398" calcext:value-type="float">
            <text:p>-0.398</text:p>
          </table:table-cell>
          <table:table-cell office:value-type="float" office:value="-0.073" calcext:value-type="float">
            <text:p>-0.073</text:p>
          </table:table-cell>
        </table:table-row>
        <table:table-row table:style-name="ro1">
          <table:table-cell office:value-type="float" office:value="21839" calcext:value-type="float">
            <text:p>21839</text:p>
          </table:table-cell>
          <table:table-cell office:value-type="string" calcext:value-type="string">
            <text:p>R4071</text:p>
          </table:table-cell>
          <table:table-cell office:value-type="float" office:value="2.575129" calcext:value-type="float">
            <text:p>2.575129</text:p>
          </table:table-cell>
          <table:table-cell office:value-type="float" office:value="-1.803" calcext:value-type="float">
            <text:p>-1.803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float" office:value="21854" calcext:value-type="float">
            <text:p>21854</text:p>
          </table:table-cell>
          <table:table-cell office:value-type="string" calcext:value-type="string">
            <text:p>R4071</text:p>
          </table:table-cell>
          <table:table-cell office:value-type="float" office:value="2.674878" calcext:value-type="float">
            <text:p>2.674878</text:p>
          </table:table-cell>
          <table:table-cell office:value-type="float" office:value="-0.741" calcext:value-type="float">
            <text:p>-0.741</text:p>
          </table:table-cell>
          <table:table-cell office:value-type="float" office:value="-1.748" calcext:value-type="float">
            <text:p>-1.748</text:p>
          </table:table-cell>
          <table:table-cell office:value-type="float" office:value="-1.058" calcext:value-type="float">
            <text:p>-1.058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21896" calcext:value-type="float">
            <text:p>21896</text:p>
          </table:table-cell>
          <table:table-cell office:value-type="string" calcext:value-type="string">
            <text:p>R4071</text:p>
          </table:table-cell>
          <table:table-cell office:value-type="float" office:value="2.533177" calcext:value-type="float">
            <text:p>2.533177</text:p>
          </table:table-cell>
          <table:table-cell office:value-type="float" office:value="-0.874" calcext:value-type="float">
            <text:p>-0.874</text:p>
          </table:table-cell>
          <table:table-cell office:value-type="float" office:value="-0.294" calcext:value-type="float">
            <text:p>-0.294</text:p>
          </table:table-cell>
          <table:table-cell office:value-type="float" office:value="0.017" calcext:value-type="float">
            <text:p>0.017</text:p>
          </table:table-cell>
          <table:table-cell office:value-type="float" office:value="-1.055" calcext:value-type="float">
            <text:p>-1.055</text:p>
          </table:table-cell>
        </table:table-row>
        <table:table-row table:style-name="ro1">
          <table:table-cell office:value-type="float" office:value="21929" calcext:value-type="float">
            <text:p>21929</text:p>
          </table:table-cell>
          <table:table-cell office:value-type="string" calcext:value-type="string">
            <text:p>R4071</text:p>
          </table:table-cell>
          <table:table-cell office:value-type="float" office:value="5.099939" calcext:value-type="float">
            <text:p>5.099939</text:p>
          </table:table-cell>
          <table:table-cell office:value-type="float" office:value="-2.159" calcext:value-type="float">
            <text:p>-2.159</text:p>
          </table:table-cell>
          <table:table-cell office:value-type="float" office:value="0.304" calcext:value-type="float">
            <text:p>0.304</text:p>
          </table:table-cell>
          <table:table-cell office:value-type="float" office:value="-0.843" calcext:value-type="float">
            <text:p>-0.843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22115" calcext:value-type="float">
            <text:p>22115</text:p>
          </table:table-cell>
          <table:table-cell office:value-type="string" calcext:value-type="string">
            <text:p>R4071</text:p>
          </table:table-cell>
          <table:table-cell office:value-type="float" office:value="4.899705" calcext:value-type="float">
            <text:p>4.899705</text:p>
          </table:table-cell>
          <table:table-cell office:value-type="float" office:value="-0.198" calcext:value-type="float">
            <text:p>-0.198</text:p>
          </table:table-cell>
          <table:table-cell office:value-type="float" office:value="-1.024" calcext:value-type="float">
            <text:p>-1.024</text:p>
          </table:table-cell>
          <table:table-cell office:value-type="float" office:value="-1.028" calcext:value-type="float">
            <text:p>-1.028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22144" calcext:value-type="float">
            <text:p>22144</text:p>
          </table:table-cell>
          <table:table-cell office:value-type="string" calcext:value-type="string">
            <text:p>R4071</text:p>
          </table:table-cell>
          <table:table-cell office:value-type="float" office:value="5.04988" calcext:value-type="float">
            <text:p>5.04988</text:p>
          </table:table-cell>
          <table:table-cell office:value-type="float" office:value="-0.761" calcext:value-type="float">
            <text:p>-0.761</text:p>
          </table:table-cell>
          <table:table-cell office:value-type="float" office:value="-0.672" calcext:value-type="float">
            <text:p>-0.672</text:p>
          </table:table-cell>
          <table:table-cell office:value-type="float" office:value="0.474" calcext:value-type="float">
            <text:p>0.474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float" office:value="22159" calcext:value-type="float">
            <text:p>22159</text:p>
          </table:table-cell>
          <table:table-cell office:value-type="string" calcext:value-type="string">
            <text:p>R4071</text:p>
          </table:table-cell>
          <table:table-cell office:value-type="float" office:value="2.725182" calcext:value-type="float">
            <text:p>2.725182</text:p>
          </table:table-cell>
          <table:table-cell office:value-type="float" office:value="-1.38" calcext:value-type="float">
            <text:p>-1.38</text:p>
          </table:table-cell>
          <table:table-cell office:value-type="float" office:value="0.187" calcext:value-type="float">
            <text:p>0.187</text:p>
          </table:table-cell>
          <table:table-cell office:value-type="float" office:value="-0.834" calcext:value-type="float">
            <text:p>-0.834</text:p>
          </table:table-cell>
          <table:table-cell office:value-type="float" office:value="-0.206" calcext:value-type="float">
            <text:p>-0.206</text:p>
          </table:table-cell>
        </table:table-row>
        <table:table-row table:style-name="ro1">
          <table:table-cell office:value-type="float" office:value="22199" calcext:value-type="float">
            <text:p>22199</text:p>
          </table:table-cell>
          <table:table-cell office:value-type="string" calcext:value-type="string">
            <text:p>R4071</text:p>
          </table:table-cell>
          <table:table-cell office:value-type="float" office:value="4.59967" calcext:value-type="float">
            <text:p>4.59967</text:p>
          </table:table-cell>
          <table:table-cell office:value-type="float" office:value="-1.025" calcext:value-type="float">
            <text:p>-1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" calcext:value-type="float">
            <text:p>0.27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float" office:value="22218" calcext:value-type="float">
            <text:p>22218</text:p>
          </table:table-cell>
          <table:table-cell office:value-type="string" calcext:value-type="string">
            <text:p>R4071</text:p>
          </table:table-cell>
          <table:table-cell office:value-type="float" office:value="2.675036" calcext:value-type="float">
            <text:p>2.675036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482" calcext:value-type="float">
            <text:p>-0.482</text:p>
          </table:table-cell>
          <table:table-cell office:value-type="float" office:value="-0.204" calcext:value-type="float">
            <text:p>-0.204</text:p>
          </table:table-cell>
        </table:table-row>
        <table:table-row table:style-name="ro1">
          <table:table-cell office:value-type="float" office:value="22233" calcext:value-type="float">
            <text:p>22233</text:p>
          </table:table-cell>
          <table:table-cell office:value-type="string" calcext:value-type="string">
            <text:p>R4071</text:p>
          </table:table-cell>
          <table:table-cell office:value-type="float" office:value="2.575137" calcext:value-type="float">
            <text:p>2.575137</text:p>
          </table:table-cell>
          <table:table-cell office:value-type="float" office:value="-0.795" calcext:value-type="float">
            <text:p>-0.795</text:p>
          </table:table-cell>
          <table:table-cell office:value-type="float" office:value="-0.532" calcext:value-type="float">
            <text:p>-0.532</text:p>
          </table:table-cell>
          <table:table-cell office:value-type="float" office:value="1.153" calcext:value-type="float">
            <text:p>1.153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22248" calcext:value-type="float">
            <text:p>22248</text:p>
          </table:table-cell>
          <table:table-cell office:value-type="string" calcext:value-type="string">
            <text:p>R4071</text:p>
          </table:table-cell>
          <table:table-cell office:value-type="float" office:value="2.524743" calcext:value-type="float">
            <text:p>2.524743</text:p>
          </table:table-cell>
          <table:table-cell office:value-type="float" office:value="-1.418" calcext:value-type="float">
            <text:p>-1.418</text:p>
          </table:table-cell>
          <table:table-cell office:value-type="float" office:value="0.302" calcext:value-type="float">
            <text:p>0.302</text:p>
          </table:table-cell>
          <table:table-cell office:value-type="float" office:value="0.664" calcext:value-type="float">
            <text:p>0.66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22265" calcext:value-type="float">
            <text:p>22265</text:p>
          </table:table-cell>
          <table:table-cell office:value-type="string" calcext:value-type="string">
            <text:p>R4071</text:p>
          </table:table-cell>
          <table:table-cell office:value-type="float" office:value="8.124761" calcext:value-type="float">
            <text:p>8.124761</text:p>
          </table:table-cell>
          <table:table-cell office:value-type="float" office:value="-0.997" calcext:value-type="float">
            <text:p>-0.997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532" calcext:value-type="float">
            <text:p>0.532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string" calcext:value-type="string">
            <text:p>R4085</text:p>
          </table:table-cell>
          <table:table-cell office:value-type="float" office:value="2.47511" calcext:value-type="float">
            <text:p>2.47511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566" calcext:value-type="float">
            <text:p>0.566</text:p>
          </table:table-cell>
          <table:table-cell office:value-type="float" office:value="1.719" calcext:value-type="float">
            <text:p>1.719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float" office:value="22456" calcext:value-type="float">
            <text:p>22456</text:p>
          </table:table-cell>
          <table:table-cell office:value-type="string" calcext:value-type="string">
            <text:p>R4085</text:p>
          </table:table-cell>
          <table:table-cell office:value-type="float" office:value="7.824799" calcext:value-type="float">
            <text:p>7.824799</text:p>
          </table:table-cell>
          <table:table-cell office:value-type="float" office:value="-0.247" calcext:value-type="float">
            <text:p>-0.247</text:p>
          </table:table-cell>
          <table:table-cell office:value-type="float" office:value="0.846" calcext:value-type="float">
            <text:p>0.846</text:p>
          </table:table-cell>
          <table:table-cell office:value-type="float" office:value="2.034" calcext:value-type="float">
            <text:p>2.034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R4085</text:p>
          </table:table-cell>
          <table:table-cell office:value-type="float" office:value="2.783231" calcext:value-type="float">
            <text:p>2.783231</text:p>
          </table:table-cell>
          <table:table-cell office:value-type="float" office:value="-0.31" calcext:value-type="float">
            <text:p>-0.31</text:p>
          </table:table-cell>
          <table:table-cell office:value-type="float" office:value="0.76" calcext:value-type="float">
            <text:p>0.76</text:p>
          </table:table-cell>
          <table:table-cell office:value-type="float" office:value="1.505" calcext:value-type="float">
            <text:p>1.505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22520" calcext:value-type="float">
            <text:p>22520</text:p>
          </table:table-cell>
          <table:table-cell office:value-type="string" calcext:value-type="string">
            <text:p>R4085</text:p>
          </table:table-cell>
          <table:table-cell office:value-type="float" office:value="5.699866" calcext:value-type="float">
            <text:p>5.699866</text:p>
          </table:table-cell>
          <table:table-cell office:value-type="float" office:value="-0.537" calcext:value-type="float">
            <text:p>-0.537</text:p>
          </table:table-cell>
          <table:table-cell office:value-type="float" office:value="0.909" calcext:value-type="float">
            <text:p>0.909</text:p>
          </table:table-cell>
          <table:table-cell office:value-type="float" office:value="1.41" calcext:value-type="float">
            <text:p>1.41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22540" calcext:value-type="float">
            <text:p>22540</text:p>
          </table:table-cell>
          <table:table-cell office:value-type="string" calcext:value-type="string">
            <text:p>R4085</text:p>
          </table:table-cell>
          <table:table-cell office:value-type="float" office:value="4.899872" calcext:value-type="float">
            <text:p>4.899872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892" calcext:value-type="float">
            <text:p>0.892</text:p>
          </table:table-cell>
          <table:table-cell office:value-type="float" office:value="1.664" calcext:value-type="float">
            <text:p>1.664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string" calcext:value-type="string">
            <text:p>R4085</text:p>
          </table:table-cell>
          <table:table-cell office:value-type="float" office:value="2.774546" calcext:value-type="float">
            <text:p>2.774546</text:p>
          </table:table-cell>
          <table:table-cell office:value-type="float" office:value="-0.718" calcext:value-type="float">
            <text:p>-0.718</text:p>
          </table:table-cell>
          <table:table-cell office:value-type="float" office:value="1.06" calcext:value-type="float">
            <text:p>1.06</text:p>
          </table:table-cell>
          <table:table-cell office:value-type="float" office:value="1.413" calcext:value-type="float">
            <text:p>1.413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22676" calcext:value-type="float">
            <text:p>22676</text:p>
          </table:table-cell>
          <table:table-cell office:value-type="string" calcext:value-type="string">
            <text:p>R4085</text:p>
          </table:table-cell>
          <table:table-cell office:value-type="float" office:value="2.724948" calcext:value-type="float">
            <text:p>2.724948</text:p>
          </table:table-cell>
          <table:table-cell office:value-type="float" office:value="-0.416" calcext:value-type="float">
            <text:p>-0.416</text:p>
          </table:table-cell>
          <table:table-cell office:value-type="float" office:value="0.951" calcext:value-type="float">
            <text:p>0.951</text:p>
          </table:table-cell>
          <table:table-cell office:value-type="float" office:value="1.579" calcext:value-type="float">
            <text:p>1.579</text:p>
          </table:table-cell>
          <table:table-cell office:value-type="float" office:value="1.323" calcext:value-type="float">
            <text:p>1.323</text:p>
          </table:table-cell>
        </table:table-row>
        <table:table-row table:style-name="ro1">
          <table:table-cell office:value-type="float" office:value="22852" calcext:value-type="float">
            <text:p>22852</text:p>
          </table:table-cell>
          <table:table-cell office:value-type="string" calcext:value-type="string">
            <text:p>R4085</text:p>
          </table:table-cell>
          <table:table-cell office:value-type="float" office:value="2.725081" calcext:value-type="float">
            <text:p>2.725081</text:p>
          </table:table-cell>
          <table:table-cell office:value-type="float" office:value="-0.549" calcext:value-type="float">
            <text:p>-0.549</text:p>
          </table:table-cell>
          <table:table-cell office:value-type="float" office:value="1.025" calcext:value-type="float">
            <text:p>1.025</text:p>
          </table:table-cell>
          <table:table-cell office:value-type="float" office:value="2.006" calcext:value-type="float">
            <text:p>2.006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22869" calcext:value-type="float">
            <text:p>22869</text:p>
          </table:table-cell>
          <table:table-cell office:value-type="string" calcext:value-type="string">
            <text:p>R4085</text:p>
          </table:table-cell>
          <table:table-cell office:value-type="float" office:value="7.725012" calcext:value-type="float">
            <text:p>7.725012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012" calcext:value-type="float">
            <text:p>1.012</text:p>
          </table:table-cell>
          <table:table-cell office:value-type="float" office:value="1.729" calcext:value-type="float">
            <text:p>1.729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22895" calcext:value-type="float">
            <text:p>22895</text:p>
          </table:table-cell>
          <table:table-cell office:value-type="string" calcext:value-type="string">
            <text:p>R4085</text:p>
          </table:table-cell>
          <table:table-cell office:value-type="float" office:value="2.825047" calcext:value-type="float">
            <text:p>2.825047</text:p>
          </table:table-cell>
          <table:table-cell office:value-type="float" office:value="0.201" calcext:value-type="float">
            <text:p>0.201</text:p>
          </table:table-cell>
          <table:table-cell office:value-type="float" office:value="0.745" calcext:value-type="float">
            <text:p>0.745</text:p>
          </table:table-cell>
          <table:table-cell office:value-type="float" office:value="2.226" calcext:value-type="float">
            <text:p>2.226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22911" calcext:value-type="float">
            <text:p>22911</text:p>
          </table:table-cell>
          <table:table-cell office:value-type="string" calcext:value-type="string">
            <text:p>R4085</text:p>
          </table:table-cell>
          <table:table-cell office:value-type="float" office:value="5.099968" calcext:value-type="float">
            <text:p>5.099968</text:p>
          </table:table-cell>
          <table:table-cell office:value-type="float" office:value="-0.402" calcext:value-type="float">
            <text:p>-0.402</text:p>
          </table:table-cell>
          <table:table-cell office:value-type="float" office:value="-0.809" calcext:value-type="float">
            <text:p>-0.809</text:p>
          </table:table-cell>
          <table:table-cell office:value-type="float" office:value="1.256" calcext:value-type="float">
            <text:p>1.25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2953" calcext:value-type="float">
            <text:p>22953</text:p>
          </table:table-cell>
          <table:table-cell office:value-type="string" calcext:value-type="string">
            <text:p>R4119</text:p>
          </table:table-cell>
          <table:table-cell office:value-type="float" office:value="2.174528" calcext:value-type="float">
            <text:p>2.174528</text:p>
          </table:table-cell>
          <table:table-cell office:value-type="float" office:value="1.635" calcext:value-type="float">
            <text:p>1.635</text:p>
          </table:table-cell>
          <table:table-cell office:value-type="float" office:value="1.496" calcext:value-type="float">
            <text:p>1.496</text:p>
          </table:table-cell>
          <table:table-cell office:value-type="float" office:value="2.258" calcext:value-type="float">
            <text:p>2.258</text:p>
          </table:table-cell>
          <table:table-cell office:value-type="float" office:value="-1.259" calcext:value-type="float">
            <text:p>-1.259</text:p>
          </table:table-cell>
        </table:table-row>
        <table:table-row table:style-name="ro1">
          <table:table-cell office:value-type="float" office:value="22968" calcext:value-type="float">
            <text:p>22968</text:p>
          </table:table-cell>
          <table:table-cell office:value-type="string" calcext:value-type="string">
            <text:p>R4119</text:p>
          </table:table-cell>
          <table:table-cell office:value-type="float" office:value="2.824896" calcext:value-type="float">
            <text:p>2.824896</text:p>
          </table:table-cell>
          <table:table-cell office:value-type="float" office:value="1.504" calcext:value-type="float">
            <text:p>1.504</text:p>
          </table:table-cell>
          <table:table-cell office:value-type="float" office:value="1.8" calcext:value-type="float">
            <text:p>1.8</text:p>
          </table:table-cell>
          <table:table-cell office:value-type="float" office:value="1.909" calcext:value-type="float">
            <text:p>1.909</text:p>
          </table:table-cell>
          <table:table-cell office:value-type="float" office:value="-0.379" calcext:value-type="float">
            <text:p>-0.379</text:p>
          </table:table-cell>
        </table:table-row>
        <table:table-row table:style-name="ro1">
          <table:table-cell office:value-type="float" office:value="22999" calcext:value-type="float">
            <text:p>22999</text:p>
          </table:table-cell>
          <table:table-cell office:value-type="string" calcext:value-type="string">
            <text:p>R4119</text:p>
          </table:table-cell>
          <table:table-cell office:value-type="float" office:value="7.524555" calcext:value-type="float">
            <text:p>7.524555</text:p>
          </table:table-cell>
          <table:table-cell office:value-type="float" office:value="1.504" calcext:value-type="float">
            <text:p>1.504</text:p>
          </table:table-cell>
          <table:table-cell office:value-type="float" office:value="1.8" calcext:value-type="float">
            <text:p>1.8</text:p>
          </table:table-cell>
          <table:table-cell office:value-type="float" office:value="1.909" calcext:value-type="float">
            <text:p>1.909</text:p>
          </table:table-cell>
          <table:table-cell office:value-type="float" office:value="-0.379" calcext:value-type="float">
            <text:p>-0.379</text:p>
          </table:table-cell>
        </table:table-row>
        <table:table-row table:style-name="ro1">
          <table:table-cell office:value-type="float" office:value="23182" calcext:value-type="float">
            <text:p>23182</text:p>
          </table:table-cell>
          <table:table-cell office:value-type="string" calcext:value-type="string">
            <text:p>R4119</text:p>
          </table:table-cell>
          <table:table-cell office:value-type="float" office:value="2.474784" calcext:value-type="float">
            <text:p>2.474784</text:p>
          </table:table-cell>
          <table:table-cell office:value-type="float" office:value="0.548" calcext:value-type="float">
            <text:p>0.548</text:p>
          </table:table-cell>
          <table:table-cell office:value-type="float" office:value="-0.374" calcext:value-type="float">
            <text:p>-0.374</text:p>
          </table:table-cell>
          <table:table-cell office:value-type="float" office:value="0.082" calcext:value-type="float">
            <text:p>0.082</text:p>
          </table:table-cell>
          <table:table-cell office:value-type="float" office:value="-0.386" calcext:value-type="float">
            <text:p>-0.386</text:p>
          </table:table-cell>
        </table:table-row>
        <table:table-row table:style-name="ro1">
          <table:table-cell office:value-type="float" office:value="23201" calcext:value-type="float">
            <text:p>23201</text:p>
          </table:table-cell>
          <table:table-cell office:value-type="string" calcext:value-type="string">
            <text:p>R4119</text:p>
          </table:table-cell>
          <table:table-cell office:value-type="float" office:value="5.150013" calcext:value-type="float">
            <text:p>5.150013</text:p>
          </table:table-cell>
          <table:table-cell office:value-type="float" office:value="0.329" calcext:value-type="float">
            <text:p>0.329</text:p>
          </table:table-cell>
          <table:table-cell office:value-type="float" office:value="-1.307" calcext:value-type="float">
            <text:p>-1.307</text:p>
          </table:table-cell>
          <table:table-cell office:value-type="float" office:value="-1.159" calcext:value-type="float">
            <text:p>-1.159</text:p>
          </table:table-cell>
          <table:table-cell office:value-type="float" office:value="-0.228" calcext:value-type="float">
            <text:p>-0.228</text:p>
          </table:table-cell>
        </table:table-row>
        <table:table-row table:style-name="ro1">
          <table:table-cell office:value-type="float" office:value="23323" calcext:value-type="float">
            <text:p>23323</text:p>
          </table:table-cell>
          <table:table-cell office:value-type="string" calcext:value-type="string">
            <text:p>R4119</text:p>
          </table:table-cell>
          <table:table-cell office:value-type="float" office:value="5.099912" calcext:value-type="float">
            <text:p>5.099912</text:p>
          </table:table-cell>
          <table:table-cell office:value-type="float" office:value="1.398" calcext:value-type="float">
            <text:p>1.398</text:p>
          </table:table-cell>
          <table:table-cell office:value-type="float" office:value="0.398" calcext:value-type="float">
            <text:p>0.398</text:p>
          </table:table-cell>
          <table:table-cell office:value-type="float" office:value="2.229" calcext:value-type="float">
            <text:p>2.229</text:p>
          </table:table-cell>
          <table:table-cell office:value-type="float" office:value="-1.032" calcext:value-type="float">
            <text:p>-1.032</text:p>
          </table:table-cell>
        </table:table-row>
        <table:table-row table:style-name="ro1">
          <table:table-cell office:value-type="float" office:value="23347" calcext:value-type="float">
            <text:p>23347</text:p>
          </table:table-cell>
          <table:table-cell office:value-type="string" calcext:value-type="string">
            <text:p>R4119</text:p>
          </table:table-cell>
          <table:table-cell office:value-type="float" office:value="7.274748" calcext:value-type="float">
            <text:p>7.274748</text:p>
          </table:table-cell>
          <table:table-cell office:value-type="float" office:value="-0.544" calcext:value-type="float">
            <text:p>-0.544</text:p>
          </table:table-cell>
          <table:table-cell office:value-type="float" office:value="0.775" calcext:value-type="float">
            <text:p>0.775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969" calcext:value-type="float">
            <text:p>-0.969</text:p>
          </table:table-cell>
        </table:table-row>
        <table:table-row table:style-name="ro1">
          <table:table-cell office:value-type="float" office:value="23365" calcext:value-type="float">
            <text:p>23365</text:p>
          </table:table-cell>
          <table:table-cell office:value-type="string" calcext:value-type="string">
            <text:p>R4119</text:p>
          </table:table-cell>
          <table:table-cell office:value-type="float" office:value="2.524759" calcext:value-type="float">
            <text:p>2.524759</text:p>
          </table:table-cell>
          <table:table-cell office:value-type="float" office:value="-0.585" calcext:value-type="float">
            <text:p>-0.585</text:p>
          </table:table-cell>
          <table:table-cell office:value-type="float" office:value="1.08" calcext:value-type="float">
            <text:p>1.08</text:p>
          </table:table-cell>
          <table:table-cell office:value-type="float" office:value="-0.032" calcext:value-type="float">
            <text:p>-0.032</text:p>
          </table:table-cell>
          <table:table-cell office:value-type="float" office:value="-1.776" calcext:value-type="float">
            <text:p>-1.776</text:p>
          </table:table-cell>
        </table:table-row>
        <table:table-row table:style-name="ro1">
          <table:table-cell office:value-type="float" office:value="23415" calcext:value-type="float">
            <text:p>23415</text:p>
          </table:table-cell>
          <table:table-cell office:value-type="string" calcext:value-type="string">
            <text:p>R4119</text:p>
          </table:table-cell>
          <table:table-cell office:value-type="float" office:value="2.474561" calcext:value-type="float">
            <text:p>2.474561</text:p>
          </table:table-cell>
          <table:table-cell office:value-type="float" office:value="1.367" calcext:value-type="float">
            <text:p>1.367</text:p>
          </table:table-cell>
          <table:table-cell office:value-type="float" office:value="0.888" calcext:value-type="float">
            <text:p>0.888</text:p>
          </table:table-cell>
          <table:table-cell office:value-type="float" office:value="1.181" calcext:value-type="float">
            <text:p>1.181</text:p>
          </table:table-cell>
          <table:table-cell office:value-type="float" office:value="-0.787" calcext:value-type="float">
            <text:p>-0.787</text:p>
          </table:table-cell>
        </table:table-row>
        <table:table-row table:style-name="ro1">
          <table:table-cell office:value-type="float" office:value="23430" calcext:value-type="float">
            <text:p>23430</text:p>
          </table:table-cell>
          <table:table-cell office:value-type="string" calcext:value-type="string">
            <text:p>R4119</text:p>
          </table:table-cell>
          <table:table-cell office:value-type="float" office:value="2.924986" calcext:value-type="float">
            <text:p>2.92498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1.022" calcext:value-type="float">
            <text:p>-1.022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23449" calcext:value-type="float">
            <text:p>23449</text:p>
          </table:table-cell>
          <table:table-cell office:value-type="string" calcext:value-type="string">
            <text:p>R4119</text:p>
          </table:table-cell>
          <table:table-cell office:value-type="float" office:value="2.674743" calcext:value-type="float">
            <text:p>2.674743</text:p>
          </table:table-cell>
          <table:table-cell office:value-type="float" office:value="0.858" calcext:value-type="float">
            <text:p>0.858</text:p>
          </table:table-cell>
          <table:table-cell office:value-type="float" office:value="0.729" calcext:value-type="float">
            <text:p>0.729</text:p>
          </table:table-cell>
          <table:table-cell office:value-type="float" office:value="0.411" calcext:value-type="float">
            <text:p>0.411</text:p>
          </table:table-cell>
          <table:table-cell office:value-type="float" office:value="-0.366" calcext:value-type="float">
            <text:p>-0.366</text:p>
          </table:table-cell>
        </table:table-row>
        <table:table-row table:style-name="ro1">
          <table:table-cell office:value-type="float" office:value="24166" calcext:value-type="float">
            <text:p>24166</text:p>
          </table:table-cell>
          <table:table-cell office:value-type="string" calcext:value-type="string">
            <text:p>R4662</text:p>
          </table:table-cell>
          <table:table-cell office:value-type="float" office:value="7.424457" calcext:value-type="float">
            <text:p>7.424457</text:p>
          </table:table-cell>
          <table:table-cell office:value-type="float" office:value="0.174" calcext:value-type="float">
            <text:p>0.174</text:p>
          </table:table-cell>
          <table:table-cell office:value-type="float" office:value="-1.08" calcext:value-type="float">
            <text:p>-1.08</text:p>
          </table:table-cell>
          <table:table-cell office:value-type="float" office:value="-0.156" calcext:value-type="float">
            <text:p>-0.156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float" office:value="24181" calcext:value-type="float">
            <text:p>24181</text:p>
          </table:table-cell>
          <table:table-cell office:value-type="string" calcext:value-type="string">
            <text:p>R4662</text:p>
          </table:table-cell>
          <table:table-cell office:value-type="float" office:value="2.524881" calcext:value-type="float">
            <text:p>2.524881</text:p>
          </table:table-cell>
          <table:table-cell office:value-type="float" office:value="-0.69" calcext:value-type="float">
            <text:p>-0.69</text:p>
          </table:table-cell>
          <table:table-cell office:value-type="float" office:value="-0.558" calcext:value-type="float">
            <text:p>-0.558</text:p>
          </table:table-cell>
          <table:table-cell office:value-type="float" office:value="0.696" calcext:value-type="float">
            <text:p>0.696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float" office:value="24196" calcext:value-type="float">
            <text:p>24196</text:p>
          </table:table-cell>
          <table:table-cell office:value-type="string" calcext:value-type="string">
            <text:p>R4662</text:p>
          </table:table-cell>
          <table:table-cell office:value-type="float" office:value="2.774977" calcext:value-type="float">
            <text:p>2.774977</text:p>
          </table:table-cell>
          <table:table-cell office:value-type="float" office:value="1.19" calcext:value-type="float">
            <text:p>1.19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24213" calcext:value-type="float">
            <text:p>24213</text:p>
          </table:table-cell>
          <table:table-cell office:value-type="string" calcext:value-type="string">
            <text:p>R4662</text:p>
          </table:table-cell>
          <table:table-cell office:value-type="float" office:value="8.024509" calcext:value-type="float">
            <text:p>8.024509</text:p>
          </table:table-cell>
          <table:table-cell office:value-type="float" office:value="0.651" calcext:value-type="float">
            <text:p>0.651</text:p>
          </table:table-cell>
          <table:table-cell office:value-type="float" office:value="-0.396" calcext:value-type="float">
            <text:p>-0.3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24231" calcext:value-type="float">
            <text:p>24231</text:p>
          </table:table-cell>
          <table:table-cell office:value-type="string" calcext:value-type="string">
            <text:p>R4662</text:p>
          </table:table-cell>
          <table:table-cell office:value-type="float" office:value="2.575088" calcext:value-type="float">
            <text:p>2.575088</text:p>
          </table:table-cell>
          <table:table-cell office:value-type="float" office:value="0.159" calcext:value-type="float">
            <text:p>0.159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24357" calcext:value-type="float">
            <text:p>24357</text:p>
          </table:table-cell>
          <table:table-cell office:value-type="string" calcext:value-type="string">
            <text:p>R4662</text:p>
          </table:table-cell>
          <table:table-cell office:value-type="float" office:value="2.574664" calcext:value-type="float">
            <text:p>2.574664</text:p>
          </table:table-cell>
          <table:table-cell office:value-type="float" office:value="0.718" calcext:value-type="float">
            <text:p>0.718</text:p>
          </table:table-cell>
          <table:table-cell office:value-type="float" office:value="0.216" calcext:value-type="float">
            <text:p>0.216</text:p>
          </table:table-cell>
          <table:table-cell office:value-type="float" office:value="-0.531" calcext:value-type="float">
            <text:p>-0.531</text:p>
          </table:table-cell>
          <table:table-cell office:value-type="float" office:value="-0.684" calcext:value-type="float">
            <text:p>-0.684</text:p>
          </table:table-cell>
        </table:table-row>
        <table:table-row table:style-name="ro1">
          <table:table-cell office:value-type="float" office:value="24372" calcext:value-type="float">
            <text:p>24372</text:p>
          </table:table-cell>
          <table:table-cell office:value-type="string" calcext:value-type="string">
            <text:p>R4662</text:p>
          </table:table-cell>
          <table:table-cell office:value-type="float" office:value="2.374802" calcext:value-type="float">
            <text:p>2.374802</text:p>
          </table:table-cell>
          <table:table-cell office:value-type="float" office:value="0.531" calcext:value-type="float">
            <text:p>0.531</text:p>
          </table:table-cell>
          <table:table-cell office:value-type="float" office:value="0.111" calcext:value-type="float">
            <text:p>0.111</text:p>
          </table:table-cell>
          <table:table-cell office:value-type="float" office:value="-0.517" calcext:value-type="float">
            <text:p>-0.517</text:p>
          </table:table-cell>
          <table:table-cell office:value-type="float" office:value="-0.959" calcext:value-type="float">
            <text:p>-0.959</text:p>
          </table:table-cell>
        </table:table-row>
        <table:table-row table:style-name="ro1">
          <table:table-cell office:value-type="float" office:value="24390" calcext:value-type="float">
            <text:p>24390</text:p>
          </table:table-cell>
          <table:table-cell office:value-type="string" calcext:value-type="string">
            <text:p>R4662</text:p>
          </table:table-cell>
          <table:table-cell office:value-type="float" office:value="2.424768" calcext:value-type="float">
            <text:p>2.424768</text:p>
          </table:table-cell>
          <table:table-cell office:value-type="float" office:value="-0.455" calcext:value-type="float">
            <text:p>-0.455</text:p>
          </table:table-cell>
          <table:table-cell office:value-type="float" office:value="-0.05" calcext:value-type="float">
            <text:p>-0.05</text:p>
          </table:table-cell>
          <table:table-cell office:value-type="float" office:value="0.241" calcext:value-type="float">
            <text:p>0.241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24405" calcext:value-type="float">
            <text:p>24405</text:p>
          </table:table-cell>
          <table:table-cell office:value-type="string" calcext:value-type="string">
            <text:p>R4662</text:p>
          </table:table-cell>
          <table:table-cell office:value-type="float" office:value="2.433011" calcext:value-type="float">
            <text:p>2.433011</text:p>
          </table:table-cell>
          <table:table-cell office:value-type="float" office:value="-0.12" calcext:value-type="float">
            <text:p>-0.12</text:p>
          </table:table-cell>
          <table:table-cell office:value-type="float" office:value="0.831" calcext:value-type="float">
            <text:p>0.831</text:p>
          </table:table-cell>
          <table:table-cell office:value-type="float" office:value="-0.07" calcext:value-type="float">
            <text:p>-0.07</text:p>
          </table:table-cell>
          <table:table-cell office:value-type="float" office:value="-1.221" calcext:value-type="float">
            <text:p>-1.221</text:p>
          </table:table-cell>
        </table:table-row>
        <table:table-row table:style-name="ro1">
          <table:table-cell office:value-type="float" office:value="24422" calcext:value-type="float">
            <text:p>24422</text:p>
          </table:table-cell>
          <table:table-cell office:value-type="string" calcext:value-type="string">
            <text:p>R4662</text:p>
          </table:table-cell>
          <table:table-cell office:value-type="float" office:value="7.924899" calcext:value-type="float">
            <text:p>7.924899</text:p>
          </table:table-cell>
          <table:table-cell office:value-type="float" office:value="0.374" calcext:value-type="float">
            <text:p>0.374</text:p>
          </table:table-cell>
          <table:table-cell office:value-type="float" office:value="0.269" calcext:value-type="float">
            <text:p>0.269</text:p>
          </table:table-cell>
          <table:table-cell office:value-type="float" office:value="-0.849" calcext:value-type="float">
            <text:p>-0.849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office:value-type="float" office:value="24466" calcext:value-type="float">
            <text:p>24466</text:p>
          </table:table-cell>
          <table:table-cell office:value-type="string" calcext:value-type="string">
            <text:p>R4662</text:p>
          </table:table-cell>
          <table:table-cell office:value-type="float" office:value="2.374487" calcext:value-type="float">
            <text:p>2.374487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255" calcext:value-type="float">
            <text:p>0.255</text:p>
          </table:table-cell>
          <table:table-cell office:value-type="float" office:value="-0.572" calcext:value-type="float">
            <text:p>-0.572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24495" calcext:value-type="float">
            <text:p>24495</text:p>
          </table:table-cell>
          <table:table-cell office:value-type="string" calcext:value-type="string">
            <text:p>R4662</text:p>
          </table:table-cell>
          <table:table-cell office:value-type="float" office:value="7.22472" calcext:value-type="float">
            <text:p>7.22472</text:p>
          </table:table-cell>
          <table:table-cell office:value-type="float" office:value="-0.638" calcext:value-type="float">
            <text:p>-0.638</text:p>
          </table:table-cell>
          <table:table-cell office:value-type="float" office:value="0.566" calcext:value-type="float">
            <text:p>0.566</text:p>
          </table:table-cell>
          <table:table-cell office:value-type="float" office:value="0.876" calcext:value-type="float">
            <text:p>0.876</text:p>
          </table:table-cell>
          <table:table-cell office:value-type="float" office:value="-0.748" calcext:value-type="float">
            <text:p>-0.748</text:p>
          </table:table-cell>
        </table:table-row>
        <table:table-row table:style-name="ro1">
          <table:table-cell office:value-type="float" office:value="24510" calcext:value-type="float">
            <text:p>24510</text:p>
          </table:table-cell>
          <table:table-cell office:value-type="string" calcext:value-type="string">
            <text:p>R4662</text:p>
          </table:table-cell>
          <table:table-cell office:value-type="float" office:value="2.924866" calcext:value-type="float">
            <text:p>2.924866</text:p>
          </table:table-cell>
          <table:table-cell office:value-type="float" office:value="-0.891" calcext:value-type="float">
            <text:p>-0.891</text:p>
          </table:table-cell>
          <table:table-cell office:value-type="float" office:value="-0.624" calcext:value-type="float">
            <text:p>-0.624</text:p>
          </table:table-cell>
          <table:table-cell office:value-type="float" office:value="0.114" calcext:value-type="float">
            <text:p>0.114</text:p>
          </table:table-cell>
          <table:table-cell office:value-type="float" office:value="-0.314" calcext:value-type="float">
            <text:p>-0.314</text:p>
          </table:table-cell>
        </table:table-row>
        <table:table-row table:style-name="ro1">
          <table:table-cell office:value-type="float" office:value="24708" calcext:value-type="float">
            <text:p>24708</text:p>
          </table:table-cell>
          <table:table-cell office:value-type="string" calcext:value-type="string">
            <text:p>R4662</text:p>
          </table:table-cell>
          <table:table-cell office:value-type="float" office:value="2.825098" calcext:value-type="float">
            <text:p>2.825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" calcext:value-type="float">
            <text:p>0.05</text:p>
          </table:table-cell>
          <table:table-cell office:value-type="float" office:value="0.386" calcext:value-type="float">
            <text:p>0.386</text:p>
          </table:table-cell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string" calcext:value-type="string">
            <text:p>R4662</text:p>
          </table:table-cell>
          <table:table-cell office:value-type="float" office:value="2.775035" calcext:value-type="float">
            <text:p>2.775035</text:p>
          </table:table-cell>
          <table:table-cell office:value-type="float" office:value="-0.356" calcext:value-type="float">
            <text:p>-0.356</text:p>
          </table:table-cell>
          <table:table-cell office:value-type="float" office:value="0.522" calcext:value-type="float">
            <text:p>0.522</text:p>
          </table:table-cell>
          <table:table-cell office:value-type="float" office:value="0.547" calcext:value-type="float">
            <text:p>0.547</text:p>
          </table:table-cell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24833" calcext:value-type="float">
            <text:p>24833</text:p>
          </table:table-cell>
          <table:table-cell office:value-type="string" calcext:value-type="string">
            <text:p>R4530</text:p>
          </table:table-cell>
          <table:table-cell office:value-type="float" office:value="2.375035" calcext:value-type="float">
            <text:p>2.375035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553" calcext:value-type="float">
            <text:p>-0.553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24858" calcext:value-type="float">
            <text:p>24858</text:p>
          </table:table-cell>
          <table:table-cell office:value-type="string" calcext:value-type="string">
            <text:p>R4530</text:p>
          </table:table-cell>
          <table:table-cell office:value-type="float" office:value="5.51681" calcext:value-type="float">
            <text:p>5.51681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128" calcext:value-type="float">
            <text:p>-0.128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1">
          <table:table-cell office:value-type="float" office:value="24877" calcext:value-type="float">
            <text:p>24877</text:p>
          </table:table-cell>
          <table:table-cell office:value-type="string" calcext:value-type="string">
            <text:p>R4530</text:p>
          </table:table-cell>
          <table:table-cell office:value-type="float" office:value="5.449791" calcext:value-type="float">
            <text:p>5.449791</text:p>
          </table:table-cell>
          <table:table-cell office:value-type="float" office:value="0.421" calcext:value-type="float">
            <text:p>0.421</text:p>
          </table:table-cell>
          <table:table-cell office:value-type="float" office:value="-0.861" calcext:value-type="float">
            <text:p>-0.861</text:p>
          </table:table-cell>
          <table:table-cell office:value-type="float" office:value="-0.09" calcext:value-type="float">
            <text:p>-0.09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4978" calcext:value-type="float">
            <text:p>24978</text:p>
          </table:table-cell>
          <table:table-cell office:value-type="string" calcext:value-type="string">
            <text:p>R4530</text:p>
          </table:table-cell>
          <table:table-cell office:value-type="float" office:value="2.575002" calcext:value-type="float">
            <text:p>2.575002</text:p>
          </table:table-cell>
          <table:table-cell office:value-type="float" office:value="-0.352" calcext:value-type="float">
            <text:p>-0.352</text:p>
          </table:table-cell>
          <table:table-cell office:value-type="float" office:value="0.578" calcext:value-type="float">
            <text:p>0.578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float" office:value="24999" calcext:value-type="float">
            <text:p>24999</text:p>
          </table:table-cell>
          <table:table-cell office:value-type="string" calcext:value-type="string">
            <text:p>R4530</text:p>
          </table:table-cell>
          <table:table-cell office:value-type="float" office:value="5.350107" calcext:value-type="float">
            <text:p>5.350107</text:p>
          </table:table-cell>
          <table:table-cell office:value-type="float" office:value="0.12" calcext:value-type="float">
            <text:p>0.12</text:p>
          </table:table-cell>
          <table:table-cell office:value-type="float" office:value="-0.883" calcext:value-type="float">
            <text:p>-0.883</text:p>
          </table:table-cell>
          <table:table-cell office:value-type="float" office:value="0.075" calcext:value-type="float">
            <text:p>0.075</text:p>
          </table:table-cell>
          <table:table-cell office:value-type="float" office:value="1.788" calcext:value-type="float">
            <text:p>1.788</text:p>
          </table:table-cell>
        </table:table-row>
        <table:table-row table:style-name="ro1">
          <table:table-cell office:value-type="float" office:value="25021" calcext:value-type="float">
            <text:p>25021</text:p>
          </table:table-cell>
          <table:table-cell office:value-type="string" calcext:value-type="string">
            <text:p>R4530</text:p>
          </table:table-cell>
          <table:table-cell office:value-type="float" office:value="2.42495" calcext:value-type="float">
            <text:p>2.42495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36" calcext:value-type="float">
            <text:p>0.036</text:p>
          </table:table-cell>
          <table:table-cell office:value-type="float" office:value="0.637" calcext:value-type="float">
            <text:p>0.637</text:p>
          </table:table-cell>
          <table:table-cell office:value-type="float" office:value="-1.031" calcext:value-type="float">
            <text:p>-1.031</text:p>
          </table:table-cell>
        </table:table-row>
        <table:table-row table:style-name="ro1">
          <table:table-cell office:value-type="float" office:value="25068" calcext:value-type="float">
            <text:p>25068</text:p>
          </table:table-cell>
          <table:table-cell office:value-type="string" calcext:value-type="string">
            <text:p>R4530</text:p>
          </table:table-cell>
          <table:table-cell office:value-type="float" office:value="5.200014" calcext:value-type="float">
            <text:p>5.20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25084" calcext:value-type="float">
            <text:p>25084</text:p>
          </table:table-cell>
          <table:table-cell office:value-type="string" calcext:value-type="string">
            <text:p>R4530</text:p>
          </table:table-cell>
          <table:table-cell office:value-type="float" office:value="5.349819" calcext:value-type="float">
            <text:p>5.3498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25103" calcext:value-type="float">
            <text:p>25103</text:p>
          </table:table-cell>
          <table:table-cell office:value-type="string" calcext:value-type="string">
            <text:p>R4530</text:p>
          </table:table-cell>
          <table:table-cell office:value-type="float" office:value="2.474613" calcext:value-type="float">
            <text:p>2.4746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25125" calcext:value-type="float">
            <text:p>25125</text:p>
          </table:table-cell>
          <table:table-cell office:value-type="string" calcext:value-type="string">
            <text:p>R4530</text:p>
          </table:table-cell>
          <table:table-cell office:value-type="float" office:value="2.174485" calcext:value-type="float">
            <text:p>2.1744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25221" calcext:value-type="float">
            <text:p>25221</text:p>
          </table:table-cell>
          <table:table-cell office:value-type="string" calcext:value-type="string">
            <text:p>R4530</text:p>
          </table:table-cell>
          <table:table-cell office:value-type="float" office:value="2.524596" calcext:value-type="float">
            <text:p>2.524596</text:p>
          </table:table-cell>
          <table:table-cell office:value-type="float" office:value="0.389" calcext:value-type="float">
            <text:p>0.389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483" calcext:value-type="float">
            <text:p>0.483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float" office:value="25236" calcext:value-type="float">
            <text:p>25236</text:p>
          </table:table-cell>
          <table:table-cell office:value-type="string" calcext:value-type="string">
            <text:p>R4530</text:p>
          </table:table-cell>
          <table:table-cell office:value-type="float" office:value="2.174491" calcext:value-type="float">
            <text:p>2.1744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906" calcext:value-type="float">
            <text:p>0.906</text:p>
          </table:table-cell>
          <table:table-cell office:value-type="float" office:value="0.521" calcext:value-type="float">
            <text:p>0.521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float" office:value="25262" calcext:value-type="float">
            <text:p>25262</text:p>
          </table:table-cell>
          <table:table-cell office:value-type="string" calcext:value-type="string">
            <text:p>R4530</text:p>
          </table:table-cell>
          <table:table-cell office:value-type="float" office:value="4.999541" calcext:value-type="float">
            <text:p>4.999541</text:p>
          </table:table-cell>
          <table:table-cell office:value-type="float" office:value="0.287" calcext:value-type="float">
            <text:p>0.287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415" calcext:value-type="float">
            <text:p>0.415</text:p>
          </table:table-cell>
          <table:table-cell office:value-type="float" office:value="2.661" calcext:value-type="float">
            <text:p>2.661</text:p>
          </table:table-cell>
        </table:table-row>
        <table:table-row table:style-name="ro1">
          <table:table-cell office:value-type="float" office:value="25369" calcext:value-type="float">
            <text:p>25369</text:p>
          </table:table-cell>
          <table:table-cell office:value-type="string" calcext:value-type="string">
            <text:p>R4487</text:p>
          </table:table-cell>
          <table:table-cell office:value-type="float" office:value="2.374593" calcext:value-type="float">
            <text:p>2.374593</text:p>
          </table:table-cell>
          <table:table-cell office:value-type="float" office:value="1.074" calcext:value-type="float">
            <text:p>1.074</text:p>
          </table:table-cell>
          <table:table-cell office:value-type="float" office:value="-1.98" calcext:value-type="float">
            <text:p>-1.98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674" calcext:value-type="float">
            <text:p>-0.674</text:p>
          </table:table-cell>
        </table:table-row>
        <table:table-row table:style-name="ro1">
          <table:table-cell office:value-type="float" office:value="25384" calcext:value-type="float">
            <text:p>25384</text:p>
          </table:table-cell>
          <table:table-cell office:value-type="string" calcext:value-type="string">
            <text:p>R4487</text:p>
          </table:table-cell>
          <table:table-cell office:value-type="float" office:value="2.924957" calcext:value-type="float">
            <text:p>2.924957</text:p>
          </table:table-cell>
          <table:table-cell office:value-type="float" office:value="0.906" calcext:value-type="float">
            <text:p>0.906</text:p>
          </table:table-cell>
          <table:table-cell office:value-type="float" office:value="-1.193" calcext:value-type="float">
            <text:p>-1.193</text:p>
          </table:table-cell>
          <table:table-cell office:value-type="float" office:value="-1.524" calcext:value-type="float">
            <text:p>-1.524</text:p>
          </table:table-cell>
          <table:table-cell office:value-type="float" office:value="-0.785" calcext:value-type="float">
            <text:p>-0.785</text:p>
          </table:table-cell>
        </table:table-row>
        <table:table-row table:style-name="ro1">
          <table:table-cell office:value-type="float" office:value="25403" calcext:value-type="float">
            <text:p>25403</text:p>
          </table:table-cell>
          <table:table-cell office:value-type="string" calcext:value-type="string">
            <text:p>R4487</text:p>
          </table:table-cell>
          <table:table-cell office:value-type="float" office:value="5.149937" calcext:value-type="float">
            <text:p>5.149937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906" calcext:value-type="float">
            <text:p>-0.906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647" calcext:value-type="float">
            <text:p>-0.647</text:p>
          </table:table-cell>
        </table:table-row>
        <table:table-row table:style-name="ro1">
          <table:table-cell office:value-type="float" office:value="25427" calcext:value-type="float">
            <text:p>25427</text:p>
          </table:table-cell>
          <table:table-cell office:value-type="string" calcext:value-type="string">
            <text:p>R4487</text:p>
          </table:table-cell>
          <table:table-cell office:value-type="float" office:value="5.200119" calcext:value-type="float">
            <text:p>5.200119</text:p>
          </table:table-cell>
          <table:table-cell office:value-type="float" office:value="-0.052" calcext:value-type="float">
            <text:p>-0.052</text:p>
          </table:table-cell>
          <table:table-cell office:value-type="float" office:value="-1.387" calcext:value-type="float">
            <text:p>-1.387</text:p>
          </table:table-cell>
          <table:table-cell office:value-type="float" office:value="0.883" calcext:value-type="float">
            <text:p>0.883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5572" calcext:value-type="float">
            <text:p>25572</text:p>
          </table:table-cell>
          <table:table-cell office:value-type="string" calcext:value-type="string">
            <text:p>R4487</text:p>
          </table:table-cell>
          <table:table-cell office:value-type="float" office:value="5.149854" calcext:value-type="float">
            <text:p>5.149854</text:p>
          </table:table-cell>
          <table:table-cell office:value-type="float" office:value="0.309" calcext:value-type="float">
            <text:p>0.309</text:p>
          </table:table-cell>
          <table:table-cell office:value-type="float" office:value="-1.89" calcext:value-type="float">
            <text:p>-1.89</text:p>
          </table:table-cell>
          <table:table-cell office:value-type="float" office:value="0.195" calcext:value-type="float">
            <text:p>0.195</text:p>
          </table:table-cell>
          <table:table-cell office:value-type="float" office:value="-0.065" calcext:value-type="float">
            <text:p>-0.065</text:p>
          </table:table-cell>
        </table:table-row>
        <table:table-row table:style-name="ro1">
          <table:table-cell office:value-type="float" office:value="25588" calcext:value-type="float">
            <text:p>25588</text:p>
          </table:table-cell>
          <table:table-cell office:value-type="string" calcext:value-type="string">
            <text:p>R4487</text:p>
          </table:table-cell>
          <table:table-cell office:value-type="float" office:value="5.549806" calcext:value-type="float">
            <text:p>5.549806</text:p>
          </table:table-cell>
          <table:table-cell office:value-type="float" office:value="-0.212" calcext:value-type="float">
            <text:p>-0.212</text:p>
          </table:table-cell>
          <table:table-cell office:value-type="float" office:value="-1.047" calcext:value-type="float">
            <text:p>-1.047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25618" calcext:value-type="float">
            <text:p>25618</text:p>
          </table:table-cell>
          <table:table-cell office:value-type="string" calcext:value-type="string">
            <text:p>R4487</text:p>
          </table:table-cell>
          <table:table-cell office:value-type="float" office:value="5.249791" calcext:value-type="float">
            <text:p>5.249791</text:p>
          </table:table-cell>
          <table:table-cell office:value-type="float" office:value="-1.087" calcext:value-type="float">
            <text:p>-1.087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107" calcext:value-type="float">
            <text:p>0.107</text:p>
          </table:table-cell>
          <table:table-cell office:value-type="float" office:value="-0.855" calcext:value-type="float">
            <text:p>-0.855</text:p>
          </table:table-cell>
        </table:table-row>
        <table:table-row table:style-name="ro1">
          <table:table-cell office:value-type="float" office:value="25633" calcext:value-type="float">
            <text:p>25633</text:p>
          </table:table-cell>
          <table:table-cell office:value-type="string" calcext:value-type="string">
            <text:p>R4487</text:p>
          </table:table-cell>
          <table:table-cell office:value-type="float" office:value="2.824969" calcext:value-type="float">
            <text:p>2.824969</text:p>
          </table:table-cell>
          <table:table-cell office:value-type="float" office:value="0.038" calcext:value-type="float">
            <text:p>0.038</text:p>
          </table:table-cell>
          <table:table-cell office:value-type="float" office:value="-0.801" calcext:value-type="float">
            <text:p>-0.801</text:p>
          </table:table-cell>
          <table:table-cell office:value-type="float" office:value="1.827" calcext:value-type="float">
            <text:p>1.827</text:p>
          </table:table-cell>
          <table:table-cell office:value-type="float" office:value="-0.312" calcext:value-type="float">
            <text:p>-0.312</text:p>
          </table:table-cell>
        </table:table-row>
        <table:table-row table:style-name="ro1">
          <table:table-cell office:value-type="float" office:value="25684" calcext:value-type="float">
            <text:p>25684</text:p>
          </table:table-cell>
          <table:table-cell office:value-type="string" calcext:value-type="string">
            <text:p>R4487</text:p>
          </table:table-cell>
          <table:table-cell office:value-type="float" office:value="5.150006" calcext:value-type="float">
            <text:p>5.150006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62" calcext:value-type="float">
            <text:p>0.162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string" calcext:value-type="string">
            <text:p>R4487</text:p>
          </table:table-cell>
          <table:table-cell office:value-type="float" office:value="5.149751" calcext:value-type="float">
            <text:p>5.149751</text:p>
          </table:table-cell>
          <table:table-cell office:value-type="float" office:value="-1.268" calcext:value-type="float">
            <text:p>-1.268</text:p>
          </table:table-cell>
          <table:table-cell office:value-type="float" office:value="-1.157" calcext:value-type="float">
            <text:p>-1.157</text:p>
          </table:table-cell>
          <table:table-cell office:value-type="float" office:value="1.559" calcext:value-type="float">
            <text:p>1.55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25715" calcext:value-type="float">
            <text:p>25715</text:p>
          </table:table-cell>
          <table:table-cell office:value-type="string" calcext:value-type="string">
            <text:p>R4487</text:p>
          </table:table-cell>
          <table:table-cell office:value-type="float" office:value="2.524802" calcext:value-type="float">
            <text:p>2.524802</text:p>
          </table:table-cell>
          <table:table-cell office:value-type="float" office:value="0.374" calcext:value-type="float">
            <text:p>0.374</text:p>
          </table:table-cell>
          <table:table-cell office:value-type="float" office:value="-0.742" calcext:value-type="float">
            <text:p>-0.742</text:p>
          </table:table-cell>
          <table:table-cell office:value-type="float" office:value="0.086" calcext:value-type="float">
            <text:p>0.086</text:p>
          </table:table-cell>
          <table:table-cell office:value-type="float" office:value="-0.618" calcext:value-type="float">
            <text:p>-0.618</text:p>
          </table:table-cell>
        </table:table-row>
        <table:table-row table:style-name="ro1">
          <table:table-cell office:value-type="float" office:value="25873" calcext:value-type="float">
            <text:p>25873</text:p>
          </table:table-cell>
          <table:table-cell office:value-type="string" calcext:value-type="string">
            <text:p>R4487</text:p>
          </table:table-cell>
          <table:table-cell office:value-type="float" office:value="2.525001" calcext:value-type="float">
            <text:p>2.525001</text:p>
          </table:table-cell>
          <table:table-cell office:value-type="float" office:value="-0.974" calcext:value-type="float">
            <text:p>-0.974</text:p>
          </table:table-cell>
          <table:table-cell office:value-type="float" office:value="0.063" calcext:value-type="float">
            <text:p>0.063</text:p>
          </table:table-cell>
          <table:table-cell office:value-type="float" office:value="1.243" calcext:value-type="float">
            <text:p>1.243</text:p>
          </table:table-cell>
          <table:table-cell office:value-type="float" office:value="-2.029" calcext:value-type="float">
            <text:p>-2.029</text:p>
          </table:table-cell>
        </table:table-row>
        <table:table-row table:style-name="ro1">
          <table:table-cell office:value-type="float" office:value="25892" calcext:value-type="float">
            <text:p>25892</text:p>
          </table:table-cell>
          <table:table-cell office:value-type="string" calcext:value-type="string">
            <text:p>R4487</text:p>
          </table:table-cell>
          <table:table-cell office:value-type="float" office:value="2.524903" calcext:value-type="float">
            <text:p>2.524903</text:p>
          </table:table-cell>
          <table:table-cell office:value-type="float" office:value="-1.34" calcext:value-type="float">
            <text:p>-1.34</text:p>
          </table:table-cell>
          <table:table-cell office:value-type="float" office:value="-0.433" calcext:value-type="float">
            <text:p>-0.433</text:p>
          </table:table-cell>
          <table:table-cell office:value-type="float" office:value="-1.532" calcext:value-type="float">
            <text:p>-1.532</text:p>
          </table:table-cell>
          <table:table-cell office:value-type="float" office:value="-1.176" calcext:value-type="float">
            <text:p>-1.176</text:p>
          </table:table-cell>
        </table:table-row>
        <table:table-row table:style-name="ro1">
          <table:table-cell office:value-type="float" office:value="25908" calcext:value-type="float">
            <text:p>25908</text:p>
          </table:table-cell>
          <table:table-cell office:value-type="string" calcext:value-type="string">
            <text:p>R4487</text:p>
          </table:table-cell>
          <table:table-cell office:value-type="float" office:value="5.149509" calcext:value-type="float">
            <text:p>5.149509</text:p>
          </table:table-cell>
          <table:table-cell office:value-type="float" office:value="-1.121" calcext:value-type="float">
            <text:p>-1.121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338" calcext:value-type="float">
            <text:p>-0.338</text:p>
          </table:table-cell>
        </table:table-row>
        <table:table-row table:style-name="ro1">
          <table:table-cell office:value-type="float" office:value="25929" calcext:value-type="float">
            <text:p>25929</text:p>
          </table:table-cell>
          <table:table-cell office:value-type="string" calcext:value-type="string">
            <text:p>R4487</text:p>
          </table:table-cell>
          <table:table-cell office:value-type="float" office:value="6.974585" calcext:value-type="float">
            <text:p>6.974585</text:p>
          </table:table-cell>
          <table:table-cell office:value-type="float" office:value="-1.066" calcext:value-type="float">
            <text:p>-1.066</text:p>
          </table:table-cell>
          <table:table-cell office:value-type="float" office:value="-0.349" calcext:value-type="float">
            <text:p>-0.349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office:value-type="float" office:value="26058" calcext:value-type="float">
            <text:p>26058</text:p>
          </table:table-cell>
          <table:table-cell office:value-type="string" calcext:value-type="string">
            <text:p>R4509</text:p>
          </table:table-cell>
          <table:table-cell office:value-type="float" office:value="4.949798" calcext:value-type="float">
            <text:p>4.949798</text:p>
          </table:table-cell>
          <table:table-cell office:value-type="float" office:value="-1.154" calcext:value-type="float">
            <text:p>-1.154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467" calcext:value-type="float">
            <text:p>0.467</text:p>
          </table:table-cell>
          <table:table-cell office:value-type="float" office:value="-0.237" calcext:value-type="float">
            <text:p>-0.237</text:p>
          </table:table-cell>
        </table:table-row>
        <table:table-row table:style-name="ro1">
          <table:table-cell office:value-type="float" office:value="26076" calcext:value-type="float">
            <text:p>26076</text:p>
          </table:table-cell>
          <table:table-cell office:value-type="string" calcext:value-type="string">
            <text:p>R4509</text:p>
          </table:table-cell>
          <table:table-cell office:value-type="float" office:value="2.525133" calcext:value-type="float">
            <text:p>2.525133</text:p>
          </table:table-cell>
          <table:table-cell office:value-type="float" office:value="-1.177" calcext:value-type="float">
            <text:p>-1.177</text:p>
          </table:table-cell>
          <table:table-cell office:value-type="float" office:value="-0.787" calcext:value-type="float">
            <text:p>-0.787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26187" calcext:value-type="float">
            <text:p>26187</text:p>
          </table:table-cell>
          <table:table-cell office:value-type="string" calcext:value-type="string">
            <text:p>R4509</text:p>
          </table:table-cell>
          <table:table-cell office:value-type="float" office:value="5.49972" calcext:value-type="float">
            <text:p>5.49972</text:p>
          </table:table-cell>
          <table:table-cell office:value-type="float" office:value="-2.769" calcext:value-type="float">
            <text:p>-2.769</text:p>
          </table:table-cell>
          <table:table-cell office:value-type="float" office:value="0.849" calcext:value-type="float">
            <text:p>0.849</text:p>
          </table:table-cell>
          <table:table-cell office:value-type="float" office:value="2.015" calcext:value-type="float">
            <text:p>2.015</text:p>
          </table:table-cell>
          <table:table-cell office:value-type="float" office:value="-2.478" calcext:value-type="float">
            <text:p>-2.478</text:p>
          </table:table-cell>
        </table:table-row>
        <table:table-row table:style-name="ro1">
          <table:table-cell office:value-type="float" office:value="26206" calcext:value-type="float">
            <text:p>26206</text:p>
          </table:table-cell>
          <table:table-cell office:value-type="string" calcext:value-type="string">
            <text:p>R4509</text:p>
          </table:table-cell>
          <table:table-cell office:value-type="float" office:value="4.949608" calcext:value-type="float">
            <text:p>4.949608</text:p>
          </table:table-cell>
          <table:table-cell office:value-type="float" office:value="-1.261" calcext:value-type="float">
            <text:p>-1.261</text:p>
          </table:table-cell>
          <table:table-cell office:value-type="float" office:value="2.562" calcext:value-type="float">
            <text:p>2.562</text:p>
          </table:table-cell>
          <table:table-cell office:value-type="float" office:value="0.564" calcext:value-type="float">
            <text:p>0.564</text:p>
          </table:table-cell>
          <table:table-cell office:value-type="float" office:value="-0.718" calcext:value-type="float">
            <text:p>-0.718</text:p>
          </table:table-cell>
        </table:table-row>
        <table:table-row table:style-name="ro1">
          <table:table-cell office:value-type="float" office:value="26229" calcext:value-type="float">
            <text:p>26229</text:p>
          </table:table-cell>
          <table:table-cell office:value-type="string" calcext:value-type="string">
            <text:p>R4509</text:p>
          </table:table-cell>
          <table:table-cell office:value-type="float" office:value="2.574909" calcext:value-type="float">
            <text:p>2.574909</text:p>
          </table:table-cell>
          <table:table-cell office:value-type="float" office:value="-2.096" calcext:value-type="float">
            <text:p>-2.096</text:p>
          </table:table-cell>
          <table:table-cell office:value-type="float" office:value="2.37" calcext:value-type="float">
            <text:p>2.37</text:p>
          </table:table-cell>
          <table:table-cell office:value-type="float" office:value="0.292" calcext:value-type="float">
            <text:p>0.292</text:p>
          </table:table-cell>
          <table:table-cell office:value-type="float" office:value="-1.284" calcext:value-type="float">
            <text:p>-1.284</text:p>
          </table:table-cell>
        </table:table-row>
        <table:table-row table:style-name="ro1">
          <table:table-cell office:value-type="float" office:value="26278" calcext:value-type="float">
            <text:p>26278</text:p>
          </table:table-cell>
          <table:table-cell office:value-type="string" calcext:value-type="string">
            <text:p>R4509</text:p>
          </table:table-cell>
          <table:table-cell office:value-type="float" office:value="2.425002" calcext:value-type="float">
            <text:p>2.425002</text:p>
          </table:table-cell>
          <table:table-cell office:value-type="float" office:value="-1.733" calcext:value-type="float">
            <text:p>-1.733</text:p>
          </table:table-cell>
          <table:table-cell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office:value-type="float" office:value="-1.932" calcext:value-type="float">
            <text:p>-1.932</text:p>
          </table:table-cell>
        </table:table-row>
        <table:table-row table:style-name="ro1">
          <table:table-cell office:value-type="float" office:value="26308" calcext:value-type="float">
            <text:p>26308</text:p>
          </table:table-cell>
          <table:table-cell office:value-type="string" calcext:value-type="string">
            <text:p>R4509</text:p>
          </table:table-cell>
          <table:table-cell office:value-type="float" office:value="5.099532" calcext:value-type="float">
            <text:p>5.099532</text:p>
          </table:table-cell>
          <table:table-cell office:value-type="float" office:value="-1.68" calcext:value-type="float">
            <text:p>-1.68</text:p>
          </table:table-cell>
          <table:table-cell office:value-type="float" office:value="-1.243" calcext:value-type="float">
            <text:p>-1.243</text:p>
          </table:table-cell>
          <table:table-cell office:value-type="float" office:value="-0.616" calcext:value-type="float">
            <text:p>-0.616</text:p>
          </table:table-cell>
          <table:table-cell office:value-type="float" office:value="-1.064" calcext:value-type="float">
            <text:p>-1.064</text:p>
          </table:table-cell>
        </table:table-row>
        <table:table-row table:style-name="ro1">
          <table:table-cell office:value-type="float" office:value="26429" calcext:value-type="float">
            <text:p>26429</text:p>
          </table:table-cell>
          <table:table-cell office:value-type="string" calcext:value-type="string">
            <text:p>R4509</text:p>
          </table:table-cell>
          <table:table-cell office:value-type="float" office:value="2.374857" calcext:value-type="float">
            <text:p>2.374857</text:p>
          </table:table-cell>
          <table:table-cell office:value-type="float" office:value="-1.344" calcext:value-type="float">
            <text:p>-1.344</text:p>
          </table:table-cell>
          <table:table-cell office:value-type="float" office:value="-0.854" calcext:value-type="float">
            <text:p>-0.854</text:p>
          </table:table-cell>
          <table:table-cell office:value-type="float" office:value="-0.292" calcext:value-type="float">
            <text:p>-0.292</text:p>
          </table:table-cell>
          <table:table-cell office:value-type="float" office:value="-1.236" calcext:value-type="float">
            <text:p>-1.236</text:p>
          </table:table-cell>
        </table:table-row>
        <table:table-row table:style-name="ro1">
          <table:table-cell office:value-type="float" office:value="26444" calcext:value-type="float">
            <text:p>26444</text:p>
          </table:table-cell>
          <table:table-cell office:value-type="string" calcext:value-type="string">
            <text:p>R4509</text:p>
          </table:table-cell>
          <table:table-cell office:value-type="float" office:value="2.774632" calcext:value-type="float">
            <text:p>2.774632</text:p>
          </table:table-cell>
          <table:table-cell office:value-type="float" office:value="-1.14" calcext:value-type="float">
            <text:p>-1.14</text:p>
          </table:table-cell>
          <table:table-cell office:value-type="float" office:value="-0.691" calcext:value-type="float">
            <text:p>-0.691</text:p>
          </table:table-cell>
          <table:table-cell office:value-type="float" office:value="0.418" calcext:value-type="float">
            <text:p>0.418</text:p>
          </table:table-cell>
          <table:table-cell office:value-type="float" office:value="-1.219" calcext:value-type="float">
            <text:p>-1.219</text:p>
          </table:table-cell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string" calcext:value-type="string">
            <text:p>R4509</text:p>
          </table:table-cell>
          <table:table-cell office:value-type="float" office:value="5.299807" calcext:value-type="float">
            <text:p>5.299807</text:p>
          </table:table-cell>
          <table:table-cell office:value-type="float" office:value="-1.233" calcext:value-type="float">
            <text:p>-1.233</text:p>
          </table:table-cell>
          <table:table-cell office:value-type="float" office:value="0.9" calcext:value-type="float">
            <text:p>0.9</text:p>
          </table:table-cell>
          <table:table-cell office:value-type="float" office:value="0.161" calcext:value-type="float">
            <text:p>0.161</text:p>
          </table:table-cell>
          <table:table-cell office:value-type="float" office:value="-0.983" calcext:value-type="float">
            <text:p>-0.983</text:p>
          </table:table-cell>
        </table:table-row>
        <table:table-row table:style-name="ro1">
          <table:table-cell office:value-type="float" office:value="26578" calcext:value-type="float">
            <text:p>26578</text:p>
          </table:table-cell>
          <table:table-cell office:value-type="string" calcext:value-type="string">
            <text:p>R4169</text:p>
          </table:table-cell>
          <table:table-cell office:value-type="float" office:value="5.499761" calcext:value-type="float">
            <text:p>5.499761</text:p>
          </table:table-cell>
          <table:table-cell office:value-type="float" office:value="1.142" calcext:value-type="float">
            <text:p>1.142</text:p>
          </table:table-cell>
          <table:table-cell office:value-type="float" office:value="0.006" calcext:value-type="float">
            <text:p>0.006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789" calcext:value-type="float">
            <text:p>-0.789</text:p>
          </table:table-cell>
        </table:table-row>
        <table:table-row table:style-name="ro1">
          <table:table-cell office:value-type="float" office:value="26594" calcext:value-type="float">
            <text:p>26594</text:p>
          </table:table-cell>
          <table:table-cell office:value-type="string" calcext:value-type="string">
            <text:p>R4169</text:p>
          </table:table-cell>
          <table:table-cell office:value-type="float" office:value="5.149264" calcext:value-type="float">
            <text:p>5.14926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691" calcext:value-type="float">
            <text:p>0.6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26792" calcext:value-type="float">
            <text:p>26792</text:p>
          </table:table-cell>
          <table:table-cell office:value-type="string" calcext:value-type="string">
            <text:p>R4169</text:p>
          </table:table-cell>
          <table:table-cell office:value-type="float" office:value="2.574851" calcext:value-type="float">
            <text:p>2.574851</text:p>
          </table:table-cell>
          <table:table-cell office:value-type="float" office:value="-0.574" calcext:value-type="float">
            <text:p>-0.574</text:p>
          </table:table-cell>
          <table:table-cell office:value-type="float" office:value="1.49" calcext:value-type="float">
            <text:p>1.49</text:p>
          </table:table-cell>
          <table:table-cell office:value-type="float" office:value="-1.171" calcext:value-type="float">
            <text:p>-1.171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26808" calcext:value-type="float">
            <text:p>26808</text:p>
          </table:table-cell>
          <table:table-cell office:value-type="string" calcext:value-type="string">
            <text:p>R4169</text:p>
          </table:table-cell>
          <table:table-cell office:value-type="float" office:value="5.299902" calcext:value-type="float">
            <text:p>5.299902</text:p>
          </table:table-cell>
          <table:table-cell office:value-type="float" office:value="-0.788" calcext:value-type="float">
            <text:p>-0.788</text:p>
          </table:table-cell>
          <table:table-cell office:value-type="float" office:value="-0.464" calcext:value-type="float">
            <text:p>-0.464</text:p>
          </table:table-cell>
          <table:table-cell office:value-type="float" office:value="0.009" calcext:value-type="float">
            <text:p>0.009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26829" calcext:value-type="float">
            <text:p>26829</text:p>
          </table:table-cell>
          <table:table-cell office:value-type="string" calcext:value-type="string">
            <text:p>R4169</text:p>
          </table:table-cell>
          <table:table-cell office:value-type="float" office:value="5.500045" calcext:value-type="float">
            <text:p>5.500045</text:p>
          </table:table-cell>
          <table:table-cell office:value-type="float" office:value="-0.589" calcext:value-type="float">
            <text:p>-0.589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89" calcext:value-type="float">
            <text:p>-0.8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26879" calcext:value-type="float">
            <text:p>26879</text:p>
          </table:table-cell>
          <table:table-cell office:value-type="string" calcext:value-type="string">
            <text:p>R4169</text:p>
          </table:table-cell>
          <table:table-cell office:value-type="float" office:value="2.725036" calcext:value-type="float">
            <text:p>2.725036</text:p>
          </table:table-cell>
          <table:table-cell office:value-type="float" office:value="-0.672" calcext:value-type="float">
            <text:p>-0.672</text:p>
          </table:table-cell>
          <table:table-cell office:value-type="float" office:value="0.445" calcext:value-type="float">
            <text:p>0.445</text:p>
          </table:table-cell>
          <table:table-cell office:value-type="float" office:value="-1.274" calcext:value-type="float">
            <text:p>-1.274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string" calcext:value-type="string">
            <text:p>R4169</text:p>
          </table:table-cell>
          <table:table-cell office:value-type="float" office:value="7.974606" calcext:value-type="float">
            <text:p>7.974606</text:p>
          </table:table-cell>
          <table:table-cell office:value-type="float" office:value="-0.55" calcext:value-type="float">
            <text:p>-0.55</text:p>
          </table:table-cell>
          <table:table-cell office:value-type="float" office:value="0.412" calcext:value-type="float">
            <text:p>0.412</text:p>
          </table:table-cell>
          <table:table-cell office:value-type="float" office:value="-0.828" calcext:value-type="float">
            <text:p>-0.828</text:p>
          </table:table-cell>
          <table:table-cell office:value-type="float" office:value="-1.353" calcext:value-type="float">
            <text:p>-1.353</text:p>
          </table:table-cell>
        </table:table-row>
        <table:table-row table:style-name="ro1">
          <table:table-cell office:value-type="float" office:value="26918" calcext:value-type="float">
            <text:p>26918</text:p>
          </table:table-cell>
          <table:table-cell office:value-type="string" calcext:value-type="string">
            <text:p>R4169</text:p>
          </table:table-cell>
          <table:table-cell office:value-type="float" office:value="2.174751" calcext:value-type="float">
            <text:p>2.174751</text:p>
          </table:table-cell>
          <table:table-cell office:value-type="float" office:value="-0.597" calcext:value-type="float">
            <text:p>-0.597</text:p>
          </table:table-cell>
          <table:table-cell office:value-type="float" office:value="-0.217" calcext:value-type="float">
            <text:p>-0.217</text:p>
          </table:table-cell>
          <table:table-cell office:value-type="float" office:value="-1.683" calcext:value-type="float">
            <text:p>-1.683</text:p>
          </table:table-cell>
          <table:table-cell office:value-type="float" office:value="1.281" calcext:value-type="float">
            <text:p>1.281</text:p>
          </table:table-cell>
        </table:table-row>
        <table:table-row table:style-name="ro1">
          <table:table-cell office:value-type="float" office:value="27094" calcext:value-type="float">
            <text:p>27094</text:p>
          </table:table-cell>
          <table:table-cell office:value-type="string" calcext:value-type="string">
            <text:p>R4169</text:p>
          </table:table-cell>
          <table:table-cell office:value-type="float" office:value="2.574977" calcext:value-type="float">
            <text:p>2.574977</text:p>
          </table:table-cell>
          <table:table-cell office:value-type="float" office:value="-1.022" calcext:value-type="float">
            <text:p>-1.022</text:p>
          </table:table-cell>
          <table:table-cell office:value-type="float" office:value="0.29" calcext:value-type="float">
            <text:p>0.29</text:p>
          </table:table-cell>
          <table:table-cell office:value-type="float" office:value="-1.48" calcext:value-type="float">
            <text:p>-1.48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27109" calcext:value-type="float">
            <text:p>27109</text:p>
          </table:table-cell>
          <table:table-cell office:value-type="string" calcext:value-type="string">
            <text:p>R4169</text:p>
          </table:table-cell>
          <table:table-cell office:value-type="float" office:value="2.52444" calcext:value-type="float">
            <text:p>2.52444</text:p>
          </table:table-cell>
          <table:table-cell office:value-type="float" office:value="-1.014" calcext:value-type="float">
            <text:p>-1.014</text:p>
          </table:table-cell>
          <table:table-cell office:value-type="float" office:value="0.572" calcext:value-type="float">
            <text:p>0.572</text:p>
          </table:table-cell>
          <table:table-cell office:value-type="float" office:value="-0.241" calcext:value-type="float">
            <text:p>-0.241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 office:value-type="float" office:value="27131" calcext:value-type="float">
            <text:p>27131</text:p>
          </table:table-cell>
          <table:table-cell office:value-type="string" calcext:value-type="string">
            <text:p>R4169</text:p>
          </table:table-cell>
          <table:table-cell office:value-type="float" office:value="2.274546" calcext:value-type="float">
            <text:p>2.274546</text:p>
          </table:table-cell>
          <table:table-cell office:value-type="float" office:value="-0.481" calcext:value-type="float">
            <text:p>-0.481</text:p>
          </table:table-cell>
          <table:table-cell office:value-type="float" office:value="0.257" calcext:value-type="float">
            <text:p>0.257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368" calcext:value-type="float">
            <text:p>-0.368</text:p>
          </table:table-cell>
        </table:table-row>
        <table:table-row table:style-name="ro1">
          <table:table-cell office:value-type="float" office:value="27181" calcext:value-type="float">
            <text:p>27181</text:p>
          </table:table-cell>
          <table:table-cell office:value-type="string" calcext:value-type="string">
            <text:p>R4659</text:p>
          </table:table-cell>
          <table:table-cell office:value-type="float" office:value="2.675008" calcext:value-type="float">
            <text:p>2.675008</text:p>
          </table:table-cell>
          <table:table-cell office:value-type="float" office:value="1.007" calcext:value-type="float">
            <text:p>1.007</text:p>
          </table:table-cell>
          <table:table-cell office:value-type="float" office:value="0.134" calcext:value-type="float">
            <text:p>0.134</text:p>
          </table:table-cell>
          <table:table-cell office:value-type="float" office:value="1.036" calcext:value-type="float">
            <text:p>1.036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office:value-type="float" office:value="27198" calcext:value-type="float">
            <text:p>27198</text:p>
          </table:table-cell>
          <table:table-cell office:value-type="string" calcext:value-type="string">
            <text:p>R4659</text:p>
          </table:table-cell>
          <table:table-cell office:value-type="float" office:value="8.07468" calcext:value-type="float">
            <text:p>8.07468</text:p>
          </table:table-cell>
          <table:table-cell office:value-type="float" office:value="0.663" calcext:value-type="float">
            <text:p>0.663</text:p>
          </table:table-cell>
          <table:table-cell office:value-type="float" office:value="1.464" calcext:value-type="float">
            <text:p>1.464</text:p>
          </table:table-cell>
          <table:table-cell office:value-type="float" office:value="1.462" calcext:value-type="float">
            <text:p>1.462</text:p>
          </table:table-cell>
          <table:table-cell office:value-type="float" office:value="-0.298" calcext:value-type="float">
            <text:p>-0.298</text:p>
          </table:table-cell>
        </table:table-row>
        <table:table-row table:style-name="ro1">
          <table:table-cell office:value-type="float" office:value="27216" calcext:value-type="float">
            <text:p>27216</text:p>
          </table:table-cell>
          <table:table-cell office:value-type="string" calcext:value-type="string">
            <text:p>R4659</text:p>
          </table:table-cell>
          <table:table-cell office:value-type="float" office:value="2.424759" calcext:value-type="float">
            <text:p>2.424759</text:p>
          </table:table-cell>
          <table:table-cell office:value-type="float" office:value="0.184" calcext:value-type="float">
            <text:p>0.1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812" calcext:value-type="float">
            <text:p>0.812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27419" calcext:value-type="float">
            <text:p>27419</text:p>
          </table:table-cell>
          <table:table-cell office:value-type="string" calcext:value-type="string">
            <text:p>R4659</text:p>
          </table:table-cell>
          <table:table-cell office:value-type="float" office:value="8.324643" calcext:value-type="float">
            <text:p>8.324643</text:p>
          </table:table-cell>
          <table:table-cell office:value-type="float" office:value="-0.476" calcext:value-type="float">
            <text:p>-0.476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float" office:value="27445" calcext:value-type="float">
            <text:p>27445</text:p>
          </table:table-cell>
          <table:table-cell office:value-type="string" calcext:value-type="string">
            <text:p>R4659</text:p>
          </table:table-cell>
          <table:table-cell office:value-type="float" office:value="2.624897" calcext:value-type="float">
            <text:p>2.624897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47" calcext:value-type="float">
            <text:p>0.47</text:p>
          </table:table-cell>
          <table:table-cell office:value-type="float" office:value="-0.859" calcext:value-type="float">
            <text:p>-0.859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7567" calcext:value-type="float">
            <text:p>27567</text:p>
          </table:table-cell>
          <table:table-cell office:value-type="string" calcext:value-type="string">
            <text:p>R4659</text:p>
          </table:table-cell>
          <table:table-cell office:value-type="float" office:value="7.62486" calcext:value-type="float">
            <text:p>7.62486</text:p>
          </table:table-cell>
          <table:table-cell office:value-type="float" office:value="-0.54" calcext:value-type="float">
            <text:p>-0.54</text:p>
          </table:table-cell>
          <table:table-cell office:value-type="float" office:value="0.487" calcext:value-type="float">
            <text:p>0.487</text:p>
          </table:table-cell>
          <table:table-cell office:value-type="float" office:value="-1.156" calcext:value-type="float">
            <text:p>-1.156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27595" calcext:value-type="float">
            <text:p>27595</text:p>
          </table:table-cell>
          <table:table-cell office:value-type="string" calcext:value-type="string">
            <text:p>R4659</text:p>
          </table:table-cell>
          <table:table-cell office:value-type="float" office:value="5.44969" calcext:value-type="float">
            <text:p>5.44969</text:p>
          </table:table-cell>
          <table:table-cell office:value-type="float" office:value="-0.402" calcext:value-type="float">
            <text:p>-0.402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27638" calcext:value-type="float">
            <text:p>27638</text:p>
          </table:table-cell>
          <table:table-cell office:value-type="string" calcext:value-type="string">
            <text:p>R4659</text:p>
          </table:table-cell>
          <table:table-cell office:value-type="float" office:value="2.733193" calcext:value-type="float">
            <text:p>2.733193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034" calcext:value-type="float">
            <text:p>0.034</text:p>
          </table:table-cell>
          <table:table-cell office:value-type="float" office:value="-1.378" calcext:value-type="float">
            <text:p>-1.378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27653" calcext:value-type="float">
            <text:p>27653</text:p>
          </table:table-cell>
          <table:table-cell office:value-type="string" calcext:value-type="string">
            <text:p>R4659</text:p>
          </table:table-cell>
          <table:table-cell office:value-type="float" office:value="2.374494" calcext:value-type="float">
            <text:p>2.374494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82" calcext:value-type="float">
            <text:p>0.082</text:p>
          </table:table-cell>
          <table:table-cell office:value-type="float" office:value="-1.431" calcext:value-type="float">
            <text:p>-1.431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27678" calcext:value-type="float">
            <text:p>27678</text:p>
          </table:table-cell>
          <table:table-cell office:value-type="string" calcext:value-type="string">
            <text:p>R4659</text:p>
          </table:table-cell>
          <table:table-cell office:value-type="float" office:value="5.099813" calcext:value-type="float">
            <text:p>5.099813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516" calcext:value-type="float">
            <text:p>0.516</text:p>
          </table:table-cell>
          <table:table-cell office:value-type="float" office:value="-1.033" calcext:value-type="float">
            <text:p>-1.033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27843" calcext:value-type="float">
            <text:p>27843</text:p>
          </table:table-cell>
          <table:table-cell office:value-type="string" calcext:value-type="string">
            <text:p>R4500</text:p>
          </table:table-cell>
          <table:table-cell office:value-type="float" office:value="5.00002" calcext:value-type="float">
            <text:p>5.00002</text:p>
          </table:table-cell>
          <table:table-cell office:value-type="float" office:value="1.605" calcext:value-type="float">
            <text:p>1.605</text:p>
          </table:table-cell>
          <table:table-cell office:value-type="float" office:value="0.282" calcext:value-type="float">
            <text:p>0.282</text:p>
          </table:table-cell>
          <table:table-cell office:value-type="float" office:value="-0.727" calcext:value-type="float">
            <text:p>-0.727</text:p>
          </table:table-cell>
          <table:table-cell office:value-type="float" office:value="-0.537" calcext:value-type="float">
            <text:p>-0.537</text:p>
          </table:table-cell>
        </table:table-row>
        <table:table-row table:style-name="ro1">
          <table:table-cell office:value-type="float" office:value="27865" calcext:value-type="float">
            <text:p>27865</text:p>
          </table:table-cell>
          <table:table-cell office:value-type="string" calcext:value-type="string">
            <text:p>R4500</text:p>
          </table:table-cell>
          <table:table-cell office:value-type="float" office:value="2.57491" calcext:value-type="float">
            <text:p>2.57491</text:p>
          </table:table-cell>
          <table:table-cell office:value-type="float" office:value="-0.957" calcext:value-type="float">
            <text:p>-0.957</text:p>
          </table:table-cell>
          <table:table-cell office:value-type="float" office:value="1.395" calcext:value-type="float">
            <text:p>1.395</text:p>
          </table:table-cell>
          <table:table-cell office:value-type="float" office:value="1.678" calcext:value-type="float">
            <text:p>1.67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27880" calcext:value-type="float">
            <text:p>27880</text:p>
          </table:table-cell>
          <table:table-cell office:value-type="string" calcext:value-type="string">
            <text:p>R4500</text:p>
          </table:table-cell>
          <table:table-cell office:value-type="float" office:value="2.624825" calcext:value-type="float">
            <text:p>2.624825</text:p>
          </table:table-cell>
          <table:table-cell office:value-type="float" office:value="-0.668" calcext:value-type="float">
            <text:p>-0.668</text:p>
          </table:table-cell>
          <table:table-cell office:value-type="float" office:value="-1.244" calcext:value-type="float">
            <text:p>-1.244</text:p>
          </table:table-cell>
          <table:table-cell office:value-type="float" office:value="0.784" calcext:value-type="float">
            <text:p>0.784</text:p>
          </table:table-cell>
          <table:table-cell office:value-type="float" office:value="-0.901" calcext:value-type="float">
            <text:p>-0.901</text:p>
          </table:table-cell>
        </table:table-row>
        <table:table-row table:style-name="ro1">
          <table:table-cell office:value-type="float" office:value="27897" calcext:value-type="float">
            <text:p>27897</text:p>
          </table:table-cell>
          <table:table-cell office:value-type="string" calcext:value-type="string">
            <text:p>R4500</text:p>
          </table:table-cell>
          <table:table-cell office:value-type="float" office:value="7.524516" calcext:value-type="float">
            <text:p>7.524516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75" calcext:value-type="float">
            <text:p>0.75</text:p>
          </table:table-cell>
          <table:table-cell office:value-type="float" office:value="1.732" calcext:value-type="float">
            <text:p>1.732</text:p>
          </table:table-cell>
        </table:table-row>
        <table:table-row table:style-name="ro1">
          <table:table-cell office:value-type="float" office:value="27936" calcext:value-type="float">
            <text:p>27936</text:p>
          </table:table-cell>
          <table:table-cell office:value-type="string" calcext:value-type="string">
            <text:p>R4500</text:p>
          </table:table-cell>
          <table:table-cell office:value-type="float" office:value="2.67478" calcext:value-type="float">
            <text:p>2.67478</text:p>
          </table:table-cell>
          <table:table-cell office:value-type="float" office:value="0.992" calcext:value-type="float">
            <text:p>0.992</text:p>
          </table:table-cell>
          <table:table-cell office:value-type="float" office:value="-1.065" calcext:value-type="float">
            <text:p>-1.065</text:p>
          </table:table-cell>
          <table:table-cell office:value-type="float" office:value="-1.367" calcext:value-type="float">
            <text:p>-1.367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7951" calcext:value-type="float">
            <text:p>27951</text:p>
          </table:table-cell>
          <table:table-cell office:value-type="string" calcext:value-type="string">
            <text:p>R4500</text:p>
          </table:table-cell>
          <table:table-cell office:value-type="float" office:value="2.724951" calcext:value-type="float">
            <text:p>2.724951</text:p>
          </table:table-cell>
          <table:table-cell office:value-type="float" office:value="0.927" calcext:value-type="float">
            <text:p>0.927</text:p>
          </table:table-cell>
          <table:table-cell office:value-type="float" office:value="-0.952" calcext:value-type="float">
            <text:p>-0.952</text:p>
          </table:table-cell>
          <table:table-cell office:value-type="float" office:value="-0.95" calcext:value-type="float">
            <text:p>-0.95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27966" calcext:value-type="float">
            <text:p>27966</text:p>
          </table:table-cell>
          <table:table-cell office:value-type="string" calcext:value-type="string">
            <text:p>R4500</text:p>
          </table:table-cell>
          <table:table-cell office:value-type="float" office:value="2.624832" calcext:value-type="float">
            <text:p>2.624832</text:p>
          </table:table-cell>
          <table:table-cell office:value-type="float" office:value="-1.035" calcext:value-type="float">
            <text:p>-1.035</text:p>
          </table:table-cell>
          <table:table-cell office:value-type="float" office:value="-0.41" calcext:value-type="float">
            <text:p>-0.41</text:p>
          </table:table-cell>
          <table:table-cell office:value-type="float" office:value="-1.124" calcext:value-type="float">
            <text:p>-1.124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27994" calcext:value-type="float">
            <text:p>27994</text:p>
          </table:table-cell>
          <table:table-cell office:value-type="string" calcext:value-type="string">
            <text:p>R4500</text:p>
          </table:table-cell>
          <table:table-cell office:value-type="float" office:value="8.324975" calcext:value-type="float">
            <text:p>8.324975</text:p>
          </table:table-cell>
          <table:table-cell office:value-type="float" office:value="-2.129" calcext:value-type="float">
            <text:p>-2.129</text:p>
          </table:table-cell>
          <table:table-cell office:value-type="float" office:value="0.774" calcext:value-type="float">
            <text:p>0.774</text:p>
          </table:table-cell>
          <table:table-cell office:value-type="float" office:value="0.399" calcext:value-type="float">
            <text:p>0.399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28094" calcext:value-type="float">
            <text:p>28094</text:p>
          </table:table-cell>
          <table:table-cell office:value-type="string" calcext:value-type="string">
            <text:p>R4500</text:p>
          </table:table-cell>
          <table:table-cell office:value-type="float" office:value="2.674945" calcext:value-type="float">
            <text:p>2.674945</text:p>
          </table:table-cell>
          <table:table-cell office:value-type="float" office:value="-0.454" calcext:value-type="float">
            <text:p>-0.454</text:p>
          </table:table-cell>
          <table:table-cell office:value-type="float" office:value="-0.448" calcext:value-type="float">
            <text:p>-0.448</text:p>
          </table:table-cell>
          <table:table-cell office:value-type="float" office:value="-1.239" calcext:value-type="float">
            <text:p>-1.239</text:p>
          </table:table-cell>
          <table:table-cell office:value-type="float" office:value="1.376" calcext:value-type="float">
            <text:p>1.376</text:p>
          </table:table-cell>
        </table:table-row>
        <table:table-row table:style-name="ro1">
          <table:table-cell office:value-type="float" office:value="28113" calcext:value-type="float">
            <text:p>28113</text:p>
          </table:table-cell>
          <table:table-cell office:value-type="string" calcext:value-type="string">
            <text:p>R4500</text:p>
          </table:table-cell>
          <table:table-cell office:value-type="float" office:value="5.200008" calcext:value-type="float">
            <text:p>5.200008</text:p>
          </table:table-cell>
          <table:table-cell office:value-type="float" office:value="-0.477" calcext:value-type="float">
            <text:p>-0.477</text:p>
          </table:table-cell>
          <table:table-cell office:value-type="float" office:value="-2.696" calcext:value-type="float">
            <text:p>-2.696</text:p>
          </table:table-cell>
          <table:table-cell office:value-type="float" office:value="-0.78" calcext:value-type="float">
            <text:p>-0.78</text:p>
          </table:table-cell>
          <table:table-cell office:value-type="float" office:value="-0.275" calcext:value-type="float">
            <text:p>-0.275</text:p>
          </table:table-cell>
        </table:table-row>
        <table:table-row table:style-name="ro1">
          <table:table-cell office:value-type="float" office:value="28131" calcext:value-type="float">
            <text:p>28131</text:p>
          </table:table-cell>
          <table:table-cell office:value-type="string" calcext:value-type="string">
            <text:p>R4500</text:p>
          </table:table-cell>
          <table:table-cell office:value-type="float" office:value="2.524939" calcext:value-type="float">
            <text:p>2.524939</text:p>
          </table:table-cell>
          <table:table-cell office:value-type="float" office:value="-1.016" calcext:value-type="float">
            <text:p>-1.016</text:p>
          </table:table-cell>
          <table:table-cell office:value-type="float" office:value="-1.086" calcext:value-type="float">
            <text:p>-1.086</text:p>
          </table:table-cell>
          <table:table-cell office:value-type="float" office:value="-0.171" calcext:value-type="float">
            <text:p>-0.171</text:p>
          </table:table-cell>
          <table:table-cell office:value-type="float" office:value="2.526" calcext:value-type="float">
            <text:p>2.526</text:p>
          </table:table-cell>
        </table:table-row>
        <table:table-row table:style-name="ro1">
          <table:table-cell office:value-type="float" office:value="28325" calcext:value-type="float">
            <text:p>28325</text:p>
          </table:table-cell>
          <table:table-cell office:value-type="string" calcext:value-type="string">
            <text:p>R4500</text:p>
          </table:table-cell>
          <table:table-cell office:value-type="float" office:value="3.999668" calcext:value-type="float">
            <text:p>3.999668</text:p>
          </table:table-cell>
          <table:table-cell office:value-type="float" office:value="-1.886" calcext:value-type="float">
            <text:p>-1.886</text:p>
          </table:table-cell>
          <table:table-cell office:value-type="float" office:value="0.171" calcext:value-type="float">
            <text:p>0.171</text:p>
          </table:table-cell>
          <table:table-cell office:value-type="float" office:value="1.462" calcext:value-type="float">
            <text:p>1.462</text:p>
          </table:table-cell>
          <table:table-cell office:value-type="float" office:value="-1.256" calcext:value-type="float">
            <text:p>-1.256</text:p>
          </table:table-cell>
        </table:table-row>
        <table:table-row table:style-name="ro1">
          <table:table-cell office:value-type="float" office:value="28340" calcext:value-type="float">
            <text:p>28340</text:p>
          </table:table-cell>
          <table:table-cell office:value-type="string" calcext:value-type="string">
            <text:p>R4500</text:p>
          </table:table-cell>
          <table:table-cell office:value-type="float" office:value="2.775005" calcext:value-type="float">
            <text:p>2.775005</text:p>
          </table:table-cell>
          <table:table-cell office:value-type="float" office:value="-2.66" calcext:value-type="float">
            <text:p>-2.66</text:p>
          </table:table-cell>
          <table:table-cell office:value-type="float" office:value="1.187" calcext:value-type="float">
            <text:p>1.187</text:p>
          </table:table-cell>
          <table:table-cell office:value-type="float" office:value="-1.636" calcext:value-type="float">
            <text:p>-1.636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28405" calcext:value-type="float">
            <text:p>28405</text:p>
          </table:table-cell>
          <table:table-cell office:value-type="string" calcext:value-type="string">
            <text:p>R4235</text:p>
          </table:table-cell>
          <table:table-cell office:value-type="float" office:value="2.475" calcext:value-type="float">
            <text:p>2.475</text:p>
          </table:table-cell>
          <table:table-cell office:value-type="float" office:value="1.248" calcext:value-type="float">
            <text:p>1.248</text:p>
          </table:table-cell>
          <table:table-cell office:value-type="float" office:value="0.073" calcext:value-type="float">
            <text:p>0.073</text:p>
          </table:table-cell>
          <table:table-cell office:value-type="float" office:value="-1.687" calcext:value-type="float">
            <text:p>-1.687</text:p>
          </table:table-cell>
          <table:table-cell office:value-type="float" office:value="-0.283" calcext:value-type="float">
            <text:p>-0.283</text:p>
          </table:table-cell>
        </table:table-row>
        <table:table-row table:style-name="ro1">
          <table:table-cell office:value-type="float" office:value="28422" calcext:value-type="float">
            <text:p>28422</text:p>
          </table:table-cell>
          <table:table-cell office:value-type="string" calcext:value-type="string">
            <text:p>R4235</text:p>
          </table:table-cell>
          <table:table-cell office:value-type="float" office:value="7.624684" calcext:value-type="float">
            <text:p>7.624684</text:p>
          </table:table-cell>
          <table:table-cell office:value-type="float" office:value="1.248" calcext:value-type="float">
            <text:p>1.248</text:p>
          </table:table-cell>
          <table:table-cell office:value-type="float" office:value="0.073" calcext:value-type="float">
            <text:p>0.073</text:p>
          </table:table-cell>
          <table:table-cell office:value-type="float" office:value="-1.687" calcext:value-type="float">
            <text:p>-1.687</text:p>
          </table:table-cell>
          <table:table-cell office:value-type="float" office:value="-0.283" calcext:value-type="float">
            <text:p>-0.283</text:p>
          </table:table-cell>
        </table:table-row>
        <table:table-row table:style-name="ro1">
          <table:table-cell office:value-type="float" office:value="28540" calcext:value-type="float">
            <text:p>28540</text:p>
          </table:table-cell>
          <table:table-cell office:value-type="string" calcext:value-type="string">
            <text:p>R4235</text:p>
          </table:table-cell>
          <table:table-cell office:value-type="float" office:value="2.875042" calcext:value-type="float">
            <text:p>2.875042</text:p>
          </table:table-cell>
          <table:table-cell office:value-type="float" office:value="1.438" calcext:value-type="float">
            <text:p>1.438</text:p>
          </table:table-cell>
          <table:table-cell office:value-type="float" office:value="0.334" calcext:value-type="float">
            <text:p>0.334</text:p>
          </table:table-cell>
          <table:table-cell office:value-type="float" office:value="-0.1" calcext:value-type="float">
            <text:p>-0.1</text:p>
          </table:table-cell>
          <table:table-cell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28560" calcext:value-type="float">
            <text:p>28560</text:p>
          </table:table-cell>
          <table:table-cell office:value-type="string" calcext:value-type="string">
            <text:p>R4235</text:p>
          </table:table-cell>
          <table:table-cell office:value-type="float" office:value="4.949758" calcext:value-type="float">
            <text:p>4.949758</text:p>
          </table:table-cell>
          <table:table-cell office:value-type="float" office:value="1.248" calcext:value-type="float">
            <text:p>1.248</text:p>
          </table:table-cell>
          <table:table-cell office:value-type="float" office:value="0.073" calcext:value-type="float">
            <text:p>0.073</text:p>
          </table:table-cell>
          <table:table-cell office:value-type="float" office:value="-1.687" calcext:value-type="float">
            <text:p>-1.687</text:p>
          </table:table-cell>
          <table:table-cell office:value-type="float" office:value="-0.283" calcext:value-type="float">
            <text:p>-0.283</text:p>
          </table:table-cell>
        </table:table-row>
        <table:table-row table:style-name="ro1">
          <table:table-cell office:value-type="float" office:value="28577" calcext:value-type="float">
            <text:p>28577</text:p>
          </table:table-cell>
          <table:table-cell office:value-type="string" calcext:value-type="string">
            <text:p>R4235</text:p>
          </table:table-cell>
          <table:table-cell office:value-type="float" office:value="8.074921" calcext:value-type="float">
            <text:p>8.074921</text:p>
          </table:table-cell>
          <table:table-cell office:value-type="float" office:value="0.14" calcext:value-type="float">
            <text:p>0.14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28595" calcext:value-type="float">
            <text:p>28595</text:p>
          </table:table-cell>
          <table:table-cell office:value-type="string" calcext:value-type="string">
            <text:p>R4235</text:p>
          </table:table-cell>
          <table:table-cell office:value-type="float" office:value="2.674865" calcext:value-type="float">
            <text:p>2.674865</text:p>
          </table:table-cell>
          <table:table-cell office:value-type="float" office:value="1.248" calcext:value-type="float">
            <text:p>1.248</text:p>
          </table:table-cell>
          <table:table-cell office:value-type="float" office:value="0.073" calcext:value-type="float">
            <text:p>0.073</text:p>
          </table:table-cell>
          <table:table-cell office:value-type="float" office:value="-1.687" calcext:value-type="float">
            <text:p>-1.687</text:p>
          </table:table-cell>
          <table:table-cell office:value-type="float" office:value="-0.283" calcext:value-type="float">
            <text:p>-0.283</text:p>
          </table:table-cell>
        </table:table-row>
        <table:table-row table:style-name="ro1">
          <table:table-cell office:value-type="float" office:value="28765" calcext:value-type="float">
            <text:p>28765</text:p>
          </table:table-cell>
          <table:table-cell office:value-type="string" calcext:value-type="string">
            <text:p>R4235</text:p>
          </table:table-cell>
          <table:table-cell office:value-type="float" office:value="2.474428" calcext:value-type="float">
            <text:p>2.474428</text:p>
          </table:table-cell>
          <table:table-cell office:value-type="float" office:value="2.152" calcext:value-type="float">
            <text:p>2.152</text:p>
          </table:table-cell>
          <table:table-cell office:value-type="float" office:value="-1.174" calcext:value-type="float">
            <text:p>-1.174</text:p>
          </table:table-cell>
          <table:table-cell office:value-type="float" office:value="0.979" calcext:value-type="float">
            <text:p>0.979</text:p>
          </table:table-cell>
          <table:table-cell office:value-type="float" office:value="-0.335" calcext:value-type="float">
            <text:p>-0.335</text:p>
          </table:table-cell>
        </table:table-row>
        <table:table-row table:style-name="ro1">
          <table:table-cell office:value-type="float" office:value="28804" calcext:value-type="float">
            <text:p>28804</text:p>
          </table:table-cell>
          <table:table-cell office:value-type="string" calcext:value-type="string">
            <text:p>R4235</text:p>
          </table:table-cell>
          <table:table-cell office:value-type="float" office:value="4.949985" calcext:value-type="float">
            <text:p>4.949985</text:p>
          </table:table-cell>
          <table:table-cell office:value-type="float" office:value="2.141" calcext:value-type="float">
            <text:p>2.141</text:p>
          </table:table-cell>
          <table:table-cell office:value-type="float" office:value="-0.815" calcext:value-type="float">
            <text:p>-0.815</text:p>
          </table:table-cell>
          <table:table-cell office:value-type="float" office:value="0.232" calcext:value-type="float">
            <text:p>0.232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float" office:value="28907" calcext:value-type="float">
            <text:p>28907</text:p>
          </table:table-cell>
          <table:table-cell office:value-type="string" calcext:value-type="string">
            <text:p>R4235</text:p>
          </table:table-cell>
          <table:table-cell office:value-type="float" office:value="2.274586" calcext:value-type="float">
            <text:p>2.274586</text:p>
          </table:table-cell>
          <table:table-cell office:value-type="float" office:value="1.388" calcext:value-type="float">
            <text:p>1.388</text:p>
          </table:table-cell>
          <table:table-cell office:value-type="float" office:value="0.16" calcext:value-type="float">
            <text:p>0.16</text:p>
          </table:table-cell>
          <table:table-cell office:value-type="float" office:value="0.001" calcext:value-type="float">
            <text:p>0.001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28930" calcext:value-type="float">
            <text:p>28930</text:p>
          </table:table-cell>
          <table:table-cell office:value-type="string" calcext:value-type="string">
            <text:p>R4235</text:p>
          </table:table-cell>
          <table:table-cell office:value-type="float" office:value="5.049544" calcext:value-type="float">
            <text:p>5.049544</text:p>
          </table:table-cell>
          <table:table-cell office:value-type="float" office:value="2.187" calcext:value-type="float">
            <text:p>2.187</text:p>
          </table:table-cell>
          <table:table-cell office:value-type="float" office:value="-0.754" calcext:value-type="float">
            <text:p>-0.754</text:p>
          </table:table-cell>
          <table:table-cell office:value-type="float" office:value="-1.453" calcext:value-type="float">
            <text:p>-1.453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28954" calcext:value-type="float">
            <text:p>28954</text:p>
          </table:table-cell>
          <table:table-cell office:value-type="string" calcext:value-type="string">
            <text:p>R4235</text:p>
          </table:table-cell>
          <table:table-cell office:value-type="float" office:value="2.575006" calcext:value-type="float">
            <text:p>2.575006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751" calcext:value-type="float">
            <text:p>0.751</text:p>
          </table:table-cell>
          <table:table-cell office:value-type="float" office:value="-1.524" calcext:value-type="float">
            <text:p>-1.524</text:p>
          </table:table-cell>
          <table:table-cell office:value-type="float" office:value="2.228" calcext:value-type="float">
            <text:p>2.228</text:p>
          </table:table-cell>
        </table:table-row>
        <table:table-row table:style-name="ro1">
          <table:table-cell office:value-type="float" office:value="29012" calcext:value-type="float">
            <text:p>29012</text:p>
          </table:table-cell>
          <table:table-cell office:value-type="string" calcext:value-type="string">
            <text:p>R4678</text:p>
          </table:table-cell>
          <table:table-cell office:value-type="float" office:value="5.14981" calcext:value-type="float">
            <text:p>5.14981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1.457" calcext:value-type="float">
            <text:p>1.457</text:p>
          </table:table-cell>
          <table:table-cell office:value-type="float" office:value="-0.981" calcext:value-type="float">
            <text:p>-0.981</text:p>
          </table:table-cell>
        </table:table-row>
        <table:table-row table:style-name="ro1">
          <table:table-cell office:value-type="float" office:value="29204" calcext:value-type="float">
            <text:p>29204</text:p>
          </table:table-cell>
          <table:table-cell office:value-type="string" calcext:value-type="string">
            <text:p>R4678</text:p>
          </table:table-cell>
          <table:table-cell office:value-type="float" office:value="2.525049" calcext:value-type="float">
            <text:p>2.525049</text:p>
          </table:table-cell>
          <table:table-cell office:value-type="float" office:value="-0.102" calcext:value-type="float">
            <text:p>-0.102</text:p>
          </table:table-cell>
          <table:table-cell office:value-type="float" office:value="-1.937" calcext:value-type="float">
            <text:p>-1.937</text:p>
          </table:table-cell>
          <table:table-cell office:value-type="float" office:value="1.321" calcext:value-type="float">
            <text:p>1.321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29220" calcext:value-type="float">
            <text:p>29220</text:p>
          </table:table-cell>
          <table:table-cell office:value-type="string" calcext:value-type="string">
            <text:p>R4678</text:p>
          </table:table-cell>
          <table:table-cell office:value-type="float" office:value="5.049875" calcext:value-type="float">
            <text:p>5.049875</text:p>
          </table:table-cell>
          <table:table-cell office:value-type="float" office:value="-0.506" calcext:value-type="float">
            <text:p>-0.506</text:p>
          </table:table-cell>
          <table:table-cell office:value-type="float" office:value="-0.849" calcext:value-type="float">
            <text:p>-0.849</text:p>
          </table:table-cell>
          <table:table-cell office:value-type="float" office:value="-0.064" calcext:value-type="float">
            <text:p>-0.064</text:p>
          </table:table-cell>
          <table:table-cell office:value-type="float" office:value="-1.286" calcext:value-type="float">
            <text:p>-1.286</text:p>
          </table:table-cell>
        </table:table-row>
        <table:table-row table:style-name="ro1">
          <table:table-cell office:value-type="float" office:value="29238" calcext:value-type="float">
            <text:p>29238</text:p>
          </table:table-cell>
          <table:table-cell office:value-type="string" calcext:value-type="string">
            <text:p>R4678</text:p>
          </table:table-cell>
          <table:table-cell office:value-type="float" office:value="2.624745" calcext:value-type="float">
            <text:p>2.624745</text:p>
          </table:table-cell>
          <table:table-cell office:value-type="float" office:value="-1.479" calcext:value-type="float">
            <text:p>-1.479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366" calcext:value-type="float">
            <text:p>-0.366</text:p>
          </table:table-cell>
        </table:table-row>
        <table:table-row table:style-name="ro1">
          <table:table-cell office:value-type="float" office:value="29257" calcext:value-type="float">
            <text:p>29257</text:p>
          </table:table-cell>
          <table:table-cell office:value-type="string" calcext:value-type="string">
            <text:p>R4678</text:p>
          </table:table-cell>
          <table:table-cell office:value-type="float" office:value="5.45023" calcext:value-type="float">
            <text:p>5.45023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451" calcext:value-type="float">
            <text:p>-0.45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755" calcext:value-type="float">
            <text:p>-0.755</text:p>
          </table:table-cell>
        </table:table-row>
        <table:table-row table:style-name="ro1">
          <table:table-cell office:value-type="float" office:value="29357" calcext:value-type="float">
            <text:p>29357</text:p>
          </table:table-cell>
          <table:table-cell office:value-type="string" calcext:value-type="string">
            <text:p>R4678</text:p>
          </table:table-cell>
          <table:table-cell office:value-type="float" office:value="2.825187" calcext:value-type="float">
            <text:p>2.825187</text:p>
          </table:table-cell>
          <table:table-cell office:value-type="float" office:value="0.577" calcext:value-type="float">
            <text:p>0.577</text:p>
          </table:table-cell>
          <table:table-cell office:value-type="float" office:value="-0.68" calcext:value-type="float">
            <text:p>-0.68</text:p>
          </table:table-cell>
          <table:table-cell office:value-type="float" office:value="-0.983" calcext:value-type="float">
            <text:p>-0.983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29372" calcext:value-type="float">
            <text:p>29372</text:p>
          </table:table-cell>
          <table:table-cell office:value-type="string" calcext:value-type="string">
            <text:p>R4678</text:p>
          </table:table-cell>
          <table:table-cell office:value-type="float" office:value="2.274606" calcext:value-type="float">
            <text:p>2.274606</text:p>
          </table:table-cell>
          <table:table-cell office:value-type="float" office:value="0.477" calcext:value-type="float">
            <text:p>0.477</text:p>
          </table:table-cell>
          <table:table-cell office:value-type="float" office:value="-0.996" calcext:value-type="float">
            <text:p>-0.996</text:p>
          </table:table-cell>
          <table:table-cell office:value-type="float" office:value="0.053" calcext:value-type="float">
            <text:p>0.053</text:p>
          </table:table-cell>
          <table:table-cell office:value-type="float" office:value="-0.836" calcext:value-type="float">
            <text:p>-0.836</text:p>
          </table:table-cell>
        </table:table-row>
        <table:table-row table:style-name="ro1">
          <table:table-cell office:value-type="float" office:value="29387" calcext:value-type="float">
            <text:p>29387</text:p>
          </table:table-cell>
          <table:table-cell office:value-type="string" calcext:value-type="string">
            <text:p>R4678</text:p>
          </table:table-cell>
          <table:table-cell office:value-type="float" office:value="2.674904" calcext:value-type="float">
            <text:p>2.674904</text:p>
          </table:table-cell>
          <table:table-cell office:value-type="float" office:value="2.068" calcext:value-type="float">
            <text:p>2.068</text:p>
          </table:table-cell>
          <table:table-cell office:value-type="float" office:value="-0.456" calcext:value-type="float">
            <text:p>-0.456</text:p>
          </table:table-cell>
          <table:table-cell office:value-type="float" office:value="-0.923" calcext:value-type="float">
            <text:p>-0.923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29446" calcext:value-type="float">
            <text:p>29446</text:p>
          </table:table-cell>
          <table:table-cell office:value-type="string" calcext:value-type="string">
            <text:p>R4678</text:p>
          </table:table-cell>
          <table:table-cell office:value-type="float" office:value="2.674684" calcext:value-type="float">
            <text:p>2.674684</text:p>
          </table:table-cell>
          <table:table-cell office:value-type="float" office:value="1.92" calcext:value-type="float">
            <text:p>1.92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-0.147" calcext:value-type="float">
            <text:p>-0.147</text:p>
          </table:table-cell>
        </table:table-row>
        <table:table-row table:style-name="ro1">
          <table:table-cell office:value-type="float" office:value="29475" calcext:value-type="float">
            <text:p>29475</text:p>
          </table:table-cell>
          <table:table-cell office:value-type="string" calcext:value-type="string">
            <text:p>R4678</text:p>
          </table:table-cell>
          <table:table-cell office:value-type="float" office:value="2.274909" calcext:value-type="float">
            <text:p>2.274909</text:p>
          </table:table-cell>
          <table:table-cell office:value-type="float" office:value="0.642" calcext:value-type="float">
            <text:p>0.642</text:p>
          </table:table-cell>
          <table:table-cell office:value-type="float" office:value="-0.691" calcext:value-type="float">
            <text:p>-0.691</text:p>
          </table:table-cell>
          <table:table-cell office:value-type="float" office:value="0.742" calcext:value-type="float">
            <text:p>0.742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float" office:value="29612" calcext:value-type="float">
            <text:p>29612</text:p>
          </table:table-cell>
          <table:table-cell office:value-type="string" calcext:value-type="string">
            <text:p>R4610</text:p>
          </table:table-cell>
          <table:table-cell office:value-type="float" office:value="4.950037" calcext:value-type="float">
            <text:p>4.950037</text:p>
          </table:table-cell>
          <table:table-cell office:value-type="float" office:value="-0.605" calcext:value-type="float">
            <text:p>-0.605</text:p>
          </table:table-cell>
          <table:table-cell office:value-type="float" office:value="-2.663" calcext:value-type="float">
            <text:p>-2.663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29631" calcext:value-type="float">
            <text:p>29631</text:p>
          </table:table-cell>
          <table:table-cell office:value-type="string" calcext:value-type="string">
            <text:p>R4610</text:p>
          </table:table-cell>
          <table:table-cell office:value-type="float" office:value="2.474875" calcext:value-type="float">
            <text:p>2.474875</text:p>
          </table:table-cell>
          <table:table-cell office:value-type="float" office:value="-0.816" calcext:value-type="float">
            <text:p>-0.816</text:p>
          </table:table-cell>
          <table:table-cell office:value-type="float" office:value="-0.589" calcext:value-type="float">
            <text:p>-0.589</text:p>
          </table:table-cell>
          <table:table-cell office:value-type="float" office:value="0.538" calcext:value-type="float">
            <text:p>0.538</text:p>
          </table:table-cell>
          <table:table-cell office:value-type="float" office:value="-0.307" calcext:value-type="float">
            <text:p>-0.307</text:p>
          </table:table-cell>
        </table:table-row>
        <table:table-row table:style-name="ro1">
          <table:table-cell office:value-type="float" office:value="29757" calcext:value-type="float">
            <text:p>29757</text:p>
          </table:table-cell>
          <table:table-cell office:value-type="string" calcext:value-type="string">
            <text:p>R4610</text:p>
          </table:table-cell>
          <table:table-cell office:value-type="float" office:value="2.474728" calcext:value-type="float">
            <text:p>2.474728</text:p>
          </table:table-cell>
          <table:table-cell office:value-type="float" office:value="-1.346" calcext:value-type="float">
            <text:p>-1.346</text:p>
          </table:table-cell>
          <table:table-cell office:value-type="float" office:value="-1.576" calcext:value-type="float">
            <text:p>-1.576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29773" calcext:value-type="float">
            <text:p>29773</text:p>
          </table:table-cell>
          <table:table-cell office:value-type="string" calcext:value-type="string">
            <text:p>R4610</text:p>
          </table:table-cell>
          <table:table-cell office:value-type="float" office:value="5.558121" calcext:value-type="float">
            <text:p>5.558121</text:p>
          </table:table-cell>
          <table:table-cell office:value-type="float" office:value="-1.132" calcext:value-type="float">
            <text:p>-1.132</text:p>
          </table:table-cell>
          <table:table-cell office:value-type="float" office:value="-1.413" calcext:value-type="float">
            <text:p>-1.413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29790" calcext:value-type="float">
            <text:p>29790</text:p>
          </table:table-cell>
          <table:table-cell office:value-type="string" calcext:value-type="string">
            <text:p>R4610</text:p>
          </table:table-cell>
          <table:table-cell office:value-type="float" office:value="7.574412" calcext:value-type="float">
            <text:p>7.574412</text:p>
          </table:table-cell>
          <table:table-cell office:value-type="float" office:value="-1.307" calcext:value-type="float">
            <text:p>-1.307</text:p>
          </table:table-cell>
          <table:table-cell office:value-type="float" office:value="0.209" calcext:value-type="float">
            <text:p>0.209</text:p>
          </table:table-cell>
          <table:table-cell office:value-type="float" office:value="-0.323" calcext:value-type="float">
            <text:p>-0.323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29805" calcext:value-type="float">
            <text:p>29805</text:p>
          </table:table-cell>
          <table:table-cell office:value-type="string" calcext:value-type="string">
            <text:p>R4610</text:p>
          </table:table-cell>
          <table:table-cell office:value-type="float" office:value="2.224551" calcext:value-type="float">
            <text:p>2.224551</text:p>
          </table:table-cell>
          <table:table-cell office:value-type="float" office:value="-0.471" calcext:value-type="float">
            <text:p>-0.471</text:p>
          </table:table-cell>
          <table:table-cell office:value-type="float" office:value="-1.266" calcext:value-type="float">
            <text:p>-1.266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067" calcext:value-type="float">
            <text:p>-0.067</text:p>
          </table:table-cell>
        </table:table-row>
        <table:table-row table:style-name="ro1">
          <table:table-cell office:value-type="float" office:value="29985" calcext:value-type="float">
            <text:p>29985</text:p>
          </table:table-cell>
          <table:table-cell office:value-type="string" calcext:value-type="string">
            <text:p>R4610</text:p>
          </table:table-cell>
          <table:table-cell office:value-type="float" office:value="4.899781" calcext:value-type="float">
            <text:p>4.899781</text:p>
          </table:table-cell>
          <table:table-cell office:value-type="float" office:value="-1.266" calcext:value-type="float">
            <text:p>-1.266</text:p>
          </table:table-cell>
          <table:table-cell office:value-type="float" office:value="-0.947" calcext:value-type="float">
            <text:p>-0.947</text:p>
          </table:table-cell>
          <table:table-cell office:value-type="float" office:value="-0.511" calcext:value-type="float">
            <text:p>-0.51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R4610</text:p>
          </table:table-cell>
          <table:table-cell office:value-type="float" office:value="5.249625" calcext:value-type="float">
            <text:p>5.249625</text:p>
          </table:table-cell>
          <table:table-cell office:value-type="float" office:value="-0.624" calcext:value-type="float">
            <text:p>-0.624</text:p>
          </table:table-cell>
          <table:table-cell office:value-type="float" office:value="-2.198" calcext:value-type="float">
            <text:p>-2.198</text:p>
          </table:table-cell>
          <table:table-cell office:value-type="float" office:value="0.087" calcext:value-type="float">
            <text:p>0.087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string" calcext:value-type="string">
            <text:p>R4610</text:p>
          </table:table-cell>
          <table:table-cell office:value-type="float" office:value="2.625137" calcext:value-type="float">
            <text:p>2.625137</text:p>
          </table:table-cell>
          <table:table-cell office:value-type="float" office:value="-1.333" calcext:value-type="float">
            <text:p>-1.333</text:p>
          </table:table-cell>
          <table:table-cell office:value-type="float" office:value="-1.16" calcext:value-type="float">
            <text:p>-1.16</text:p>
          </table:table-cell>
          <table:table-cell office:value-type="float" office:value="-0.423" calcext:value-type="float">
            <text:p>-0.423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float" office:value="30117" calcext:value-type="float">
            <text:p>30117</text:p>
          </table:table-cell>
          <table:table-cell office:value-type="string" calcext:value-type="string">
            <text:p>R4610</text:p>
          </table:table-cell>
          <table:table-cell office:value-type="float" office:value="7.574477" calcext:value-type="float">
            <text:p>7.574477</text:p>
          </table:table-cell>
          <table:table-cell office:value-type="float" office:value="-0.652" calcext:value-type="float">
            <text:p>-0.652</text:p>
          </table:table-cell>
          <table:table-cell office:value-type="float" office:value="-0.874" calcext:value-type="float">
            <text:p>-0.874</text:p>
          </table:table-cell>
          <table:table-cell office:value-type="float" office:value="0.121" calcext:value-type="float">
            <text:p>0.121</text:p>
          </table:table-cell>
          <table:table-cell office:value-type="float" office:value="-0.494" calcext:value-type="float">
            <text:p>-0.494</text:p>
          </table:table-cell>
        </table:table-row>
        <table:table-row table:style-name="ro1">
          <table:table-cell office:value-type="float" office:value="30132" calcext:value-type="float">
            <text:p>30132</text:p>
          </table:table-cell>
          <table:table-cell office:value-type="string" calcext:value-type="string">
            <text:p>R4610</text:p>
          </table:table-cell>
          <table:table-cell office:value-type="float" office:value="2.525129" calcext:value-type="float">
            <text:p>2.525129</text:p>
          </table:table-cell>
          <table:table-cell office:value-type="float" office:value="-0.971" calcext:value-type="float">
            <text:p>-0.971</text:p>
          </table:table-cell>
          <table:table-cell office:value-type="float" office:value="-1.086" calcext:value-type="float">
            <text:p>-1.086</text:p>
          </table:table-cell>
          <table:table-cell office:value-type="float" office:value="-0.244" calcext:value-type="float">
            <text:p>-0.244</text:p>
          </table:table-cell>
          <table:table-cell office:value-type="float" office:value="-1.423" calcext:value-type="float">
            <text:p>-1.423</text:p>
          </table:table-cell>
        </table:table-row>
        <table:table-row table:style-name="ro1">
          <table:table-cell office:value-type="float" office:value="30148" calcext:value-type="float">
            <text:p>30148</text:p>
          </table:table-cell>
          <table:table-cell office:value-type="string" calcext:value-type="string">
            <text:p>R4610</text:p>
          </table:table-cell>
          <table:table-cell office:value-type="float" office:value="5.399552" calcext:value-type="float">
            <text:p>5.399552</text:p>
          </table:table-cell>
          <table:table-cell office:value-type="float" office:value="-1.291" calcext:value-type="float">
            <text:p>-1.291</text:p>
          </table:table-cell>
          <table:table-cell office:value-type="float" office:value="0.156" calcext:value-type="float">
            <text:p>0.156</text:p>
          </table:table-cell>
          <table:table-cell office:value-type="float" office:value="-0.813" calcext:value-type="float">
            <text:p>-0.813</text:p>
          </table:table-cell>
          <table:table-cell office:value-type="float" office:value="-1.379" calcext:value-type="float">
            <text:p>-1.379</text:p>
          </table:table-cell>
        </table:table-row>
        <table:table-row table:style-name="ro1">
          <table:table-cell office:value-type="float" office:value="30269" calcext:value-type="float">
            <text:p>30269</text:p>
          </table:table-cell>
          <table:table-cell office:value-type="string" calcext:value-type="string">
            <text:p>R4538</text:p>
          </table:table-cell>
          <table:table-cell office:value-type="float" office:value="5.149612" calcext:value-type="float">
            <text:p>5.1496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30289" calcext:value-type="float">
            <text:p>30289</text:p>
          </table:table-cell>
          <table:table-cell office:value-type="string" calcext:value-type="string">
            <text:p>R4538</text:p>
          </table:table-cell>
          <table:table-cell office:value-type="float" office:value="2.424697" calcext:value-type="float">
            <text:p>2.42469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30309" calcext:value-type="float">
            <text:p>30309</text:p>
          </table:table-cell>
          <table:table-cell office:value-type="string" calcext:value-type="string">
            <text:p>R4538</text:p>
          </table:table-cell>
          <table:table-cell office:value-type="float" office:value="4.899855" calcext:value-type="float">
            <text:p>4.8998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30437" calcext:value-type="float">
            <text:p>30437</text:p>
          </table:table-cell>
          <table:table-cell office:value-type="string" calcext:value-type="string">
            <text:p>R4538</text:p>
          </table:table-cell>
          <table:table-cell office:value-type="float" office:value="5.199728" calcext:value-type="float">
            <text:p>5.199728</text:p>
          </table:table-cell>
          <table:table-cell office:value-type="float" office:value="-1.094" calcext:value-type="float">
            <text:p>-1.094</text:p>
          </table:table-cell>
          <table:table-cell office:value-type="float" office:value="0.842" calcext:value-type="float">
            <text:p>0.842</text:p>
          </table:table-cell>
          <table:table-cell office:value-type="float" office:value="0.969" calcext:value-type="float">
            <text:p>0.969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30455" calcext:value-type="float">
            <text:p>30455</text:p>
          </table:table-cell>
          <table:table-cell office:value-type="string" calcext:value-type="string">
            <text:p>R4538</text:p>
          </table:table-cell>
          <table:table-cell office:value-type="float" office:value="2.274983" calcext:value-type="float">
            <text:p>2.274983</text:p>
          </table:table-cell>
          <table:table-cell office:value-type="float" office:value="-0.666" calcext:value-type="float">
            <text:p>-0.666</text:p>
          </table:table-cell>
          <table:table-cell office:value-type="float" office:value="1.081" calcext:value-type="float">
            <text:p>1.081</text:p>
          </table:table-cell>
          <table:table-cell office:value-type="float" office:value="1.431" calcext:value-type="float">
            <text:p>1.431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30507" calcext:value-type="float">
            <text:p>30507</text:p>
          </table:table-cell>
          <table:table-cell office:value-type="string" calcext:value-type="string">
            <text:p>R4538</text:p>
          </table:table-cell>
          <table:table-cell office:value-type="float" office:value="5.650085" calcext:value-type="float">
            <text:p>5.650085</text:p>
          </table:table-cell>
          <table:table-cell office:value-type="float" office:value="-0.886" calcext:value-type="float">
            <text:p>-0.886</text:p>
          </table:table-cell>
          <table:table-cell office:value-type="float" office:value="-0.283" calcext:value-type="float">
            <text:p>-0.283</text:p>
          </table:table-cell>
          <table:table-cell office:value-type="float" office:value="-1.537" calcext:value-type="float">
            <text:p>-1.537</text:p>
          </table:table-cell>
          <table:table-cell office:value-type="float" office:value="-1.611" calcext:value-type="float">
            <text:p>-1.611</text:p>
          </table:table-cell>
        </table:table-row>
        <table:table-row table:style-name="ro1">
          <table:table-cell office:value-type="float" office:value="30527" calcext:value-type="float">
            <text:p>30527</text:p>
          </table:table-cell>
          <table:table-cell office:value-type="string" calcext:value-type="string">
            <text:p>R4538</text:p>
          </table:table-cell>
          <table:table-cell office:value-type="float" office:value="2.174935" calcext:value-type="float">
            <text:p>2.174935</text:p>
          </table:table-cell>
          <table:table-cell office:value-type="float" office:value="-1.37" calcext:value-type="float">
            <text:p>-1.37</text:p>
          </table:table-cell>
          <table:table-cell office:value-type="float" office:value="1.213" calcext:value-type="float">
            <text:p>1.213</text:p>
          </table:table-cell>
          <table:table-cell office:value-type="float" office:value="-1.688" calcext:value-type="float">
            <text:p>-1.688</text:p>
          </table:table-cell>
          <table:table-cell office:value-type="float" office:value="-2.79" calcext:value-type="float">
            <text:p>-2.79</text:p>
          </table:table-cell>
        </table:table-row>
        <table:table-row table:style-name="ro1">
          <table:table-cell office:value-type="float" office:value="30546" calcext:value-type="float">
            <text:p>30546</text:p>
          </table:table-cell>
          <table:table-cell office:value-type="string" calcext:value-type="string">
            <text:p>R4538</text:p>
          </table:table-cell>
          <table:table-cell office:value-type="float" office:value="5.099962" calcext:value-type="float">
            <text:p>5.099962</text:p>
          </table:table-cell>
          <table:table-cell office:value-type="float" office:value="-0.966" calcext:value-type="float">
            <text:p>-0.966</text:p>
          </table:table-cell>
          <table:table-cell office:value-type="float" office:value="1.042" calcext:value-type="float">
            <text:p>1.042</text:p>
          </table:table-cell>
          <table:table-cell office:value-type="float" office:value="-0.116" calcext:value-type="float">
            <text:p>-0.116</text:p>
          </table:table-cell>
          <table:table-cell office:value-type="float" office:value="-1.052" calcext:value-type="float">
            <text:p>-1.052</text:p>
          </table:table-cell>
        </table:table-row>
        <table:table-row table:style-name="ro1">
          <table:table-cell office:value-type="float" office:value="30694" calcext:value-type="float">
            <text:p>30694</text:p>
          </table:table-cell>
          <table:table-cell office:value-type="string" calcext:value-type="string">
            <text:p>R4538</text:p>
          </table:table-cell>
          <table:table-cell office:value-type="float" office:value="2.474967" calcext:value-type="float">
            <text:p>2.474967</text:p>
          </table:table-cell>
          <table:table-cell office:value-type="float" office:value="1.064" calcext:value-type="float">
            <text:p>1.064</text:p>
          </table:table-cell>
          <table:table-cell office:value-type="float" office:value="-0.558" calcext:value-type="float">
            <text:p>-0.558</text:p>
          </table:table-cell>
          <table:table-cell office:value-type="float" office:value="-1.197" calcext:value-type="float">
            <text:p>-1.197</text:p>
          </table:table-cell>
          <table:table-cell office:value-type="float" office:value="-1.628" calcext:value-type="float">
            <text:p>-1.628</text:p>
          </table:table-cell>
        </table:table-row>
        <table:table-row table:style-name="ro1">
          <table:table-cell office:value-type="float" office:value="30714" calcext:value-type="float">
            <text:p>30714</text:p>
          </table:table-cell>
          <table:table-cell office:value-type="string" calcext:value-type="string">
            <text:p>R4538</text:p>
          </table:table-cell>
          <table:table-cell office:value-type="float" office:value="2.674939" calcext:value-type="float">
            <text:p>2.674939</text:p>
          </table:table-cell>
          <table:table-cell office:value-type="float" office:value="-0.208" calcext:value-type="float">
            <text:p>-0.208</text:p>
          </table:table-cell>
          <table:table-cell office:value-type="float" office:value="1.168" calcext:value-type="float">
            <text:p>1.168</text:p>
          </table:table-cell>
          <table:table-cell office:value-type="float" office:value="0.699" calcext:value-type="float">
            <text:p>0.699</text:p>
          </table:table-cell>
          <table:table-cell office:value-type="float" office:value="-0.175" calcext:value-type="float">
            <text:p>-0.175</text:p>
          </table:table-cell>
        </table:table-row>
        <table:table-row table:style-name="ro1">
          <table:table-cell office:value-type="float" office:value="30729" calcext:value-type="float">
            <text:p>30729</text:p>
          </table:table-cell>
          <table:table-cell office:value-type="string" calcext:value-type="string">
            <text:p>R4538</text:p>
          </table:table-cell>
          <table:table-cell office:value-type="float" office:value="2.174679" calcext:value-type="float">
            <text:p>2.174679</text:p>
          </table:table-cell>
          <table:table-cell office:value-type="float" office:value="-1.445" calcext:value-type="float">
            <text:p>-1.445</text:p>
          </table:table-cell>
          <table:table-cell office:value-type="float" office:value="0.267" calcext:value-type="float">
            <text:p>0.267</text:p>
          </table:table-cell>
          <table:table-cell office:value-type="float" office:value="-0.288" calcext:value-type="float">
            <text:p>-0.288</text:p>
          </table:table-cell>
          <table:table-cell office:value-type="float" office:value="-1.018" calcext:value-type="float">
            <text:p>-1.018</text:p>
          </table:table-cell>
        </table:table-row>
        <table:table-row table:style-name="ro1">
          <table:table-cell office:value-type="float" office:value="30744" calcext:value-type="float">
            <text:p>30744</text:p>
          </table:table-cell>
          <table:table-cell office:value-type="string" calcext:value-type="string">
            <text:p>R4538</text:p>
          </table:table-cell>
          <table:table-cell office:value-type="float" office:value="2.17465" calcext:value-type="float">
            <text:p>2.17465</text:p>
          </table:table-cell>
          <table:table-cell office:value-type="float" office:value="-1.23" calcext:value-type="float">
            <text:p>-1.23</text:p>
          </table:table-cell>
          <table:table-cell office:value-type="float" office:value="0.205" calcext:value-type="float">
            <text:p>0.205</text:p>
          </table:table-cell>
          <table:table-cell office:value-type="float" office:value="0.115" calcext:value-type="float">
            <text:p>0.11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30759" calcext:value-type="float">
            <text:p>30759</text:p>
          </table:table-cell>
          <table:table-cell office:value-type="string" calcext:value-type="string">
            <text:p>R4538</text:p>
          </table:table-cell>
          <table:table-cell office:value-type="float" office:value="2.724701" calcext:value-type="float">
            <text:p>2.724701</text:p>
          </table:table-cell>
          <table:table-cell office:value-type="float" office:value="-0.885" calcext:value-type="float">
            <text:p>-0.885</text:p>
          </table:table-cell>
          <table:table-cell office:value-type="float" office:value="0.203" calcext:value-type="float">
            <text:p>0.203</text:p>
          </table:table-cell>
          <table:table-cell office:value-type="float" office:value="-1.404" calcext:value-type="float">
            <text:p>-1.404</text:p>
          </table:table-cell>
          <table:table-cell office:value-type="float" office:value="-0.723" calcext:value-type="float">
            <text:p>-0.723</text:p>
          </table:table-cell>
        </table:table-row>
        <table:table-row table:style-name="ro1">
          <table:table-cell office:value-type="float" office:value="30805" calcext:value-type="float">
            <text:p>30805</text:p>
          </table:table-cell>
          <table:table-cell office:value-type="string" calcext:value-type="string">
            <text:p>R4519</text:p>
          </table:table-cell>
          <table:table-cell office:value-type="float" office:value="2.525198" calcext:value-type="float">
            <text:p>2.525198</text:p>
          </table:table-cell>
          <table:table-cell office:value-type="float" office:value="1.168" calcext:value-type="float">
            <text:p>1.168</text:p>
          </table:table-cell>
          <table:table-cell office:value-type="float" office:value="-0.328" calcext:value-type="float">
            <text:p>-0.328</text:p>
          </table:table-cell>
          <table:table-cell office:value-type="float" office:value="1.497" calcext:value-type="float">
            <text:p>1.497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30832" calcext:value-type="float">
            <text:p>30832</text:p>
          </table:table-cell>
          <table:table-cell office:value-type="string" calcext:value-type="string">
            <text:p>R4519</text:p>
          </table:table-cell>
          <table:table-cell office:value-type="float" office:value="2.475043" calcext:value-type="float">
            <text:p>2.475043</text:p>
          </table:table-cell>
          <table:table-cell office:value-type="float" office:value="0.686" calcext:value-type="float">
            <text:p>0.686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233" calcext:value-type="float">
            <text:p>0.233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30848" calcext:value-type="float">
            <text:p>30848</text:p>
          </table:table-cell>
          <table:table-cell office:value-type="string" calcext:value-type="string">
            <text:p>R4519</text:p>
          </table:table-cell>
          <table:table-cell office:value-type="float" office:value="5.299909" calcext:value-type="float">
            <text:p>5.299909</text:p>
          </table:table-cell>
          <table:table-cell office:value-type="float" office:value="1.656" calcext:value-type="float">
            <text:p>1.656</text:p>
          </table:table-cell>
          <table:table-cell office:value-type="float" office:value="-1.025" calcext:value-type="float">
            <text:p>-1.025</text:p>
          </table:table-cell>
          <table:table-cell office:value-type="float" office:value="0.142" calcext:value-type="float">
            <text:p>0.142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 office:value-type="float" office:value="30956" calcext:value-type="float">
            <text:p>30956</text:p>
          </table:table-cell>
          <table:table-cell office:value-type="string" calcext:value-type="string">
            <text:p>R4519</text:p>
          </table:table-cell>
          <table:table-cell office:value-type="float" office:value="2.324523" calcext:value-type="float">
            <text:p>2.324523</text:p>
          </table:table-cell>
          <table:table-cell office:value-type="float" office:value="0.485" calcext:value-type="float">
            <text:p>0.485</text:p>
          </table:table-cell>
          <table:table-cell office:value-type="float" office:value="0.282" calcext:value-type="float">
            <text:p>0.282</text:p>
          </table:table-cell>
          <table:table-cell office:value-type="float" office:value="-0.818" calcext:value-type="float">
            <text:p>-0.818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30973" calcext:value-type="float">
            <text:p>30973</text:p>
          </table:table-cell>
          <table:table-cell office:value-type="string" calcext:value-type="string">
            <text:p>R4519</text:p>
          </table:table-cell>
          <table:table-cell office:value-type="float" office:value="7.725107" calcext:value-type="float">
            <text:p>7.725107</text:p>
          </table:table-cell>
          <table:table-cell office:value-type="float" office:value="0.868" calcext:value-type="float">
            <text:p>0.868</text:p>
          </table:table-cell>
          <table:table-cell office:value-type="float" office:value="-1.096" calcext:value-type="float">
            <text:p>-1.096</text:p>
          </table:table-cell>
          <table:table-cell office:value-type="float" office:value="0.679" calcext:value-type="float">
            <text:p>0.679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float" office:value="31176" calcext:value-type="float">
            <text:p>31176</text:p>
          </table:table-cell>
          <table:table-cell office:value-type="string" calcext:value-type="string">
            <text:p>R4519</text:p>
          </table:table-cell>
          <table:table-cell office:value-type="float" office:value="2.524774" calcext:value-type="float">
            <text:p>2.524774</text:p>
          </table:table-cell>
          <table:table-cell office:value-type="float" office:value="0.235" calcext:value-type="float">
            <text:p>0.235</text:p>
          </table:table-cell>
          <table:table-cell office:value-type="float" office:value="1.628" calcext:value-type="float">
            <text:p>1.628</text:p>
          </table:table-cell>
          <table:table-cell office:value-type="float" office:value="-0.284" calcext:value-type="float">
            <text:p>-0.284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31194" calcext:value-type="float">
            <text:p>31194</text:p>
          </table:table-cell>
          <table:table-cell office:value-type="string" calcext:value-type="string">
            <text:p>R4519</text:p>
          </table:table-cell>
          <table:table-cell office:value-type="float" office:value="2.874909" calcext:value-type="float">
            <text:p>2.87490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8" calcext:value-type="float">
            <text:p>0.568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31212" calcext:value-type="float">
            <text:p>31212</text:p>
          </table:table-cell>
          <table:table-cell office:value-type="string" calcext:value-type="string">
            <text:p>R4519</text:p>
          </table:table-cell>
          <table:table-cell office:value-type="float" office:value="2.824963" calcext:value-type="float">
            <text:p>2.824963</text:p>
          </table:table-cell>
          <table:table-cell office:value-type="float" office:value="-0.801" calcext:value-type="float">
            <text:p>-0.801</text:p>
          </table:table-cell>
          <table:table-cell office:value-type="float" office:value="0.63" calcext:value-type="float">
            <text:p>0.63</text:p>
          </table:table-cell>
          <table:table-cell office:value-type="float" office:value="0.443" calcext:value-type="float">
            <text:p>0.443</text:p>
          </table:table-cell>
          <table:table-cell office:value-type="float" office:value="-1.084" calcext:value-type="float">
            <text:p>-1.084</text:p>
          </table:table-cell>
        </table:table-row>
        <table:table-row table:style-name="ro1">
          <table:table-cell office:value-type="float" office:value="31329" calcext:value-type="float">
            <text:p>31329</text:p>
          </table:table-cell>
          <table:table-cell office:value-type="string" calcext:value-type="string">
            <text:p>R4519</text:p>
          </table:table-cell>
          <table:table-cell office:value-type="float" office:value="2.775123" calcext:value-type="float">
            <text:p>2.775123</text:p>
          </table:table-cell>
          <table:table-cell office:value-type="float" office:value="-1.54" calcext:value-type="float">
            <text:p>-1.54</text:p>
          </table:table-cell>
          <table:table-cell office:value-type="float" office:value="1.521" calcext:value-type="float">
            <text:p>1.521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185" calcext:value-type="float">
            <text:p>1.185</text:p>
          </table:table-cell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string" calcext:value-type="string">
            <text:p>R4519</text:p>
          </table:table-cell>
          <table:table-cell office:value-type="float" office:value="2.324591" calcext:value-type="float">
            <text:p>2.324591</text:p>
          </table:table-cell>
          <table:table-cell office:value-type="float" office:value="1.023" calcext:value-type="float">
            <text:p>1.023</text:p>
          </table:table-cell>
          <table:table-cell office:value-type="float" office:value="0.838" calcext:value-type="float">
            <text:p>0.838</text:p>
          </table:table-cell>
          <table:table-cell office:value-type="float" office:value="0.751" calcext:value-type="float">
            <text:p>0.75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1360" calcext:value-type="float">
            <text:p>31360</text:p>
          </table:table-cell>
          <table:table-cell office:value-type="string" calcext:value-type="string">
            <text:p>R4519</text:p>
          </table:table-cell>
          <table:table-cell office:value-type="float" office:value="5.199723" calcext:value-type="float">
            <text:p>5.199723</text:p>
          </table:table-cell>
          <table:table-cell office:value-type="float" office:value="-0.382" calcext:value-type="float">
            <text:p>-0.382</text:p>
          </table:table-cell>
          <table:table-cell office:value-type="float" office:value="0.779" calcext:value-type="float">
            <text:p>0.779</text:p>
          </table:table-cell>
          <table:table-cell office:value-type="float" office:value="1.361" calcext:value-type="float">
            <text:p>1.361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31475" calcext:value-type="float">
            <text:p>31475</text:p>
          </table:table-cell>
          <table:table-cell office:value-type="string" calcext:value-type="string">
            <text:p>R4661</text:p>
          </table:table-cell>
          <table:table-cell office:value-type="float" office:value="5.00004" calcext:value-type="float">
            <text:p>5.00004</text:p>
          </table:table-cell>
          <table:table-cell office:value-type="float" office:value="0.556" calcext:value-type="float">
            <text:p>0.556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8" calcext:value-type="float">
            <text:p>0.08</text:p>
          </table:table-cell>
          <table:table-cell office:value-type="float" office:value="-0.679" calcext:value-type="float">
            <text:p>-0.679</text:p>
          </table:table-cell>
        </table:table-row>
        <table:table-row table:style-name="ro1">
          <table:table-cell office:value-type="float" office:value="31504" calcext:value-type="float">
            <text:p>31504</text:p>
          </table:table-cell>
          <table:table-cell office:value-type="string" calcext:value-type="string">
            <text:p>R4661</text:p>
          </table:table-cell>
          <table:table-cell office:value-type="float" office:value="2.725169" calcext:value-type="float">
            <text:p>2.725169</text:p>
          </table:table-cell>
          <table:table-cell office:value-type="float" office:value="-0.573" calcext:value-type="float">
            <text:p>-0.573</text:p>
          </table:table-cell>
          <table:table-cell office:value-type="float" office:value="-0.359" calcext:value-type="float">
            <text:p>-0.359</text:p>
          </table:table-cell>
          <table:table-cell office:value-type="float" office:value="-1.575" calcext:value-type="float">
            <text:p>-1.575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float" office:value="31519" calcext:value-type="float">
            <text:p>31519</text:p>
          </table:table-cell>
          <table:table-cell office:value-type="string" calcext:value-type="string">
            <text:p>R4661</text:p>
          </table:table-cell>
          <table:table-cell office:value-type="float" office:value="2.675058" calcext:value-type="float">
            <text:p>2.675058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314" calcext:value-type="float">
            <text:p>-0.314</text:p>
          </table:table-cell>
          <table:table-cell office:value-type="float" office:value="-1.234" calcext:value-type="float">
            <text:p>-1.234</text:p>
          </table:table-cell>
          <table:table-cell office:value-type="float" office:value="-0.592" calcext:value-type="float">
            <text:p>-0.592</text:p>
          </table:table-cell>
        </table:table-row>
        <table:table-row table:style-name="ro1">
          <table:table-cell office:value-type="float" office:value="31568" calcext:value-type="float">
            <text:p>31568</text:p>
          </table:table-cell>
          <table:table-cell office:value-type="string" calcext:value-type="string">
            <text:p>R4661</text:p>
          </table:table-cell>
          <table:table-cell office:value-type="float" office:value="2.474915" calcext:value-type="float">
            <text:p>2.474915</text:p>
          </table:table-cell>
          <table:table-cell office:value-type="float" office:value="0.625" calcext:value-type="float">
            <text:p>0.625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768" calcext:value-type="float">
            <text:p>0.768</text:p>
          </table:table-cell>
          <table:table-cell office:value-type="float" office:value="-1.23" calcext:value-type="float">
            <text:p>-1.23</text:p>
          </table:table-cell>
        </table:table-row>
        <table:table-row table:style-name="ro1">
          <table:table-cell office:value-type="float" office:value="31588" calcext:value-type="float">
            <text:p>31588</text:p>
          </table:table-cell>
          <table:table-cell office:value-type="string" calcext:value-type="string">
            <text:p>R4661</text:p>
          </table:table-cell>
          <table:table-cell office:value-type="float" office:value="5.149661" calcext:value-type="float">
            <text:p>5.149661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071" calcext:value-type="float">
            <text:p>0.071</text:p>
          </table:table-cell>
          <table:table-cell office:value-type="float" office:value="-0.142" calcext:value-type="float">
            <text:p>-0.142</text:p>
          </table:table-cell>
          <table:table-cell office:value-type="float" office:value="-1.093" calcext:value-type="float">
            <text:p>-1.093</text:p>
          </table:table-cell>
        </table:table-row>
        <table:table-row table:style-name="ro1">
          <table:table-cell office:value-type="float" office:value="31751" calcext:value-type="float">
            <text:p>31751</text:p>
          </table:table-cell>
          <table:table-cell office:value-type="string" calcext:value-type="string">
            <text:p>R4661</text:p>
          </table:table-cell>
          <table:table-cell office:value-type="float" office:value="7.774555" calcext:value-type="float">
            <text:p>7.774555</text:p>
          </table:table-cell>
          <table:table-cell office:value-type="float" office:value="-0.657" calcext:value-type="float">
            <text:p>-0.657</text:p>
          </table:table-cell>
          <table:table-cell office:value-type="float" office:value="0.1" calcext:value-type="float">
            <text:p>0.1</text:p>
          </table:table-cell>
          <table:table-cell office:value-type="float" office:value="0.619" calcext:value-type="float">
            <text:p>0.61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31766" calcext:value-type="float">
            <text:p>31766</text:p>
          </table:table-cell>
          <table:table-cell office:value-type="string" calcext:value-type="string">
            <text:p>R4661</text:p>
          </table:table-cell>
          <table:table-cell office:value-type="float" office:value="2.775299" calcext:value-type="float">
            <text:p>2.775299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float" office:value="31785" calcext:value-type="float">
            <text:p>31785</text:p>
          </table:table-cell>
          <table:table-cell office:value-type="string" calcext:value-type="string">
            <text:p>R4661</text:p>
          </table:table-cell>
          <table:table-cell office:value-type="float" office:value="5.250017" calcext:value-type="float">
            <text:p>5.250017</text:p>
          </table:table-cell>
          <table:table-cell office:value-type="float" office:value="-0.379" calcext:value-type="float">
            <text:p>-0.379</text:p>
          </table:table-cell>
          <table:table-cell office:value-type="float" office:value="0.475" calcext:value-type="float">
            <text:p>0.475</text:p>
          </table:table-cell>
          <table:table-cell office:value-type="float" office:value="-0.573" calcext:value-type="float">
            <text:p>-0.573</text:p>
          </table:table-cell>
          <table:table-cell office:value-type="float" office:value="-0.269" calcext:value-type="float">
            <text:p>-0.269</text:p>
          </table:table-cell>
        </table:table-row>
        <table:table-row table:style-name="ro1">
          <table:table-cell office:value-type="float" office:value="31805" calcext:value-type="float">
            <text:p>31805</text:p>
          </table:table-cell>
          <table:table-cell office:value-type="string" calcext:value-type="string">
            <text:p>R4661</text:p>
          </table:table-cell>
          <table:table-cell office:value-type="float" office:value="2.174844" calcext:value-type="float">
            <text:p>2.174844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543" calcext:value-type="float">
            <text:p>-0.543</text:p>
          </table:table-cell>
        </table:table-row>
        <table:table-row table:style-name="ro1">
          <table:table-cell office:value-type="float" office:value="31821" calcext:value-type="float">
            <text:p>31821</text:p>
          </table:table-cell>
          <table:table-cell office:value-type="string" calcext:value-type="string">
            <text:p>R4661</text:p>
          </table:table-cell>
          <table:table-cell office:value-type="float" office:value="5.14987" calcext:value-type="float">
            <text:p>5.14987</text:p>
          </table:table-cell>
          <table:table-cell office:value-type="float" office:value="-1.172" calcext:value-type="float">
            <text:p>-1.172</text:p>
          </table:table-cell>
          <table:table-cell office:value-type="float" office:value="0.549" calcext:value-type="float">
            <text:p>0.549</text:p>
          </table:table-cell>
          <table:table-cell office:value-type="float" office:value="-0.994" calcext:value-type="float">
            <text:p>-0.994</text:p>
          </table:table-cell>
          <table:table-cell office:value-type="float" office:value="-1.005" calcext:value-type="float">
            <text:p>-1.005</text:p>
          </table:table-cell>
        </table:table-row>
        <table:table-row table:style-name="ro1">
          <table:table-cell office:value-type="float" office:value="31862" calcext:value-type="float">
            <text:p>31862</text:p>
          </table:table-cell>
          <table:table-cell office:value-type="string" calcext:value-type="string">
            <text:p>R4661</text:p>
          </table:table-cell>
          <table:table-cell office:value-type="float" office:value="2.124432" calcext:value-type="float">
            <text:p>2.124432</text:p>
          </table:table-cell>
          <table:table-cell office:value-type="float" office:value="-0.537" calcext:value-type="float">
            <text:p>-0.537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1884" calcext:value-type="float">
            <text:p>31884</text:p>
          </table:table-cell>
          <table:table-cell office:value-type="string" calcext:value-type="string">
            <text:p>R4661</text:p>
          </table:table-cell>
          <table:table-cell office:value-type="float" office:value="8.02456" calcext:value-type="float">
            <text:p>8.02456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83" calcext:value-type="float">
            <text:p>-0.83</text:p>
          </table:table-cell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31910" calcext:value-type="float">
            <text:p>31910</text:p>
          </table:table-cell>
          <table:table-cell office:value-type="string" calcext:value-type="string">
            <text:p>R4661</text:p>
          </table:table-cell>
          <table:table-cell office:value-type="float" office:value="2.775133" calcext:value-type="float">
            <text:p>2.775133</text:p>
          </table:table-cell>
          <table:table-cell office:value-type="float" office:value="0.261" calcext:value-type="float">
            <text:p>0.261</text:p>
          </table:table-cell>
          <table:table-cell office:value-type="float" office:value="0.856" calcext:value-type="float">
            <text:p>0.856</text:p>
          </table:table-cell>
          <table:table-cell office:value-type="float" office:value="0.705" calcext:value-type="float">
            <text:p>0.705</text:p>
          </table:table-cell>
          <table:table-cell office:value-type="float" office:value="-1.262" calcext:value-type="float">
            <text:p>-1.262</text:p>
          </table:table-cell>
        </table:table-row>
        <table:table-row table:style-name="ro1">
          <table:table-cell office:value-type="float" office:value="32017" calcext:value-type="float">
            <text:p>32017</text:p>
          </table:table-cell>
          <table:table-cell office:value-type="string" calcext:value-type="string">
            <text:p>R4544</text:p>
          </table:table-cell>
          <table:table-cell office:value-type="float" office:value="2.675028" calcext:value-type="float">
            <text:p>2.675028</text:p>
          </table:table-cell>
          <table:table-cell office:value-type="float" office:value="1.728" calcext:value-type="float">
            <text:p>1.728</text:p>
          </table:table-cell>
          <table:table-cell office:value-type="float" office:value="1.395" calcext:value-type="float">
            <text:p>1.395</text:p>
          </table:table-cell>
          <table:table-cell office:value-type="float" office:value="0.275" calcext:value-type="float">
            <text:p>0.2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32039" calcext:value-type="float">
            <text:p>32039</text:p>
          </table:table-cell>
          <table:table-cell office:value-type="string" calcext:value-type="string">
            <text:p>R4544</text:p>
          </table:table-cell>
          <table:table-cell office:value-type="float" office:value="5.599923" calcext:value-type="float">
            <text:p>5.599923</text:p>
          </table:table-cell>
          <table:table-cell office:value-type="float" office:value="1.534" calcext:value-type="float">
            <text:p>1.534</text:p>
          </table:table-cell>
          <table:table-cell office:value-type="float" office:value="-1.025" calcext:value-type="float">
            <text:p>-1.025</text:p>
          </table:table-cell>
          <table:table-cell office:value-type="float" office:value="1.317" calcext:value-type="float">
            <text:p>1.317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32055" calcext:value-type="float">
            <text:p>32055</text:p>
          </table:table-cell>
          <table:table-cell office:value-type="string" calcext:value-type="string">
            <text:p>R4544</text:p>
          </table:table-cell>
          <table:table-cell office:value-type="float" office:value="4.900136" calcext:value-type="float">
            <text:p>4.900136</text:p>
          </table:table-cell>
          <table:table-cell office:value-type="float" office:value="1.192" calcext:value-type="float">
            <text:p>1.192</text:p>
          </table:table-cell>
          <table:table-cell office:value-type="float" office:value="1.007" calcext:value-type="float">
            <text:p>1.007</text:p>
          </table:table-cell>
          <table:table-cell office:value-type="float" office:value="1.037" calcext:value-type="float">
            <text:p>1.037</text:p>
          </table:table-cell>
          <table:table-cell office:value-type="float" office:value="-0.601" calcext:value-type="float">
            <text:p>-0.601</text:p>
          </table:table-cell>
        </table:table-row>
        <table:table-row table:style-name="ro1">
          <table:table-cell office:value-type="float" office:value="32248" calcext:value-type="float">
            <text:p>32248</text:p>
          </table:table-cell>
          <table:table-cell office:value-type="string" calcext:value-type="string">
            <text:p>R4544</text:p>
          </table:table-cell>
          <table:table-cell office:value-type="float" office:value="7.874827" calcext:value-type="float">
            <text:p>7.8748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405" calcext:value-type="float">
            <text:p>0.405</text:p>
          </table:table-cell>
          <table:table-cell office:value-type="float" office:value="0.527" calcext:value-type="float">
            <text:p>0.527</text:p>
          </table:table-cell>
          <table:table-cell office:value-type="float" office:value="-1.257" calcext:value-type="float">
            <text:p>-1.257</text:p>
          </table:table-cell>
        </table:table-row>
        <table:table-row table:style-name="ro1">
          <table:table-cell office:value-type="float" office:value="32263" calcext:value-type="float">
            <text:p>32263</text:p>
          </table:table-cell>
          <table:table-cell office:value-type="string" calcext:value-type="string">
            <text:p>R4544</text:p>
          </table:table-cell>
          <table:table-cell office:value-type="float" office:value="2.724761" calcext:value-type="float">
            <text:p>2.724761</text:p>
          </table:table-cell>
          <table:table-cell office:value-type="float" office:value="-1.397" calcext:value-type="float">
            <text:p>-1.397</text:p>
          </table:table-cell>
          <table:table-cell office:value-type="float" office:value="-0.649" calcext:value-type="float">
            <text:p>-0.649</text:p>
          </table:table-cell>
          <table:table-cell office:value-type="float" office:value="-1.9" calcext:value-type="float">
            <text:p>-1.9</text:p>
          </table:table-cell>
          <table:table-cell office:value-type="float" office:value="-1.721" calcext:value-type="float">
            <text:p>-1.721</text:p>
          </table:table-cell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string" calcext:value-type="string">
            <text:p>R4544</text:p>
          </table:table-cell>
          <table:table-cell office:value-type="float" office:value="2.424883" calcext:value-type="float">
            <text:p>2.424883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757" calcext:value-type="float">
            <text:p>0.757</text:p>
          </table:table-cell>
          <table:table-cell office:value-type="float" office:value="2.153" calcext:value-type="float">
            <text:p>2.153</text:p>
          </table:table-cell>
          <table:table-cell office:value-type="float" office:value="-1.924" calcext:value-type="float">
            <text:p>-1.924</text:p>
          </table:table-cell>
        </table:table-row>
        <table:table-row table:style-name="ro1">
          <table:table-cell office:value-type="float" office:value="32342" calcext:value-type="float">
            <text:p>32342</text:p>
          </table:table-cell>
          <table:table-cell office:value-type="string" calcext:value-type="string">
            <text:p>R4544</text:p>
          </table:table-cell>
          <table:table-cell office:value-type="float" office:value="5.149591" calcext:value-type="float">
            <text:p>5.149591</text:p>
          </table:table-cell>
          <table:table-cell office:value-type="float" office:value="0.837" calcext:value-type="float">
            <text:p>0.837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-0.707" calcext:value-type="float">
            <text:p>-0.707</text:p>
          </table:table-cell>
        </table:table-row>
        <table:table-row table:style-name="ro1">
          <table:table-cell office:value-type="float" office:value="32557" calcext:value-type="float">
            <text:p>32557</text:p>
          </table:table-cell>
          <table:table-cell office:value-type="string" calcext:value-type="string">
            <text:p>R4544</text:p>
          </table:table-cell>
          <table:table-cell office:value-type="float" office:value="2.324775" calcext:value-type="float">
            <text:p>2.324775</text:p>
          </table:table-cell>
          <table:table-cell office:value-type="float" office:value="-1.013" calcext:value-type="float">
            <text:p>-1.013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-0.865" calcext:value-type="float">
            <text:p>-0.865</text:p>
          </table:table-cell>
        </table:table-row>
        <table:table-row table:style-name="ro1">
          <table:table-cell office:value-type="float" office:value="32572" calcext:value-type="float">
            <text:p>32572</text:p>
          </table:table-cell>
          <table:table-cell office:value-type="string" calcext:value-type="string">
            <text:p>R4544</text:p>
          </table:table-cell>
          <table:table-cell office:value-type="float" office:value="2.274819" calcext:value-type="float">
            <text:p>2.274819</text:p>
          </table:table-cell>
          <table:table-cell office:value-type="float" office:value="-0.66" calcext:value-type="float">
            <text:p>-0.66</text:p>
          </table:table-cell>
          <table:table-cell office:value-type="float" office:value="0.095" calcext:value-type="float">
            <text:p>0.09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32" calcext:value-type="float">
            <text:p>-0.632</text:p>
          </table:table-cell>
        </table:table-row>
        <table:table-row table:style-name="ro1">
          <table:table-cell office:value-type="float" office:value="32667" calcext:value-type="float">
            <text:p>32667</text:p>
          </table:table-cell>
          <table:table-cell office:value-type="string" calcext:value-type="string">
            <text:p>R4524</text:p>
          </table:table-cell>
          <table:table-cell office:value-type="float" office:value="2.575167" calcext:value-type="float">
            <text:p>2.575167</text:p>
          </table:table-cell>
          <table:table-cell office:value-type="float" office:value="0.259" calcext:value-type="float">
            <text:p>0.259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-0.243" calcext:value-type="float">
            <text:p>-0.243</text:p>
          </table:table-cell>
        </table:table-row>
        <table:table-row table:style-name="ro1">
          <table:table-cell office:value-type="float" office:value="32682" calcext:value-type="float">
            <text:p>32682</text:p>
          </table:table-cell>
          <table:table-cell office:value-type="string" calcext:value-type="string">
            <text:p>R4524</text:p>
          </table:table-cell>
          <table:table-cell office:value-type="float" office:value="2.574873" calcext:value-type="float">
            <text:p>2.574873</text:p>
          </table:table-cell>
          <table:table-cell office:value-type="float" office:value="0.218" calcext:value-type="float">
            <text:p>0.218</text:p>
          </table:table-cell>
          <table:table-cell office:value-type="float" office:value="0.144" calcext:value-type="float">
            <text:p>0.144</text:p>
          </table:table-cell>
          <table:table-cell office:value-type="float" office:value="0.895" calcext:value-type="float">
            <text:p>0.895</text:p>
          </table:table-cell>
          <table:table-cell office:value-type="float" office:value="-0.629" calcext:value-type="float">
            <text:p>-0.629</text:p>
          </table:table-cell>
        </table:table-row>
        <table:table-row table:style-name="ro1">
          <table:table-cell office:value-type="float" office:value="32707" calcext:value-type="float">
            <text:p>32707</text:p>
          </table:table-cell>
          <table:table-cell office:value-type="string" calcext:value-type="string">
            <text:p>R4524</text:p>
          </table:table-cell>
          <table:table-cell office:value-type="float" office:value="4.549575" calcext:value-type="float">
            <text:p>4.549575</text:p>
          </table:table-cell>
          <table:table-cell office:value-type="float" office:value="-1.181" calcext:value-type="float">
            <text:p>-1.181</text:p>
          </table:table-cell>
          <table:table-cell office:value-type="float" office:value="0.75" calcext:value-type="float">
            <text:p>0.75</text:p>
          </table:table-cell>
          <table:table-cell office:value-type="float" office:value="0.274" calcext:value-type="float">
            <text:p>0.274</text:p>
          </table:table-cell>
          <table:table-cell office:value-type="float" office:value="-0.525" calcext:value-type="float">
            <text:p>-0.525</text:p>
          </table:table-cell>
        </table:table-row>
        <table:table-row table:style-name="ro1">
          <table:table-cell office:value-type="float" office:value="32723" calcext:value-type="float">
            <text:p>32723</text:p>
          </table:table-cell>
          <table:table-cell office:value-type="string" calcext:value-type="string">
            <text:p>R4524</text:p>
          </table:table-cell>
          <table:table-cell office:value-type="float" office:value="4.749801" calcext:value-type="float">
            <text:p>4.749801</text:p>
          </table:table-cell>
          <table:table-cell office:value-type="float" office:value="-0.397" calcext:value-type="float">
            <text:p>-0.397</text:p>
          </table:table-cell>
          <table:table-cell office:value-type="float" office:value="0.91" calcext:value-type="float">
            <text:p>0.91</text:p>
          </table:table-cell>
          <table:table-cell office:value-type="float" office:value="0.543" calcext:value-type="float">
            <text:p>0.543</text:p>
          </table:table-cell>
          <table:table-cell office:value-type="float" office:value="-1.367" calcext:value-type="float">
            <text:p>-1.367</text:p>
          </table:table-cell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string" calcext:value-type="string">
            <text:p>R4524</text:p>
          </table:table-cell>
          <table:table-cell office:value-type="float" office:value="2.675178" calcext:value-type="float">
            <text:p>2.675178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7" calcext:value-type="float">
            <text:p>0.537</text:p>
          </table:table-cell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32801" calcext:value-type="float">
            <text:p>32801</text:p>
          </table:table-cell>
          <table:table-cell office:value-type="string" calcext:value-type="string">
            <text:p>R4524</text:p>
          </table:table-cell>
          <table:table-cell office:value-type="float" office:value="2.174967" calcext:value-type="float">
            <text:p>2.174967</text:p>
          </table:table-cell>
          <table:table-cell office:value-type="float" office:value="0.723" calcext:value-type="float">
            <text:p>0.723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472" calcext:value-type="float">
            <text:p>0.472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32922" calcext:value-type="float">
            <text:p>32922</text:p>
          </table:table-cell>
          <table:table-cell office:value-type="string" calcext:value-type="string">
            <text:p>R4524</text:p>
          </table:table-cell>
          <table:table-cell office:value-type="float" office:value="2.474722" calcext:value-type="float">
            <text:p>2.47472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2945" calcext:value-type="float">
            <text:p>32945</text:p>
          </table:table-cell>
          <table:table-cell office:value-type="string" calcext:value-type="string">
            <text:p>R4524</text:p>
          </table:table-cell>
          <table:table-cell office:value-type="float" office:value="5.249679" calcext:value-type="float">
            <text:p>5.249679</text:p>
          </table:table-cell>
          <table:table-cell office:value-type="float" office:value="-0.722" calcext:value-type="float">
            <text:p>-0.722</text:p>
          </table:table-cell>
          <table:table-cell office:value-type="float" office:value="-0.549" calcext:value-type="float">
            <text:p>-0.549</text:p>
          </table:table-cell>
          <table:table-cell office:value-type="float" office:value="0.899" calcext:value-type="float">
            <text:p>0.89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2962" calcext:value-type="float">
            <text:p>32962</text:p>
          </table:table-cell>
          <table:table-cell office:value-type="string" calcext:value-type="string">
            <text:p>R4524</text:p>
          </table:table-cell>
          <table:table-cell office:value-type="float" office:value="7.524667" calcext:value-type="float">
            <text:p>7.524667</text:p>
          </table:table-cell>
          <table:table-cell office:value-type="float" office:value="-0.41" calcext:value-type="float">
            <text:p>-0.41</text:p>
          </table:table-cell>
          <table:table-cell office:value-type="float" office:value="-0.794" calcext:value-type="float">
            <text:p>-0.794</text:p>
          </table:table-cell>
          <table:table-cell office:value-type="float" office:value="0.461" calcext:value-type="float">
            <text:p>0.46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33143" calcext:value-type="float">
            <text:p>33143</text:p>
          </table:table-cell>
          <table:table-cell office:value-type="string" calcext:value-type="string">
            <text:p>R4524</text:p>
          </table:table-cell>
          <table:table-cell office:value-type="float" office:value="2.574929" calcext:value-type="float">
            <text:p>2.574929</text:p>
          </table:table-cell>
          <table:table-cell office:value-type="float" office:value="-1.108" calcext:value-type="float">
            <text:p>-1.108</text:p>
          </table:table-cell>
          <table:table-cell office:value-type="float" office:value="0.326" calcext:value-type="float">
            <text:p>0.326</text:p>
          </table:table-cell>
          <table:table-cell office:value-type="float" office:value="1.117" calcext:value-type="float">
            <text:p>1.117</text:p>
          </table:table-cell>
          <table:table-cell office:value-type="float" office:value="-0.313" calcext:value-type="float">
            <text:p>-0.313</text:p>
          </table:table-cell>
        </table:table-row>
        <table:table-row table:style-name="ro1">
          <table:table-cell office:value-type="float" office:value="33167" calcext:value-type="float">
            <text:p>33167</text:p>
          </table:table-cell>
          <table:table-cell office:value-type="string" calcext:value-type="string">
            <text:p>R4524</text:p>
          </table:table-cell>
          <table:table-cell office:value-type="float" office:value="7.474744" calcext:value-type="float">
            <text:p>7.474744</text:p>
          </table:table-cell>
          <table:table-cell office:value-type="float" office:value="0.322" calcext:value-type="float">
            <text:p>0.322</text:p>
          </table:table-cell>
          <table:table-cell office:value-type="float" office:value="2.126" calcext:value-type="float">
            <text:p>2.126</text:p>
          </table:table-cell>
          <table:table-cell office:value-type="float" office:value="1.081" calcext:value-type="float">
            <text:p>1.081</text:p>
          </table:table-cell>
          <table:table-cell office:value-type="float" office:value="-1.413" calcext:value-type="float">
            <text:p>-1.413</text:p>
          </table:table-cell>
        </table:table-row>
        <table:table-row table:style-name="ro1">
          <table:table-cell office:value-type="float" office:value="33223" calcext:value-type="float">
            <text:p>33223</text:p>
          </table:table-cell>
          <table:table-cell office:value-type="string" calcext:value-type="string">
            <text:p>R4132</text:p>
          </table:table-cell>
          <table:table-cell office:value-type="float" office:value="7.124735" calcext:value-type="float">
            <text:p>7.124735</text:p>
          </table:table-cell>
          <table:table-cell office:value-type="float" office:value="0.739" calcext:value-type="float">
            <text:p>0.739</text:p>
          </table:table-cell>
          <table:table-cell office:value-type="float" office:value="0.557" calcext:value-type="float">
            <text:p>0.557</text:p>
          </table:table-cell>
          <table:table-cell office:value-type="float" office:value="0.783" calcext:value-type="float">
            <text:p>0.783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33248" calcext:value-type="float">
            <text:p>33248</text:p>
          </table:table-cell>
          <table:table-cell office:value-type="string" calcext:value-type="string">
            <text:p>R4132</text:p>
          </table:table-cell>
          <table:table-cell office:value-type="float" office:value="2.274853" calcext:value-type="float">
            <text:p>2.274853</text:p>
          </table:table-cell>
          <table:table-cell office:value-type="float" office:value="1.707" calcext:value-type="float">
            <text:p>1.707</text:p>
          </table:table-cell>
          <table:table-cell office:value-type="float" office:value="0.46" calcext:value-type="float">
            <text:p>0.46</text:p>
          </table:table-cell>
          <table:table-cell office:value-type="float" office:value="0.973" calcext:value-type="float">
            <text:p>0.973</text:p>
          </table:table-cell>
          <table:table-cell office:value-type="float" office:value="-1.244" calcext:value-type="float">
            <text:p>-1.244</text:p>
          </table:table-cell>
        </table:table-row>
        <table:table-row table:style-name="ro1">
          <table:table-cell office:value-type="float" office:value="33263" calcext:value-type="float">
            <text:p>33263</text:p>
          </table:table-cell>
          <table:table-cell office:value-type="string" calcext:value-type="string">
            <text:p>R4132</text:p>
          </table:table-cell>
          <table:table-cell office:value-type="float" office:value="2.374481" calcext:value-type="float">
            <text:p>2.374481</text:p>
          </table:table-cell>
          <table:table-cell office:value-type="float" office:value="1.445" calcext:value-type="float">
            <text:p>1.445</text:p>
          </table:table-cell>
          <table:table-cell office:value-type="float" office:value="0.736" calcext:value-type="float">
            <text:p>0.736</text:p>
          </table:table-cell>
          <table:table-cell office:value-type="float" office:value="0.959" calcext:value-type="float">
            <text:p>0.959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33437" calcext:value-type="float">
            <text:p>33437</text:p>
          </table:table-cell>
          <table:table-cell office:value-type="string" calcext:value-type="string">
            <text:p>R4132</text:p>
          </table:table-cell>
          <table:table-cell office:value-type="float" office:value="2.62503" calcext:value-type="float">
            <text:p>2.62503</text:p>
          </table:table-cell>
          <table:table-cell office:value-type="float" office:value="1.408" calcext:value-type="float">
            <text:p>1.408</text:p>
          </table:table-cell>
          <table:table-cell office:value-type="float" office:value="0.07" calcext:value-type="float">
            <text:p>0.07</text:p>
          </table:table-cell>
          <table:table-cell office:value-type="float" office:value="1.024" calcext:value-type="float">
            <text:p>1.024</text:p>
          </table:table-cell>
          <table:table-cell office:value-type="float" office:value="-0.562" calcext:value-type="float">
            <text:p>-0.562</text:p>
          </table:table-cell>
        </table:table-row>
        <table:table-row table:style-name="ro1">
          <table:table-cell office:value-type="float" office:value="33455" calcext:value-type="float">
            <text:p>33455</text:p>
          </table:table-cell>
          <table:table-cell office:value-type="string" calcext:value-type="string">
            <text:p>R4132</text:p>
          </table:table-cell>
          <table:table-cell office:value-type="float" office:value="2.374536" calcext:value-type="float">
            <text:p>2.374536</text:p>
          </table:table-cell>
          <table:table-cell office:value-type="float" office:value="0.539" calcext:value-type="float">
            <text:p>0.539</text:p>
          </table:table-cell>
          <table:table-cell office:value-type="float" office:value="0.049" calcext:value-type="float">
            <text:p>0.049</text:p>
          </table:table-cell>
          <table:table-cell office:value-type="float" office:value="0.697" calcext:value-type="float">
            <text:p>0.697</text:p>
          </table:table-cell>
          <table:table-cell office:value-type="float" office:value="-0.534" calcext:value-type="float">
            <text:p>-0.534</text:p>
          </table:table-cell>
        </table:table-row>
        <table:table-row table:style-name="ro1">
          <table:table-cell office:value-type="float" office:value="33475" calcext:value-type="float">
            <text:p>33475</text:p>
          </table:table-cell>
          <table:table-cell office:value-type="string" calcext:value-type="string">
            <text:p>R4132</text:p>
          </table:table-cell>
          <table:table-cell office:value-type="float" office:value="7.674649" calcext:value-type="float">
            <text:p>7.674649</text:p>
          </table:table-cell>
          <table:table-cell office:value-type="float" office:value="-1.273" calcext:value-type="float">
            <text:p>-1.273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448" calcext:value-type="float">
            <text:p>0.448</text:p>
          </table:table-cell>
          <table:table-cell office:value-type="float" office:value="-1.084" calcext:value-type="float">
            <text:p>-1.084</text:p>
          </table:table-cell>
        </table:table-row>
        <table:table-row table:style-name="ro1">
          <table:table-cell office:value-type="float" office:value="33526" calcext:value-type="float">
            <text:p>33526</text:p>
          </table:table-cell>
          <table:table-cell office:value-type="string" calcext:value-type="string">
            <text:p>R4132</text:p>
          </table:table-cell>
          <table:table-cell office:value-type="float" office:value="2.725058" calcext:value-type="float">
            <text:p>2.725058</text:p>
          </table:table-cell>
          <table:table-cell office:value-type="float" office:value="1.405" calcext:value-type="float">
            <text:p>1.405</text:p>
          </table:table-cell>
          <table:table-cell office:value-type="float" office:value="0.025" calcext:value-type="float">
            <text:p>0.025</text:p>
          </table:table-cell>
          <table:table-cell office:value-type="float" office:value="1.55" calcext:value-type="float">
            <text:p>1.55</text:p>
          </table:table-cell>
          <table:table-cell office:value-type="float" office:value="-0.678" calcext:value-type="float">
            <text:p>-0.678</text:p>
          </table:table-cell>
        </table:table-row>
        <table:table-row table:style-name="ro1">
          <table:table-cell office:value-type="float" office:value="33545" calcext:value-type="float">
            <text:p>33545</text:p>
          </table:table-cell>
          <table:table-cell office:value-type="string" calcext:value-type="string">
            <text:p>R4132</text:p>
          </table:table-cell>
          <table:table-cell office:value-type="float" office:value="2.525135" calcext:value-type="float">
            <text:p>2.525135</text:p>
          </table:table-cell>
          <table:table-cell office:value-type="float" office:value="1.317" calcext:value-type="float">
            <text:p>1.317</text:p>
          </table:table-cell>
          <table:table-cell office:value-type="float" office:value="0.197" calcext:value-type="float">
            <text:p>0.197</text:p>
          </table:table-cell>
          <table:table-cell office:value-type="float" office:value="0.463" calcext:value-type="float">
            <text:p>0.463</text:p>
          </table:table-cell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string" calcext:value-type="string">
            <text:p>R4132</text:p>
          </table:table-cell>
          <table:table-cell office:value-type="float" office:value="2.574942" calcext:value-type="float">
            <text:p>2.574942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413" calcext:value-type="float">
            <text:p>0.413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33579" calcext:value-type="float">
            <text:p>33579</text:p>
          </table:table-cell>
          <table:table-cell office:value-type="string" calcext:value-type="string">
            <text:p>R4132</text:p>
          </table:table-cell>
          <table:table-cell office:value-type="float" office:value="2.524772" calcext:value-type="float">
            <text:p>2.524772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503" calcext:value-type="float">
            <text:p>0.503</text:p>
          </table:table-cell>
          <table:table-cell office:value-type="float" office:value="1.358" calcext:value-type="float">
            <text:p>1.358</text:p>
          </table:table-cell>
          <table:table-cell office:value-type="float" office:value="-0.205" calcext:value-type="float">
            <text:p>-0.205</text:p>
          </table:table-cell>
        </table:table-row>
        <table:table-row table:style-name="ro1">
          <table:table-cell office:value-type="float" office:value="33714" calcext:value-type="float">
            <text:p>33714</text:p>
          </table:table-cell>
          <table:table-cell office:value-type="string" calcext:value-type="string">
            <text:p>R4132</text:p>
          </table:table-cell>
          <table:table-cell office:value-type="float" office:value="7.024446" calcext:value-type="float">
            <text:p>7.024446</text:p>
          </table:table-cell>
          <table:table-cell office:value-type="float" office:value="-0.977" calcext:value-type="float">
            <text:p>-0.977</text:p>
          </table:table-cell>
          <table:table-cell office:value-type="float" office:value="-0.359" calcext:value-type="float">
            <text:p>-0.359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618" calcext:value-type="float">
            <text:p>-0.618</text:p>
          </table:table-cell>
        </table:table-row>
        <table:table-row table:style-name="ro1">
          <table:table-cell office:value-type="float" office:value="33732" calcext:value-type="float">
            <text:p>33732</text:p>
          </table:table-cell>
          <table:table-cell office:value-type="string" calcext:value-type="string">
            <text:p>R4132</text:p>
          </table:table-cell>
          <table:table-cell office:value-type="float" office:value="2.525258" calcext:value-type="float">
            <text:p>2.525258</text:p>
          </table:table-cell>
          <table:table-cell office:value-type="float" office:value="-0.689" calcext:value-type="float">
            <text:p>-0.689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636" calcext:value-type="float">
            <text:p>0.636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33753" calcext:value-type="float">
            <text:p>33753</text:p>
          </table:table-cell>
          <table:table-cell office:value-type="string" calcext:value-type="string">
            <text:p>R4132</text:p>
          </table:table-cell>
          <table:table-cell office:value-type="float" office:value="5.308545" calcext:value-type="float">
            <text:p>5.308545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691" calcext:value-type="float">
            <text:p>-0.691</text:p>
          </table:table-cell>
          <table:table-cell office:value-type="float" office:value="0.194" calcext:value-type="float">
            <text:p>0.194</text:p>
          </table:table-cell>
          <table:table-cell office:value-type="float" office:value="-1.489" calcext:value-type="float">
            <text:p>-1.489</text:p>
          </table:table-cell>
        </table:table-row>
        <table:table-row table:style-name="ro1">
          <table:table-cell office:value-type="float" office:value="33769" calcext:value-type="float">
            <text:p>33769</text:p>
          </table:table-cell>
          <table:table-cell office:value-type="string" calcext:value-type="string">
            <text:p>R4132</text:p>
          </table:table-cell>
          <table:table-cell office:value-type="float" office:value="5.099866" calcext:value-type="float">
            <text:p>5.099866</text:p>
          </table:table-cell>
          <table:table-cell office:value-type="float" office:value="-0.363" calcext:value-type="float">
            <text:p>-0.363</text:p>
          </table:table-cell>
          <table:table-cell office:value-type="float" office:value="-0.777" calcext:value-type="float">
            <text:p>-0.777</text:p>
          </table:table-cell>
          <table:table-cell office:value-type="float" office:value="0.186" calcext:value-type="float">
            <text:p>0.186</text:p>
          </table:table-cell>
          <table:table-cell office:value-type="float" office:value="-1.35" calcext:value-type="float">
            <text:p>-1.35</text:p>
          </table:table-cell>
        </table:table-row>
        <table:table-row table:style-name="ro1">
          <table:table-cell office:value-type="float" office:value="33787" calcext:value-type="float">
            <text:p>33787</text:p>
          </table:table-cell>
          <table:table-cell office:value-type="string" calcext:value-type="string">
            <text:p>R4132</text:p>
          </table:table-cell>
          <table:table-cell office:value-type="float" office:value="2.624702" calcext:value-type="float">
            <text:p>2.624702</text:p>
          </table:table-cell>
          <table:table-cell office:value-type="float" office:value="0.086" calcext:value-type="float">
            <text:p>0.086</text:p>
          </table:table-cell>
          <table:table-cell office:value-type="float" office:value="-0.957" calcext:value-type="float">
            <text:p>-0.957</text:p>
          </table:table-cell>
          <table:table-cell office:value-type="float" office:value="0.846" calcext:value-type="float">
            <text:p>0.846</text:p>
          </table:table-cell>
          <table:table-cell office:value-type="float" office:value="-0.786" calcext:value-type="float">
            <text:p>-0.786</text:p>
          </table:table-cell>
        </table:table-row>
        <table:table-row table:style-name="ro1">
          <table:table-cell office:value-type="float" office:value="33827" calcext:value-type="float">
            <text:p>33827</text:p>
          </table:table-cell>
          <table:table-cell office:value-type="string" calcext:value-type="string">
            <text:p>R4447</text:p>
          </table:table-cell>
          <table:table-cell office:value-type="float" office:value="7.441152" calcext:value-type="float">
            <text:p>7.441152</text:p>
          </table:table-cell>
          <table:table-cell office:value-type="float" office:value="1.517" calcext:value-type="float">
            <text:p>1.517</text:p>
          </table:table-cell>
          <table:table-cell office:value-type="float" office:value="-0.426" calcext:value-type="float">
            <text:p>-0.426</text:p>
          </table:table-cell>
          <table:table-cell office:value-type="float" office:value="1.436" calcext:value-type="float">
            <text:p>1.436</text:p>
          </table:table-cell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33843" calcext:value-type="float">
            <text:p>33843</text:p>
          </table:table-cell>
          <table:table-cell office:value-type="string" calcext:value-type="string">
            <text:p>R4447</text:p>
          </table:table-cell>
          <table:table-cell office:value-type="float" office:value="4.499894" calcext:value-type="float">
            <text:p>4.49989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35" calcext:value-type="float">
            <text:p>0.435</text:p>
          </table:table-cell>
          <table:table-cell office:value-type="float" office:value="1.164" calcext:value-type="float">
            <text:p>1.16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33858" calcext:value-type="float">
            <text:p>33858</text:p>
          </table:table-cell>
          <table:table-cell office:value-type="string" calcext:value-type="string">
            <text:p>R4447</text:p>
          </table:table-cell>
          <table:table-cell office:value-type="float" office:value="2.324595" calcext:value-type="float">
            <text:p>2.324595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833" calcext:value-type="float">
            <text:p>-0.833</text:p>
          </table:table-cell>
          <table:table-cell office:value-type="float" office:value="1.046" calcext:value-type="float">
            <text:p>1.04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3881" calcext:value-type="float">
            <text:p>33881</text:p>
          </table:table-cell>
          <table:table-cell office:value-type="string" calcext:value-type="string">
            <text:p>R4447</text:p>
          </table:table-cell>
          <table:table-cell office:value-type="float" office:value="2.474809" calcext:value-type="float">
            <text:p>2.474809</text:p>
          </table:table-cell>
          <table:table-cell office:value-type="float" office:value="-1.343" calcext:value-type="float">
            <text:p>-1.343</text:p>
          </table:table-cell>
          <table:table-cell office:value-type="float" office:value="-1.526" calcext:value-type="float">
            <text:p>-1.526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34042" calcext:value-type="float">
            <text:p>34042</text:p>
          </table:table-cell>
          <table:table-cell office:value-type="string" calcext:value-type="string">
            <text:p>R4447</text:p>
          </table:table-cell>
          <table:table-cell office:value-type="float" office:value="2.725138" calcext:value-type="float">
            <text:p>2.725138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364" calcext:value-type="float">
            <text:p>0.364</text:p>
          </table:table-cell>
          <table:table-cell office:value-type="float" office:value="-1.551" calcext:value-type="float">
            <text:p>-1.551</text:p>
          </table:table-cell>
          <table:table-cell office:value-type="float" office:value="-2.27" calcext:value-type="float">
            <text:p>-2.27</text:p>
          </table:table-cell>
        </table:table-row>
        <table:table-row table:style-name="ro1">
          <table:table-cell office:value-type="float" office:value="34065" calcext:value-type="float">
            <text:p>34065</text:p>
          </table:table-cell>
          <table:table-cell office:value-type="string" calcext:value-type="string">
            <text:p>R4447</text:p>
          </table:table-cell>
          <table:table-cell office:value-type="float" office:value="2.624699" calcext:value-type="float">
            <text:p>2.624699</text:p>
          </table:table-cell>
          <table:table-cell office:value-type="float" office:value="-2.028" calcext:value-type="float">
            <text:p>-2.028</text:p>
          </table:table-cell>
          <table:table-cell office:value-type="float" office:value="-0.003" calcext:value-type="float">
            <text:p>-0.003</text:p>
          </table:table-cell>
          <table:table-cell office:value-type="float" office:value="-2.053" calcext:value-type="float">
            <text:p>-2.053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 office:value-type="float" office:value="34080" calcext:value-type="float">
            <text:p>34080</text:p>
          </table:table-cell>
          <table:table-cell office:value-type="string" calcext:value-type="string">
            <text:p>R4447</text:p>
          </table:table-cell>
          <table:table-cell office:value-type="float" office:value="2.224864" calcext:value-type="float">
            <text:p>2.224864</text:p>
          </table:table-cell>
          <table:table-cell office:value-type="float" office:value="-1.61" calcext:value-type="float">
            <text:p>-1.61</text:p>
          </table:table-cell>
          <table:table-cell office:value-type="float" office:value="-0.599" calcext:value-type="float">
            <text:p>-0.599</text:p>
          </table:table-cell>
          <table:table-cell office:value-type="float" office:value="-1.201" calcext:value-type="float">
            <text:p>-1.201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float" office:value="34171" calcext:value-type="float">
            <text:p>34171</text:p>
          </table:table-cell>
          <table:table-cell office:value-type="string" calcext:value-type="string">
            <text:p>R4447</text:p>
          </table:table-cell>
          <table:table-cell office:value-type="float" office:value="5.199718" calcext:value-type="float">
            <text:p>5.199718</text:p>
          </table:table-cell>
          <table:table-cell office:value-type="float" office:value="-1.871" calcext:value-type="float">
            <text:p>-1.871</text:p>
          </table:table-cell>
          <table:table-cell office:value-type="float" office:value="0.639" calcext:value-type="float">
            <text:p>0.639</text:p>
          </table:table-cell>
          <table:table-cell office:value-type="float" office:value="1.519" calcext:value-type="float">
            <text:p>1.519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float" office:value="34191" calcext:value-type="float">
            <text:p>34191</text:p>
          </table:table-cell>
          <table:table-cell office:value-type="string" calcext:value-type="string">
            <text:p>R4447</text:p>
          </table:table-cell>
          <table:table-cell office:value-type="float" office:value="4.849572" calcext:value-type="float">
            <text:p>4.849572</text:p>
          </table:table-cell>
          <table:table-cell office:value-type="float" office:value="-0.99" calcext:value-type="float">
            <text:p>-0.99</text:p>
          </table:table-cell>
          <table:table-cell office:value-type="float" office:value="-1.533" calcext:value-type="float">
            <text:p>-1.533</text:p>
          </table:table-cell>
          <table:table-cell office:value-type="float" office:value="1.097" calcext:value-type="float">
            <text:p>1.097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34209" calcext:value-type="float">
            <text:p>34209</text:p>
          </table:table-cell>
          <table:table-cell office:value-type="string" calcext:value-type="string">
            <text:p>R4447</text:p>
          </table:table-cell>
          <table:table-cell office:value-type="float" office:value="2.925306" calcext:value-type="float">
            <text:p>2.925306</text:p>
          </table:table-cell>
          <table:table-cell office:value-type="float" office:value="-0.841" calcext:value-type="float">
            <text:p>-0.841</text:p>
          </table:table-cell>
          <table:table-cell office:value-type="float" office:value="-1.638" calcext:value-type="float">
            <text:p>-1.638</text:p>
          </table:table-cell>
          <table:table-cell office:value-type="float" office:value="0.702" calcext:value-type="float">
            <text:p>0.702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34224" calcext:value-type="float">
            <text:p>34224</text:p>
          </table:table-cell>
          <table:table-cell office:value-type="string" calcext:value-type="string">
            <text:p>R4447</text:p>
          </table:table-cell>
          <table:table-cell office:value-type="float" office:value="2.475008" calcext:value-type="float">
            <text:p>2.475008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847" calcext:value-type="float">
            <text:p>-0.847</text:p>
          </table:table-cell>
          <table:table-cell office:value-type="float" office:value="0.412" calcext:value-type="float">
            <text:p>0.412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float" office:value="34239" calcext:value-type="float">
            <text:p>34239</text:p>
          </table:table-cell>
          <table:table-cell office:value-type="string" calcext:value-type="string">
            <text:p>R4447</text:p>
          </table:table-cell>
          <table:table-cell office:value-type="float" office:value="2.674922" calcext:value-type="float">
            <text:p>2.674922</text:p>
          </table:table-cell>
          <table:table-cell office:value-type="float" office:value="-1.244" calcext:value-type="float">
            <text:p>-1.244</text:p>
          </table:table-cell>
          <table:table-cell office:value-type="float" office:value="0.169" calcext:value-type="float">
            <text:p>0.169</text:p>
          </table:table-cell>
          <table:table-cell office:value-type="float" office:value="-1.98" calcext:value-type="float">
            <text:p>-1.98</text:p>
          </table:table-cell>
          <table:table-cell office:value-type="float" office:value="-0.354" calcext:value-type="float">
            <text:p>-0.354</text:p>
          </table:table-cell>
        </table:table-row>
        <table:table-row table:style-name="ro1">
          <table:table-cell office:value-type="float" office:value="34281" calcext:value-type="float">
            <text:p>34281</text:p>
          </table:table-cell>
          <table:table-cell office:value-type="string" calcext:value-type="string">
            <text:p>R4447</text:p>
          </table:table-cell>
          <table:table-cell office:value-type="float" office:value="2.524922" calcext:value-type="float">
            <text:p>2.524922</text:p>
          </table:table-cell>
          <table:table-cell office:value-type="float" office:value="-0.812" calcext:value-type="float">
            <text:p>-0.812</text:p>
          </table:table-cell>
          <table:table-cell office:value-type="float" office:value="-1.073" calcext:value-type="float">
            <text:p>-1.073</text:p>
          </table:table-cell>
          <table:table-cell office:value-type="float" office:value="-1.557" calcext:value-type="float">
            <text:p>-1.557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34296" calcext:value-type="float">
            <text:p>34296</text:p>
          </table:table-cell>
          <table:table-cell office:value-type="string" calcext:value-type="string">
            <text:p>R4447</text:p>
          </table:table-cell>
          <table:table-cell office:value-type="float" office:value="2.624733" calcext:value-type="float">
            <text:p>2.624733</text:p>
          </table:table-cell>
          <table:table-cell office:value-type="float" office:value="-1.622" calcext:value-type="float">
            <text:p>-1.622</text:p>
          </table:table-cell>
          <table:table-cell office:value-type="float" office:value="0.486" calcext:value-type="float">
            <text:p>0.486</text:p>
          </table:table-cell>
          <table:table-cell office:value-type="float" office:value="0.327" calcext:value-type="float">
            <text:p>0.327</text:p>
          </table:table-cell>
          <table:table-cell office:value-type="float" office:value="2.612" calcext:value-type="float">
            <text:p>2.612</text:p>
          </table:table-cell>
        </table:table-row>
        <table:table-row table:style-name="ro1">
          <table:table-cell office:value-type="float" office:value="34312" calcext:value-type="float">
            <text:p>34312</text:p>
          </table:table-cell>
          <table:table-cell office:value-type="string" calcext:value-type="string">
            <text:p>R4447</text:p>
          </table:table-cell>
          <table:table-cell office:value-type="float" office:value="5.549795" calcext:value-type="float">
            <text:p>5.549795</text:p>
          </table:table-cell>
          <table:table-cell office:value-type="float" office:value="-1.382" calcext:value-type="float">
            <text:p>-1.382</text:p>
          </table:table-cell>
          <table:table-cell office:value-type="float" office:value="-0.107" calcext:value-type="float">
            <text:p>-0.107</text:p>
          </table:table-cell>
          <table:table-cell office:value-type="float" office:value="-1.532" calcext:value-type="float">
            <text:p>-1.532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34497" calcext:value-type="float">
            <text:p>34497</text:p>
          </table:table-cell>
          <table:table-cell office:value-type="string" calcext:value-type="string">
            <text:p>R4268</text:p>
          </table:table-cell>
          <table:table-cell office:value-type="float" office:value="8.024683" calcext:value-type="float">
            <text:p>8.024683</text:p>
          </table:table-cell>
          <table:table-cell office:value-type="float" office:value="0.55" calcext:value-type="float">
            <text:p>0.55</text:p>
          </table:table-cell>
          <table:table-cell office:value-type="float" office:value="0.526" calcext:value-type="float">
            <text:p>0.526</text:p>
          </table:table-cell>
          <table:table-cell office:value-type="float" office:value="-1.373" calcext:value-type="float">
            <text:p>-1.373</text:p>
          </table:table-cell>
          <table:table-cell office:value-type="float" office:value="-1.838" calcext:value-type="float">
            <text:p>-1.838</text:p>
          </table:table-cell>
        </table:table-row>
        <table:table-row table:style-name="ro1">
          <table:table-cell office:value-type="float" office:value="34522" calcext:value-type="float">
            <text:p>34522</text:p>
          </table:table-cell>
          <table:table-cell office:value-type="string" calcext:value-type="string">
            <text:p>R4268</text:p>
          </table:table-cell>
          <table:table-cell office:value-type="float" office:value="2.42487" calcext:value-type="float">
            <text:p>2.4248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39" calcext:value-type="float">
            <text:p>0.439</text:p>
          </table:table-cell>
          <table:table-cell office:value-type="float" office:value="-1.603" calcext:value-type="float">
            <text:p>-1.603</text:p>
          </table:table-cell>
          <table:table-cell office:value-type="float" office:value="-0.147" calcext:value-type="float">
            <text:p>-0.147</text:p>
          </table:table-cell>
        </table:table-row>
        <table:table-row table:style-name="ro1">
          <table:table-cell office:value-type="float" office:value="34542" calcext:value-type="float">
            <text:p>34542</text:p>
          </table:table-cell>
          <table:table-cell office:value-type="string" calcext:value-type="string">
            <text:p>R4268</text:p>
          </table:table-cell>
          <table:table-cell office:value-type="float" office:value="8.224928" calcext:value-type="float">
            <text:p>8.22492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73" calcext:value-type="float">
            <text:p>0.273</text:p>
          </table:table-cell>
          <table:table-cell office:value-type="float" office:value="-1.197" calcext:value-type="float">
            <text:p>-1.197</text:p>
          </table:table-cell>
          <table:table-cell office:value-type="float" office:value="-1.131" calcext:value-type="float">
            <text:p>-1.131</text:p>
          </table:table-cell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string" calcext:value-type="string">
            <text:p>R4268</text:p>
          </table:table-cell>
          <table:table-cell office:value-type="float" office:value="7.874649" calcext:value-type="float">
            <text:p>7.874649</text:p>
          </table:table-cell>
          <table:table-cell office:value-type="float" office:value="0.909" calcext:value-type="float">
            <text:p>0.909</text:p>
          </table:table-cell>
          <table:table-cell office:value-type="float" office:value="-0.025" calcext:value-type="float">
            <text:p>-0.025</text:p>
          </table:table-cell>
          <table:table-cell office:value-type="float" office:value="-1.282" calcext:value-type="float">
            <text:p>-1.282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34663" calcext:value-type="float">
            <text:p>34663</text:p>
          </table:table-cell>
          <table:table-cell office:value-type="string" calcext:value-type="string">
            <text:p>R4268</text:p>
          </table:table-cell>
          <table:table-cell office:value-type="float" office:value="7.674847" calcext:value-type="float">
            <text:p>7.674847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6" calcext:value-type="float">
            <text:p>0.06</text:p>
          </table:table-cell>
          <table:table-cell office:value-type="float" office:value="0.679" calcext:value-type="float">
            <text:p>0.679</text:p>
          </table:table-cell>
          <table:table-cell office:value-type="float" office:value="-1.177" calcext:value-type="float">
            <text:p>-1.177</text:p>
          </table:table-cell>
        </table:table-row>
        <table:table-row table:style-name="ro1">
          <table:table-cell office:value-type="float" office:value="34692" calcext:value-type="float">
            <text:p>34692</text:p>
          </table:table-cell>
          <table:table-cell office:value-type="string" calcext:value-type="string">
            <text:p>R4268</text:p>
          </table:table-cell>
          <table:table-cell office:value-type="float" office:value="2.47493" calcext:value-type="float">
            <text:p>2.47493</text:p>
          </table:table-cell>
          <table:table-cell office:value-type="float" office:value="0.368" calcext:value-type="float">
            <text:p>0.368</text:p>
          </table:table-cell>
          <table:table-cell office:value-type="float" office:value="-0.451" calcext:value-type="float">
            <text:p>-0.451</text:p>
          </table:table-cell>
          <table:table-cell office:value-type="float" office:value="-1.295" calcext:value-type="float">
            <text:p>-1.295</text:p>
          </table:table-cell>
          <table:table-cell office:value-type="float" office:value="-0.611" calcext:value-type="float">
            <text:p>-0.611</text:p>
          </table:table-cell>
        </table:table-row>
        <table:table-row table:style-name="ro1">
          <table:table-cell office:value-type="float" office:value="34733" calcext:value-type="float">
            <text:p>34733</text:p>
          </table:table-cell>
          <table:table-cell office:value-type="string" calcext:value-type="string">
            <text:p>R4268</text:p>
          </table:table-cell>
          <table:table-cell office:value-type="float" office:value="7.724508" calcext:value-type="float">
            <text:p>7.724508</text:p>
          </table:table-cell>
          <table:table-cell office:value-type="float" office:value="0.866" calcext:value-type="float">
            <text:p>0.866</text:p>
          </table:table-cell>
          <table:table-cell office:value-type="float" office:value="0.237" calcext:value-type="float">
            <text:p>0.237</text:p>
          </table:table-cell>
          <table:table-cell office:value-type="float" office:value="-1.162" calcext:value-type="float">
            <text:p>-1.162</text:p>
          </table:table-cell>
          <table:table-cell office:value-type="float" office:value="-0.99" calcext:value-type="float">
            <text:p>-0.99</text:p>
          </table:table-cell>
        </table:table-row>
        <table:table-row table:style-name="ro1">
          <table:table-cell office:value-type="float" office:value="34768" calcext:value-type="float">
            <text:p>34768</text:p>
          </table:table-cell>
          <table:table-cell office:value-type="string" calcext:value-type="string">
            <text:p>R4268</text:p>
          </table:table-cell>
          <table:table-cell office:value-type="float" office:value="5.049417" calcext:value-type="float">
            <text:p>5.049417</text:p>
          </table:table-cell>
          <table:table-cell office:value-type="float" office:value="0.471" calcext:value-type="float">
            <text:p>0.471</text:p>
          </table:table-cell>
          <table:table-cell office:value-type="float" office:value="1.202" calcext:value-type="float">
            <text:p>1.202</text:p>
          </table:table-cell>
          <table:table-cell office:value-type="float" office:value="-1.569" calcext:value-type="float">
            <text:p>-1.569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>
          <table:table-cell office:value-type="float" office:value="34891" calcext:value-type="float">
            <text:p>34891</text:p>
          </table:table-cell>
          <table:table-cell office:value-type="string" calcext:value-type="string">
            <text:p>R4268</text:p>
          </table:table-cell>
          <table:table-cell office:value-type="float" office:value="2.574921" calcext:value-type="float">
            <text:p>2.5749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743" calcext:value-type="float">
            <text:p>0.743</text:p>
          </table:table-cell>
          <table:table-cell office:value-type="float" office:value="-2.141" calcext:value-type="float">
            <text:p>-2.141</text:p>
          </table:table-cell>
          <table:table-cell office:value-type="float" office:value="-2.169" calcext:value-type="float">
            <text:p>-2.169</text:p>
          </table:table-cell>
        </table:table-row>
        <table:table-row table:style-name="ro1">
          <table:table-cell office:value-type="float" office:value="34915" calcext:value-type="float">
            <text:p>34915</text:p>
          </table:table-cell>
          <table:table-cell office:value-type="string" calcext:value-type="string">
            <text:p>R4268</text:p>
          </table:table-cell>
          <table:table-cell office:value-type="float" office:value="5.550026" calcext:value-type="float">
            <text:p>5.550026</text:p>
          </table:table-cell>
          <table:table-cell office:value-type="float" office:value="0.508" calcext:value-type="float">
            <text:p>0.508</text:p>
          </table:table-cell>
          <table:table-cell office:value-type="float" office:value="-0.36" calcext:value-type="float">
            <text:p>-0.36</text:p>
          </table:table-cell>
          <table:table-cell office:value-type="float" office:value="-1.729" calcext:value-type="float">
            <text:p>-1.729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35034" calcext:value-type="float">
            <text:p>35034</text:p>
          </table:table-cell>
          <table:table-cell office:value-type="string" calcext:value-type="string">
            <text:p>R4255</text:p>
          </table:table-cell>
          <table:table-cell office:value-type="float" office:value="4.831953" calcext:value-type="float">
            <text:p>4.831953</text:p>
          </table:table-cell>
          <table:table-cell office:value-type="float" office:value="0.621" calcext:value-type="float">
            <text:p>0.621</text:p>
          </table:table-cell>
          <table:table-cell office:value-type="float" office:value="1.305" calcext:value-type="float">
            <text:p>1.305</text:p>
          </table:table-cell>
          <table:table-cell office:value-type="float" office:value="0.678" calcext:value-type="float">
            <text:p>0.67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5058" calcext:value-type="float">
            <text:p>35058</text:p>
          </table:table-cell>
          <table:table-cell office:value-type="string" calcext:value-type="string">
            <text:p>R4255</text:p>
          </table:table-cell>
          <table:table-cell office:value-type="float" office:value="7.485244" calcext:value-type="float">
            <text:p>7.485244</text:p>
          </table:table-cell>
          <table:table-cell office:value-type="float" office:value="0.793" calcext:value-type="float">
            <text:p>0.793</text:p>
          </table:table-cell>
          <table:table-cell office:value-type="float" office:value="1.186" calcext:value-type="float">
            <text:p>1.186</text:p>
          </table:table-cell>
          <table:table-cell office:value-type="float" office:value="0.618" calcext:value-type="float">
            <text:p>0.618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 office:value-type="float" office:value="35080" calcext:value-type="float">
            <text:p>35080</text:p>
          </table:table-cell>
          <table:table-cell office:value-type="string" calcext:value-type="string">
            <text:p>R4255</text:p>
          </table:table-cell>
          <table:table-cell office:value-type="float" office:value="2.528508" calcext:value-type="float">
            <text:p>2.528508</text:p>
          </table:table-cell>
          <table:table-cell office:value-type="float" office:value="0.893" calcext:value-type="float">
            <text:p>0.893</text:p>
          </table:table-cell>
          <table:table-cell office:value-type="float" office:value="1.661" calcext:value-type="float">
            <text:p>1.661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35187" calcext:value-type="float">
            <text:p>35187</text:p>
          </table:table-cell>
          <table:table-cell office:value-type="string" calcext:value-type="string">
            <text:p>R4255</text:p>
          </table:table-cell>
          <table:table-cell office:value-type="float" office:value="2.528523" calcext:value-type="float">
            <text:p>2.528523</text:p>
          </table:table-cell>
          <table:table-cell office:value-type="float" office:value="0.104" calcext:value-type="float">
            <text:p>0.104</text:p>
          </table:table-cell>
          <table:table-cell office:value-type="float" office:value="0.274" calcext:value-type="float">
            <text:p>0.274</text:p>
          </table:table-cell>
          <table:table-cell office:value-type="float" office:value="-0.699" calcext:value-type="float">
            <text:p>-0.69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5215" calcext:value-type="float">
            <text:p>35215</text:p>
          </table:table-cell>
          <table:table-cell office:value-type="string" calcext:value-type="string">
            <text:p>R4255</text:p>
          </table:table-cell>
          <table:table-cell office:value-type="float" office:value="2.728817" calcext:value-type="float">
            <text:p>2.728817</text:p>
          </table:table-cell>
          <table:table-cell office:value-type="float" office:value="0.668" calcext:value-type="float">
            <text:p>0.668</text:p>
          </table:table-cell>
          <table:table-cell office:value-type="float" office:value="0.428" calcext:value-type="float">
            <text:p>0.428</text:p>
          </table:table-cell>
          <table:table-cell office:value-type="float" office:value="0.811" calcext:value-type="float">
            <text:p>0.811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35396" calcext:value-type="float">
            <text:p>35396</text:p>
          </table:table-cell>
          <table:table-cell office:value-type="string" calcext:value-type="string">
            <text:p>R4255</text:p>
          </table:table-cell>
          <table:table-cell office:value-type="float" office:value="2.578392" calcext:value-type="float">
            <text:p>2.578392</text:p>
          </table:table-cell>
          <table:table-cell office:value-type="float" office:value="0.021" calcext:value-type="float">
            <text:p>0.021</text:p>
          </table:table-cell>
          <table:table-cell office:value-type="float" office:value="1.416" calcext:value-type="float">
            <text:p>1.416</text:p>
          </table:table-cell>
          <table:table-cell office:value-type="float" office:value="1.579" calcext:value-type="float">
            <text:p>1.579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office:value-type="float" office:value="35419" calcext:value-type="float">
            <text:p>35419</text:p>
          </table:table-cell>
          <table:table-cell office:value-type="string" calcext:value-type="string">
            <text:p>R4255</text:p>
          </table:table-cell>
          <table:table-cell office:value-type="float" office:value="2.828871" calcext:value-type="float">
            <text:p>2.828871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452" calcext:value-type="float">
            <text:p>0.452</text:p>
          </table:table-cell>
          <table:table-cell office:value-type="float" office:value="0.865" calcext:value-type="float">
            <text:p>0.865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float" office:value="35436" calcext:value-type="float">
            <text:p>35436</text:p>
          </table:table-cell>
          <table:table-cell office:value-type="string" calcext:value-type="string">
            <text:p>R4255</text:p>
          </table:table-cell>
          <table:table-cell office:value-type="float" office:value="7.735573" calcext:value-type="float">
            <text:p>7.735573</text:p>
          </table:table-cell>
          <table:table-cell office:value-type="float" office:value="-1.704" calcext:value-type="float">
            <text:p>-1.704</text:p>
          </table:table-cell>
          <table:table-cell office:value-type="float" office:value="1.494" calcext:value-type="float">
            <text:p>1.494</text:p>
          </table:table-cell>
          <table:table-cell office:value-type="float" office:value="0.276" calcext:value-type="float">
            <text:p>0.276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office:value-type="float" office:value="35579" calcext:value-type="float">
            <text:p>35579</text:p>
          </table:table-cell>
          <table:table-cell office:value-type="string" calcext:value-type="string">
            <text:p>R4255</text:p>
          </table:table-cell>
          <table:table-cell office:value-type="float" office:value="5.056936" calcext:value-type="float">
            <text:p>5.056936</text:p>
          </table:table-cell>
          <table:table-cell office:value-type="float" office:value="-1.12" calcext:value-type="float">
            <text:p>-1.12</text:p>
          </table:table-cell>
          <table:table-cell office:value-type="float" office:value="0.971" calcext:value-type="float">
            <text:p>0.971</text:p>
          </table:table-cell>
          <table:table-cell office:value-type="float" office:value="0.77" calcext:value-type="float">
            <text:p>0.77</text:p>
          </table:table-cell>
          <table:table-cell office:value-type="float" office:value="1.231" calcext:value-type="float">
            <text:p>1.231</text:p>
          </table:table-cell>
        </table:table-row>
        <table:table-row table:style-name="ro1">
          <table:table-cell office:value-type="float" office:value="35595" calcext:value-type="float">
            <text:p>35595</text:p>
          </table:table-cell>
          <table:table-cell office:value-type="string" calcext:value-type="string">
            <text:p>R4255</text:p>
          </table:table-cell>
          <table:table-cell office:value-type="float" office:value="5.056973" calcext:value-type="float">
            <text:p>5.056973</text:p>
          </table:table-cell>
          <table:table-cell office:value-type="float" office:value="-1.734" calcext:value-type="float">
            <text:p>-1.734</text:p>
          </table:table-cell>
          <table:table-cell office:value-type="float" office:value="0.537" calcext:value-type="float">
            <text:p>0.537</text:p>
          </table:table-cell>
          <table:table-cell office:value-type="float" office:value="-1.127" calcext:value-type="float">
            <text:p>-1.127</text:p>
          </table:table-cell>
          <table:table-cell office:value-type="float" office:value="1.399" calcext:value-type="float">
            <text:p>1.399</text:p>
          </table:table-cell>
        </table:table-row>
        <table:table-row table:style-name="ro1">
          <table:table-cell office:value-type="float" office:value="35688" calcext:value-type="float">
            <text:p>35688</text:p>
          </table:table-cell>
          <table:table-cell office:value-type="string" calcext:value-type="string">
            <text:p>R4258</text:p>
          </table:table-cell>
          <table:table-cell office:value-type="float" office:value="2.778847" calcext:value-type="float">
            <text:p>2.778847</text:p>
          </table:table-cell>
          <table:table-cell office:value-type="float" office:value="1.574" calcext:value-type="float">
            <text:p>1.574</text:p>
          </table:table-cell>
          <table:table-cell office:value-type="float" office:value="-1.554" calcext:value-type="float">
            <text:p>-1.554</text:p>
          </table:table-cell>
          <table:table-cell office:value-type="float" office:value="0.951" calcext:value-type="float">
            <text:p>0.951</text:p>
          </table:table-cell>
          <table:table-cell office:value-type="float" office:value="-0.709" calcext:value-type="float">
            <text:p>-0.709</text:p>
          </table:table-cell>
        </table:table-row>
        <table:table-row table:style-name="ro1">
          <table:table-cell office:value-type="float" office:value="35710" calcext:value-type="float">
            <text:p>35710</text:p>
          </table:table-cell>
          <table:table-cell office:value-type="string" calcext:value-type="string">
            <text:p>R4258</text:p>
          </table:table-cell>
          <table:table-cell office:value-type="float" office:value="2.478439" calcext:value-type="float">
            <text:p>2.478439</text:p>
          </table:table-cell>
          <table:table-cell office:value-type="float" office:value="1.607" calcext:value-type="float">
            <text:p>1.607</text:p>
          </table:table-cell>
          <table:table-cell office:value-type="float" office:value="-1.346" calcext:value-type="float">
            <text:p>-1.346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12" calcext:value-type="float">
            <text:p>-0.712</text:p>
          </table:table-cell>
        </table:table-row>
        <table:table-row table:style-name="ro1">
          <table:table-cell office:value-type="float" office:value="35727" calcext:value-type="float">
            <text:p>35727</text:p>
          </table:table-cell>
          <table:table-cell office:value-type="string" calcext:value-type="string">
            <text:p>R4258</text:p>
          </table:table-cell>
          <table:table-cell office:value-type="float" office:value="7.735968" calcext:value-type="float">
            <text:p>7.735968</text:p>
          </table:table-cell>
          <table:table-cell office:value-type="float" office:value="1.307" calcext:value-type="float">
            <text:p>1.307</text:p>
          </table:table-cell>
          <table:table-cell office:value-type="float" office:value="-1.604" calcext:value-type="float">
            <text:p>-1.604</text:p>
          </table:table-cell>
          <table:table-cell office:value-type="float" office:value="0.757" calcext:value-type="float">
            <text:p>0.757</text:p>
          </table:table-cell>
          <table:table-cell office:value-type="float" office:value="-1.421" calcext:value-type="float">
            <text:p>-1.421</text:p>
          </table:table-cell>
        </table:table-row>
        <table:table-row table:style-name="ro1">
          <table:table-cell office:value-type="float" office:value="35745" calcext:value-type="float">
            <text:p>35745</text:p>
          </table:table-cell>
          <table:table-cell office:value-type="string" calcext:value-type="string">
            <text:p>R4258</text:p>
          </table:table-cell>
          <table:table-cell office:value-type="float" office:value="2.778809" calcext:value-type="float">
            <text:p>2.778809</text:p>
          </table:table-cell>
          <table:table-cell office:value-type="float" office:value="1.621" calcext:value-type="float">
            <text:p>1.621</text:p>
          </table:table-cell>
          <table:table-cell office:value-type="float" office:value="-0.895" calcext:value-type="float">
            <text:p>-0.895</text:p>
          </table:table-cell>
          <table:table-cell office:value-type="float" office:value="0.223" calcext:value-type="float">
            <text:p>0.223</text:p>
          </table:table-cell>
          <table:table-cell office:value-type="float" office:value="-1.506" calcext:value-type="float">
            <text:p>-1.506</text:p>
          </table:table-cell>
        </table:table-row>
        <table:table-row table:style-name="ro1">
          <table:table-cell office:value-type="float" office:value="35872" calcext:value-type="float">
            <text:p>35872</text:p>
          </table:table-cell>
          <table:table-cell office:value-type="string" calcext:value-type="string">
            <text:p>R4258</text:p>
          </table:table-cell>
          <table:table-cell office:value-type="float" office:value="4.956829" calcext:value-type="float">
            <text:p>4.956829</text:p>
          </table:table-cell>
          <table:table-cell office:value-type="float" office:value="1.634" calcext:value-type="float">
            <text:p>1.634</text:p>
          </table:table-cell>
          <table:table-cell office:value-type="float" office:value="-1.512" calcext:value-type="float">
            <text:p>-1.512</text:p>
          </table:table-cell>
          <table:table-cell office:value-type="float" office:value="2.007" calcext:value-type="float">
            <text:p>2.007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35891" calcext:value-type="float">
            <text:p>35891</text:p>
          </table:table-cell>
          <table:table-cell office:value-type="string" calcext:value-type="string">
            <text:p>R4258</text:p>
          </table:table-cell>
          <table:table-cell office:value-type="float" office:value="2.578481" calcext:value-type="float">
            <text:p>2.578481</text:p>
          </table:table-cell>
          <table:table-cell office:value-type="float" office:value="1.634" calcext:value-type="float">
            <text:p>1.634</text:p>
          </table:table-cell>
          <table:table-cell office:value-type="float" office:value="-1.512" calcext:value-type="float">
            <text:p>-1.512</text:p>
          </table:table-cell>
          <table:table-cell office:value-type="float" office:value="2.007" calcext:value-type="float">
            <text:p>2.007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35939" calcext:value-type="float">
            <text:p>35939</text:p>
          </table:table-cell>
          <table:table-cell office:value-type="string" calcext:value-type="string">
            <text:p>R4258</text:p>
          </table:table-cell>
          <table:table-cell office:value-type="float" office:value="2.486682" calcext:value-type="float">
            <text:p>2.486682</text:p>
          </table:table-cell>
          <table:table-cell office:value-type="float" office:value="1.574" calcext:value-type="float">
            <text:p>1.574</text:p>
          </table:table-cell>
          <table:table-cell office:value-type="float" office:value="-1.554" calcext:value-type="float">
            <text:p>-1.554</text:p>
          </table:table-cell>
          <table:table-cell office:value-type="float" office:value="0.951" calcext:value-type="float">
            <text:p>0.951</text:p>
          </table:table-cell>
          <table:table-cell office:value-type="float" office:value="-0.709" calcext:value-type="float">
            <text:p>-0.709</text:p>
          </table:table-cell>
        </table:table-row>
        <table:table-row table:style-name="ro1">
          <table:table-cell office:value-type="float" office:value="35956" calcext:value-type="float">
            <text:p>35956</text:p>
          </table:table-cell>
          <table:table-cell office:value-type="string" calcext:value-type="string">
            <text:p>R4258</text:p>
          </table:table-cell>
          <table:table-cell office:value-type="float" office:value="8.136155" calcext:value-type="float">
            <text:p>8.136155</text:p>
          </table:table-cell>
          <table:table-cell office:value-type="float" office:value="0.9" calcext:value-type="float">
            <text:p>0.9</text:p>
          </table:table-cell>
          <table:table-cell office:value-type="float" office:value="-1.304" calcext:value-type="float">
            <text:p>-1.304</text:p>
          </table:table-cell>
          <table:table-cell office:value-type="float" office:value="0.665" calcext:value-type="float">
            <text:p>0.665</text:p>
          </table:table-cell>
          <table:table-cell office:value-type="float" office:value="-1.486" calcext:value-type="float">
            <text:p>-1.486</text:p>
          </table:table-cell>
        </table:table-row>
        <table:table-row table:style-name="ro1">
          <table:table-cell office:value-type="float" office:value="35978" calcext:value-type="float">
            <text:p>35978</text:p>
          </table:table-cell>
          <table:table-cell office:value-type="string" calcext:value-type="string">
            <text:p>R4258</text:p>
          </table:table-cell>
          <table:table-cell office:value-type="float" office:value="2.520648" calcext:value-type="float">
            <text:p>2.520648</text:p>
          </table:table-cell>
          <table:table-cell office:value-type="float" office:value="1.075" calcext:value-type="float">
            <text:p>1.075</text:p>
          </table:table-cell>
          <table:table-cell office:value-type="float" office:value="-1.767" calcext:value-type="float">
            <text:p>-1.767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748" calcext:value-type="float">
            <text:p>-0.748</text:p>
          </table:table-cell>
        </table:table-row>
        <table:table-row table:style-name="ro1">
          <table:table-cell office:value-type="float" office:value="35994" calcext:value-type="float">
            <text:p>35994</text:p>
          </table:table-cell>
          <table:table-cell office:value-type="string" calcext:value-type="string">
            <text:p>R4258</text:p>
          </table:table-cell>
          <table:table-cell office:value-type="float" office:value="5.006912" calcext:value-type="float">
            <text:p>5.006912</text:p>
          </table:table-cell>
          <table:table-cell office:value-type="float" office:value="0.598" calcext:value-type="float">
            <text:p>0.598</text:p>
          </table:table-cell>
          <table:table-cell office:value-type="float" office:value="-1.014" calcext:value-type="float">
            <text:p>-1.014</text:p>
          </table:table-cell>
          <table:table-cell office:value-type="float" office:value="0.457" calcext:value-type="float">
            <text:p>0.457</text:p>
          </table:table-cell>
          <table:table-cell office:value-type="float" office:value="-2.274" calcext:value-type="float">
            <text:p>-2.274</text:p>
          </table:table-cell>
        </table:table-row>
        <table:table-row table:style-name="ro1">
          <table:table-cell office:value-type="float" office:value="36104" calcext:value-type="float">
            <text:p>36104</text:p>
          </table:table-cell>
          <table:table-cell office:value-type="string" calcext:value-type="string">
            <text:p>R4258</text:p>
          </table:table-cell>
          <table:table-cell office:value-type="float" office:value="4.664952" calcext:value-type="float">
            <text:p>4.664952</text:p>
          </table:table-cell>
          <table:table-cell office:value-type="float" office:value="1.031" calcext:value-type="float">
            <text:p>1.031</text:p>
          </table:table-cell>
          <table:table-cell office:value-type="float" office:value="-0.933" calcext:value-type="float">
            <text:p>-0.933</text:p>
          </table:table-cell>
          <table:table-cell office:value-type="float" office:value="1.592" calcext:value-type="float">
            <text:p>1.592</text:p>
          </table:table-cell>
          <table:table-cell office:value-type="float" office:value="-2.376" calcext:value-type="float">
            <text:p>-2.376</text:p>
          </table:table-cell>
        </table:table-row>
        <table:table-row table:style-name="ro1">
          <table:table-cell office:value-type="float" office:value="36126" calcext:value-type="float">
            <text:p>36126</text:p>
          </table:table-cell>
          <table:table-cell office:value-type="string" calcext:value-type="string">
            <text:p>R4258</text:p>
          </table:table-cell>
          <table:table-cell office:value-type="float" office:value="4.606454" calcext:value-type="float">
            <text:p>4.606454</text:p>
          </table:table-cell>
          <table:table-cell office:value-type="float" office:value="0.603" calcext:value-type="float">
            <text:p>0.603</text:p>
          </table:table-cell>
          <table:table-cell office:value-type="float" office:value="-0.523" calcext:value-type="float">
            <text:p>-0.523</text:p>
          </table:table-cell>
          <table:table-cell office:value-type="float" office:value="1.696" calcext:value-type="float">
            <text:p>1.696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36307" calcext:value-type="float">
            <text:p>36307</text:p>
          </table:table-cell>
          <table:table-cell office:value-type="string" calcext:value-type="string">
            <text:p>R4497</text:p>
          </table:table-cell>
          <table:table-cell office:value-type="float" office:value="7.526921" calcext:value-type="float">
            <text:p>7.526921</text:p>
          </table:table-cell>
          <table:table-cell office:value-type="float" office:value="0.285" calcext:value-type="float">
            <text:p>0.285</text:p>
          </table:table-cell>
          <table:table-cell office:value-type="float" office:value="-0.206" calcext:value-type="float">
            <text:p>-0.206</text:p>
          </table:table-cell>
          <table:table-cell office:value-type="float" office:value="-1.233" calcext:value-type="float">
            <text:p>-1.233</text:p>
          </table:table-cell>
          <table:table-cell office:value-type="float" office:value="-0.513" calcext:value-type="float">
            <text:p>-0.513</text:p>
          </table:table-cell>
        </table:table-row>
        <table:table-row table:style-name="ro1">
          <table:table-cell office:value-type="float" office:value="36322" calcext:value-type="float">
            <text:p>36322</text:p>
          </table:table-cell>
          <table:table-cell office:value-type="string" calcext:value-type="string">
            <text:p>R4497</text:p>
          </table:table-cell>
          <table:table-cell office:value-type="float" office:value="2.728665" calcext:value-type="float">
            <text:p>2.728665</text:p>
          </table:table-cell>
          <table:table-cell office:value-type="float" office:value="-0.488" calcext:value-type="float">
            <text:p>-0.488</text:p>
          </table:table-cell>
          <table:table-cell office:value-type="float" office:value="-1.099" calcext:value-type="float">
            <text:p>-1.099</text:p>
          </table:table-cell>
          <table:table-cell office:value-type="float" office:value="-1.3" calcext:value-type="float">
            <text:p>-1.3</text:p>
          </table:table-cell>
          <table:table-cell office:value-type="float" office:value="-1.194" calcext:value-type="float">
            <text:p>-1.194</text:p>
          </table:table-cell>
        </table:table-row>
        <table:table-row table:style-name="ro1">
          <table:table-cell office:value-type="float" office:value="36354" calcext:value-type="float">
            <text:p>36354</text:p>
          </table:table-cell>
          <table:table-cell office:value-type="string" calcext:value-type="string">
            <text:p>R4497</text:p>
          </table:table-cell>
          <table:table-cell office:value-type="float" office:value="4.598553" calcext:value-type="float">
            <text:p>4.598553</text:p>
          </table:table-cell>
          <table:table-cell office:value-type="float" office:value="0.588" calcext:value-type="float">
            <text:p>0.588</text:p>
          </table:table-cell>
          <table:table-cell office:value-type="float" office:value="0.167" calcext:value-type="float">
            <text:p>0.167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484" calcext:value-type="float">
            <text:p>-0.484</text:p>
          </table:table-cell>
        </table:table-row>
        <table:table-row table:style-name="ro1">
          <table:table-cell office:value-type="float" office:value="36392" calcext:value-type="float">
            <text:p>36392</text:p>
          </table:table-cell>
          <table:table-cell office:value-type="string" calcext:value-type="string">
            <text:p>R4497</text:p>
          </table:table-cell>
          <table:table-cell office:value-type="float" office:value="2.52853" calcext:value-type="float">
            <text:p>2.52853</text:p>
          </table:table-cell>
          <table:table-cell office:value-type="float" office:value="1.152" calcext:value-type="float">
            <text:p>1.152</text:p>
          </table:table-cell>
          <table:table-cell office:value-type="float" office:value="-0.328" calcext:value-type="float">
            <text:p>-0.328</text:p>
          </table:table-cell>
          <table:table-cell office:value-type="float" office:value="-1.395" calcext:value-type="float">
            <text:p>-1.395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office:value-type="float" office:value="36407" calcext:value-type="float">
            <text:p>36407</text:p>
          </table:table-cell>
          <table:table-cell office:value-type="string" calcext:value-type="string">
            <text:p>R4497</text:p>
          </table:table-cell>
          <table:table-cell office:value-type="float" office:value="2.728655" calcext:value-type="float">
            <text:p>2.728655</text:p>
          </table:table-cell>
          <table:table-cell office:value-type="float" office:value="-0.71" calcext:value-type="float">
            <text:p>-0.71</text:p>
          </table:table-cell>
          <table:table-cell office:value-type="float" office:value="0.327" calcext:value-type="float">
            <text:p>0.327</text:p>
          </table:table-cell>
          <table:table-cell office:value-type="float" office:value="-0.967" calcext:value-type="float">
            <text:p>-0.967</text:p>
          </table:table-cell>
          <table:table-cell office:value-type="float" office:value="-1.353" calcext:value-type="float">
            <text:p>-1.353</text:p>
          </table:table-cell>
        </table:table-row>
        <table:table-row table:style-name="ro1">
          <table:table-cell office:value-type="float" office:value="36437" calcext:value-type="float">
            <text:p>36437</text:p>
          </table:table-cell>
          <table:table-cell office:value-type="string" calcext:value-type="string">
            <text:p>R4497</text:p>
          </table:table-cell>
          <table:table-cell office:value-type="float" office:value="5.098757" calcext:value-type="float">
            <text:p>5.098757</text:p>
          </table:table-cell>
          <table:table-cell office:value-type="float" office:value="-1.229" calcext:value-type="float">
            <text:p>-1.229</text:p>
          </table:table-cell>
          <table:table-cell office:value-type="float" office:value="0.289" calcext:value-type="float">
            <text:p>0.289</text:p>
          </table:table-cell>
          <table:table-cell office:value-type="float" office:value="-1.356" calcext:value-type="float">
            <text:p>-1.356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36547" calcext:value-type="float">
            <text:p>36547</text:p>
          </table:table-cell>
          <table:table-cell office:value-type="string" calcext:value-type="string">
            <text:p>R4497</text:p>
          </table:table-cell>
          <table:table-cell office:value-type="float" office:value="5.157231" calcext:value-type="float">
            <text:p>5.157231</text:p>
          </table:table-cell>
          <table:table-cell office:value-type="float" office:value="0.773" calcext:value-type="float">
            <text:p>0.773</text:p>
          </table:table-cell>
          <table:table-cell office:value-type="float" office:value="-1.375" calcext:value-type="float">
            <text:p>-1.375</text:p>
          </table:table-cell>
          <table:table-cell office:value-type="float" office:value="-0.806" calcext:value-type="float">
            <text:p>-0.806</text:p>
          </table:table-cell>
          <table:table-cell office:value-type="float" office:value="-0.088" calcext:value-type="float">
            <text:p>-0.088</text:p>
          </table:table-cell>
        </table:table-row>
        <table:table-row table:style-name="ro1">
          <table:table-cell office:value-type="float" office:value="36574" calcext:value-type="float">
            <text:p>36574</text:p>
          </table:table-cell>
          <table:table-cell office:value-type="string" calcext:value-type="string">
            <text:p>R4497</text:p>
          </table:table-cell>
          <table:table-cell office:value-type="float" office:value="5.649415" calcext:value-type="float">
            <text:p>5.649415</text:p>
          </table:table-cell>
          <table:table-cell office:value-type="float" office:value="-0.984" calcext:value-type="float">
            <text:p>-0.984</text:p>
          </table:table-cell>
          <table:table-cell office:value-type="float" office:value="0.092" calcext:value-type="float">
            <text:p>0.092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 office:value-type="float" office:value="36590" calcext:value-type="float">
            <text:p>36590</text:p>
          </table:table-cell>
          <table:table-cell office:value-type="string" calcext:value-type="string">
            <text:p>R4497</text:p>
          </table:table-cell>
          <table:table-cell office:value-type="float" office:value="5.107165" calcext:value-type="float">
            <text:p>5.107165</text:p>
          </table:table-cell>
          <table:table-cell office:value-type="float" office:value="-1.212" calcext:value-type="float">
            <text:p>-1.212</text:p>
          </table:table-cell>
          <table:table-cell office:value-type="float" office:value="0.186" calcext:value-type="float">
            <text:p>0.186</text:p>
          </table:table-cell>
          <table:table-cell office:value-type="float" office:value="-0.578" calcext:value-type="float">
            <text:p>-0.578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36764" calcext:value-type="float">
            <text:p>36764</text:p>
          </table:table-cell>
          <table:table-cell office:value-type="string" calcext:value-type="string">
            <text:p>R4497</text:p>
          </table:table-cell>
          <table:table-cell office:value-type="float" office:value="4.906666" calcext:value-type="float">
            <text:p>4.906666</text:p>
          </table:table-cell>
          <table:table-cell office:value-type="float" office:value="0.624" calcext:value-type="float">
            <text:p>0.624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217" calcext:value-type="float">
            <text:p>0.217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36791" calcext:value-type="float">
            <text:p>36791</text:p>
          </table:table-cell>
          <table:table-cell office:value-type="string" calcext:value-type="string">
            <text:p>R4497</text:p>
          </table:table-cell>
          <table:table-cell office:value-type="float" office:value="2.528473" calcext:value-type="float">
            <text:p>2.528473</text:p>
          </table:table-cell>
          <table:table-cell office:value-type="float" office:value="-0.907" calcext:value-type="float">
            <text:p>-0.907</text:p>
          </table:table-cell>
          <table:table-cell office:value-type="float" office:value="-0.656" calcext:value-type="float">
            <text:p>-0.656</text:p>
          </table:table-cell>
          <table:table-cell office:value-type="float" office:value="-0.662" calcext:value-type="float">
            <text:p>-0.66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36806" calcext:value-type="float">
            <text:p>36806</text:p>
          </table:table-cell>
          <table:table-cell office:value-type="string" calcext:value-type="string">
            <text:p>R4497</text:p>
          </table:table-cell>
          <table:table-cell office:value-type="float" office:value="2.378239" calcext:value-type="float">
            <text:p>2.378239</text:p>
          </table:table-cell>
          <table:table-cell office:value-type="float" office:value="-0.418" calcext:value-type="float">
            <text:p>-0.418</text:p>
          </table:table-cell>
          <table:table-cell office:value-type="float" office:value="-1.07" calcext:value-type="float">
            <text:p>-1.07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67" calcext:value-type="float">
            <text:p>-0.67</text:p>
          </table:table-cell>
        </table:table-row>
      </table:table>
      <table:named-expressions/>
      <table:database-ranges>
        <table:database-range table:name="__Anonymous_Sheet_DB__0" table:target-range-address="Sheet1.A1:Sheet1.G7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11:59.655936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4:23:19.123560033</meta:creation-date>
    <dc:date>2019-08-13T16:12:11.021279414</dc:date>
    <meta:editing-duration>PT13M23S</meta:editing-duration>
    <meta:editing-cycles>4</meta:editing-cycles>
    <meta:generator>LibreOffice/6.1.1.1$Linux_X86_64 LibreOffice_project/10$Build-1</meta:generator>
    <meta:document-statistic meta:table-count="1" meta:cell-count="5033" meta:object-count="0"/>
  </office:meta>
</office:document-meta>
</file>